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3A00" style:repeat-content="false"/>
      <style:paragraph-properties fo:text-align="center"/>
      <style:text-properties fo:color="#000000" fo:font-size="9pt" style:font-size-asian="9pt" style:font-size-complex="9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5800" style:repeat-content="false"/>
      <style:paragraph-properties fo:text-align="center"/>
      <style:text-properties fo:color="#000000"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4100" style:repeat-content="false"/>
      <style:paragraph-properties fo:text-align="center"/>
      <style:text-properties fo:color="#000000" fo:font-size="9pt" style:font-size-asian="9pt" style:font-size-complex="9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6D00" style:repeat-content="false"/>
      <style:paragraph-properties fo:text-align="center"/>
      <style:text-properties fo:color="#000000" fo:font-size="9pt" style:font-size-asian="9pt" style:font-size-complex="9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4C00" style:repeat-content="false"/>
      <style:paragraph-properties fo:text-align="center"/>
      <style:text-properties fo:color="#000000" fo:font-size="9pt" style:font-size-asian="9pt" style:font-size-complex="9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F5600" style:repeat-content="false"/>
      <style:paragraph-properties fo:text-align="center"/>
      <style:text-properties fo:color="#000000"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4800" style:repeat-content="false"/>
      <style:paragraph-properties fo:text-align="center"/>
      <style:text-properties fo:color="#000000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6300" style:repeat-content="false"/>
      <style:paragraph-properties fo:text-align="center"/>
      <style:text-properties fo:color="#000000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5400" style:repeat-content="false"/>
      <style:paragraph-properties fo:text-align="center"/>
      <style:text-properties fo:color="#000000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9A35" style:repeat-content="false"/>
      <style:paragraph-properties fo:text-align="center"/>
      <style:text-properties fo:color="#000000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9831" style:repeat-content="false"/>
      <style:paragraph-properties fo:text-align="center"/>
      <style:text-properties fo:color="#000000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9934" style:repeat-content="false"/>
      <style:paragraph-properties fo:text-align="center"/>
      <style:text-properties fo:color="#000000"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962D" style:repeat-content="false"/>
      <style:paragraph-properties fo:text-align="center"/>
      <style:text-properties fo:color="#000000"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F952C" style:repeat-content="false"/>
      <style:paragraph-properties fo:text-align="center"/>
      <style:text-properties fo:color="#000000"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9225" style:repeat-content="false"/>
      <style:paragraph-properties fo:text-align="center"/>
      <style:text-properties fo:color="#000000" fo:font-size="9pt" style:font-size-asian="9pt" style:font-size-complex="9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F9327" style:repeat-content="false"/>
      <style:paragraph-properties fo:text-align="center"/>
      <style:text-properties fo:color="#000000" fo:font-size="9pt" style:font-size-asian="9pt" style:font-size-complex="9p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9933" style:repeat-content="false"/>
      <style:paragraph-properties fo:text-align="center"/>
      <style:text-properties fo:color="#000000" fo:font-size="9pt" style:font-size-asian="9pt" style:font-size-complex="9pt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962E" style:repeat-content="false"/>
      <style:paragraph-properties fo:text-align="center"/>
      <style:text-properties fo:color="#000000" fo:font-size="9pt" style:font-size-asian="9pt" style:font-size-complex="9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C184" style:repeat-content="false"/>
      <style:paragraph-properties fo:text-align="center"/>
      <style:text-properties fo:color="#000000" fo:font-size="9pt" style:font-size-asian="9pt" style:font-size-complex="9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C081" style:repeat-content="false"/>
      <style:paragraph-properties fo:text-align="center"/>
      <style:text-properties fo:color="#000000" fo:font-size="9pt" style:font-size-asian="9pt" style:font-size-complex="9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BF80" style:repeat-content="false"/>
      <style:paragraph-properties fo:text-align="center"/>
      <style:text-properties fo:color="#000000" fo:font-size="9pt" style:font-size-asian="9pt" style:font-size-complex="9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BE7E" style:repeat-content="false"/>
      <style:paragraph-properties fo:text-align="center"/>
      <style:text-properties fo:color="#000000" fo:font-size="9pt" style:font-size-asian="9pt" style:font-size-complex="9p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FFBE7D" style:repeat-content="false"/>
      <style:paragraph-properties fo:text-align="center"/>
      <style:text-properties fo:color="#000000" fo:font-size="9pt" style:font-size-asian="9pt" style:font-size-complex="9pt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FFBD7C" style:repeat-content="false"/>
      <style:paragraph-properties fo:text-align="center"/>
      <style:text-properties fo:color="#000000" fo:font-size="9pt" style:font-size-asian="9pt" style:font-size-complex="9pt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FFC285" style:repeat-content="false"/>
      <style:paragraph-properties fo:text-align="center"/>
      <style:text-properties fo:color="#000000" fo:font-size="9pt" style:font-size-asian="9pt" style:font-size-complex="9pt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FFC082" style:repeat-content="false"/>
      <style:paragraph-properties fo:text-align="center"/>
      <style:text-properties fo:color="#000000" fo:font-size="9pt" style:font-size-asian="9pt" style:font-size-complex="9pt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FFDBB8" style:repeat-content="false"/>
      <style:paragraph-properties fo:text-align="center"/>
      <style:text-properties fo:color="#000000" fo:font-size="9pt" style:font-size-asian="9pt" style:font-size-complex="9pt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#FFDBB7" style:repeat-content="false"/>
      <style:paragraph-properties fo:text-align="center"/>
      <style:text-properties fo:color="#000000" fo:font-size="9pt" style:font-size-asian="9pt" style:font-size-complex="9pt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FFDAB5" style:repeat-content="false"/>
      <style:paragraph-properties fo:text-align="center"/>
      <style:text-properties fo:color="#000000" fo:font-size="9pt" style:font-size-asian="9pt" style:font-size-complex="9pt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FFD9B4" style:repeat-content="false"/>
      <style:paragraph-properties fo:text-align="center"/>
      <style:text-properties fo:color="#000000" fo:font-size="9pt" style:font-size-asian="9pt" style:font-size-complex="9pt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FFDFBF" style:repeat-content="false"/>
      <style:paragraph-properties fo:text-align="center"/>
      <style:text-properties fo:color="#000000" fo:font-size="9pt" style:font-size-asian="9pt" style:font-size-complex="9pt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FFE2C6" style:repeat-content="false"/>
      <style:paragraph-properties fo:text-align="center"/>
      <style:text-properties fo:color="#000000" fo:font-size="9pt" style:font-size-asian="9pt" style:font-size-complex="9pt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#FFE2C5" style:repeat-content="false"/>
      <style:paragraph-properties fo:text-align="center"/>
      <style:text-properties fo:color="#000000" fo:font-size="9pt" style:font-size-asian="9pt" style:font-size-complex="9pt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E0C2" style:repeat-content="false"/>
      <style:paragraph-properties fo:text-align="center"/>
      <style:text-properties fo:color="#000000" fo:font-size="9pt" style:font-size-asian="9pt" style:font-size-complex="9pt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FDFC0" style:repeat-content="false"/>
      <style:paragraph-properties fo:text-align="center"/>
      <style:text-properties fo:color="#000000" fo:font-size="9pt" style:font-size-asian="9pt" style:font-size-complex="9pt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FFDDBC" style:repeat-content="false"/>
      <style:paragraph-properties fo:text-align="center"/>
      <style:text-properties fo:color="#000000" fo:font-size="9pt" style:font-size-asian="9pt" style:font-size-complex="9pt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ECECFF" style:repeat-content="false"/>
      <style:paragraph-properties fo:text-align="center"/>
      <style:text-properties fo:color="#000000" fo:font-size="9pt" style:font-size-asian="9pt" style:font-size-complex="9pt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E6E6FF" style:repeat-content="false"/>
      <style:paragraph-properties fo:text-align="center"/>
      <style:text-properties fo:color="#000000" fo:font-size="9pt" style:font-size-asian="9pt" style:font-size-complex="9pt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D1D1FF" style:repeat-content="false"/>
      <style:paragraph-properties fo:text-align="center"/>
      <style:text-properties fo:color="#000000" fo:font-size="9pt" style:font-size-asian="9pt" style:font-size-complex="9pt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E1E1FF" style:repeat-content="false"/>
      <style:paragraph-properties fo:text-align="center"/>
      <style:text-properties fo:color="#000000" fo:font-size="9pt" style:font-size-asian="9pt" style:font-size-complex="9pt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E9E9FF" style:repeat-content="false"/>
      <style:paragraph-properties fo:text-align="center"/>
      <style:text-properties fo:color="#000000" fo:font-size="9pt" style:font-size-asian="9pt" style:font-size-complex="9pt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EBEBFF" style:repeat-content="false"/>
      <style:paragraph-properties fo:text-align="center"/>
      <style:text-properties fo:color="#000000" fo:font-size="9pt" style:font-size-asian="9pt" style:font-size-complex="9pt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9EFF9E" style:repeat-content="false"/>
      <style:paragraph-properties fo:text-align="center"/>
      <style:text-properties fo:color="#000000" fo:font-size="9pt" style:font-size-asian="9pt" style:font-size-complex="9pt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53FF53" style:repeat-content="false"/>
      <style:paragraph-properties fo:text-align="center"/>
      <style:text-properties fo:color="#000000" fo:font-size="9pt" style:font-size-asian="9pt" style:font-size-complex="9pt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47FF47" style:repeat-content="false"/>
      <style:paragraph-properties fo:text-align="center"/>
      <style:text-properties fo:color="#000000" fo:font-size="9pt" style:font-size-asian="9pt" style:font-size-complex="9pt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#18FF18" style:repeat-content="false"/>
      <style:paragraph-properties fo:text-align="center"/>
      <style:text-properties fo:color="#000000" fo:font-size="9pt" style:font-size-asian="9pt" style:font-size-complex="9pt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6CFF6C" style:repeat-content="false"/>
      <style:paragraph-properties fo:text-align="center"/>
      <style:text-properties fo:color="#000000" fo:font-size="9pt" style:font-size-asian="9pt" style:font-size-complex="9pt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#BFFFBF" style:repeat-content="false"/>
      <style:paragraph-properties fo:text-align="center"/>
      <style:text-properties fo:color="#000000" fo:font-size="9pt" style:font-size-asian="9pt" style:font-size-complex="9pt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DEFFDE" style:repeat-content="false"/>
      <style:paragraph-properties fo:text-align="center"/>
      <style:text-properties fo:color="#000000" fo:font-size="9pt" style:font-size-asian="9pt" style:font-size-complex="9pt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D5FFD5" style:repeat-content="false"/>
      <style:paragraph-properties fo:text-align="center"/>
      <style:text-properties fo:color="#000000" fo:font-size="9pt" style:font-size-asian="9pt" style:font-size-complex="9pt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A2FFA2" style:repeat-content="false"/>
      <style:paragraph-properties fo:text-align="center"/>
      <style:text-properties fo:color="#000000" fo:font-size="9pt" style:font-size-asian="9pt" style:font-size-complex="9pt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4DFF4D" style:repeat-content="false"/>
      <style:paragraph-properties fo:text-align="center"/>
      <style:text-properties fo:color="#000000" fo:font-size="9pt" style:font-size-asian="9pt" style:font-size-complex="9pt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77FF77" style:repeat-content="false"/>
      <style:paragraph-properties fo:text-align="center"/>
      <style:text-properties fo:color="#000000" fo:font-size="9pt" style:font-size-asian="9pt" style:font-size-complex="9pt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8DFF8D" style:repeat-content="false"/>
      <style:paragraph-properties fo:text-align="center"/>
      <style:text-properties fo:color="#000000" fo:font-size="9pt" style:font-size-asian="9pt" style:font-size-complex="9pt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#83FF83" style:repeat-content="false"/>
      <style:paragraph-properties fo:text-align="center"/>
      <style:text-properties fo:color="#000000" fo:font-size="9pt" style:font-size-asian="9pt" style:font-size-complex="9pt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#8383FF" style:repeat-content="false"/>
      <style:paragraph-properties fo:text-align="center"/>
      <style:text-properties fo:color="#000000" fo:font-size="9pt" style:font-size-asian="9pt" style:font-size-complex="9pt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6868FF" style:repeat-content="false"/>
      <style:paragraph-properties fo:text-align="center"/>
      <style:text-properties fo:color="#000000" fo:font-size="9pt" style:font-size-asian="9pt" style:font-size-complex="9pt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#4545FF" style:repeat-content="false"/>
      <style:paragraph-properties fo:text-align="center"/>
      <style:text-properties fo:color="#FFFFFF" fo:font-size="9pt" style:font-size-asian="9pt" style:font-size-complex="9pt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#3F3FFF" style:repeat-content="false"/>
      <style:paragraph-properties fo:text-align="center"/>
      <style:text-properties fo:color="#FFFFFF" fo:font-size="9pt" style:font-size-asian="9pt" style:font-size-complex="9pt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#5E5EFF" style:repeat-content="false"/>
      <style:paragraph-properties fo:text-align="center"/>
      <style:text-properties fo:color="#FFFFFF" fo:font-size="9pt" style:font-size-asian="9pt" style:font-size-complex="9pt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A5A5FF" style:repeat-content="false"/>
      <style:paragraph-properties fo:text-align="center"/>
      <style:text-properties fo:color="#000000" fo:font-size="9pt" style:font-size-asian="9pt" style:font-size-complex="9pt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#C1C1FF" style:repeat-content="false"/>
      <style:paragraph-properties fo:text-align="center"/>
      <style:text-properties fo:color="#000000" fo:font-size="9pt" style:font-size-asian="9pt" style:font-size-complex="9pt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#7272FF" style:repeat-content="false"/>
      <style:paragraph-properties fo:text-align="center"/>
      <style:text-properties fo:color="#000000" fo:font-size="9pt" style:font-size-asian="9pt" style:font-size-complex="9pt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#5252FF" style:repeat-content="false"/>
      <style:paragraph-properties fo:text-align="center"/>
      <style:text-properties fo:color="#FFFFFF" fo:font-size="9pt" style:font-size-asian="9pt" style:font-size-complex="9pt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#7777FF" style:repeat-content="false"/>
      <style:paragraph-properties fo:text-align="center"/>
      <style:text-properties fo:color="#000000" fo:font-size="9pt" style:font-size-asian="9pt" style:font-size-complex="9pt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7878FF" style:repeat-content="false"/>
      <style:paragraph-properties fo:text-align="center"/>
      <style:text-properties fo:color="#000000" fo:font-size="9pt" style:font-size-asian="9pt" style:font-size-complex="9pt"/>
    </style:style>
    <style:style style:name="ce70" style:family="table-cell" style:parent-style-name="Hyperlink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0000CB" style:repeat-content="false"/>
      <style:paragraph-properties fo:text-align="center"/>
      <style:text-properties fo:color="#FFFFFF" fo:font-size="9pt" style:font-size-asian="9pt" style:font-size-complex="9pt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0000C8" style:repeat-content="false"/>
      <style:paragraph-properties fo:text-align="center"/>
      <style:text-properties fo:color="#FFFFFF" fo:font-size="9pt" style:font-size-asian="9pt" style:font-size-complex="9pt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0000C4" style:repeat-content="false"/>
      <style:paragraph-properties fo:text-align="center"/>
      <style:text-properties fo:color="#FFFFFF" fo:font-size="9pt" style:font-size-asian="9pt" style:font-size-complex="9pt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0000DF" style:repeat-content="false"/>
      <style:paragraph-properties fo:text-align="center"/>
      <style:text-properties fo:color="#FFFFFF" fo:font-size="9pt" style:font-size-asian="9pt" style:font-size-complex="9pt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#0000FD" style:repeat-content="false"/>
      <style:paragraph-properties fo:text-align="center"/>
      <style:text-properties fo:color="#FFFFFF" fo:font-size="9pt" style:font-size-asian="9pt" style:font-size-complex="9pt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#0606FF" style:repeat-content="false"/>
      <style:paragraph-properties fo:text-align="center"/>
      <style:text-properties fo:color="#FFFFFF" fo:font-size="9pt" style:font-size-asian="9pt" style:font-size-complex="9pt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#0000F2" style:repeat-content="false"/>
      <style:paragraph-properties fo:text-align="center"/>
      <style:text-properties fo:color="#FFFFFF" fo:font-size="9pt" style:font-size-asian="9pt" style:font-size-complex="9pt"/>
    </style:style>
    <style:style style:name="ce78" style:family="table-cell" style:parent-style-name="Default" style:data-style-name="N0">
      <style:table-cell-properties fo:border="thin solid #000000" style:vertical-align="middle" fo:wrap-option="wrap" fo:background-color="#0000CF" style:repeat-content="false"/>
      <style:paragraph-properties fo:text-align="center"/>
      <style:text-properties fo:color="#FFFFFF" fo:font-size="9pt" style:font-size-asian="9pt" style:font-size-complex="9pt"/>
    </style:style>
    <style:style style:name="ce79" style:family="table-cell" style:parent-style-name="Default" style:data-style-name="N0">
      <style:table-cell-properties fo:border="thin solid #000000" style:vertical-align="middle" fo:wrap-option="wrap" fo:background-color="#0000D7" style:repeat-content="false"/>
      <style:paragraph-properties fo:text-align="center"/>
      <style:text-properties fo:color="#FFFFFF" fo:font-size="9pt" style:font-size-asian="9pt" style:font-size-complex="9pt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#CBCB00" style:repeat-content="false"/>
      <style:paragraph-properties fo:text-align="center"/>
      <style:text-properties fo:color="#000000" fo:font-size="9pt" style:font-size-asian="9pt" style:font-size-complex="9pt"/>
    </style:style>
    <style:style style:name="ce81" style:family="table-cell" style:parent-style-name="Default" style:data-style-name="N0">
      <style:table-cell-properties fo:border="thin solid #000000" style:vertical-align="middle" fo:wrap-option="wrap" fo:background-color="#C6C600" style:repeat-content="false"/>
      <style:paragraph-properties fo:text-align="center"/>
      <style:text-properties fo:color="#000000" fo:font-size="9pt" style:font-size-asian="9pt" style:font-size-complex="9pt"/>
    </style:style>
    <style:style style:name="ce82" style:family="table-cell" style:parent-style-name="Default" style:data-style-name="N0">
      <style:table-cell-properties fo:border="thin solid #000000" style:vertical-align="middle" fo:wrap-option="wrap" fo:background-color="#BBBB3F" style:repeat-content="false"/>
      <style:paragraph-properties fo:text-align="center"/>
      <style:text-properties fo:color="#000000" fo:font-size="9pt" style:font-size-asian="9pt" style:font-size-complex="9pt"/>
    </style:style>
    <style:style style:name="ce83" style:family="table-cell" style:parent-style-name="Default" style:data-style-name="N0">
      <style:table-cell-properties fo:border="thin solid #000000" style:vertical-align="middle" fo:wrap-option="wrap" fo:background-color="#BFBF27" style:repeat-content="false"/>
      <style:paragraph-properties fo:text-align="center"/>
      <style:text-properties fo:color="#000000" fo:font-size="9pt" style:font-size-asian="9pt" style:font-size-complex="9pt"/>
    </style:style>
    <style:style style:name="ce84" style:family="table-cell" style:parent-style-name="Default" style:data-style-name="N0">
      <style:table-cell-properties fo:border="thin solid #000000" style:vertical-align="middle" fo:wrap-option="wrap" fo:background-color="#CACA00" style:repeat-content="false"/>
      <style:paragraph-properties fo:text-align="center"/>
      <style:text-properties fo:color="#000000" fo:font-size="9pt" style:font-size-asian="9pt" style:font-size-complex="9pt"/>
    </style:style>
    <style:style style:name="ce85" style:family="table-cell" style:parent-style-name="Default" style:data-style-name="N0">
      <style:table-cell-properties fo:border="thin solid #000000" style:vertical-align="middle" fo:wrap-option="wrap" fo:background-color="#D6D600" style:repeat-content="false"/>
      <style:paragraph-properties fo:text-align="center"/>
      <style:text-properties fo:color="#000000" fo:font-size="9pt" style:font-size-asian="9pt" style:font-size-complex="9pt"/>
    </style:style>
    <style:style style:name="ce86" style:family="table-cell" style:parent-style-name="Default" style:data-style-name="N0">
      <style:table-cell-properties fo:border="thin solid #000000" style:vertical-align="middle" fo:wrap-option="wrap" fo:background-color="#DCDC00" style:repeat-content="false"/>
      <style:paragraph-properties fo:text-align="center"/>
      <style:text-properties fo:color="#000000" fo:font-size="9pt" style:font-size-asian="9pt" style:font-size-complex="9pt"/>
    </style:style>
    <style:style style:name="ce87" style:family="table-cell" style:parent-style-name="Default" style:data-style-name="N0">
      <style:table-cell-properties fo:border="thin solid #000000" style:vertical-align="middle" fo:wrap-option="wrap" fo:background-color="#DBDB00" style:repeat-content="false"/>
      <style:paragraph-properties fo:text-align="center"/>
      <style:text-properties fo:color="#000000" fo:font-size="9pt" style:font-size-asian="9pt" style:font-size-complex="9pt"/>
    </style:style>
    <style:style style:name="ce88" style:family="table-cell" style:parent-style-name="Default" style:data-style-name="N0">
      <style:table-cell-properties fo:border="thin solid #000000" style:vertical-align="middle" fo:wrap-option="wrap" fo:background-color="#D5D500" style:repeat-content="false"/>
      <style:paragraph-properties fo:text-align="center"/>
      <style:text-properties fo:color="#000000" fo:font-size="9pt" style:font-size-asian="9pt" style:font-size-complex="9pt"/>
    </style:style>
    <style:style style:name="ce89" style:family="table-cell" style:parent-style-name="Default" style:data-style-name="N0">
      <style:table-cell-properties fo:border="thin solid #000000" style:vertical-align="middle" fo:wrap-option="wrap" fo:background-color="#CECE00" style:repeat-content="false"/>
      <style:paragraph-properties fo:text-align="center"/>
      <style:text-properties fo:color="#000000" fo:font-size="9pt" style:font-size-asian="9pt" style:font-size-complex="9pt"/>
    </style:style>
    <style:style style:name="ce90" style:family="table-cell" style:parent-style-name="Default" style:data-style-name="N0">
      <style:table-cell-properties fo:border="thin solid #000000" style:vertical-align="middle" fo:wrap-option="wrap" fo:background-color="#CFCF00" style:repeat-content="false"/>
      <style:paragraph-properties fo:text-align="center"/>
      <style:text-properties fo:color="#000000" fo:font-size="9pt" style:font-size-asian="9pt" style:font-size-complex="9pt"/>
    </style:style>
    <style:style style:name="ce91" style:family="table-cell" style:parent-style-name="Default" style:data-style-name="N3">
      <style:table-cell-properties fo:border="thin solid #000000" style:vertical-align="middle" fo:wrap-option="wrap" fo:background-color="#CFCF00" style:repeat-content="false"/>
      <style:paragraph-properties fo:text-align="center"/>
      <style:text-properties fo:color="#000000" fo:font-size="9pt" style:font-size-asian="9pt" style:font-size-complex="9pt"/>
    </style:style>
    <style:style style:name="ce92" style:family="table-cell" style:parent-style-name="Default" style:data-style-name="N0">
      <style:table-cell-properties fo:border="thin solid #000000" style:vertical-align="middle" fo:wrap-option="wrap" fo:background-color="#FF0A00" style:repeat-content="false"/>
      <style:paragraph-properties fo:text-align="center"/>
      <style:text-properties fo:color="#FFFFFF" fo:font-size="9pt" style:font-size-asian="9pt" style:font-size-complex="9pt"/>
    </style:style>
    <style:style style:name="ce93" style:family="table-cell" style:parent-style-name="Default" style:data-style-name="N0">
      <style:table-cell-properties fo:border="thin solid #000000" style:vertical-align="middle" fo:wrap-option="wrap" fo:background-color="#FF0600" style:repeat-content="false"/>
      <style:paragraph-properties fo:text-align="center"/>
      <style:text-properties fo:color="#FFFFFF" fo:font-size="9pt" style:font-size-asian="9pt" style:font-size-complex="9pt"/>
    </style:style>
    <style:style style:name="ce94" style:family="table-cell" style:parent-style-name="Default" style:data-style-name="N0">
      <style:table-cell-properties fo:border="thin solid #000000" style:vertical-align="middle" fo:wrap-option="wrap" fo:background-color="#FF1C00" style:repeat-content="false"/>
      <style:paragraph-properties fo:text-align="center"/>
      <style:text-properties fo:color="#000000" fo:font-size="9pt" style:font-size-asian="9pt" style:font-size-complex="9pt"/>
    </style:style>
    <style:style style:name="ce95" style:family="table-cell" style:parent-style-name="Default" style:data-style-name="N0">
      <style:table-cell-properties fo:border="thin solid #000000" style:vertical-align="middle" fo:wrap-option="wrap" fo:background-color="#FF4200" style:repeat-content="false"/>
      <style:paragraph-properties fo:text-align="center"/>
      <style:text-properties fo:color="#000000" fo:font-size="9pt" style:font-size-asian="9pt" style:font-size-complex="9pt"/>
    </style:style>
    <style:style style:name="ce96" style:family="table-cell" style:parent-style-name="Default" style:data-style-name="N0">
      <style:table-cell-properties fo:border="thin solid #000000" style:vertical-align="middle" fo:wrap-option="wrap" fo:background-color="#FF4F00" style:repeat-content="false"/>
      <style:paragraph-properties fo:text-align="center"/>
      <style:text-properties fo:color="#000000" fo:font-size="9pt" style:font-size-asian="9pt" style:font-size-complex="9pt"/>
    </style:style>
    <style:style style:name="ce97" style:family="table-cell" style:parent-style-name="Default" style:data-style-name="N0">
      <style:table-cell-properties fo:border="thin solid #000000" style:vertical-align="middle" fo:wrap-option="wrap" fo:background-color="#FF2500" style:repeat-content="false"/>
      <style:paragraph-properties fo:text-align="center"/>
      <style:text-properties fo:color="#000000" fo:font-size="9pt" style:font-size-asian="9pt" style:font-size-complex="9pt"/>
    </style:style>
    <style:style style:name="ce98" style:family="table-cell" style:parent-style-name="Default" style:data-style-name="N0">
      <style:table-cell-properties fo:border="thin solid #000000" style:vertical-align="middle" fo:wrap-option="wrap" fo:background-color="#FF1800" style:repeat-content="false"/>
      <style:paragraph-properties fo:text-align="center"/>
      <style:text-properties fo:color="#FFFFFF" fo:font-size="9pt" style:font-size-asian="9pt" style:font-size-complex="9pt"/>
    </style:style>
    <style:style style:name="ce99" style:family="table-cell" style:parent-style-name="Default" style:data-style-name="N0">
      <style:table-cell-properties fo:border="thin solid #000000" style:vertical-align="middle" fo:wrap-option="wrap" fo:background-color="#FF0800" style:repeat-content="false"/>
      <style:paragraph-properties fo:text-align="center"/>
      <style:text-properties fo:color="#FFFFFF" fo:font-size="9pt" style:font-size-asian="9pt" style:font-size-complex="9pt"/>
    </style:style>
    <style:style style:name="ce100" style:family="table-cell" style:parent-style-name="Default" style:data-style-name="N0">
      <style:table-cell-properties fo:border="thin solid #000000" style:vertical-align="middle" fo:wrap-option="wrap" fo:background-color="#FF4900" style:repeat-content="false"/>
      <style:paragraph-properties fo:text-align="center"/>
      <style:text-properties fo:color="#000000" fo:font-size="9pt" style:font-size-asian="9pt" style:font-size-complex="9pt"/>
    </style:style>
    <style:style style:name="ce101" style:family="table-cell" style:parent-style-name="Default" style:data-style-name="N0">
      <style:table-cell-properties fo:border="thin solid #000000" style:vertical-align="middle" fo:wrap-option="wrap" fo:background-color="#FF6200" style:repeat-content="false"/>
      <style:paragraph-properties fo:text-align="center"/>
      <style:text-properties fo:color="#000000" fo:font-size="9pt" style:font-size-asian="9pt" style:font-size-complex="9pt"/>
    </style:style>
    <style:style style:name="ce102" style:family="table-cell" style:parent-style-name="Default" style:data-style-name="N0">
      <style:table-cell-properties fo:border="thin solid #000000" style:vertical-align="middle" fo:wrap-option="wrap" fo:background-color="#FF7C00" style:repeat-content="false"/>
      <style:paragraph-properties fo:text-align="center"/>
      <style:text-properties fo:color="#000000" fo:font-size="9pt" style:font-size-asian="9pt" style:font-size-complex="9pt"/>
    </style:style>
    <style:style style:name="ce103" style:family="table-cell" style:parent-style-name="Default" style:data-style-name="N0">
      <style:table-cell-properties fo:border="thin solid #000000" style:vertical-align="middle" fo:wrap-option="wrap" fo:background-color="#FF9B37" style:repeat-content="false"/>
      <style:paragraph-properties fo:text-align="center"/>
      <style:text-properties fo:color="#000000" fo:font-size="9pt" style:font-size-asian="9pt" style:font-size-complex="9pt"/>
    </style:style>
    <style:style style:name="ce104" style:family="table-cell" style:parent-style-name="Default" style:data-style-name="N0">
      <style:table-cell-properties fo:border="thin solid #000000" style:vertical-align="middle" fo:wrap-option="wrap" fo:background-color="#FFB367" style:repeat-content="false"/>
      <style:paragraph-properties fo:text-align="center"/>
      <style:text-properties fo:color="#000000" fo:font-size="9pt" style:font-size-asian="9pt" style:font-size-complex="9pt"/>
    </style:style>
    <style:style style:name="ce105" style:family="table-cell" style:parent-style-name="Default" style:data-style-name="N0">
      <style:table-cell-properties fo:border="thin solid #000000" style:vertical-align="middle" fo:wrap-option="wrap" fo:background-color="#FFB872" style:repeat-content="false"/>
      <style:paragraph-properties fo:text-align="center"/>
      <style:text-properties fo:color="#000000" fo:font-size="9pt" style:font-size-asian="9pt" style:font-size-complex="9pt"/>
    </style:style>
    <style:style style:name="ce106" style:family="table-cell" style:parent-style-name="Default" style:data-style-name="N0">
      <style:table-cell-properties fo:border="thin solid #000000" style:vertical-align="middle" fo:wrap-option="wrap" fo:background-color="#FFA144" style:repeat-content="false"/>
      <style:paragraph-properties fo:text-align="center"/>
      <style:text-properties fo:color="#000000" fo:font-size="9pt" style:font-size-asian="9pt" style:font-size-complex="9pt"/>
    </style:style>
    <style:style style:name="ce107" style:family="table-cell" style:parent-style-name="Default" style:data-style-name="N0">
      <style:table-cell-properties fo:border="thin solid #000000" style:vertical-align="middle" fo:wrap-option="wrap" fo:background-color="#FF9123" style:repeat-content="false"/>
      <style:paragraph-properties fo:text-align="center"/>
      <style:text-properties fo:color="#000000" fo:font-size="9pt" style:font-size-asian="9pt" style:font-size-complex="9pt"/>
    </style:style>
    <style:style style:name="ce108" style:family="table-cell" style:parent-style-name="Default" style:data-style-name="N0">
      <style:table-cell-properties fo:border="thin solid #000000" style:vertical-align="middle" fo:wrap-option="wrap" fo:background-color="#FF4300" style:repeat-content="false"/>
      <style:paragraph-properties fo:text-align="center"/>
      <style:text-properties fo:color="#000000" fo:font-size="9pt" style:font-size-asian="9pt" style:font-size-complex="9pt"/>
    </style:style>
    <style:style style:name="ce109" style:family="table-cell" style:parent-style-name="Default" style:data-style-name="N0">
      <style:table-cell-properties fo:border="thin solid #000000" style:vertical-align="middle" fo:wrap-option="wrap" fo:background-color="#FF7900" style:repeat-content="false"/>
      <style:paragraph-properties fo:text-align="center"/>
      <style:text-properties fo:color="#000000" fo:font-size="9pt" style:font-size-asian="9pt" style:font-size-complex="9pt"/>
    </style:style>
    <style:style style:name="ce110" style:family="table-cell" style:parent-style-name="Default" style:data-style-name="N0">
      <style:table-cell-properties fo:border="thin solid #000000" style:vertical-align="middle" fo:wrap-option="wrap" fo:background-color="#FF7000" style:repeat-content="false"/>
      <style:paragraph-properties fo:text-align="center"/>
      <style:text-properties fo:color="#000000" fo:font-size="9pt" style:font-size-asian="9pt" style:font-size-complex="9pt"/>
    </style:style>
    <style:style style:name="ce111" style:family="table-cell" style:parent-style-name="Default" style:data-style-name="N0">
      <style:table-cell-properties fo:border="thin solid #000000" style:vertical-align="middle" fo:wrap-option="wrap" fo:background-color="#FF7800" style:repeat-content="false"/>
      <style:paragraph-properties fo:text-align="center"/>
      <style:text-properties fo:color="#000000" fo:font-size="9pt" style:font-size-asian="9pt" style:font-size-complex="9pt"/>
    </style:style>
    <style:style style:name="ce112" style:family="table-cell" style:parent-style-name="Default" style:data-style-name="N0">
      <style:table-cell-properties fo:border="thin solid #000000" style:vertical-align="middle" fo:wrap-option="wrap" fo:background-color="#FF8E1E" style:repeat-content="false"/>
      <style:paragraph-properties fo:text-align="center"/>
      <style:text-properties fo:color="#000000" fo:font-size="9pt" style:font-size-asian="9pt" style:font-size-complex="9pt"/>
    </style:style>
    <style:style style:name="ce113" style:family="table-cell" style:parent-style-name="Default" style:data-style-name="N0">
      <style:table-cell-properties fo:border="thin solid #000000" style:vertical-align="middle" fo:wrap-option="wrap" fo:background-color="#FFAC59" style:repeat-content="false"/>
      <style:paragraph-properties fo:text-align="center"/>
      <style:text-properties fo:color="#000000" fo:font-size="9pt" style:font-size-asian="9pt" style:font-size-complex="9pt"/>
    </style:style>
    <style:style style:name="ce114" style:family="table-cell" style:parent-style-name="Default" style:data-style-name="N0">
      <style:table-cell-properties fo:border="thin solid #000000" style:vertical-align="middle" fo:wrap-option="wrap" fo:background-color="#FFCD9B" style:repeat-content="false"/>
      <style:paragraph-properties fo:text-align="center"/>
      <style:text-properties fo:color="#000000" fo:font-size="9pt" style:font-size-asian="9pt" style:font-size-complex="9pt"/>
    </style:style>
    <style:style style:name="ce115" style:family="table-cell" style:parent-style-name="Default" style:data-style-name="N0">
      <style:table-cell-properties fo:border="thin solid #000000" style:vertical-align="middle" fo:wrap-option="wrap" fo:background-color="#FFE6CE" style:repeat-content="false"/>
      <style:paragraph-properties fo:text-align="center"/>
      <style:text-properties fo:color="#000000" fo:font-size="9pt" style:font-size-asian="9pt" style:font-size-complex="9pt"/>
    </style:style>
    <style:style style:name="ce116" style:family="table-cell" style:parent-style-name="Default" style:data-style-name="N0">
      <style:table-cell-properties fo:border="thin solid #000000" style:vertical-align="middle" fo:wrap-option="wrap" fo:background-color="#FFE8D1" style:repeat-content="false"/>
      <style:paragraph-properties fo:text-align="center"/>
      <style:text-properties fo:color="#000000" fo:font-size="9pt" style:font-size-asian="9pt" style:font-size-complex="9pt"/>
    </style:style>
    <style:style style:name="ce117" style:family="table-cell" style:parent-style-name="Default" style:data-style-name="N0">
      <style:table-cell-properties fo:border="thin solid #000000" style:vertical-align="middle" fo:wrap-option="wrap" fo:background-color="#FFD4A9" style:repeat-content="false"/>
      <style:paragraph-properties fo:text-align="center"/>
      <style:text-properties fo:color="#000000" fo:font-size="9pt" style:font-size-asian="9pt" style:font-size-complex="9pt"/>
    </style:style>
    <style:style style:name="ce118" style:family="table-cell" style:parent-style-name="Default" style:data-style-name="N0">
      <style:table-cell-properties fo:border="thin solid #000000" style:vertical-align="middle" fo:wrap-option="wrap" fo:background-color="#FF9D3B" style:repeat-content="false"/>
      <style:paragraph-properties fo:text-align="center"/>
      <style:text-properties fo:color="#000000" fo:font-size="9pt" style:font-size-asian="9pt" style:font-size-complex="9pt"/>
    </style:style>
    <style:style style:name="ce119" style:family="table-cell" style:parent-style-name="Default" style:data-style-name="N0">
      <style:table-cell-properties fo:border="thin solid #000000" style:vertical-align="middle" fo:wrap-option="wrap" fo:background-color="#FF850B" style:repeat-content="false"/>
      <style:paragraph-properties fo:text-align="center"/>
      <style:text-properties fo:color="#000000" fo:font-size="9pt" style:font-size-asian="9pt" style:font-size-complex="9pt"/>
    </style:style>
    <style:style style:name="ce120" style:family="table-cell" style:parent-style-name="Default" style:data-style-name="N0">
      <style:table-cell-properties fo:border="thin solid #000000" style:vertical-align="middle" fo:wrap-option="wrap" fo:background-color="#FF7100" style:repeat-content="false"/>
      <style:paragraph-properties fo:text-align="center"/>
      <style:text-properties fo:color="#000000" fo:font-size="9pt" style:font-size-asian="9pt" style:font-size-complex="9pt"/>
    </style:style>
    <style:style style:name="ce121" style:family="table-cell" style:parent-style-name="Default" style:data-style-name="N0">
      <style:table-cell-properties fo:border="thin solid #000000" style:vertical-align="middle" fo:wrap-option="wrap" fo:background-color="#FFA852" style:repeat-content="false"/>
      <style:paragraph-properties fo:text-align="center"/>
      <style:text-properties fo:color="#000000" fo:font-size="9pt" style:font-size-asian="9pt" style:font-size-complex="9pt"/>
    </style:style>
    <style:style style:name="ce122" style:family="table-cell" style:parent-style-name="Default" style:data-style-name="N0">
      <style:table-cell-properties fo:border="thin solid #000000" style:vertical-align="middle" fo:wrap-option="wrap" fo:background-color="#FF9F3F" style:repeat-content="false"/>
      <style:paragraph-properties fo:text-align="center"/>
      <style:text-properties fo:color="#000000" fo:font-size="9pt" style:font-size-asian="9pt" style:font-size-complex="9pt"/>
    </style:style>
    <style:style style:name="ce123" style:family="table-cell" style:parent-style-name="Default" style:data-style-name="N0">
      <style:table-cell-properties fo:border="thin solid #000000" style:vertical-align="middle" fo:wrap-option="wrap" fo:background-color="#FFA54B" style:repeat-content="false"/>
      <style:paragraph-properties fo:text-align="center"/>
      <style:text-properties fo:color="#000000" fo:font-size="9pt" style:font-size-asian="9pt" style:font-size-complex="9pt"/>
    </style:style>
    <style:style style:name="ce124" style:family="table-cell" style:parent-style-name="Default" style:data-style-name="N0">
      <style:table-cell-properties fo:border="thin solid #000000" style:vertical-align="middle" fo:wrap-option="wrap" fo:background-color="#FFB76F" style:repeat-content="false"/>
      <style:paragraph-properties fo:text-align="center"/>
      <style:text-properties fo:color="#000000" fo:font-size="9pt" style:font-size-asian="9pt" style:font-size-complex="9pt"/>
    </style:style>
    <style:style style:name="ce125" style:family="table-cell" style:parent-style-name="Default" style:data-style-name="N0">
      <style:table-cell-properties fo:border="thin solid #000000" style:vertical-align="middle" fo:wrap-option="wrap" fo:background-color="#FFD4AA" style:repeat-content="false"/>
      <style:paragraph-properties fo:text-align="center"/>
      <style:text-properties fo:color="#000000" fo:font-size="9pt" style:font-size-asian="9pt" style:font-size-complex="9pt"/>
    </style:style>
    <style:style style:name="ce126" style:family="table-cell" style:parent-style-name="Default" style:data-style-name="N0">
      <style:table-cell-properties fo:border="thin solid #000000" style:vertical-align="middle" fo:wrap-option="wrap" fo:background-color="#FFF6EE" style:repeat-content="false"/>
      <style:paragraph-properties fo:text-align="center"/>
      <style:text-properties fo:color="#000000" fo:font-size="9pt" style:font-size-asian="9pt" style:font-size-complex="9pt"/>
    </style:style>
    <style:style style:name="ce127" style:family="table-cell" style:parent-style-name="Default" style:data-style-name="N0">
      <style:table-cell-properties fo:border="thin solid #000000" style:vertical-align="middle" fo:wrap-option="wrap" fo:background-color="#F4F4FF" style:repeat-content="false"/>
      <style:paragraph-properties fo:text-align="center"/>
      <style:text-properties fo:color="#000000" fo:font-size="9pt" style:font-size-asian="9pt" style:font-size-complex="9pt"/>
    </style:style>
    <style:style style:name="ce128" style:family="table-cell" style:parent-style-name="Default" style:data-style-name="N0">
      <style:table-cell-properties fo:border="thin solid #000000" style:vertical-align="middle" fo:wrap-option="wrap" fo:background-color="#F3F3FF" style:repeat-content="false"/>
      <style:paragraph-properties fo:text-align="center"/>
      <style:text-properties fo:color="#000000" fo:font-size="9pt" style:font-size-asian="9pt" style:font-size-complex="9pt"/>
    </style:style>
    <style:style style:name="ce129" style:family="table-cell" style:parent-style-name="Default" style:data-style-name="N0">
      <style:table-cell-properties fo:border="thin solid #000000" style:vertical-align="middle" fo:wrap-option="wrap" fo:background-color="#FEFEFF" style:repeat-content="false"/>
      <style:paragraph-properties fo:text-align="center"/>
      <style:text-properties fo:color="#000000" fo:font-size="9pt" style:font-size-asian="9pt" style:font-size-complex="9pt"/>
    </style:style>
    <style:style style:name="ce130" style:family="table-cell" style:parent-style-name="Default" style:data-style-name="N0">
      <style:table-cell-properties fo:border="thin solid #000000" style:vertical-align="middle" fo:wrap-option="wrap" fo:background-color="#FFF1E4" style:repeat-content="false"/>
      <style:paragraph-properties fo:text-align="center"/>
      <style:text-properties fo:color="#000000" fo:font-size="9pt" style:font-size-asian="9pt" style:font-size-complex="9pt"/>
    </style:style>
    <style:style style:name="ce131" style:family="table-cell" style:parent-style-name="Default" style:data-style-name="N0">
      <style:table-cell-properties fo:border="thin solid #000000" style:vertical-align="middle" fo:wrap-option="wrap" fo:background-color="#FFCE9D" style:repeat-content="false"/>
      <style:paragraph-properties fo:text-align="center"/>
      <style:text-properties fo:color="#000000" fo:font-size="9pt" style:font-size-asian="9pt" style:font-size-complex="9pt"/>
    </style:style>
    <style:style style:name="ce132" style:family="table-cell" style:parent-style-name="Default" style:data-style-name="N0">
      <style:table-cell-properties fo:border="thin solid #000000" style:vertical-align="middle" fo:wrap-option="wrap" fo:background-color="#FFB871" style:repeat-content="false"/>
      <style:paragraph-properties fo:text-align="center"/>
      <style:text-properties fo:color="#000000" fo:font-size="9pt" style:font-size-asian="9pt" style:font-size-complex="9pt"/>
    </style:style>
    <style:style style:name="ce133" style:family="table-cell" style:parent-style-name="Default" style:data-style-name="N0">
      <style:table-cell-properties fo:border="thin solid #000000" style:vertical-align="middle" fo:wrap-option="wrap" fo:background-color="#FFA347" style:repeat-content="false"/>
      <style:paragraph-properties fo:text-align="center"/>
      <style:text-properties fo:color="#000000" fo:font-size="9pt" style:font-size-asian="9pt" style:font-size-complex="9pt"/>
    </style:style>
    <style:style style:name="ce134" style:family="table-cell" style:parent-style-name="Default" style:data-style-name="N0">
      <style:table-cell-properties fo:border="thin solid #000000" style:vertical-align="middle" fo:wrap-option="wrap" fo:background-color="#FFD5AC" style:repeat-content="false"/>
      <style:paragraph-properties fo:text-align="center"/>
      <style:text-properties fo:color="#000000" fo:font-size="9pt" style:font-size-asian="9pt" style:font-size-complex="9pt"/>
    </style:style>
    <style:style style:name="ce135" style:family="table-cell" style:parent-style-name="Default" style:data-style-name="N0">
      <style:table-cell-properties fo:border="thin solid #000000" style:vertical-align="middle" fo:wrap-option="wrap" fo:background-color="#FFEAD5" style:repeat-content="false"/>
      <style:paragraph-properties fo:text-align="center"/>
      <style:text-properties fo:color="#000000" fo:font-size="9pt" style:font-size-asian="9pt" style:font-size-complex="9pt"/>
    </style:style>
    <style:style style:name="ce136" style:family="table-cell" style:parent-style-name="Default" style:data-style-name="N0">
      <style:table-cell-properties fo:border="thin solid #000000" style:vertical-align="middle" fo:wrap-option="wrap" fo:background-color="#FFE6CD" style:repeat-content="false"/>
      <style:paragraph-properties fo:text-align="center"/>
      <style:text-properties fo:color="#000000" fo:font-size="9pt" style:font-size-asian="9pt" style:font-size-complex="9pt"/>
    </style:style>
    <style:style style:name="ce137" style:family="table-cell" style:parent-style-name="Default" style:data-style-name="N0">
      <style:table-cell-properties fo:border="thin solid #000000" style:vertical-align="middle" fo:wrap-option="wrap" fo:background-color="#F5F5FF" style:repeat-content="false"/>
      <style:paragraph-properties fo:text-align="center"/>
      <style:text-properties fo:color="#000000" fo:font-size="9pt" style:font-size-asian="9pt" style:font-size-complex="9pt"/>
    </style:style>
    <style:style style:name="ce138" style:family="table-cell" style:parent-style-name="Default" style:data-style-name="N0">
      <style:table-cell-properties fo:border="thin solid #000000" style:vertical-align="middle" fo:wrap-option="wrap" fo:background-color="#DADAFF" style:repeat-content="false"/>
      <style:paragraph-properties fo:text-align="center"/>
      <style:text-properties fo:color="#000000" fo:font-size="9pt" style:font-size-asian="9pt" style:font-size-complex="9pt"/>
    </style:style>
    <style:style style:name="ce139" style:family="table-cell" style:parent-style-name="Default" style:data-style-name="N0">
      <style:table-cell-properties fo:border="thin solid #000000" style:vertical-align="middle" fo:wrap-option="wrap" fo:background-color="#C9C9FF" style:repeat-content="false"/>
      <style:paragraph-properties fo:text-align="center"/>
      <style:text-properties fo:color="#000000" fo:font-size="9pt" style:font-size-asian="9pt" style:font-size-complex="9pt"/>
    </style:style>
    <style:style style:name="ce140" style:family="table-cell" style:parent-style-name="Default" style:data-style-name="N0">
      <style:table-cell-properties fo:border="thin solid #000000" style:vertical-align="middle" fo:wrap-option="wrap" fo:background-color="#BCBCFF" style:repeat-content="false"/>
      <style:paragraph-properties fo:text-align="center"/>
      <style:text-properties fo:color="#000000" fo:font-size="9pt" style:font-size-asian="9pt" style:font-size-complex="9pt"/>
    </style:style>
    <style:style style:name="ce141" style:family="table-cell" style:parent-style-name="Default" style:data-style-name="N0">
      <style:table-cell-properties fo:border="thin solid #000000" style:vertical-align="middle" fo:wrap-option="wrap" fo:background-color="#CBCBFF" style:repeat-content="false"/>
      <style:paragraph-properties fo:text-align="center"/>
      <style:text-properties fo:color="#000000" fo:font-size="9pt" style:font-size-asian="9pt" style:font-size-complex="9pt"/>
    </style:style>
    <style:style style:name="ce142" style:family="table-cell" style:parent-style-name="Default" style:data-style-name="N0">
      <style:table-cell-properties fo:border="thin solid #000000" style:vertical-align="middle" fo:wrap-option="wrap" fo:background-color="#DBDBFF" style:repeat-content="false"/>
      <style:paragraph-properties fo:text-align="center"/>
      <style:text-properties fo:color="#000000" fo:font-size="9pt" style:font-size-asian="9pt" style:font-size-complex="9pt"/>
    </style:style>
    <style:style style:name="ce143" style:family="table-cell" style:parent-style-name="Default" style:data-style-name="N0">
      <style:table-cell-properties fo:border="thin solid #000000" style:vertical-align="middle" fo:wrap-option="wrap" fo:background-color="#E8E8FF" style:repeat-content="false"/>
      <style:paragraph-properties fo:text-align="center"/>
      <style:text-properties fo:color="#000000" fo:font-size="9pt" style:font-size-asian="9pt" style:font-size-complex="9pt"/>
    </style:style>
    <style:style style:name="ce144" style:family="table-cell" style:parent-style-name="Default" style:data-style-name="N0">
      <style:table-cell-properties fo:border="thin solid #000000" style:vertical-align="middle" fo:wrap-option="wrap" fo:background-color="#F7F7FF" style:repeat-content="false"/>
      <style:paragraph-properties fo:text-align="center"/>
      <style:text-properties fo:color="#000000" fo:font-size="9pt" style:font-size-asian="9pt" style:font-size-complex="9pt"/>
    </style:style>
    <style:style style:name="ce145" style:family="table-cell" style:parent-style-name="Default" style:data-style-name="N0">
      <style:table-cell-properties fo:border="thin solid #000000" style:vertical-align="middle" fo:wrap-option="wrap" fo:background-color="#FFF9F3" style:repeat-content="false"/>
      <style:paragraph-properties fo:text-align="center"/>
      <style:text-properties fo:color="#000000" fo:font-size="9pt" style:font-size-asian="9pt" style:font-size-complex="9pt"/>
    </style:style>
    <style:style style:name="ce146" style:family="table-cell" style:parent-style-name="Default" style:data-style-name="N0">
      <style:table-cell-properties fo:border="thin solid #000000" style:vertical-align="middle" fo:wrap-option="wrap" fo:background-color="#B7FFB7" style:repeat-content="false"/>
      <style:paragraph-properties fo:text-align="center"/>
      <style:text-properties fo:color="#000000" fo:font-size="9pt" style:font-size-asian="9pt" style:font-size-complex="9pt"/>
    </style:style>
    <style:style style:name="ce147" style:family="table-cell" style:parent-style-name="Default" style:data-style-name="N0">
      <style:table-cell-properties fo:border="thin solid #000000" style:vertical-align="middle" fo:wrap-option="wrap" fo:background-color="#C0FFC0" style:repeat-content="false"/>
      <style:paragraph-properties fo:text-align="center"/>
      <style:text-properties fo:color="#000000" fo:font-size="9pt" style:font-size-asian="9pt" style:font-size-complex="9pt"/>
    </style:style>
    <style:style style:name="ce148" style:family="table-cell" style:parent-style-name="Default" style:data-style-name="N0">
      <style:table-cell-properties fo:border="thin solid #000000" style:vertical-align="middle" fo:wrap-option="wrap" fo:background-color="#CBFFCB" style:repeat-content="false"/>
      <style:paragraph-properties fo:text-align="center"/>
      <style:text-properties fo:color="#000000" fo:font-size="9pt" style:font-size-asian="9pt" style:font-size-complex="9pt"/>
    </style:style>
    <style:style style:name="ce149" style:family="table-cell" style:parent-style-name="Default" style:data-style-name="N0">
      <style:table-cell-properties fo:border="thin solid #000000" style:vertical-align="middle" fo:wrap-option="wrap" fo:background-color="#EAFFEA" style:repeat-content="false"/>
      <style:paragraph-properties fo:text-align="center"/>
      <style:text-properties fo:color="#000000" fo:font-size="9pt" style:font-size-asian="9pt" style:font-size-complex="9pt"/>
    </style:style>
    <style:style style:name="ce150" style:family="table-cell" style:parent-style-name="Default" style:data-style-name="N0">
      <style:table-cell-properties fo:border="thin solid #000000" style:vertical-align="middle" fo:wrap-option="wrap" fo:background-color="#F3FFF3" style:repeat-content="false"/>
      <style:paragraph-properties fo:text-align="center"/>
      <style:text-properties fo:color="#000000" fo:font-size="9pt" style:font-size-asian="9pt" style:font-size-complex="9pt"/>
    </style:style>
    <style:style style:name="ce151" style:family="table-cell" style:parent-style-name="Default" style:data-style-name="N0">
      <style:table-cell-properties fo:border="thin solid #000000" style:vertical-align="middle" fo:wrap-option="wrap" fo:background-color="#F9FFF9" style:repeat-content="false"/>
      <style:paragraph-properties fo:text-align="center"/>
      <style:text-properties fo:color="#000000" fo:font-size="9pt" style:font-size-asian="9pt" style:font-size-complex="9pt"/>
    </style:style>
    <style:style style:name="ce152" style:family="table-cell" style:parent-style-name="Default" style:data-style-name="N0">
      <style:table-cell-properties fo:border="thin solid #000000" style:vertical-align="middle" fo:wrap-option="wrap" fo:background-color="#ECFFEC" style:repeat-content="false"/>
      <style:paragraph-properties fo:text-align="center"/>
      <style:text-properties fo:color="#000000" fo:font-size="9pt" style:font-size-asian="9pt" style:font-size-complex="9pt"/>
    </style:style>
    <style:style style:name="ce153" style:family="table-cell" style:parent-style-name="Default" style:data-style-name="N0">
      <style:table-cell-properties fo:border="thin solid #000000" style:vertical-align="middle" fo:wrap-option="wrap" fo:background-color="#F7FFF7" style:repeat-content="false"/>
      <style:paragraph-properties fo:text-align="center"/>
      <style:text-properties fo:color="#000000" fo:font-size="9pt" style:font-size-asian="9pt" style:font-size-complex="9pt"/>
    </style:style>
    <style:style style:name="ce154" style:family="table-cell" style:parent-style-name="Default" style:data-style-name="N0">
      <style:table-cell-properties fo:border="thin solid #000000" style:vertical-align="middle" fo:wrap-option="wrap" fo:background-color="#F2FFF2" style:repeat-content="false"/>
      <style:paragraph-properties fo:text-align="center"/>
      <style:text-properties fo:color="#000000" fo:font-size="9pt" style:font-size-asian="9pt" style:font-size-complex="9pt"/>
    </style:style>
    <style:style style:name="ce155" style:family="table-cell" style:parent-style-name="Default" style:data-style-name="N0">
      <style:table-cell-properties fo:border="thin solid #000000" style:vertical-align="middle" fo:wrap-option="wrap" fo:background-color="#E7FFE7" style:repeat-content="false"/>
      <style:paragraph-properties fo:text-align="center"/>
      <style:text-properties fo:color="#000000" fo:font-size="9pt" style:font-size-asian="9pt" style:font-size-complex="9pt"/>
    </style:style>
    <style:style style:name="ce156" style:family="table-cell" style:parent-style-name="Default" style:data-style-name="N0">
      <style:table-cell-properties fo:border="thin solid #000000" style:vertical-align="middle" fo:wrap-option="wrap" fo:background-color="#DCFFDC" style:repeat-content="false"/>
      <style:paragraph-properties fo:text-align="center"/>
      <style:text-properties fo:color="#000000" fo:font-size="9pt" style:font-size-asian="9pt" style:font-size-complex="9pt"/>
    </style:style>
    <style:style style:name="ce157" style:family="table-cell" style:parent-style-name="Default" style:data-style-name="N0">
      <style:table-cell-properties fo:border="thin solid #000000" style:vertical-align="middle" fo:wrap-option="wrap" fo:background-color="#E2FFE2" style:repeat-content="false"/>
      <style:paragraph-properties fo:text-align="center"/>
      <style:text-properties fo:color="#000000" fo:font-size="9pt" style:font-size-asian="9pt" style:font-size-complex="9pt"/>
    </style:style>
    <style:style style:name="ce158" style:family="table-cell" style:parent-style-name="Default" style:data-style-name="N0">
      <style:table-cell-properties fo:border="thin solid #000000" style:vertical-align="middle" fo:wrap-option="wrap" fo:background-color="#A8A8FF" style:repeat-content="false"/>
      <style:paragraph-properties fo:text-align="center"/>
      <style:text-properties fo:color="#000000" fo:font-size="9pt" style:font-size-asian="9pt" style:font-size-complex="9pt"/>
    </style:style>
    <style:style style:name="ce159" style:family="table-cell" style:parent-style-name="Default" style:data-style-name="N0">
      <style:table-cell-properties fo:border="thin solid #000000" style:vertical-align="middle" fo:wrap-option="wrap" fo:background-color="#ADADFF" style:repeat-content="false"/>
      <style:paragraph-properties fo:text-align="center"/>
      <style:text-properties fo:color="#000000" fo:font-size="9pt" style:font-size-asian="9pt" style:font-size-complex="9pt"/>
    </style:style>
    <style:style style:name="ce160" style:family="table-cell" style:parent-style-name="Default" style:data-style-name="N0">
      <style:table-cell-properties fo:border="thin solid #000000" style:vertical-align="middle" fo:wrap-option="wrap" fo:background-color="#D8D8FF" style:repeat-content="false"/>
      <style:paragraph-properties fo:text-align="center"/>
      <style:text-properties fo:color="#000000" fo:font-size="9pt" style:font-size-asian="9pt" style:font-size-complex="9pt"/>
    </style:style>
    <style:style style:name="ce161" style:family="table-cell" style:parent-style-name="Default" style:data-style-name="N0">
      <style:table-cell-properties fo:border="thin solid #000000" style:vertical-align="middle" fo:wrap-option="wrap" fo:background-color="#E5E5FF" style:repeat-content="false"/>
      <style:paragraph-properties fo:text-align="center"/>
      <style:text-properties fo:color="#000000" fo:font-size="9pt" style:font-size-asian="9pt" style:font-size-complex="9pt"/>
    </style:style>
    <style:style style:name="ce162" style:family="table-cell" style:parent-style-name="Default" style:data-style-name="N0">
      <style:table-cell-properties fo:border="thin solid #000000" style:vertical-align="middle" fo:wrap-option="wrap" fo:background-color="#CDCDFF" style:repeat-content="false"/>
      <style:paragraph-properties fo:text-align="center"/>
      <style:text-properties fo:color="#000000" fo:font-size="9pt" style:font-size-asian="9pt" style:font-size-complex="9pt"/>
    </style:style>
    <style:style style:name="ce163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fo:color="#000000" fo:font-size="9pt" style:font-size-asian="9pt" style:font-size-complex="9pt"/>
    </style:style>
    <style:style style:name="ce164" style:family="table-cell" style:parent-style-name="Default" style:data-style-name="N0">
      <style:table-cell-properties fo:border="thin solid #000000" style:vertical-align="middle" fo:wrap-option="wrap" fo:background-color="#D9D9FF" style:repeat-content="false"/>
      <style:paragraph-properties fo:text-align="center"/>
      <style:text-properties fo:color="#000000" fo:font-size="9pt" style:font-size-asian="9pt" style:font-size-complex="9pt"/>
    </style:style>
    <style:style style:name="ce165" style:family="table-cell" style:parent-style-name="Default" style:data-style-name="N0">
      <style:table-cell-properties fo:border="thin solid #000000" style:vertical-align="middle" fo:wrap-option="wrap" fo:background-color="#CECEFF" style:repeat-content="false"/>
      <style:paragraph-properties fo:text-align="center"/>
      <style:text-properties fo:color="#000000" fo:font-size="9pt" style:font-size-asian="9pt" style:font-size-complex="9pt"/>
    </style:style>
    <style:style style:name="ce166" style:family="table-cell" style:parent-style-name="Default" style:data-style-name="N0">
      <style:table-cell-properties fo:border="thin solid #000000" style:vertical-align="middle" fo:wrap-option="wrap" fo:background-color="#3B3BFF" style:repeat-content="false"/>
      <style:paragraph-properties fo:text-align="center"/>
      <style:text-properties fo:color="#FFFFFF" fo:font-size="9pt" style:font-size-asian="9pt" style:font-size-complex="9pt"/>
    </style:style>
    <style:style style:name="ce167" style:family="table-cell" style:parent-style-name="Default" style:data-style-name="N0">
      <style:table-cell-properties fo:border="thin solid #000000" style:vertical-align="middle" fo:wrap-option="wrap" fo:background-color="#3030FF" style:repeat-content="false"/>
      <style:paragraph-properties fo:text-align="center"/>
      <style:text-properties fo:color="#FFFFFF" fo:font-size="9pt" style:font-size-asian="9pt" style:font-size-complex="9pt"/>
    </style:style>
    <style:style style:name="ce168" style:family="table-cell" style:parent-style-name="Default" style:data-style-name="N0">
      <style:table-cell-properties fo:border="thin solid #000000" style:vertical-align="middle" fo:wrap-option="wrap" fo:background-color="#1111FF" style:repeat-content="false"/>
      <style:paragraph-properties fo:text-align="center"/>
      <style:text-properties fo:color="#FFFFFF" fo:font-size="9pt" style:font-size-asian="9pt" style:font-size-complex="9pt"/>
    </style:style>
    <style:style style:name="ce169" style:family="table-cell" style:parent-style-name="Default" style:data-style-name="N0">
      <style:table-cell-properties fo:border="thin solid #000000" style:vertical-align="middle" fo:wrap-option="wrap" fo:background-color="#0000F9" style:repeat-content="false"/>
      <style:paragraph-properties fo:text-align="center"/>
      <style:text-properties fo:color="#FFFFFF" fo:font-size="9pt" style:font-size-asian="9pt" style:font-size-complex="9pt"/>
    </style:style>
    <style:style style:name="ce170" style:family="table-cell" style:parent-style-name="Default" style:data-style-name="N0">
      <style:table-cell-properties fo:border="thin solid #000000" style:vertical-align="middle" fo:wrap-option="wrap" fo:background-color="#0202FF" style:repeat-content="false"/>
      <style:paragraph-properties fo:text-align="center"/>
      <style:text-properties fo:color="#FFFFFF" fo:font-size="9pt" style:font-size-asian="9pt" style:font-size-complex="9pt"/>
    </style:style>
    <style:style style:name="ce171" style:family="table-cell" style:parent-style-name="Default" style:data-style-name="N0">
      <style:table-cell-properties fo:border="thin solid #000000" style:vertical-align="middle" fo:wrap-option="wrap" fo:background-color="#3434FF" style:repeat-content="false"/>
      <style:paragraph-properties fo:text-align="center"/>
      <style:text-properties fo:color="#FFFFFF" fo:font-size="9pt" style:font-size-asian="9pt" style:font-size-complex="9pt"/>
    </style:style>
    <style:style style:name="ce172" style:family="table-cell" style:parent-style-name="Default" style:data-style-name="N0">
      <style:table-cell-properties fo:border="thin solid #000000" style:vertical-align="middle" fo:wrap-option="wrap" fo:background-color="#5656FF" style:repeat-content="false"/>
      <style:paragraph-properties fo:text-align="center"/>
      <style:text-properties fo:color="#FFFFFF" fo:font-size="9pt" style:font-size-asian="9pt" style:font-size-complex="9pt"/>
    </style:style>
    <style:style style:name="ce173" style:family="table-cell" style:parent-style-name="Default" style:data-style-name="N0">
      <style:table-cell-properties fo:border="thin solid #000000" style:vertical-align="middle" fo:wrap-option="wrap" fo:background-color="#4F4FFF" style:repeat-content="false"/>
      <style:paragraph-properties fo:text-align="center"/>
      <style:text-properties fo:color="#FFFFFF" fo:font-size="9pt" style:font-size-asian="9pt" style:font-size-complex="9pt"/>
    </style:style>
    <style:style style:name="ce174" style:family="table-cell" style:parent-style-name="Default" style:data-style-name="N0">
      <style:table-cell-properties fo:border="thin solid #000000" style:vertical-align="middle" fo:wrap-option="wrap" fo:background-color="#2E2EFF" style:repeat-content="false"/>
      <style:paragraph-properties fo:text-align="center"/>
      <style:text-properties fo:color="#FFFFFF" fo:font-size="9pt" style:font-size-asian="9pt" style:font-size-complex="9pt"/>
    </style:style>
    <style:style style:name="ce175" style:family="table-cell" style:parent-style-name="Default" style:data-style-name="N0">
      <style:table-cell-properties fo:border="thin solid #000000" style:vertical-align="middle" fo:wrap-option="wrap" fo:background-color="#EEEE0A" style:repeat-content="false"/>
      <style:paragraph-properties fo:text-align="center"/>
      <style:text-properties fo:color="#000000" fo:font-size="9pt" style:font-size-asian="9pt" style:font-size-complex="9pt"/>
    </style:style>
    <style:style style:name="ce176" style:family="table-cell" style:parent-style-name="Default" style:data-style-name="N0">
      <style:table-cell-properties fo:border="thin solid #000000" style:vertical-align="middle" fo:wrap-option="wrap" fo:background-color="#EBEB03" style:repeat-content="false"/>
      <style:paragraph-properties fo:text-align="center"/>
      <style:text-properties fo:color="#000000" fo:font-size="9pt" style:font-size-asian="9pt" style:font-size-complex="9pt"/>
    </style:style>
    <style:style style:name="ce177" style:family="table-cell" style:parent-style-name="Default" style:data-style-name="N0">
      <style:table-cell-properties fo:border="thin solid #000000" style:vertical-align="middle" fo:wrap-option="wrap" fo:background-color="#DFDF00" style:repeat-content="false"/>
      <style:paragraph-properties fo:text-align="center"/>
      <style:text-properties fo:color="#000000" fo:font-size="9pt" style:font-size-asian="9pt" style:font-size-complex="9pt"/>
    </style:style>
    <style:style style:name="ce178" style:family="table-cell" style:parent-style-name="Default" style:data-style-name="N0">
      <style:table-cell-properties fo:border="thin solid #000000" style:vertical-align="middle" fo:wrap-option="wrap" fo:background-color="#DDDD00" style:repeat-content="false"/>
      <style:paragraph-properties fo:text-align="center"/>
      <style:text-properties fo:color="#000000" fo:font-size="9pt" style:font-size-asian="9pt" style:font-size-complex="9pt"/>
    </style:style>
    <style:style style:name="ce179" style:family="table-cell" style:parent-style-name="Default" style:data-style-name="N0">
      <style:table-cell-properties fo:border="thin solid #000000" style:vertical-align="middle" fo:wrap-option="wrap" fo:background-color="#D3D300" style:repeat-content="false"/>
      <style:paragraph-properties fo:text-align="center"/>
      <style:text-properties fo:color="#000000" fo:font-size="9pt" style:font-size-asian="9pt" style:font-size-complex="9pt"/>
    </style:style>
    <style:style style:name="ce180" style:family="table-cell" style:parent-style-name="Default" style:data-style-name="N0">
      <style:table-cell-properties fo:border="thin solid #000000" style:vertical-align="middle" fo:wrap-option="wrap" fo:background-color="#DEDE00" style:repeat-content="false"/>
      <style:paragraph-properties fo:text-align="center"/>
      <style:text-properties fo:color="#000000" fo:font-size="9pt" style:font-size-asian="9pt" style:font-size-complex="9pt"/>
    </style:style>
    <style:style style:name="ce181" style:family="table-cell" style:parent-style-name="Default" style:data-style-name="N0">
      <style:table-cell-properties fo:border="thin solid #000000" style:vertical-align="middle" fo:wrap-option="wrap" fo:background-color="#EAEA01" style:repeat-content="false"/>
      <style:paragraph-properties fo:text-align="center"/>
      <style:text-properties fo:color="#000000" fo:font-size="9pt" style:font-size-asian="9pt" style:font-size-complex="9pt"/>
    </style:style>
    <style:style style:name="ce182" style:family="table-cell" style:parent-style-name="Default" style:data-style-name="N0">
      <style:table-cell-properties fo:border="thin solid #000000" style:vertical-align="middle" fo:wrap-option="wrap" fo:background-color="#EFEF0D" style:repeat-content="false"/>
      <style:paragraph-properties fo:text-align="center"/>
      <style:text-properties fo:color="#000000" fo:font-size="9pt" style:font-size-asian="9pt" style:font-size-complex="9pt"/>
    </style:style>
    <style:style style:name="ce183" style:family="table-cell" style:parent-style-name="Default" style:data-style-name="N4">
      <style:table-cell-properties fo:border="thin solid #000000" style:vertical-align="middle" fo:wrap-option="wrap" fo:background-color="#E1E100" style:repeat-content="false"/>
      <style:paragraph-properties fo:text-align="center"/>
      <style:text-properties fo:color="#000000" fo:font-size="9pt" style:font-size-asian="9pt" style:font-size-complex="9pt"/>
    </style:style>
    <style:style style:name="ce184" style:family="table-cell" style:parent-style-name="Default" style:data-style-name="N0">
      <style:table-cell-properties fo:border="thin solid #000000" style:vertical-align="middle" fo:wrap-option="wrap" fo:background-color="#FFFF78" style:repeat-content="false"/>
      <style:paragraph-properties fo:text-align="center"/>
      <style:text-properties fo:color="#000000" fo:font-size="9pt" style:font-size-asian="9pt" style:font-size-complex="9pt"/>
    </style:style>
    <style:style style:name="ce185" style:family="table-cell" style:parent-style-name="Default" style:data-style-name="N0">
      <style:table-cell-properties fo:border="thin solid #000000" style:vertical-align="middle" fo:wrap-option="wrap" fo:background-color="#FFFF80" style:repeat-content="false"/>
      <style:paragraph-properties fo:text-align="center"/>
      <style:text-properties fo:color="#000000" fo:font-size="9pt" style:font-size-asian="9pt" style:font-size-complex="9pt"/>
    </style:style>
    <style:style style:name="ce186" style:family="table-cell" style:parent-style-name="Default" style:data-style-name="N0">
      <style:table-cell-properties fo:border="thin solid #000000" style:vertical-align="middle" fo:wrap-option="wrap" fo:background-color="#FFFF5F" style:repeat-content="false"/>
      <style:paragraph-properties fo:text-align="center"/>
      <style:text-properties fo:color="#000000" fo:font-size="9pt" style:font-size-asian="9pt" style:font-size-complex="9pt"/>
    </style:style>
    <style:style style:name="ce187" style:family="table-cell" style:parent-style-name="Default" style:data-style-name="N0">
      <style:table-cell-properties fo:border="thin solid #000000" style:vertical-align="middle" fo:wrap-option="wrap" fo:background-color="#FFFF6C" style:repeat-content="false"/>
      <style:paragraph-properties fo:text-align="center"/>
      <style:text-properties fo:color="#000000" fo:font-size="9pt" style:font-size-asian="9pt" style:font-size-complex="9pt"/>
    </style:style>
    <style:style style:name="ce188" style:family="table-cell" style:parent-style-name="Default" style:data-style-name="N0">
      <style:table-cell-properties fo:border="thin solid #000000" style:vertical-align="middle" fo:wrap-option="wrap" fo:background-color="#FFFF5B" style:repeat-content="false"/>
      <style:paragraph-properties fo:text-align="center"/>
      <style:text-properties fo:color="#000000" fo:font-size="9pt" style:font-size-asian="9pt" style:font-size-complex="9pt"/>
    </style:style>
    <style:style style:name="ce189" style:family="table-cell" style:parent-style-name="Default" style:data-style-name="N0">
      <style:table-cell-properties fo:border="thin solid #000000" style:vertical-align="middle" fo:wrap-option="wrap" fo:background-color="#FFFF4B" style:repeat-content="false"/>
      <style:paragraph-properties fo:text-align="center"/>
      <style:text-properties fo:color="#000000" fo:font-size="9pt" style:font-size-asian="9pt" style:font-size-complex="9pt"/>
    </style:style>
    <style:style style:name="ce190" style:family="table-cell" style:parent-style-name="Default" style:data-style-name="N0">
      <style:table-cell-properties fo:border="thin solid #000000" style:vertical-align="middle" fo:wrap-option="wrap" fo:background-color="#FFFF53" style:repeat-content="false"/>
      <style:paragraph-properties fo:text-align="center"/>
      <style:text-properties fo:color="#000000" fo:font-size="9pt" style:font-size-asian="9pt" style:font-size-complex="9pt"/>
    </style:style>
    <style:style style:name="ce191" style:family="table-cell" style:parent-style-name="Default" style:data-style-name="N0">
      <style:table-cell-properties fo:border="thin solid #000000" style:vertical-align="middle" fo:wrap-option="wrap" fo:background-color="#FFFF7C" style:repeat-content="false"/>
      <style:paragraph-properties fo:text-align="center"/>
      <style:text-properties fo:color="#000000" fo:font-size="9pt" style:font-size-asian="9pt" style:font-size-complex="9pt"/>
    </style:style>
    <style:style style:name="ce192" style:family="table-cell" style:parent-style-name="Default" style:data-style-name="N0">
      <style:table-cell-properties fo:border="thin solid #000000" style:vertical-align="middle" fo:wrap-option="wrap" fo:background-color="#FFFF68" style:repeat-content="false"/>
      <style:paragraph-properties fo:text-align="center"/>
      <style:text-properties fo:color="#000000" fo:font-size="9pt" style:font-size-asian="9pt" style:font-size-complex="9pt"/>
    </style:style>
    <style:style style:name="ce193" style:family="table-cell" style:parent-style-name="Default" style:data-style-name="N0">
      <style:table-cell-properties fo:border="thin solid #000000" style:vertical-align="middle" fo:wrap-option="wrap" fo:background-color="#FFFF84" style:repeat-content="false"/>
      <style:paragraph-properties fo:text-align="center"/>
      <style:text-properties fo:color="#000000" fo:font-size="9pt" style:font-size-asian="9pt" style:font-size-complex="9pt"/>
    </style:style>
    <style:style style:name="ce194" style:family="table-cell" style:parent-style-name="Hyperlink" style:data-style-name="N0">
      <style:text-properties fo:color="#0000FF" style:text-underline-style="solid" style:text-underline-type="single"/>
    </style:style>
    <style:style style:name="ce195" style:family="table-cell" style:parent-style-name="Default" style:data-style-name="N0">
      <style:table-cell-properties fo:border="thin solid #000000" style:vertical-align="middle" fo:wrap-option="wrap" fo:background-color="#FFD9B3" style:repeat-content="false"/>
      <style:paragraph-properties fo:text-align="center"/>
      <style:text-properties fo:color="#000000" fo:font-size="9pt" style:font-size-asian="9pt" style:font-size-complex="9pt"/>
    </style:style>
    <style:style style:name="ce196" style:family="table-cell" style:parent-style-name="Default" style:data-style-name="N0">
      <style:table-cell-properties fo:border="thin solid #000000" style:vertical-align="middle" fo:wrap-option="wrap" fo:background-color="#FFC489" style:repeat-content="false"/>
      <style:paragraph-properties fo:text-align="center"/>
      <style:text-properties fo:color="#000000" fo:font-size="9pt" style:font-size-asian="9pt" style:font-size-complex="9pt"/>
    </style:style>
    <style:style style:name="ce197" style:family="table-cell" style:parent-style-name="Default" style:data-style-name="N0">
      <style:table-cell-properties fo:border="thin solid #000000" style:vertical-align="middle" fo:wrap-option="wrap" fo:background-color="#FF860D" style:repeat-content="false"/>
      <style:paragraph-properties fo:text-align="center"/>
      <style:text-properties fo:color="#000000" fo:font-size="9pt" style:font-size-asian="9pt" style:font-size-complex="9pt"/>
    </style:style>
    <style:style style:name="ce198" style:family="table-cell" style:parent-style-name="Default" style:data-style-name="N0">
      <style:table-cell-properties fo:border="thin solid #000000" style:vertical-align="middle" fo:wrap-option="wrap" fo:background-color="#FF5D00" style:repeat-content="false"/>
      <style:paragraph-properties fo:text-align="center"/>
      <style:text-properties fo:color="#000000" fo:font-size="9pt" style:font-size-asian="9pt" style:font-size-complex="9pt"/>
    </style:style>
    <style:style style:name="ce199" style:family="table-cell" style:parent-style-name="Default" style:data-style-name="N0">
      <style:table-cell-properties fo:border="thin solid #000000" style:vertical-align="middle" fo:wrap-option="wrap" fo:background-color="#DCDCFF" style:repeat-content="false"/>
      <style:paragraph-properties fo:text-align="center"/>
      <style:text-properties fo:color="#000000" fo:font-size="9pt" style:font-size-asian="9pt" style:font-size-complex="9pt"/>
    </style:style>
    <style:style style:name="ce200" style:family="table-cell" style:parent-style-name="Default" style:data-style-name="N0">
      <style:table-cell-properties fo:border="thin solid #000000" style:vertical-align="middle" fo:wrap-option="wrap" fo:background-color="#FF942A" style:repeat-content="false"/>
      <style:paragraph-properties fo:text-align="center"/>
      <style:text-properties fo:color="#000000" fo:font-size="9pt" style:font-size-asian="9pt" style:font-size-complex="9pt"/>
    </style:style>
    <style:style style:name="ce201" style:family="table-cell" style:parent-style-name="Default" style:data-style-name="N0">
      <style:table-cell-properties fo:border="thin solid #000000" style:vertical-align="middle" fo:wrap-option="wrap" fo:background-color="#FF9E3E" style:repeat-content="false"/>
      <style:paragraph-properties fo:text-align="center"/>
      <style:text-properties fo:color="#000000" fo:font-size="9pt" style:font-size-asian="9pt" style:font-size-complex="9pt"/>
    </style:style>
    <style:style style:name="ce202" style:family="table-cell" style:parent-style-name="Default" style:data-style-name="N0">
      <style:table-cell-properties fo:border="thin solid #000000" style:vertical-align="middle" fo:wrap-option="wrap" fo:background-color="#E0E0FF" style:repeat-content="false"/>
      <style:paragraph-properties fo:text-align="center"/>
      <style:text-properties fo:color="#000000" fo:font-size="9pt" style:font-size-asian="9pt" style:font-size-complex="9pt"/>
    </style:style>
    <style:style style:name="ce203" style:family="table-cell" style:parent-style-name="Default" style:data-style-name="N0">
      <style:table-cell-properties fo:border="thin solid #000000" style:vertical-align="middle" fo:wrap-option="wrap" fo:background-color="#B2B2FF" style:repeat-content="false"/>
      <style:paragraph-properties fo:text-align="center"/>
      <style:text-properties fo:color="#000000" fo:font-size="9pt" style:font-size-asian="9pt" style:font-size-complex="9pt"/>
    </style:style>
    <style:style style:name="ce204" style:family="table-cell" style:parent-style-name="Default" style:data-style-name="N0">
      <style:table-cell-properties fo:border="thin solid #000000" style:vertical-align="middle" fo:wrap-option="wrap" fo:background-color="#C4C4FF" style:repeat-content="false"/>
      <style:paragraph-properties fo:text-align="center"/>
      <style:text-properties fo:color="#000000" fo:font-size="9pt" style:font-size-asian="9pt" style:font-size-complex="9pt"/>
    </style:style>
    <style:style style:name="ce205" style:family="table-cell" style:parent-style-name="Default" style:data-style-name="N0">
      <style:table-cell-properties fo:border="thin solid #000000" style:vertical-align="middle" fo:wrap-option="wrap" fo:background-color="#E4E4FF" style:repeat-content="false"/>
      <style:paragraph-properties fo:text-align="center"/>
      <style:text-properties fo:color="#000000" fo:font-size="9pt" style:font-size-asian="9pt" style:font-size-complex="9pt"/>
    </style:style>
    <style:style style:name="ce206" style:family="table-cell" style:parent-style-name="Default" style:data-style-name="N0">
      <style:table-cell-properties fo:border="thin solid #000000" style:vertical-align="middle" fo:wrap-option="wrap" fo:background-color="#7F7FFF" style:repeat-content="false"/>
      <style:paragraph-properties fo:text-align="center"/>
      <style:text-properties fo:color="#000000" fo:font-size="9pt" style:font-size-asian="9pt" style:font-size-complex="9pt"/>
    </style:style>
    <style:style style:name="ce207" style:family="table-cell" style:parent-style-name="Default" style:data-style-name="N0">
      <style:table-cell-properties fo:border="thin solid #000000" style:vertical-align="middle" fo:wrap-option="wrap" fo:background-color="#9898FF" style:repeat-content="false"/>
      <style:paragraph-properties fo:text-align="center"/>
      <style:text-properties fo:color="#000000" fo:font-size="9pt" style:font-size-asian="9pt" style:font-size-complex="9pt"/>
    </style:style>
    <style:style style:name="ce208" style:family="table-cell" style:parent-style-name="Default" style:data-style-name="N0">
      <style:table-cell-properties fo:border="thin solid #000000" style:vertical-align="middle" fo:wrap-option="wrap" fo:background-color="#0000E8" style:repeat-content="false"/>
      <style:paragraph-properties fo:text-align="center"/>
      <style:text-properties fo:color="#FFFFFF" fo:font-size="9pt" style:font-size-asian="9pt" style:font-size-complex="9pt"/>
    </style:style>
    <style:style style:name="ce209" style:family="table-cell" style:parent-style-name="Default" style:data-style-name="N0">
      <style:table-cell-properties fo:border="thin solid #000000" style:vertical-align="middle" fo:wrap-option="wrap" fo:background-color="#1414FF" style:repeat-content="false"/>
      <style:paragraph-properties fo:text-align="center"/>
      <style:text-properties fo:color="#FFFFFF" fo:font-size="9pt" style:font-size-asian="9pt" style:font-size-complex="9pt"/>
    </style:style>
    <style:style style:name="ce210" style:family="table-cell" style:parent-style-name="Default" style:data-style-name="N0">
      <style:table-cell-properties fo:border="thin solid #000000" style:vertical-align="middle" fo:wrap-option="wrap" fo:background-color="#2F2FFF" style:repeat-content="false"/>
      <style:paragraph-properties fo:text-align="center"/>
      <style:text-properties fo:color="#FFFFFF" fo:font-size="9pt" style:font-size-asian="9pt" style:font-size-complex="9pt"/>
    </style:style>
    <style:style style:name="ce211" style:family="table-cell" style:parent-style-name="Default" style:data-style-name="N0">
      <style:table-cell-properties fo:border="thin solid #000000" style:vertical-align="middle" fo:wrap-option="wrap" fo:background-color="#BEBEFF" style:repeat-content="false"/>
      <style:paragraph-properties fo:text-align="center"/>
      <style:text-properties fo:color="#000000" fo:font-size="9pt" style:font-size-asian="9pt" style:font-size-complex="9pt"/>
    </style:style>
    <style:style style:name="ce212" style:family="table-cell" style:parent-style-name="Default" style:data-style-name="N0">
      <style:table-cell-properties fo:border="thin solid #000000" style:vertical-align="middle" fo:wrap-option="wrap" fo:background-color="#CFCFFF" style:repeat-content="false"/>
      <style:paragraph-properties fo:text-align="center"/>
      <style:text-properties fo:color="#000000" fo:font-size="9pt" style:font-size-asian="9pt" style:font-size-complex="9pt"/>
    </style:style>
    <style:style style:name="ce213" style:family="table-cell" style:parent-style-name="Default" style:data-style-name="N0">
      <style:table-cell-properties fo:border="thin solid #000000" style:vertical-align="middle" fo:wrap-option="wrap" fo:background-color="#000030" style:repeat-content="false"/>
      <style:paragraph-properties fo:text-align="center"/>
      <style:text-properties fo:color="#FFFFFF" fo:font-size="9pt" style:font-size-asian="9pt" style:font-size-complex="9pt"/>
    </style:style>
    <style:style style:name="ce214" style:family="table-cell" style:parent-style-name="Default" style:data-style-name="N0">
      <style:table-cell-properties fo:border="thin solid #000000" style:vertical-align="middle" fo:wrap-option="wrap" fo:background-color="#E3E3FF" style:repeat-content="false"/>
      <style:paragraph-properties fo:text-align="center"/>
      <style:text-properties fo:color="#000000" fo:font-size="9pt" style:font-size-asian="9pt" style:font-size-complex="9pt"/>
    </style:style>
    <style:style style:name="ce2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9pt" style:font-size-asian="9pt" style:font-size-complex="9pt"/>
    </style:style>
    <style:style style:name="ce216" style:family="table-cell" style:parent-style-name="Default" style:data-style-name="N0">
      <style:table-cell-properties fo:border="thin solid #000000" style:vertical-align="middle" fo:wrap-option="wrap" fo:background-color="#FF6A00" style:repeat-content="false"/>
      <style:paragraph-properties fo:text-align="center"/>
      <style:text-properties fo:color="#000000" fo:font-size="9pt" style:font-size-asian="9pt" style:font-size-complex="9pt"/>
    </style:style>
    <style:style style:name="ce217" style:family="table-cell" style:parent-style-name="Default" style:data-style-name="N0">
      <style:table-cell-properties fo:border="thin solid #000000" style:vertical-align="middle" fo:wrap-option="wrap" fo:background-color="#FF2C00" style:repeat-content="false"/>
      <style:paragraph-properties fo:text-align="center"/>
      <style:text-properties fo:color="#000000" fo:font-size="9pt" style:font-size-asian="9pt" style:font-size-complex="9pt"/>
    </style:style>
    <style:style style:name="ce218" style:family="table-cell" style:parent-style-name="Default" style:data-style-name="N0">
      <style:table-cell-properties fo:border="thin solid #000000" style:vertical-align="middle" fo:wrap-option="wrap" fo:background-color="#FBFBFF" style:repeat-content="false"/>
      <style:paragraph-properties fo:text-align="center"/>
      <style:text-properties fo:color="#000000" fo:font-size="9pt" style:font-size-asian="9pt" style:font-size-complex="9pt"/>
    </style:style>
    <style:style style:name="ce219" style:family="table-cell" style:parent-style-name="Default" style:data-style-name="N0">
      <style:table-cell-properties fo:border="thin solid #000000" style:vertical-align="middle" fo:wrap-option="wrap" fo:background-color="#FFCB97" style:repeat-content="false"/>
      <style:paragraph-properties fo:text-align="center"/>
      <style:text-properties fo:color="#000000" fo:font-size="9pt" style:font-size-asian="9pt" style:font-size-complex="9pt"/>
    </style:style>
    <style:style style:name="ce220" style:family="table-cell" style:parent-style-name="Default" style:data-style-name="N0">
      <style:table-cell-properties fo:border="thin solid #000000" style:vertical-align="middle" fo:wrap-option="wrap" fo:background-color="#FF7500" style:repeat-content="false"/>
      <style:paragraph-properties fo:text-align="center"/>
      <style:text-properties fo:color="#000000" fo:font-size="9pt" style:font-size-asian="9pt" style:font-size-complex="9pt"/>
    </style:style>
    <style:style style:name="ce221" style:family="table-cell" style:parent-style-name="Default" style:data-style-name="N0">
      <style:table-cell-properties fo:border="thin solid #000000" style:vertical-align="middle" fo:wrap-option="wrap" fo:background-color="#D7D7FF" style:repeat-content="false"/>
      <style:paragraph-properties fo:text-align="center"/>
      <style:text-properties fo:color="#000000" fo:font-size="9pt" style:font-size-asian="9pt" style:font-size-complex="9pt"/>
    </style:style>
    <style:style style:name="ce222" style:family="table-cell" style:parent-style-name="Default" style:data-style-name="N0">
      <style:table-cell-properties fo:border="thin solid #000000" style:vertical-align="middle" fo:wrap-option="wrap" fo:background-color="#2424FF" style:repeat-content="false"/>
      <style:paragraph-properties fo:text-align="center"/>
      <style:text-properties fo:color="#FFFFFF" fo:font-size="9pt" style:font-size-asian="9pt" style:font-size-complex="9pt"/>
    </style:style>
    <style:style style:name="ce223" style:family="table-cell" style:parent-style-name="Default" style:data-style-name="N0">
      <style:table-cell-properties fo:border="thin solid #000000" style:vertical-align="middle" fo:wrap-option="wrap" fo:background-color="#A0A0FF" style:repeat-content="false"/>
      <style:paragraph-properties fo:text-align="center"/>
      <style:text-properties fo:color="#000000" fo:font-size="9pt" style:font-size-asian="9pt" style:font-size-complex="9pt"/>
    </style:style>
    <style:style style:name="ce224" style:family="table-cell" style:parent-style-name="Default" style:data-style-name="N0">
      <style:table-cell-properties fo:border="thin solid #000000" style:vertical-align="middle" fo:wrap-option="wrap" fo:background-color="#B0B0FF" style:repeat-content="false"/>
      <style:paragraph-properties fo:text-align="center"/>
      <style:text-properties fo:color="#000000" fo:font-size="9pt" style:font-size-asian="9pt" style:font-size-complex="9pt"/>
    </style:style>
    <style:style style:name="ce225" style:family="table-cell" style:parent-style-name="Default" style:data-style-name="N0">
      <style:table-cell-properties fo:border="thin solid #000000" style:vertical-align="middle" fo:wrap-option="wrap" fo:background-color="#4A4AFF" style:repeat-content="false"/>
      <style:paragraph-properties fo:text-align="center"/>
      <style:text-properties fo:color="#FFFFFF" fo:font-size="9pt" style:font-size-asian="9pt" style:font-size-complex="9pt"/>
    </style:style>
    <style:style style:name="ce226" style:family="table-cell" style:parent-style-name="Default" style:data-style-name="N0">
      <style:table-cell-properties fo:border="thin solid #000000" style:vertical-align="middle" fo:wrap-option="wrap" fo:background-color="#E5FFE5" style:repeat-content="false"/>
      <style:paragraph-properties fo:text-align="center"/>
      <style:text-properties fo:color="#000000" fo:font-size="9pt" style:font-size-asian="9pt" style:font-size-complex="9pt"/>
    </style:style>
    <style:style style:name="ce227" style:family="table-cell" style:parent-style-name="Default" style:data-style-name="N0">
      <style:table-cell-properties fo:border="thin solid #000000" style:vertical-align="middle" fo:wrap-option="wrap" fo:background-color="#EFEFFF" style:repeat-content="false"/>
      <style:paragraph-properties fo:text-align="center"/>
      <style:text-properties fo:color="#000000" fo:font-size="9pt" style:font-size-asian="9pt" style:font-size-complex="9pt"/>
    </style:style>
    <style:style style:name="ce228" style:family="table-cell" style:parent-style-name="Default" style:data-style-name="N0">
      <style:table-cell-properties fo:border="thin solid #000000" style:vertical-align="middle" fo:wrap-option="wrap" fo:background-color="#FFAF60" style:repeat-content="false"/>
      <style:paragraph-properties fo:text-align="center"/>
      <style:text-properties fo:color="#000000" fo:font-size="9pt" style:font-size-asian="9pt" style:font-size-complex="9pt"/>
    </style:style>
    <style:style style:name="ce229" style:family="table-cell" style:parent-style-name="Default" style:data-style-name="N0">
      <style:table-cell-properties fo:border="thin solid #000000" style:vertical-align="middle" fo:wrap-option="wrap" fo:background-color="#FFE8D2" style:repeat-content="false"/>
      <style:paragraph-properties fo:text-align="center"/>
      <style:text-properties fo:color="#000000" fo:font-size="9pt" style:font-size-asian="9pt" style:font-size-complex="9pt"/>
    </style:style>
    <style:style style:name="ce230" style:family="table-cell" style:parent-style-name="Default" style:data-style-name="N0">
      <style:table-cell-properties fo:border="thin solid #000000" style:vertical-align="middle" fo:wrap-option="wrap" fo:background-color="#FF8409" style:repeat-content="false"/>
      <style:paragraph-properties fo:text-align="center"/>
      <style:text-properties fo:color="#000000" fo:font-size="9pt" style:font-size-asian="9pt" style:font-size-complex="9pt"/>
    </style:style>
    <style:style style:name="ce231" style:family="table-cell" style:parent-style-name="Default" style:data-style-name="N0">
      <style:table-cell-properties fo:border="thin solid #000000" style:vertical-align="middle" fo:wrap-option="wrap" fo:background-color="#FFA851" style:repeat-content="false"/>
      <style:paragraph-properties fo:text-align="center"/>
      <style:text-properties fo:color="#000000" fo:font-size="9pt" style:font-size-asian="9pt" style:font-size-complex="9pt"/>
    </style:style>
    <style:style style:name="ce232" style:family="table-cell" style:parent-style-name="Default" style:data-style-name="N0">
      <style:table-cell-properties fo:border="thin solid #000000" style:vertical-align="middle" fo:wrap-option="wrap" fo:background-color="#FFD2A6" style:repeat-content="false"/>
      <style:paragraph-properties fo:text-align="center"/>
      <style:text-properties fo:color="#000000" fo:font-size="9pt" style:font-size-asian="9pt" style:font-size-complex="9pt"/>
    </style:style>
    <style:style style:name="ce233" style:family="table-cell" style:parent-style-name="Default" style:data-style-name="N0">
      <style:table-cell-properties fo:border="thin solid #000000" style:vertical-align="middle" fo:wrap-option="wrap" fo:background-color="#FAFAFF" style:repeat-content="false"/>
      <style:paragraph-properties fo:text-align="center"/>
      <style:text-properties fo:color="#000000" fo:font-size="9pt" style:font-size-asian="9pt" style:font-size-complex="9pt"/>
    </style:style>
    <style:style style:name="ce234" style:family="table-cell" style:parent-style-name="Default" style:data-style-name="N0">
      <style:table-cell-properties fo:border="thin solid #000000" style:vertical-align="middle" fo:wrap-option="wrap" fo:background-color="#8F8FFF" style:repeat-content="false"/>
      <style:paragraph-properties fo:text-align="center"/>
      <style:text-properties fo:color="#000000" fo:font-size="9pt" style:font-size-asian="9pt" style:font-size-complex="9pt"/>
    </style:style>
    <style:style style:name="ce235" style:family="table-cell" style:parent-style-name="Default" style:data-style-name="N0">
      <style:table-cell-properties fo:border="thin solid #000000" style:vertical-align="middle" fo:wrap-option="wrap" fo:background-color="#9494FF" style:repeat-content="false"/>
      <style:paragraph-properties fo:text-align="center"/>
      <style:text-properties fo:color="#000000" fo:font-size="9pt" style:font-size-asian="9pt" style:font-size-complex="9pt"/>
    </style:style>
    <style:style style:name="ce236" style:family="table-cell" style:parent-style-name="Default" style:data-style-name="N0">
      <style:table-cell-properties fo:border="thin solid #000000" style:vertical-align="middle" fo:wrap-option="wrap" fo:background-color="#A7A7FF" style:repeat-content="false"/>
      <style:paragraph-properties fo:text-align="center"/>
      <style:text-properties fo:color="#000000" fo:font-size="9pt" style:font-size-asian="9pt" style:font-size-complex="9pt"/>
    </style:style>
    <style:style style:name="ce237" style:family="table-cell" style:parent-style-name="Default" style:data-style-name="N0">
      <style:table-cell-properties fo:border="thin solid #000000" style:vertical-align="middle" fo:wrap-option="wrap" fo:background-color="#F6F6FF" style:repeat-content="false"/>
      <style:paragraph-properties fo:text-align="center"/>
      <style:text-properties fo:color="#000000" fo:font-size="9pt" style:font-size-asian="9pt" style:font-size-complex="9pt"/>
    </style:style>
    <style:style style:name="ce238" style:family="table-cell" style:parent-style-name="Default" style:data-style-name="N0">
      <style:table-cell-properties fo:border="thin solid #000000" style:vertical-align="middle" fo:wrap-option="wrap" fo:background-color="#AAAAFF" style:repeat-content="false"/>
      <style:paragraph-properties fo:text-align="center"/>
      <style:text-properties fo:color="#000000" fo:font-size="9pt" style:font-size-asian="9pt" style:font-size-complex="9pt"/>
    </style:style>
    <style:style style:name="ce239" style:family="table-cell" style:parent-style-name="Default" style:data-style-name="N0">
      <style:table-cell-properties fo:border="thin solid #000000" style:vertical-align="middle" fo:wrap-option="wrap" fo:background-color="#9191FF" style:repeat-content="false"/>
      <style:paragraph-properties fo:text-align="center"/>
      <style:text-properties fo:color="#000000" fo:font-size="9pt" style:font-size-asian="9pt" style:font-size-complex="9pt"/>
    </style:style>
    <style:style style:name="ce240" style:family="table-cell" style:parent-style-name="Default" style:data-style-name="N0">
      <style:table-cell-properties fo:border="thin solid #000000" style:vertical-align="middle" fo:wrap-option="wrap" fo:background-color="#C3C3FF" style:repeat-content="false"/>
      <style:paragraph-properties fo:text-align="center"/>
      <style:text-properties fo:color="#000000" fo:font-size="9pt" style:font-size-asian="9pt" style:font-size-complex="9pt"/>
    </style:style>
    <style:style style:name="ce241" style:family="table-cell" style:parent-style-name="Default" style:data-style-name="N0">
      <style:table-cell-properties fo:border="thin solid #000000" style:vertical-align="middle" fo:wrap-option="wrap" fo:background-color="#5555FF" style:repeat-content="false"/>
      <style:paragraph-properties fo:text-align="center"/>
      <style:text-properties fo:color="#FFFFFF" fo:font-size="9pt" style:font-size-asian="9pt" style:font-size-complex="9pt"/>
    </style:style>
    <style:style style:name="ce242" style:family="table-cell" style:parent-style-name="Default" style:data-style-name="N0">
      <style:table-cell-properties fo:border="thin solid #000000" style:vertical-align="middle" fo:wrap-option="wrap" fo:background-color="#9B9BFF" style:repeat-content="false"/>
      <style:paragraph-properties fo:text-align="center"/>
      <style:text-properties fo:color="#000000" fo:font-size="9pt" style:font-size-asian="9pt" style:font-size-complex="9pt"/>
    </style:style>
    <style:style style:name="ce243" style:family="table-cell" style:parent-style-name="Default" style:data-style-name="N0">
      <style:table-cell-properties fo:border="thin solid #000000" style:vertical-align="middle" fo:wrap-option="wrap" fo:background-color="#C0C0FF" style:repeat-content="false"/>
      <style:paragraph-properties fo:text-align="center"/>
      <style:text-properties fo:color="#000000" fo:font-size="9pt" style:font-size-asian="9pt" style:font-size-complex="9pt"/>
    </style:style>
    <style:style style:name="ce244" style:family="table-cell" style:parent-style-name="Default" style:data-style-name="N0">
      <style:table-cell-properties fo:border="thin solid #000000" style:vertical-align="middle" fo:wrap-option="wrap" fo:background-color="#D6D6FF" style:repeat-content="false"/>
      <style:paragraph-properties fo:text-align="center"/>
      <style:text-properties fo:color="#000000" fo:font-size="9pt" style:font-size-asian="9pt" style:font-size-complex="9pt"/>
    </style:style>
    <style:style style:name="ce245" style:family="table-cell" style:parent-style-name="Default" style:data-style-name="N0">
      <style:table-cell-properties fo:border="thin solid #000000" style:vertical-align="middle" fo:wrap-option="wrap" fo:background-color="#6F6FFF" style:repeat-content="false"/>
      <style:paragraph-properties fo:text-align="center"/>
      <style:text-properties fo:color="#000000" fo:font-size="9pt" style:font-size-asian="9pt" style:font-size-complex="9pt"/>
    </style:style>
    <style:style style:name="ce246" style:family="table-cell" style:parent-style-name="Default" style:data-style-name="N0">
      <style:table-cell-properties fo:border="thin solid #000000" style:vertical-align="middle" fo:wrap-option="wrap" fo:background-color="#2929FF" style:repeat-content="false"/>
      <style:paragraph-properties fo:text-align="center"/>
      <style:text-properties fo:color="#FFFFFF" fo:font-size="9pt" style:font-size-asian="9pt" style:font-size-complex="9pt"/>
    </style:style>
    <style:style style:name="ce247" style:family="table-cell" style:parent-style-name="Default" style:data-style-name="N0">
      <style:table-cell-properties fo:border="thin solid #000000" style:vertical-align="middle" fo:wrap-option="wrap" fo:background-color="#DBFFDB" style:repeat-content="false"/>
      <style:paragraph-properties fo:text-align="center"/>
      <style:text-properties fo:color="#000000" fo:font-size="9pt" style:font-size-asian="9pt" style:font-size-complex="9pt"/>
    </style:style>
    <style:style style:name="ce248" style:family="table-cell" style:parent-style-name="Default" style:data-style-name="N0">
      <style:table-cell-properties fo:border="thin solid #000000" style:vertical-align="middle" fo:wrap-option="wrap" fo:background-color="#BCFFBC" style:repeat-content="false"/>
      <style:paragraph-properties fo:text-align="center"/>
      <style:text-properties fo:color="#000000" fo:font-size="9pt" style:font-size-asian="9pt" style:font-size-complex="9pt"/>
    </style:style>
    <style:style style:name="ce249" style:family="table-cell" style:parent-style-name="Default" style:data-style-name="N0">
      <style:table-cell-properties fo:border="thin solid #000000" style:vertical-align="middle" fo:wrap-option="wrap" fo:background-color="#B4FFB4" style:repeat-content="false"/>
      <style:paragraph-properties fo:text-align="center"/>
      <style:text-properties fo:color="#000000" fo:font-size="9pt" style:font-size-asian="9pt" style:font-size-complex="9pt"/>
    </style:style>
    <style:style style:name="ce250" style:family="table-cell" style:parent-style-name="Default" style:data-style-name="N0">
      <style:table-cell-properties fo:border="thin solid #000000" style:vertical-align="middle" fo:wrap-option="wrap" fo:background-color="#DFFFDF" style:repeat-content="false"/>
      <style:paragraph-properties fo:text-align="center"/>
      <style:text-properties fo:color="#000000" fo:font-size="9pt" style:font-size-asian="9pt" style:font-size-complex="9pt"/>
    </style:style>
    <style:style style:name="ce251" style:family="table-cell" style:parent-style-name="Default" style:data-style-name="N0">
      <style:table-cell-properties fo:border="thin solid #000000" style:vertical-align="middle" fo:wrap-option="wrap" fo:background-color="#D7FFD7" style:repeat-content="false"/>
      <style:paragraph-properties fo:text-align="center"/>
      <style:text-properties fo:color="#000000" fo:font-size="9pt" style:font-size-asian="9pt" style:font-size-complex="9pt"/>
    </style:style>
    <style:style style:name="ce252" style:family="table-cell" style:parent-style-name="Default" style:data-style-name="N0">
      <style:table-cell-properties fo:border="thin solid #000000" style:vertical-align="middle" fo:wrap-option="wrap" fo:background-color="#D5D5FF" style:repeat-content="false"/>
      <style:paragraph-properties fo:text-align="center"/>
      <style:text-properties fo:color="#000000" fo:font-size="9pt" style:font-size-asian="9pt" style:font-size-complex="9pt"/>
    </style:style>
    <style:style style:name="ce253" style:family="table-cell" style:parent-style-name="Default" style:data-style-name="N0">
      <style:table-cell-properties fo:border="thin solid #000000" style:vertical-align="middle" fo:wrap-option="wrap" fo:background-color="#00007F" style:repeat-content="false"/>
      <style:paragraph-properties fo:text-align="center"/>
      <style:text-properties fo:color="#FFFFFF" fo:font-size="9pt" style:font-size-asian="9pt" style:font-size-complex="9pt"/>
    </style:style>
    <style:style style:name="ce254" style:family="table-cell" style:parent-style-name="Default" style:data-style-name="N0">
      <style:table-cell-properties fo:border="thin solid #000000" style:vertical-align="middle" fo:wrap-option="wrap" fo:background-color="#6A6AFF" style:repeat-content="false"/>
      <style:paragraph-properties fo:text-align="center"/>
      <style:text-properties fo:color="#000000" fo:font-size="9pt" style:font-size-asian="9pt" style:font-size-complex="9pt"/>
    </style:style>
    <style:style style:name="ce255" style:family="table-cell" style:parent-style-name="Default" style:data-style-name="N0">
      <style:table-cell-properties fo:border="thin solid #000000" style:vertical-align="middle" fo:wrap-option="wrap" fo:background-color="#8C8CFF" style:repeat-content="false"/>
      <style:paragraph-properties fo:text-align="center"/>
      <style:text-properties fo:color="#000000" fo:font-size="9pt" style:font-size-asian="9pt" style:font-size-complex="9pt"/>
    </style:style>
    <style:style style:name="ce256" style:family="table-cell" style:parent-style-name="Default" style:data-style-name="N0">
      <style:table-cell-properties fo:border="thin solid #000000" style:vertical-align="middle" fo:wrap-option="wrap" fo:background-color="#B4B4FF" style:repeat-content="false"/>
      <style:paragraph-properties fo:text-align="center"/>
      <style:text-properties fo:color="#000000" fo:font-size="9pt" style:font-size-asian="9pt" style:font-size-complex="9pt"/>
    </style:style>
    <style:style style:name="ce257" style:family="table-cell" style:parent-style-name="Default" style:data-style-name="N0">
      <style:table-cell-properties fo:border="thin solid #000000" style:vertical-align="middle" fo:wrap-option="wrap" fo:background-color="#FF5300" style:repeat-content="false"/>
      <style:paragraph-properties fo:text-align="center"/>
      <style:text-properties fo:color="#000000" fo:font-size="9pt" style:font-size-asian="9pt" style:font-size-complex="9pt"/>
    </style:style>
    <style:style style:name="ce258" style:family="table-cell" style:parent-style-name="Default" style:data-style-name="N0">
      <style:table-cell-properties fo:border="thin solid #000000" style:vertical-align="middle" fo:wrap-option="wrap" fo:background-color="#FF6F00" style:repeat-content="false"/>
      <style:paragraph-properties fo:text-align="center"/>
      <style:text-properties fo:color="#000000" fo:font-size="9pt" style:font-size-asian="9pt" style:font-size-complex="9pt"/>
    </style:style>
    <style:style style:name="ce259" style:family="table-cell" style:parent-style-name="Default" style:data-style-name="N0">
      <style:table-cell-properties fo:border="thin solid #000000" style:vertical-align="middle" fo:wrap-option="wrap" fo:background-color="#FF5C00" style:repeat-content="false"/>
      <style:paragraph-properties fo:text-align="center"/>
      <style:text-properties fo:color="#000000" fo:font-size="9pt" style:font-size-asian="9pt" style:font-size-complex="9pt"/>
    </style:style>
    <style:style style:name="ce260" style:family="table-cell" style:parent-style-name="Default" style:data-style-name="N0">
      <style:table-cell-properties fo:border="thin solid #000000" style:vertical-align="middle" fo:wrap-option="wrap" fo:background-color="#FFDDBB" style:repeat-content="false"/>
      <style:paragraph-properties fo:text-align="center"/>
      <style:text-properties fo:color="#000000" fo:font-size="9pt" style:font-size-asian="9pt" style:font-size-complex="9pt"/>
    </style:style>
    <style:style style:name="ce261" style:family="table-cell" style:parent-style-name="Default" style:data-style-name="N0">
      <style:table-cell-properties fo:border="thin solid #000000" style:vertical-align="middle" fo:wrap-option="wrap" fo:background-color="#FFEDDB" style:repeat-content="false"/>
      <style:paragraph-properties fo:text-align="center"/>
      <style:text-properties fo:color="#000000" fo:font-size="9pt" style:font-size-asian="9pt" style:font-size-complex="9pt"/>
    </style:style>
    <style:style style:name="ce262" style:family="table-cell" style:parent-style-name="Default" style:data-style-name="N0">
      <style:table-cell-properties fo:border="thin solid #000000" style:vertical-align="middle" fo:wrap-option="wrap" fo:background-color="#D4D4FF" style:repeat-content="false"/>
      <style:paragraph-properties fo:text-align="center"/>
      <style:text-properties fo:color="#000000" fo:font-size="9pt" style:font-size-asian="9pt" style:font-size-complex="9pt"/>
    </style:style>
    <style:style style:name="ce263" style:family="table-cell" style:parent-style-name="Default" style:data-style-name="N0">
      <style:table-cell-properties fo:border="thin solid #000000" style:vertical-align="middle" fo:wrap-option="wrap" fo:background-color="#F2F2FF" style:repeat-content="false"/>
      <style:paragraph-properties fo:text-align="center"/>
      <style:text-properties fo:color="#000000" fo:font-size="9pt" style:font-size-asian="9pt" style:font-size-complex="9pt"/>
    </style:style>
    <style:style style:name="ce264" style:family="table-cell" style:parent-style-name="Default" style:data-style-name="N0">
      <style:table-cell-properties fo:border="thin solid #000000" style:vertical-align="middle" fo:wrap-option="wrap" fo:background-color="#0000EE" style:repeat-content="false"/>
      <style:paragraph-properties fo:text-align="center"/>
      <style:text-properties fo:color="#FFFFFF" fo:font-size="9pt" style:font-size-asian="9pt" style:font-size-complex="9pt"/>
    </style:style>
    <style:style style:name="ce265" style:family="table-cell" style:parent-style-name="Default" style:data-style-name="N0">
      <style:table-cell-properties fo:border="thin solid #000000" style:vertical-align="middle" fo:wrap-option="wrap" fo:background-color="#FF5A00" style:repeat-content="false"/>
      <style:paragraph-properties fo:text-align="center"/>
      <style:text-properties fo:color="#000000" fo:font-size="9pt" style:font-size-asian="9pt" style:font-size-complex="9pt"/>
    </style:style>
    <style:style style:name="ce266" style:family="table-cell" style:parent-style-name="Default" style:data-style-name="N0">
      <style:table-cell-properties fo:border="thin solid #000000" style:vertical-align="middle" fo:wrap-option="wrap" fo:background-color="#FF3800" style:repeat-content="false"/>
      <style:paragraph-properties fo:text-align="center"/>
      <style:text-properties fo:color="#000000" fo:font-size="9pt" style:font-size-asian="9pt" style:font-size-complex="9pt"/>
    </style:style>
    <style:style style:name="ce267" style:family="table-cell" style:parent-style-name="Default" style:data-style-name="N0">
      <style:table-cell-properties fo:border="thin solid #000000" style:vertical-align="middle" fo:wrap-option="wrap" fo:background-color="#FF1D00" style:repeat-content="false"/>
      <style:paragraph-properties fo:text-align="center"/>
      <style:text-properties fo:color="#000000" fo:font-size="9pt" style:font-size-asian="9pt" style:font-size-complex="9pt"/>
    </style:style>
    <style:style style:name="ce268" style:family="table-cell" style:parent-style-name="Default" style:data-style-name="N0">
      <style:table-cell-properties fo:border="thin solid #000000" style:vertical-align="middle" fo:wrap-option="wrap" fo:background-color="#FF3B00" style:repeat-content="false"/>
      <style:paragraph-properties fo:text-align="center"/>
      <style:text-properties fo:color="#000000" fo:font-size="9pt" style:font-size-asian="9pt" style:font-size-complex="9pt"/>
    </style:style>
    <style:style style:name="ce269" style:family="table-cell" style:parent-style-name="Default" style:data-style-name="N0">
      <style:table-cell-properties fo:border="thin solid #000000" style:vertical-align="middle" fo:wrap-option="wrap" fo:background-color="#FF8A16" style:repeat-content="false"/>
      <style:paragraph-properties fo:text-align="center"/>
      <style:text-properties fo:color="#000000" fo:font-size="9pt" style:font-size-asian="9pt" style:font-size-complex="9pt"/>
    </style:style>
    <style:style style:name="ce270" style:family="table-cell" style:parent-style-name="Default" style:data-style-name="N0">
      <style:table-cell-properties fo:border="thin solid #000000" style:vertical-align="middle" fo:wrap-option="wrap" fo:background-color="#FF5B00" style:repeat-content="false"/>
      <style:paragraph-properties fo:text-align="center"/>
      <style:text-properties fo:color="#000000" fo:font-size="9pt" style:font-size-asian="9pt" style:font-size-complex="9pt"/>
    </style:style>
    <style:style style:name="ce271" style:family="table-cell" style:parent-style-name="Default" style:data-style-name="N0">
      <style:table-cell-properties fo:border="thin solid #000000" style:vertical-align="middle" fo:wrap-option="wrap" fo:background-color="#FF5500" style:repeat-content="false"/>
      <style:paragraph-properties fo:text-align="center"/>
      <style:text-properties fo:color="#000000" fo:font-size="9pt" style:font-size-asian="9pt" style:font-size-complex="9pt"/>
    </style:style>
    <style:style style:name="ce272" style:family="table-cell" style:parent-style-name="Default" style:data-style-name="N0">
      <style:table-cell-properties fo:border="thin solid #000000" style:vertical-align="middle" fo:wrap-option="wrap" fo:background-color="#FF6500" style:repeat-content="false"/>
      <style:paragraph-properties fo:text-align="center"/>
      <style:text-properties fo:color="#000000" fo:font-size="9pt" style:font-size-asian="9pt" style:font-size-complex="9pt"/>
    </style:style>
    <style:style style:name="ce273" style:family="table-cell" style:parent-style-name="Default" style:data-style-name="N0">
      <style:table-cell-properties fo:border="thin solid #000000" style:vertical-align="middle" fo:wrap-option="wrap" fo:background-color="#FF7B00" style:repeat-content="false"/>
      <style:paragraph-properties fo:text-align="center"/>
      <style:text-properties fo:color="#000000" fo:font-size="9pt" style:font-size-asian="9pt" style:font-size-complex="9pt"/>
    </style:style>
    <style:style style:name="ce274" style:family="table-cell" style:parent-style-name="Default" style:data-style-name="N0">
      <style:table-cell-properties fo:border="thin solid #000000" style:vertical-align="middle" fo:wrap-option="wrap" fo:background-color="#FF9226" style:repeat-content="false"/>
      <style:paragraph-properties fo:text-align="center"/>
      <style:text-properties fo:color="#000000" fo:font-size="9pt" style:font-size-asian="9pt" style:font-size-complex="9pt"/>
    </style:style>
    <style:style style:name="ce275" style:family="table-cell" style:parent-style-name="Default" style:data-style-name="N0">
      <style:table-cell-properties fo:border="thin solid #000000" style:vertical-align="middle" fo:wrap-option="wrap" fo:background-color="#FFE5CC" style:repeat-content="false"/>
      <style:paragraph-properties fo:text-align="center"/>
      <style:text-properties fo:color="#000000" fo:font-size="9pt" style:font-size-asian="9pt" style:font-size-complex="9pt"/>
    </style:style>
    <style:style style:name="ce276" style:family="table-cell" style:parent-style-name="Default" style:data-style-name="N0">
      <style:table-cell-properties fo:border="thin solid #000000" style:vertical-align="middle" fo:wrap-option="wrap" fo:background-color="#FFB164" style:repeat-content="false"/>
      <style:paragraph-properties fo:text-align="center"/>
      <style:text-properties fo:color="#000000" fo:font-size="9pt" style:font-size-asian="9pt" style:font-size-complex="9pt"/>
    </style:style>
    <style:style style:name="ce277" style:family="table-cell" style:parent-style-name="Default" style:data-style-name="N0">
      <style:table-cell-properties fo:border="thin solid #000000" style:vertical-align="middle" fo:wrap-option="wrap" fo:background-color="#FF9429" style:repeat-content="false"/>
      <style:paragraph-properties fo:text-align="center"/>
      <style:text-properties fo:color="#000000" fo:font-size="9pt" style:font-size-asian="9pt" style:font-size-complex="9pt"/>
    </style:style>
    <style:style style:name="ce278" style:family="table-cell" style:parent-style-name="Default" style:data-style-name="N0">
      <style:table-cell-properties fo:border="thin solid #000000" style:vertical-align="middle" fo:wrap-option="wrap" fo:background-color="#FFCA96" style:repeat-content="false"/>
      <style:paragraph-properties fo:text-align="center"/>
      <style:text-properties fo:color="#000000" fo:font-size="9pt" style:font-size-asian="9pt" style:font-size-complex="9pt"/>
    </style:style>
    <style:style style:name="ce279" style:family="table-cell" style:parent-style-name="Default" style:data-style-name="N0">
      <style:table-cell-properties fo:border="thin solid #000000" style:vertical-align="middle" fo:wrap-option="wrap" fo:background-color="#FFAF5F" style:repeat-content="false"/>
      <style:paragraph-properties fo:text-align="center"/>
      <style:text-properties fo:color="#000000" fo:font-size="9pt" style:font-size-asian="9pt" style:font-size-complex="9pt"/>
    </style:style>
    <style:style style:name="ce280" style:family="table-cell" style:parent-style-name="Default" style:data-style-name="N0">
      <style:table-cell-properties fo:border="thin solid #000000" style:vertical-align="middle" fo:wrap-option="wrap" fo:background-color="#FFF7EF" style:repeat-content="false"/>
      <style:paragraph-properties fo:text-align="center"/>
      <style:text-properties fo:color="#000000" fo:font-size="9pt" style:font-size-asian="9pt" style:font-size-complex="9pt"/>
    </style:style>
    <style:style style:name="ce281" style:family="table-cell" style:parent-style-name="Default" style:data-style-name="N0">
      <style:table-cell-properties fo:border="thin solid #000000" style:vertical-align="middle" fo:wrap-option="wrap" fo:background-color="#DDDDFF" style:repeat-content="false"/>
      <style:paragraph-properties fo:text-align="center"/>
      <style:text-properties fo:color="#000000" fo:font-size="9pt" style:font-size-asian="9pt" style:font-size-complex="9pt"/>
    </style:style>
    <style:style style:name="ce282" style:family="table-cell" style:parent-style-name="Default" style:data-style-name="N0">
      <style:table-cell-properties fo:border="thin solid #000000" style:vertical-align="middle" fo:wrap-option="wrap" fo:background-color="#A1A1FF" style:repeat-content="false"/>
      <style:paragraph-properties fo:text-align="center"/>
      <style:text-properties fo:color="#000000" fo:font-size="9pt" style:font-size-asian="9pt" style:font-size-complex="9pt"/>
    </style:style>
    <style:style style:name="ce283" style:family="table-cell" style:parent-style-name="Default" style:data-style-name="N0">
      <style:table-cell-properties fo:border="thin solid #000000" style:vertical-align="middle" fo:wrap-option="wrap" fo:background-color="#4646FF" style:repeat-content="false"/>
      <style:paragraph-properties fo:text-align="center"/>
      <style:text-properties fo:color="#FFFFFF" fo:font-size="9pt" style:font-size-asian="9pt" style:font-size-complex="9pt"/>
    </style:style>
    <style:style style:name="ce284" style:family="table-cell" style:parent-style-name="Default" style:data-style-name="N0">
      <style:table-cell-properties fo:border="thin solid #000000" style:vertical-align="middle" fo:wrap-option="wrap" fo:background-color="#000092" style:repeat-content="false"/>
      <style:paragraph-properties fo:text-align="center"/>
      <style:text-properties fo:color="#FFFFFF" fo:font-size="9pt" style:font-size-asian="9pt" style:font-size-complex="9pt"/>
    </style:style>
    <style:style style:name="ce285" style:family="table-cell" style:parent-style-name="Default" style:data-style-name="N0">
      <style:table-cell-properties fo:border="thin solid #000000" style:vertical-align="middle" fo:wrap-option="wrap" fo:background-color="#0000CA" style:repeat-content="false"/>
      <style:paragraph-properties fo:text-align="center"/>
      <style:text-properties fo:color="#FFFFFF" fo:font-size="9pt" style:font-size-asian="9pt" style:font-size-complex="9pt"/>
    </style:style>
    <style:style style:name="ce286" style:family="table-cell" style:parent-style-name="Default" style:data-style-name="N4">
      <style:table-cell-properties fo:border="thin solid #000000" style:vertical-align="middle" fo:wrap-option="wrap" fo:background-color="#4646FF" style:repeat-content="false"/>
      <style:paragraph-properties fo:text-align="center"/>
      <style:text-properties fo:color="#FFFFFF" fo:font-size="9pt" style:font-size-asian="9pt" style:font-size-complex="9pt"/>
    </style:style>
    <style:style style:name="ce287" style:family="table-cell" style:parent-style-name="Default" style:data-style-name="N0">
      <style:table-cell-properties fo:border="thin solid #000000" style:vertical-align="middle" fo:wrap-option="wrap" fo:background-color="#2626FF" style:repeat-content="false"/>
      <style:paragraph-properties fo:text-align="center"/>
      <style:text-properties fo:color="#FFFFFF" fo:font-size="9pt" style:font-size-asian="9pt" style:font-size-complex="9pt"/>
    </style:style>
    <style:style style:name="ce288" style:family="table-cell" style:parent-style-name="Default" style:data-style-name="N0">
      <style:table-cell-properties fo:border="thin solid #000000" style:vertical-align="middle" fo:wrap-option="wrap" fo:background-color="#0000E2" style:repeat-content="false"/>
      <style:paragraph-properties fo:text-align="center"/>
      <style:text-properties fo:color="#FFFFFF" fo:font-size="9pt" style:font-size-asian="9pt" style:font-size-complex="9pt"/>
    </style:style>
    <style:style style:name="ce289" style:family="table-cell" style:parent-style-name="Default" style:data-style-name="N0">
      <style:table-cell-properties fo:border="thin solid #000000" style:vertical-align="middle" fo:wrap-option="wrap" fo:background-color="#8B8BFF" style:repeat-content="false"/>
      <style:paragraph-properties fo:text-align="center"/>
      <style:text-properties fo:color="#000000" fo:font-size="9pt" style:font-size-asian="9pt" style:font-size-complex="9pt"/>
    </style:style>
    <style:style style:name="ce290" style:family="table-cell" style:parent-style-name="Default" style:data-style-name="N0">
      <style:table-cell-properties fo:border="thin solid #000000" style:vertical-align="middle" fo:wrap-option="wrap" fo:background-color="#1515FF" style:repeat-content="false"/>
      <style:paragraph-properties fo:text-align="center"/>
      <style:text-properties fo:color="#FFFFFF" fo:font-size="9pt" style:font-size-asian="9pt" style:font-size-complex="9pt"/>
    </style:style>
    <style:style style:name="ce291" style:family="table-cell" style:parent-style-name="Default" style:data-style-name="N0">
      <style:table-cell-properties fo:border="thin solid #000000" style:vertical-align="middle" fo:wrap-option="wrap" fo:background-color="#0000E6" style:repeat-content="false"/>
      <style:paragraph-properties fo:text-align="center"/>
      <style:text-properties fo:color="#FFFFFF" fo:font-size="9pt" style:font-size-asian="9pt" style:font-size-complex="9pt"/>
    </style:style>
    <style:style style:name="ce292" style:family="table-cell" style:parent-style-name="Default" style:data-style-name="N0">
      <style:table-cell-properties fo:border="thin solid #000000" style:vertical-align="middle" fo:wrap-option="wrap" fo:background-color="#0000C0" style:repeat-content="false"/>
      <style:paragraph-properties fo:text-align="center"/>
      <style:text-properties fo:color="#FFFFFF" fo:font-size="9pt" style:font-size-asian="9pt" style:font-size-complex="9pt"/>
    </style:style>
    <style:style style:name="ce293" style:family="table-cell" style:parent-style-name="Default" style:data-style-name="N0">
      <style:table-cell-properties fo:border="thin solid #000000" style:vertical-align="middle" fo:wrap-option="wrap" fo:background-color="#0000B8" style:repeat-content="false"/>
      <style:paragraph-properties fo:text-align="center"/>
      <style:text-properties fo:color="#FFFFFF" fo:font-size="9pt" style:font-size-asian="9pt" style:font-size-complex="9pt"/>
    </style:style>
    <style:style style:name="ce294" style:family="table-cell" style:parent-style-name="Default" style:data-style-name="N0">
      <style:table-cell-properties fo:border="thin solid #000000" style:vertical-align="middle" fo:wrap-option="wrap" fo:background-color="#E5E500" style:repeat-content="false"/>
      <style:paragraph-properties fo:text-align="center"/>
      <style:text-properties fo:color="#000000" fo:font-size="9pt" style:font-size-asian="9pt" style:font-size-complex="9pt"/>
    </style:style>
    <style:style style:name="ce295" style:family="table-cell" style:parent-style-name="Default" style:data-style-name="N0">
      <style:table-cell-properties fo:border="thin solid #000000" style:vertical-align="middle" fo:wrap-option="wrap" fo:background-color="#E0E000" style:repeat-content="false"/>
      <style:paragraph-properties fo:text-align="center"/>
      <style:text-properties fo:color="#000000" fo:font-size="9pt" style:font-size-asian="9pt" style:font-size-complex="9pt"/>
    </style:style>
    <style:style style:name="ce296" style:family="table-cell" style:parent-style-name="Default" style:data-style-name="N0">
      <style:table-cell-properties fo:border="thin solid #000000" style:vertical-align="middle" fo:wrap-option="wrap" fo:background-color="#BDBD34" style:repeat-content="false"/>
      <style:paragraph-properties fo:text-align="center"/>
      <style:text-properties fo:color="#000000" fo:font-size="9pt" style:font-size-asian="9pt" style:font-size-complex="9pt"/>
    </style:style>
    <style:style style:name="ce297" style:family="table-cell" style:parent-style-name="Default" style:data-style-name="N0">
      <style:table-cell-properties fo:border="thin solid #000000" style:vertical-align="middle" fo:wrap-option="wrap" fo:background-color="#C8C800" style:repeat-content="false"/>
      <style:paragraph-properties fo:text-align="center"/>
      <style:text-properties fo:color="#000000" fo:font-size="9pt" style:font-size-asian="9pt" style:font-size-complex="9pt"/>
    </style:style>
    <style:style style:name="ce298" style:family="table-cell" style:parent-style-name="Default" style:data-style-name="N0">
      <style:table-cell-properties fo:border="thin solid #000000" style:vertical-align="middle" fo:wrap-option="wrap" fo:background-color="#BDBD33" style:repeat-content="false"/>
      <style:paragraph-properties fo:text-align="center"/>
      <style:text-properties fo:color="#000000" fo:font-size="9pt" style:font-size-asian="9pt" style:font-size-complex="9pt"/>
    </style:style>
    <style:style style:name="ce299" style:family="table-cell" style:parent-style-name="Default" style:data-style-name="N0">
      <style:table-cell-properties fo:border="thin solid #000000" style:vertical-align="middle" fo:wrap-option="wrap" fo:background-color="#E3E300" style:repeat-content="false"/>
      <style:paragraph-properties fo:text-align="center"/>
      <style:text-properties fo:color="#000000" fo:font-size="9pt" style:font-size-asian="9pt" style:font-size-complex="9pt"/>
    </style:style>
    <style:style style:name="ce300" style:family="table-cell" style:parent-style-name="Default" style:data-style-name="N3">
      <style:table-cell-properties fo:border="thin solid #000000" style:vertical-align="middle" fo:wrap-option="wrap" fo:background-color="#DBDB00" style:repeat-content="false"/>
      <style:paragraph-properties fo:text-align="center"/>
      <style:text-properties fo:color="#000000" fo:font-size="9pt" style:font-size-asian="9pt" style:font-size-complex="9pt"/>
    </style:style>
    <style:style style:name="ce301" style:family="table-cell" style:parent-style-name="Default" style:data-style-name="N0">
      <style:table-cell-properties fo:border="thin solid #000000" style:vertical-align="middle" fo:wrap-option="wrap" fo:background-color="#FFD2A5" style:repeat-content="false"/>
      <style:paragraph-properties fo:text-align="center"/>
      <style:text-properties fo:color="#000000" fo:font-size="9pt" style:font-size-asian="9pt" style:font-size-complex="9pt"/>
    </style:style>
    <style:style style:name="ce302" style:family="table-cell" style:parent-style-name="Default" style:data-style-name="N0">
      <style:table-cell-properties fo:border="thin solid #000000" style:vertical-align="middle" fo:wrap-option="wrap" fo:background-color="#FFA143" style:repeat-content="false"/>
      <style:paragraph-properties fo:text-align="center"/>
      <style:text-properties fo:color="#000000" fo:font-size="9pt" style:font-size-asian="9pt" style:font-size-complex="9pt"/>
    </style:style>
    <style:style style:name="ce303" style:family="table-cell" style:parent-style-name="Default" style:data-style-name="N0">
      <style:table-cell-properties fo:border="thin solid #000000" style:vertical-align="middle" fo:wrap-option="wrap" fo:background-color="#FFC388" style:repeat-content="false"/>
      <style:paragraph-properties fo:text-align="center"/>
      <style:text-properties fo:color="#000000" fo:font-size="9pt" style:font-size-asian="9pt" style:font-size-complex="9pt"/>
    </style:style>
    <style:style style:name="ce304" style:family="table-cell" style:parent-style-name="Default" style:data-style-name="N0">
      <style:table-cell-properties fo:border="thin solid #000000" style:vertical-align="middle" fo:wrap-option="wrap" fo:background-color="#FFF2E6" style:repeat-content="false"/>
      <style:paragraph-properties fo:text-align="center"/>
      <style:text-properties fo:color="#000000" fo:font-size="9pt" style:font-size-asian="9pt" style:font-size-complex="9pt"/>
    </style:style>
    <style:style style:name="ce305" style:family="table-cell" style:parent-style-name="Default" style:data-style-name="N0">
      <style:table-cell-properties fo:border="thin solid #000000" style:vertical-align="middle" fo:wrap-option="wrap" fo:background-color="#A4A4FF" style:repeat-content="false"/>
      <style:paragraph-properties fo:text-align="center"/>
      <style:text-properties fo:color="#000000" fo:font-size="9pt" style:font-size-asian="9pt" style:font-size-complex="9pt"/>
    </style:style>
    <style:style style:name="ce306" style:family="table-cell" style:parent-style-name="Default" style:data-style-name="N0">
      <style:table-cell-properties fo:border="thin solid #000000" style:vertical-align="middle" fo:wrap-option="wrap" fo:background-color="#FFEBD7" style:repeat-content="false"/>
      <style:paragraph-properties fo:text-align="center"/>
      <style:text-properties fo:color="#000000" fo:font-size="9pt" style:font-size-asian="9pt" style:font-size-complex="9pt"/>
    </style:style>
    <style:style style:name="ce307" style:family="table-cell" style:parent-style-name="Default" style:data-style-name="N0">
      <style:table-cell-properties fo:border="thin solid #000000" style:vertical-align="middle" fo:wrap-option="wrap" fo:background-color="#D0D0FF" style:repeat-content="false"/>
      <style:paragraph-properties fo:text-align="center"/>
      <style:text-properties fo:color="#000000" fo:font-size="9pt" style:font-size-asian="9pt" style:font-size-complex="9pt"/>
    </style:style>
    <style:style style:name="ce308" style:family="table-cell" style:parent-style-name="Default" style:data-style-name="N0">
      <style:table-cell-properties fo:border="thin solid #000000" style:vertical-align="middle" fo:wrap-option="wrap" fo:background-color="#0000F8" style:repeat-content="false"/>
      <style:paragraph-properties fo:text-align="center"/>
      <style:text-properties fo:color="#FFFFFF" fo:font-size="9pt" style:font-size-asian="9pt" style:font-size-complex="9pt"/>
    </style:style>
    <style:style style:name="ce309" style:family="table-cell" style:parent-style-name="Default" style:data-style-name="N0">
      <style:table-cell-properties fo:border="thin solid #000000" style:vertical-align="middle" fo:wrap-option="wrap" fo:background-color="#0909FF" style:repeat-content="false"/>
      <style:paragraph-properties fo:text-align="center"/>
      <style:text-properties fo:color="#FFFFFF" fo:font-size="9pt" style:font-size-asian="9pt" style:font-size-complex="9pt"/>
    </style:style>
    <style:style style:name="ce310" style:family="table-cell" style:parent-style-name="Default" style:data-style-name="N0">
      <style:table-cell-properties fo:border="thin solid #000000" style:vertical-align="middle" fo:wrap-option="wrap" fo:background-color="#0404FF" style:repeat-content="false"/>
      <style:paragraph-properties fo:text-align="center"/>
      <style:text-properties fo:color="#FFFFFF" fo:font-size="9pt" style:font-size-asian="9pt" style:font-size-complex="9pt"/>
    </style:style>
    <style:style style:name="ce311" style:family="table-cell" style:parent-style-name="Default" style:data-style-name="N0">
      <style:table-cell-properties fo:border="thin solid #000000" style:vertical-align="middle" fo:wrap-option="wrap" fo:background-color="#F1F1FF" style:repeat-content="false"/>
      <style:paragraph-properties fo:text-align="center"/>
      <style:text-properties fo:color="#000000" fo:font-size="9pt" style:font-size-asian="9pt" style:font-size-complex="9pt"/>
    </style:style>
    <style:style style:name="ce312" style:family="table-cell" style:parent-style-name="Default" style:data-style-name="N0">
      <style:table-cell-properties fo:border="thin solid #000000" style:vertical-align="middle" fo:wrap-option="wrap" fo:background-color="#CAFFCA" style:repeat-content="false"/>
      <style:paragraph-properties fo:text-align="center"/>
      <style:text-properties fo:color="#000000" fo:font-size="9pt" style:font-size-asian="9pt" style:font-size-complex="9pt"/>
    </style:style>
    <style:style style:name="ce313" style:family="table-cell" style:parent-style-name="Default" style:data-style-name="N0">
      <style:table-cell-properties fo:border="thin solid #000000" style:vertical-align="middle" fo:wrap-option="wrap" fo:background-color="#C2FFC2" style:repeat-content="false"/>
      <style:paragraph-properties fo:text-align="center"/>
      <style:text-properties fo:color="#000000" fo:font-size="9pt" style:font-size-asian="9pt" style:font-size-complex="9pt"/>
    </style:style>
    <style:style style:name="ce314" style:family="table-cell" style:parent-style-name="Default" style:data-style-name="N0">
      <style:table-cell-properties fo:border="thin solid #000000" style:vertical-align="middle" fo:wrap-option="wrap" fo:background-color="#D0FFD0" style:repeat-content="false"/>
      <style:paragraph-properties fo:text-align="center"/>
      <style:text-properties fo:color="#000000" fo:font-size="9pt" style:font-size-asian="9pt" style:font-size-complex="9pt"/>
    </style:style>
    <style:style style:name="ce315" style:family="table-cell" style:parent-style-name="Default" style:data-style-name="N0">
      <style:table-cell-properties fo:border="thin solid #000000" style:vertical-align="middle" fo:wrap-option="wrap" fo:background-color="#C7FFC7" style:repeat-content="false"/>
      <style:paragraph-properties fo:text-align="center"/>
      <style:text-properties fo:color="#000000" fo:font-size="9pt" style:font-size-asian="9pt" style:font-size-complex="9pt"/>
    </style:style>
    <style:style style:name="ce316" style:family="table-cell" style:parent-style-name="Default" style:data-style-name="N0">
      <style:table-cell-properties fo:border="thin solid #000000" style:vertical-align="middle" fo:wrap-option="wrap" fo:background-color="#A9FFA9" style:repeat-content="false"/>
      <style:paragraph-properties fo:text-align="center"/>
      <style:text-properties fo:color="#000000" fo:font-size="9pt" style:font-size-asian="9pt" style:font-size-complex="9pt"/>
    </style:style>
    <style:style style:name="ce317" style:family="table-cell" style:parent-style-name="Default" style:data-style-name="N0">
      <style:table-cell-properties fo:border="thin solid #000000" style:vertical-align="middle" fo:wrap-option="wrap" fo:background-color="#7FFF7F" style:repeat-content="false"/>
      <style:paragraph-properties fo:text-align="center"/>
      <style:text-properties fo:color="#000000" fo:font-size="9pt" style:font-size-asian="9pt" style:font-size-complex="9pt"/>
    </style:style>
    <style:style style:name="ce318" style:family="table-cell" style:parent-style-name="Default" style:data-style-name="N0">
      <style:table-cell-properties fo:border="thin solid #000000" style:vertical-align="middle" fo:wrap-option="wrap" fo:background-color="#4AFF4A" style:repeat-content="false"/>
      <style:paragraph-properties fo:text-align="center"/>
      <style:text-properties fo:color="#000000" fo:font-size="9pt" style:font-size-asian="9pt" style:font-size-complex="9pt"/>
    </style:style>
    <style:style style:name="ce319" style:family="table-cell" style:parent-style-name="Default" style:data-style-name="N0">
      <style:table-cell-properties fo:border="thin solid #000000" style:vertical-align="middle" fo:wrap-option="wrap" fo:background-color="#5AFF5A" style:repeat-content="false"/>
      <style:paragraph-properties fo:text-align="center"/>
      <style:text-properties fo:color="#000000" fo:font-size="9pt" style:font-size-asian="9pt" style:font-size-complex="9pt"/>
    </style:style>
    <style:style style:name="ce320" style:family="table-cell" style:parent-style-name="Default" style:data-style-name="N0">
      <style:table-cell-properties fo:border="thin solid #000000" style:vertical-align="middle" fo:wrap-option="wrap" fo:background-color="#99FF99" style:repeat-content="false"/>
      <style:paragraph-properties fo:text-align="center"/>
      <style:text-properties fo:color="#000000" fo:font-size="9pt" style:font-size-asian="9pt" style:font-size-complex="9pt"/>
    </style:style>
    <style:style style:name="ce321" style:family="table-cell" style:parent-style-name="Default" style:data-style-name="N0">
      <style:table-cell-properties fo:border="thin solid #000000" style:vertical-align="middle" fo:wrap-option="wrap" fo:background-color="#BAFFBA" style:repeat-content="false"/>
      <style:paragraph-properties fo:text-align="center"/>
      <style:text-properties fo:color="#000000" fo:font-size="9pt" style:font-size-asian="9pt" style:font-size-complex="9pt"/>
    </style:style>
    <style:style style:name="ce322" style:family="table-cell" style:parent-style-name="Default" style:data-style-name="N0">
      <style:table-cell-properties fo:border="thin solid #000000" style:vertical-align="middle" fo:wrap-option="wrap" fo:background-color="#A6FFA6" style:repeat-content="false"/>
      <style:paragraph-properties fo:text-align="center"/>
      <style:text-properties fo:color="#000000" fo:font-size="9pt" style:font-size-asian="9pt" style:font-size-complex="9pt"/>
    </style:style>
    <style:style style:name="ce323" style:family="table-cell" style:parent-style-name="Default" style:data-style-name="N0">
      <style:table-cell-properties fo:border="thin solid #000000" style:vertical-align="middle" fo:wrap-option="wrap" fo:background-color="#000095" style:repeat-content="false"/>
      <style:paragraph-properties fo:text-align="center"/>
      <style:text-properties fo:color="#FFFFFF" fo:font-size="9pt" style:font-size-asian="9pt" style:font-size-complex="9pt"/>
    </style:style>
    <style:style style:name="ce324" style:family="table-cell" style:parent-style-name="Default" style:data-style-name="N0">
      <style:table-cell-properties fo:border="thin solid #000000" style:vertical-align="middle" fo:wrap-option="wrap" fo:background-color="#000046" style:repeat-content="false"/>
      <style:paragraph-properties fo:text-align="center"/>
      <style:text-properties fo:color="#FFFFFF" fo:font-size="9pt" style:font-size-asian="9pt" style:font-size-complex="9pt"/>
    </style:style>
    <style:style style:name="ce325" style:family="table-cell" style:parent-style-name="Default" style:data-style-name="N0">
      <style:table-cell-properties fo:border="thin solid #000000" style:vertical-align="middle" fo:wrap-option="wrap" fo:background-color="#00007A" style:repeat-content="false"/>
      <style:paragraph-properties fo:text-align="center"/>
      <style:text-properties fo:color="#FFFFFF" fo:font-size="9pt" style:font-size-asian="9pt" style:font-size-complex="9pt"/>
    </style:style>
    <style:style style:name="ce326" style:family="table-cell" style:parent-style-name="Default" style:data-style-name="N2"/>
    <style:style style:name="ce32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28" style:family="table-cell" style:parent-style-name="Default" style:data-style-name="N36"/>
    <style:style style:name="ce329" style:family="table-cell" style:parent-style-name="Default" style:data-style-name="N0"/>
    <style:style style:name="ce330" style:family="table-cell" style:parent-style-name="Default" style:data-style-name="N0">
      <style:table-cell-properties fo:border="2pt solid #AAAAAA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DDBC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3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DDBC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3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CB97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3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CB97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3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A246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3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A246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3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7900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3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7900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3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5A00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4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5A00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4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3100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4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3100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4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2500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4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2500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4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2A00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4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2A00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4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4400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4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4400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4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6F00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5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6F00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5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A347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5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A347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5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D2A5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5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D2A5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5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7B00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5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7B00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5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D8D8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5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D8D8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5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4F4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6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4F4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6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F8F2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6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F8F2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6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DDBB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6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DDBB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6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CD9B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6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CD9B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6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B56B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6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B56B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6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9C39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7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9C39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7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A143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7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A143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7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C68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7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C68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7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F0E2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7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F0E2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7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E9E9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7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E9E9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7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D9D9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8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D9D9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8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E8D1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8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E8D1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8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9F9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8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9F9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8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5F5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8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5F5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8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ECEC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8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ECEC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8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DBDB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9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DBDB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91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E7E7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92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E7E7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93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2F2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94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2F2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95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CFC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96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CFC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9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8F8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9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8F8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399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EEEE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400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EEEE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401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/>
    </style:style>
    <style:style style:name="ce402" style:family="table-cell" style:parent-style-name="Default" style:data-style-name="N0">
      <style:text-properties fo:color="#000000" style:font-name="Arial" style:font-name-asian="Arial" style:font-name-complex="Arial" fo:font-size="9pt" style:font-size-asian="9pt" style:font-size-complex="9pt"/>
    </style:style>
    <style:style style:name="ce403" style:family="table-cell" style:parent-style-name="Hyperlink" style:data-style-name="N0">
      <style:table-cell-properties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40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A4A4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40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A4A4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40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6B6B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40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6B6B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40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2626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0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2626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3434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3434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606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606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E0E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E0E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2E2E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2E2E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2323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1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2323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1818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1818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6262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6262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6565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6565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9A9A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42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9A9A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42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4A4A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2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4A4A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1212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1212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C8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C8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9A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9A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A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A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A5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3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A5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B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B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9E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9E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A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A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BE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BE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1515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4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1515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4F4F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4F4F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D9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D9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3939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3939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F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F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AD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5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AD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88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88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8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8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85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85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7D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7D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7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6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7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8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8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B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B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3A3A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3A3A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BB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7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BB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2727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2727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E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E6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8C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8C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6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6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69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8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69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67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67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57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57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4E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4E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62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62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F0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49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F0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2929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2929FF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A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A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BC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BC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5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51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3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0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3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32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32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24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24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09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09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17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1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17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4B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4B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9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93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4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E2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5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E2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6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000004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7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000004" style:repeat-content="false"/>
      <style:paragraph-properties fo:text-align="center"/>
      <style:text-properties fo:color="#FFFFFF" style:font-name="Arial" style:font-name-asian="Arial" style:font-name-complex="Arial" fo:font-size="8pt" style:font-size-asian="8pt" style:font-size-complex="8pt"/>
    </style:style>
    <style:style style:name="ce528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529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530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EFE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531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EFE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532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DFD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533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DFD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534" style:family="table-cell" style:parent-style-name="Hyperlink" style:data-style-name="N0">
      <style:table-cell-properties fo:border="2pt solid #AAAAAA" style:vertical-align="middle" fo:wrap-option="wrap" fo:background-color="#F2F2F2" style:repeat-content="false"/>
      <style:paragraph-properties fo:text-align="center"/>
      <style:text-properties fo:color="#0000FF" style:text-underline-style="solid" style:text-underline-type="single"/>
    </style:style>
    <style:style style:name="ce535" style:family="table-cell" style:parent-style-name="Default" style:data-style-name="N0">
      <style:table-cell-properties fo:border="2pt solid #AAAAAA" style:vertical-align="middle" fo:wrap-option="wrap" fo:background-color="#CDCD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536" style:family="table-cell" style:parent-style-name="Default" style:data-style-name="N0">
      <style:table-cell-properties fo:border="2pt solid #AAAAAA" style:vertical-align="middle" fo:wrap-option="wrap" fo:background-color="#D1D1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537" style:family="table-cell" style:parent-style-name="Default" style:data-style-name="N0">
      <style:table-cell-properties fo:border="2pt solid #AAAAAA" style:vertical-align="middle" fo:wrap-option="wrap" fo:background-color="#C9C9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538" style:family="table-cell" style:parent-style-name="Default" style:data-style-name="N0">
      <style:table-cell-properties fo:border="2pt solid #AAAAAA" style:vertical-align="middle" fo:wrap-option="wrap" fo:background-color="#C5C5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539" style:family="table-cell" style:parent-style-name="Default" style:data-style-name="N0">
      <style:table-cell-properties fo:border="2pt solid #AAAAAA" style:vertical-align="middle" fo:wrap-option="wrap" fo:background-color="#CBCB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54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4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54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543" style:family="table-cell" style:parent-style-name="Default" style:data-style-name="N3">
      <style:table-cell-properties style:vertical-align="middle" fo:wrap-option="wrap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544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4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546" style:family="table-cell" style:parent-style-name="Default" style:data-style-name="N36">
      <style:table-cell-properties fo:border="thin solid #000000"/>
    </style:style>
    <style:style style:name="ce547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48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549" style:family="table-cell" style:parent-style-name="Default" style:data-style-name="N36">
      <style:table-cell-properties fo:border-top="none" fo:border-bottom="2pt solid #E9E9E9" fo:border-left="none" fo:border-right="none" style:vertical-align="middle" fo:wrap-option="wrap" fo:background-color="#FFFFFF" style:repeat-content="false"/>
      <style:paragraph-properties fo:text-align="end" fo:margin-right="0cm"/>
      <style:text-properties fo:color="#993333" style:font-name="Verdana" style:font-name-asian="Verdana" style:font-name-complex="Verdana" fo:font-size="8pt" style:font-size-asian="8pt" style:font-size-complex="8pt"/>
    </style:style>
    <style:style style:name="ce550" style:family="table-cell" style:parent-style-name="Default" style:data-style-name="N36">
      <style:table-cell-properties fo:border-top="none" fo:border-bottom="2pt solid #E9E9E9" fo:border-left="none" fo:border-right="none" style:vertical-align="middle" fo:wrap-option="wrap" fo:background-color="#FFFFFF"/>
      <style:text-properties fo:color="#993333" style:font-name="Verdana" style:font-name-asian="Verdana" style:font-name-complex="Verdana" fo:font-size="8pt" style:font-size-asian="8pt" style:font-size-complex="8pt"/>
    </style:style>
    <style:style style:name="ce551" style:family="table-cell" style:parent-style-name="Default" style:data-style-name="N36">
      <style:table-cell-properties fo:border-top="none" fo:border-bottom="2pt solid #E9E9E9" fo:border-left="none" fo:border-right="none" style:vertical-align="middle" fo:wrap-option="wrap" fo:background-color="#FFFFFF" style:repeat-content="false"/>
      <style:paragraph-properties fo:text-align="end" fo:margin-right="0cm"/>
      <style:text-properties fo:color="#0C62AA" style:font-name="Verdana" style:font-name-asian="Verdana" style:font-name-complex="Verdana" fo:font-size="8pt" style:font-size-asian="8pt" style:font-size-complex="8pt"/>
    </style:style>
    <style:style style:name="ce552" style:family="table-cell" style:parent-style-name="Default" style:data-style-name="N36">
      <style:table-cell-properties fo:border-top="none" fo:border-bottom="2pt solid #E9E9E9" fo:border-left="none" fo:border-right="none" style:vertical-align="middle" fo:wrap-option="wrap" fo:background-color="#FFFFFF"/>
      <style:text-properties fo:color="#0C62AA" style:font-name="Verdana" style:font-name-asian="Verdana" style:font-name-complex="Verdana" fo:font-size="8pt" style:font-size-asian="8pt" style:font-size-complex="8pt"/>
    </style:style>
    <style:style style:name="ce553" style:family="table-cell" style:parent-style-name="Default" style:data-style-name="N3">
      <style:table-cell-properties fo:border="thin solid #000000" style:vertical-align="middle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54" style:family="table-cell" style:parent-style-name="Default" style:data-style-name="N36">
      <style:table-cell-properties fo:border="thin solid #000000" style:vertical-align="middle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55" style:family="table-cell" style:parent-style-name="Default" style:data-style-name="N3">
      <style:table-cell-properties fo:border="thin solid #000000" style:vertical-align="automatic" fo:wrap-option="wrap"/>
    </style:style>
    <style:style style:name="ce556" style:family="table-cell" style:parent-style-name="Default" style:data-style-name="N3">
      <style:table-cell-properties fo:border="thin solid #000000" style:vertical-align="middle" fo:wrap-option="wrap" style:repeat-content="false"/>
      <style:paragraph-properties fo:text-align="end" fo:margin-right="0cm"/>
      <style:text-properties fo:font-size="9pt" style:font-size-asian="9pt" style:font-size-complex="9pt"/>
    </style:style>
    <style:style style:name="ce557" style:family="table-cell" style:parent-style-name="Default" style:data-style-name="N3">
      <style:table-cell-properties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558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59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60" style:family="table-cell" style:parent-style-name="Default" style:data-style-name="N36">
      <style:table-cell-properties fo:border-top="thin solid #000000" fo:border-bottom="none" fo:border-left="thin solid #000000" fo:border-right="thin solid #000000"/>
    </style:style>
    <style:style style:name="ce561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6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63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564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65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</style:style>
    <style:style style:name="ce566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6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68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</style:style>
    <style:style style:name="ce569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70" style:family="table-cell" style:parent-style-name="Default" style:data-style-name="N0">
      <style:table-cell-properties fo:border="thin solid #000000" fo:background-color="#D9D9D9"/>
      <style:text-properties fo:font-size="12pt" style:font-size-asian="12pt" style:font-size-complex="12pt" fo:font-weight="bold" style:font-weight-asian="bold" style:font-weight-complex="bold"/>
    </style:style>
    <style:style style:name="ce5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72" style:family="table-cell" style:parent-style-name="Default" style:data-style-name="N3">
      <style:table-cell-properties fo:border="thin solid #000000" style:vertical-align="middle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73" style:family="table-cell" style:parent-style-name="Hyperlink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574" style:family="table-cell" style:parent-style-name="Hyperlink" style:data-style-name="N0">
      <style:table-cell-properties fo:border-top="2pt solid #AAAAAA" fo:border-bottom="2pt solid #AAAAAA" fo:border-left="2pt solid #AAAAAA" fo:border-right="none" style:vertical-align="middle" fo:wrap-option="wrap" fo:background-color="#F2F2F2" style:repeat-content="false"/>
      <style:paragraph-properties fo:text-align="center"/>
      <style:text-properties fo:color="#0000FF" style:text-underline-style="solid" style:text-underline-type="single"/>
    </style:style>
    <style:style style:name="ce575" style:family="table-cell" style:parent-style-name="Hyperlink" style:data-style-name="N0">
      <style:table-cell-properties fo:border-top="2pt solid #AAAAAA" fo:border-bottom="2pt solid #AAAAAA" fo:border-left="none" fo:border-right="none" style:vertical-align="middle" fo:wrap-option="wrap" fo:background-color="#F2F2F2" style:repeat-content="false"/>
      <style:paragraph-properties fo:text-align="center"/>
      <style:text-properties fo:color="#0000FF" style:text-underline-style="solid" style:text-underline-type="single"/>
    </style:style>
    <style:style style:name="ce576" style:family="table-cell" style:parent-style-name="Hyperlink" style:data-style-name="N0">
      <style:table-cell-properties fo:border-top="2pt solid #AAAAAA" fo:border-bottom="2pt solid #AAAAAA" fo:border-left="none" fo:border-right="2pt solid #AAAAAA" style:vertical-align="middle" fo:wrap-option="wrap" fo:background-color="#F2F2F2" style:repeat-content="false"/>
      <style:paragraph-properties fo:text-align="center"/>
      <style:text-properties fo:color="#0000FF" style:text-underline-style="solid" style:text-underline-type="single"/>
    </style:style>
    <style:style style:name="ce577" style:family="table-cell" style:parent-style-name="Default" style:data-style-name="N0">
      <style:table-cell-properties fo:border-top="2pt solid #AAAAAA" fo:border-bottom="none" fo:border-left="2pt solid #AAAAAA" fo:border-right="2pt solid #AAAAAA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78" style:family="table-cell" style:parent-style-name="Default" style:data-style-name="N0">
      <style:table-cell-properties fo:border-top="none" fo:border-bottom="2pt solid #AAAAAA" fo:border-left="2pt solid #AAAAAA" fo:border-right="2pt solid #AAAAAA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79" style:family="table-cell" style:parent-style-name="Hyperlink" style:data-style-name="N0">
      <style:table-cell-properties fo:border-top="2pt solid #AAAAAA" fo:border-bottom="2pt solid #AAAAAA" fo:border-left="2pt solid #AAAAAA" fo:border-right="none" style:vertical-align="middle" fo:wrap-option="wrap" fo:background-color="#F9F9F9" style:repeat-content="false"/>
      <style:paragraph-properties fo:text-align="center"/>
      <style:text-properties fo:color="#0000FF" style:text-underline-style="solid" style:text-underline-type="single"/>
    </style:style>
    <style:style style:name="ce580" style:family="table-cell" style:parent-style-name="Hyperlink" style:data-style-name="N0">
      <style:table-cell-properties fo:border-top="2pt solid #AAAAAA" fo:border-bottom="2pt solid #AAAAAA" fo:border-left="none" fo:border-right="none" style:vertical-align="middle" fo:wrap-option="wrap" fo:background-color="#F9F9F9" style:repeat-content="false"/>
      <style:paragraph-properties fo:text-align="center"/>
      <style:text-properties fo:color="#0000FF" style:text-underline-style="solid" style:text-underline-type="single"/>
    </style:style>
    <style:style style:name="ce581" style:family="table-cell" style:parent-style-name="Hyperlink" style:data-style-name="N0">
      <style:table-cell-properties fo:border-top="2pt solid #AAAAAA" fo:border-bottom="2pt solid #AAAAAA" fo:border-left="none" fo:border-right="2pt solid #AAAAAA" style:vertical-align="middle" fo:wrap-option="wrap" fo:background-color="#F9F9F9" style:repeat-content="false"/>
      <style:paragraph-properties fo:text-align="center"/>
      <style:text-properties fo:color="#0000FF" style:text-underline-style="solid" style:text-underline-type="single"/>
    </style:style>
    <style:style style:name="ce58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583" style:family="table-cell" style:parent-style-name="Hyperlink" style:data-style-name="N0">
      <style:table-cell-properties fo:border-top="2pt solid #AAAAAA" fo:border-bottom="none" fo:border-left="2pt solid #AAAAAA" fo:border-right="2pt solid #AAAAAA" style:vertical-align="middle" fo:wrap-option="wrap" fo:background-color="#F2F2F2" style:repeat-content="false"/>
      <style:paragraph-properties fo:text-align="center"/>
      <style:text-properties fo:color="#0000FF" style:text-underline-style="solid" style:text-underline-type="single"/>
    </style:style>
    <style:style style:name="ce584" style:family="table-cell" style:parent-style-name="Hyperlink" style:data-style-name="N0">
      <style:table-cell-properties fo:border-top="none" fo:border-bottom="2pt solid #AAAAAA" fo:border-left="2pt solid #AAAAAA" fo:border-right="2pt solid #AAAAAA" style:vertical-align="middle" fo:wrap-option="wrap" fo:background-color="#F2F2F2" style:repeat-content="false"/>
      <style:paragraph-properties fo:text-align="center"/>
      <style:text-properties fo:color="#0000FF" style:text-underline-style="solid" style:text-underline-type="single"/>
    </style:style>
    <style:style style:name="ce585" style:family="table-cell" style:parent-style-name="Default" style:data-style-name="N0">
      <style:table-cell-properties fo:border-top="2pt solid #AAAAAA" fo:border-bottom="2pt solid #AAAAAA" fo:border-left="2pt solid #AAAAAA" fo:border-right="none" style:vertical-align="middle" fo:wrap-option="wrap" fo:background-color="#F9F9F9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586" style:family="table-cell" style:parent-style-name="Default" style:data-style-name="N0">
      <style:table-cell-properties fo:border-top="2pt solid #AAAAAA" fo:border-bottom="2pt solid #AAAAAA" fo:border-left="none" fo:border-right="none" style:vertical-align="middle" fo:wrap-option="wrap" fo:background-color="#F9F9F9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587" style:family="table-cell" style:parent-style-name="Default" style:data-style-name="N0">
      <style:table-cell-properties fo:border-top="2pt solid #AAAAAA" fo:border-bottom="2pt solid #AAAAAA" fo:border-left="none" fo:border-right="2pt solid #AAAAAA" style:vertical-align="middle" fo:wrap-option="wrap" fo:background-color="#F9F9F9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ce58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89" style:family="table-cell" style:parent-style-name="Default" style:data-style-name="N0">
      <style:table-cell-properties fo:border="thin solid #000000"/>
    </style:style>
    <style:style style:name="ce590" style:family="table-cell" style:parent-style-name="Default" style:data-style-name="N0">
      <style:table-cell-properties fo:border="thin solid #000000" style:vertical-align="middle" fo:wrap-option="wrap"/>
    </style:style>
    <style:style style:name="ce591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59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93" style:family="table-cell" style:parent-style-name="Hyperlink" style:data-style-name="N0">
      <style:table-cell-properties fo:border="2pt solid #AAAAAA" style:vertical-align="middle" fo:wrap-option="wrap" fo:background-color="#F2F2F2" style:repeat-content="false"/>
      <style:paragraph-properties fo:text-align="center"/>
      <style:text-properties fo:color="#0000FF" style:text-underline-style="solid" style:text-underline-type="single"/>
    </style:style>
    <style:style style:name="ce594" style:family="table-cell" style:parent-style-name="Default" style:data-style-name="N0">
      <style:table-cell-properties fo:border="2pt solid #AAAAAA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5" style:family="table-cell" style:parent-style-name="Hyperlink" style:data-style-name="N0">
      <style:table-cell-properties fo:border="2pt solid #AAAAAA" style:vertical-align="middle" fo:wrap-option="wrap" fo:background-color="#F9F9F9" style:repeat-content="false"/>
      <style:paragraph-properties fo:text-align="center"/>
      <style:text-properties fo:color="#0000FF" style:text-underline-style="solid" style:text-underline-type="single"/>
    </style:style>
    <style:style style:name="ce596" style:family="table-cell" style:parent-style-name="Default" style:data-style-name="N0">
      <style:table-cell-properties fo:border="2pt solid #AAAAAA" style:vertical-align="middle" fo:wrap-option="wrap" fo:background-color="#F9F9F9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4" style:family="text" style:parent-style-name="Default">
      <style:text-properties fo:color="#0B008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11125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0.343958333333333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3.04270833333333cm"/>
    </style:style>
    <style:style style:name="co10" style:family="table-column">
      <style:table-column-properties fo:break-before="auto" style:column-width="3.9422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31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45pt" style:use-optimal-row-height="false" fo:break-before="auto"/>
    </style:style>
    <style:style style:name="ro9" style:family="table-row">
      <style:table-row-properties style:row-height="23.25pt" style:use-optimal-row-height="false" fo:break-before="auto"/>
    </style:style>
    <style:style style:name="ro10" style:family="table-row">
      <style:table-row-properties style:row-height="22.5pt" style:use-optimal-row-height="false" fo:break-before="auto"/>
    </style:style>
    <style:style style:name="ro11" style:family="table-row">
      <style:table-row-properties style:row-height="30pt" style:use-optimal-row-height="false" fo:break-before="auto"/>
    </style:style>
    <style:style style:name="ro12" style:family="table-row">
      <style:table-row-properties style:row-height="38.25pt" style:use-optimal-row-height="true" fo:break-before="auto"/>
    </style:style>
    <style:style style:name="ro13" style:family="table-row">
      <style:table-row-properties style:row-height="30pt" style:use-optimal-row-height="true" fo:break-before="auto"/>
    </style:style>
    <style:style style:name="ro14" style:family="table-row">
      <style:table-row-properties style:row-height="60pt" style:use-optimal-row-height="true" fo:break-before="auto"/>
    </style:style>
    <style:style style:name="ro15" style:family="table-row">
      <style:table-row-properties style:row-height="50.25pt" style:use-optimal-row-height="true" fo:break-before="auto"/>
    </style:style>
    <style:style style:name="ro16" style:family="table-row">
      <style:table-row-properties style:row-height="45pt" style:use-optimal-row-height="true" fo:break-before="auto"/>
    </style:style>
    <style:style style:name="ro17" style:family="table-row">
      <style:table-row-properties style:row-height="29.25pt" style:use-optimal-row-height="false" fo:break-before="auto"/>
    </style:style>
    <style:style style:name="ro18" style:family="table-row">
      <style:table-row-properties style:row-height="30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hysicalAltVsPressureAlt" table:style-name="ta1">
        <table:table-column table:style-name="co1" table:default-cell-style-name="ce544"/>
        <table:table-column table:style-name="co2" table:default-cell-style-name="ce544"/>
        <table:table-column table:style-name="co3" table:default-cell-style-name="ce329"/>
        <table:table-column table:style-name="co4" table:default-cell-style-name="ce329"/>
        <table:table-column table:style-name="co3" table:default-cell-style-name="ce329"/>
        <table:table-column table:style-name="co4" table:default-cell-style-name="ce329"/>
        <table:table-column table:style-name="co3" table:default-cell-style-name="ce329"/>
        <table:table-column table:style-name="co4" table:default-cell-style-name="ce329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329"/>
        <table:table-column table:style-name="co6" table:default-cell-style-name="ce329"/>
        <table:table-column table:style-name="co7" table:default-cell-style-name="ce1"/>
        <table:table-column table:style-name="co5" table:default-cell-style-name="ce329"/>
        <table:table-column table:style-name="co6" table:default-cell-style-name="ce329"/>
        <table:table-column table:style-name="co5" table:default-cell-style-name="ce329"/>
        <table:table-column table:style-name="co6" table:default-cell-style-name="ce329"/>
        <table:table-column table:style-name="co6" table:number-columns-repeated="16365" table:default-cell-style-name="ce1"/>
        <table:table-row table:style-name="ro1">
          <table:table-cell table:number-columns-spanned="2" table:number-rows-spanned="1" table:style-name="ce592"/>
          <table:covered-table-cell/>
          <table:table-cell office:value-type="string" table:number-columns-spanned="12" table:number-rows-spanned="1" table:style-name="ce563">
            <text:p>World Mountians at Various Latitudes from North to South</text:p>
          </table:table-cell>
          <table:covered-table-cell table:number-columns-repeated="11"/>
          <table:table-cell table:style-name="ce1"/>
          <table:table-cell office:value-type="string" table:number-columns-spanned="4" table:number-rows-spanned="1" table:style-name="ce563">
            <text:p>US Lower 48 State Mountains</text:p>
          </table:table-cell>
          <table:covered-table-cell table:number-columns-repeated="3"/>
          <table:table-cell table:number-columns-repeated="16365" table:style-name="ce1"/>
        </table:table-row>
        <table:table-row table:style-name="ro2">
          <table:table-cell office:value-type="string" table:number-columns-spanned="2" table:number-rows-spanned="1" table:style-name="ce569">
            <text:p>Peak</text:p>
          </table:table-cell>
          <table:covered-table-cell/>
          <table:table-cell office:value-type="string" table:number-columns-spanned="2" table:number-rows-spanned="1" table:style-name="ce566">
            <text:p>Denali</text:p>
          </table:table-cell>
          <table:covered-table-cell/>
          <table:table-cell office:value-type="string" table:number-columns-spanned="2" table:number-rows-spanned="1" table:style-name="ce566">
            <text:p>K2</text:p>
          </table:table-cell>
          <table:covered-table-cell/>
          <table:table-cell office:value-type="string" table:number-columns-spanned="2" table:number-rows-spanned="1" table:style-name="ce566">
            <text:p>Everest</text:p>
          </table:table-cell>
          <table:covered-table-cell/>
          <table:table-cell office:value-type="string" table:number-columns-spanned="2" table:number-rows-spanned="1" table:style-name="ce566">
            <text:p>Chimborazo</text:p>
          </table:table-cell>
          <table:covered-table-cell/>
          <table:table-cell office:value-type="string" table:number-columns-spanned="2" table:number-rows-spanned="1" table:style-name="ce566">
            <text:p>Aconcagua</text:p>
          </table:table-cell>
          <table:covered-table-cell/>
          <table:table-cell office:value-type="string" table:number-columns-spanned="2" table:number-rows-spanned="1" table:style-name="ce566">
            <text:p>Mt Vinson</text:p>
          </table:table-cell>
          <table:covered-table-cell/>
          <table:table-cell table:style-name="ce542"/>
          <table:table-cell office:value-type="string" table:number-columns-spanned="2" table:number-rows-spanned="1" table:style-name="ce566">
            <text:p>Mt Whitney</text:p>
          </table:table-cell>
          <table:covered-table-cell/>
          <table:table-cell office:value-type="string" table:number-columns-spanned="2" table:number-rows-spanned="1" table:style-name="ce566">
            <text:p>Mt Elbert</text:p>
          </table:table-cell>
          <table:covered-table-cell/>
          <table:table-cell table:number-columns-repeated="5" table:style-name="ce541"/>
          <table:table-cell table:number-columns-repeated="16360"/>
        </table:table-row>
        <table:table-row table:style-name="ro3">
          <table:table-cell office:value-type="string" table:number-columns-spanned="2" table:number-rows-spanned="1" table:style-name="ce569">
            <text:p>Latitude</text:p>
          </table:table-cell>
          <table:covered-table-cell/>
          <table:table-cell office:value-type="string" table:number-columns-spanned="2" table:number-rows-spanned="1" table:style-name="ce567">
            <text:p>63°04′10″N</text:p>
          </table:table-cell>
          <table:covered-table-cell/>
          <table:table-cell office:value-type="string" table:number-columns-spanned="2" table:number-rows-spanned="1" table:style-name="ce567">
            <text:p>35°52′57″N</text:p>
          </table:table-cell>
          <table:covered-table-cell/>
          <table:table-cell office:value-type="string" table:number-columns-spanned="2" table:number-rows-spanned="1" table:style-name="ce567">
            <text:p>27°59′17″N</text:p>
          </table:table-cell>
          <table:covered-table-cell/>
          <table:table-cell office:value-type="string" table:number-columns-spanned="2" table:number-rows-spanned="1" table:style-name="ce567">
            <text:p>01°28′09″S</text:p>
          </table:table-cell>
          <table:covered-table-cell/>
          <table:table-cell office:value-type="string" table:number-columns-spanned="2" table:number-rows-spanned="1" table:style-name="ce567">
            <text:p>32°39′12.35″S</text:p>
          </table:table-cell>
          <table:covered-table-cell/>
          <table:table-cell office:value-type="string" table:number-columns-spanned="2" table:number-rows-spanned="1" table:style-name="ce567">
            <text:p>78°31′31.74″S</text:p>
          </table:table-cell>
          <table:covered-table-cell/>
          <table:table-cell table:style-name="ce541"/>
          <table:table-cell office:value-type="string" table:number-columns-spanned="2" table:number-rows-spanned="1" table:style-name="ce567">
            <text:p>36°34′43″N<text:s/></text:p>
          </table:table-cell>
          <table:covered-table-cell/>
          <table:table-cell office:value-type="string" table:number-columns-spanned="2" table:number-rows-spanned="1" table:style-name="ce567">
            <text:p>39°07′04″N</text:p>
          </table:table-cell>
          <table:covered-table-cell/>
          <table:table-cell table:number-columns-repeated="5" table:style-name="ce541"/>
          <table:table-cell table:number-columns-repeated="16360"/>
        </table:table-row>
        <table:table-row table:style-name="ro1">
          <table:table-cell table:number-columns-spanned="2" table:number-rows-spanned="1" table:style-name="ce570"/>
          <table:covered-table-cell/>
          <table:table-cell office:value-type="string" table:style-name="ce545">
            <text:p>Altitude</text:p>
          </table:table-cell>
          <table:table-cell office:value-type="string" table:style-name="ce545">
            <text:p>Diff</text:p>
          </table:table-cell>
          <table:table-cell office:value-type="string" table:style-name="ce545">
            <text:p>Altitude</text:p>
          </table:table-cell>
          <table:table-cell office:value-type="string" table:style-name="ce545">
            <text:p>Diff</text:p>
          </table:table-cell>
          <table:table-cell office:value-type="string" table:style-name="ce545">
            <text:p>Altitude</text:p>
          </table:table-cell>
          <table:table-cell office:value-type="string" table:style-name="ce545">
            <text:p>Diff</text:p>
          </table:table-cell>
          <table:table-cell office:value-type="string" table:style-name="ce545">
            <text:p>Altitude</text:p>
          </table:table-cell>
          <table:table-cell office:value-type="string" table:style-name="ce545">
            <text:p>Diff</text:p>
          </table:table-cell>
          <table:table-cell office:value-type="string" table:style-name="ce545">
            <text:p>Altitude</text:p>
          </table:table-cell>
          <table:table-cell office:value-type="string" table:style-name="ce545">
            <text:p>Diff</text:p>
          </table:table-cell>
          <table:table-cell office:value-type="string" table:style-name="ce545">
            <text:p>Altitude</text:p>
          </table:table-cell>
          <table:table-cell office:value-type="string" table:style-name="ce545">
            <text:p>Diff</text:p>
          </table:table-cell>
          <table:table-cell table:style-name="ce541"/>
          <table:table-cell office:value-type="string" table:style-name="ce545">
            <text:p>Altitude</text:p>
          </table:table-cell>
          <table:table-cell office:value-type="string" table:style-name="ce545">
            <text:p>Diff</text:p>
          </table:table-cell>
          <table:table-cell office:value-type="string" table:style-name="ce545">
            <text:p>Altitude</text:p>
          </table:table-cell>
          <table:table-cell office:value-type="string" table:style-name="ce545">
            <text:p>Diff</text:p>
          </table:table-cell>
          <table:table-cell table:number-columns-repeated="5" table:style-name="ce541"/>
          <table:table-cell table:number-columns-repeated="16360" table:style-name="ce329"/>
        </table:table-row>
        <table:table-row table:style-name="ro4">
          <table:table-cell office:value-type="string" table:style-name="ce561">
            <text:p>Altitude</text:p>
          </table:table-cell>
          <table:table-cell office:value-type="string" table:style-name="ce561">
            <text:p>Physical</text:p>
          </table:table-cell>
          <table:table-cell office:value-type="float" office:value="20320" table:style-name="ce547">
            <text:p>20,320</text:p>
          </table:table-cell>
          <table:table-cell table:style-name="ce547"/>
          <table:table-cell office:value-type="float" office:value="28251" table:style-name="ce547">
            <text:p>28,251</text:p>
          </table:table-cell>
          <table:table-cell table:style-name="ce547"/>
          <table:table-cell office:value-type="float" office:value="29035" table:style-name="ce547">
            <text:p>29,035</text:p>
          </table:table-cell>
          <table:table-cell table:style-name="ce547"/>
          <table:table-cell office:value-type="float" office:value="20702" table:style-name="ce547">
            <text:p>20,702</text:p>
          </table:table-cell>
          <table:table-cell table:style-name="ce547"/>
          <table:table-cell office:value-type="float" office:value="22841" table:style-name="ce547">
            <text:p>22,841</text:p>
          </table:table-cell>
          <table:table-cell table:style-name="ce547"/>
          <table:table-cell office:value-type="float" office:value="16050" table:style-name="ce547">
            <text:p>16,050</text:p>
          </table:table-cell>
          <table:table-cell table:style-name="ce547"/>
          <table:table-cell table:style-name="ce541"/>
          <table:table-cell office:value-type="float" office:value="14505" table:style-name="ce547">
            <text:p>14,505</text:p>
          </table:table-cell>
          <table:table-cell table:style-name="ce547"/>
          <table:table-cell office:value-type="float" office:value="14440" table:style-name="ce547">
            <text:p>14,440</text:p>
          </table:table-cell>
          <table:table-cell table:style-name="ce547"/>
          <table:table-cell table:number-columns-repeated="5" table:style-name="ce541"/>
          <table:table-cell table:number-columns-repeated="16360"/>
        </table:table-row>
        <table:table-row table:style-name="ro5">
          <table:table-cell office:value-type="string" table:number-columns-spanned="1" table:number-rows-spanned="13" table:style-name="ce569">
            <text:p>Perceived Pressure Altitude [Ft] by Month based on Temperature of Near by City</text:p>
          </table:table-cell>
          <table:table-cell office:value-type="string" table:style-name="ce553">
            <text:p>Jan</text:p>
          </table:table-cell>
          <table:table-cell office:value-type="float" office:value="22345.167420185913" table:formula="of:=(288.15/(((((([.C$20]*[.$A$35]/1000)+[.C21])-32)/1.8)+273.15))*[.C$5])" table:style-name="ce555">
            <text:p>22,345</text:p>
          </table:table-cell>
          <table:table-cell office:value-type="float" office:value="2025.1674201859132" table:formula="of:=[.C6]-[.C$5]" table:style-name="ce556">
            <text:p>2,025</text:p>
          </table:table-cell>
          <table:table-cell office:value-type="float" office:value="28448.842510527833" table:formula="of:=(288.15/(((((([.E$20]*[.$A$35]/1000)+[.E21])-32)/1.8)+273.15))*[.E$5])" table:style-name="ce555">
            <text:p>28,449</text:p>
          </table:table-cell>
          <table:table-cell office:value-type="float" office:value="197.84251052783293" table:formula="of:=[.E6]-[.E$5]" table:style-name="ce556">
            <text:p>198</text:p>
          </table:table-cell>
          <table:table-cell office:value-type="float" office:value="28552.112744150065" table:formula="of:=(288.15/(((((([.G$20]*[.$A$35]/1000)+[.G21])-32)/1.8)+273.15))*[.G$5])" table:style-name="ce555">
            <text:p>28,552</text:p>
          </table:table-cell>
          <table:table-cell office:value-type="float" office:value="-482.88725584993517" table:formula="of:=[.G6]-[.G$5]" table:style-name="ce556">
            <text:p>-483</text:p>
          </table:table-cell>
          <table:table-cell office:value-type="float" office:value="19491.570007596943" table:formula="of:=(288.15/(((((([.I$20]*[.$A$35]/1000)+[.I21])-32)/1.8)+273.15))*[.I$5])" table:style-name="ce555">
            <text:p>19,492</text:p>
          </table:table-cell>
          <table:table-cell office:value-type="float" office:value="-1210.4299924030565" table:formula="of:=[.I6]-[.I$5]" table:style-name="ce556">
            <text:p>-1,210</text:p>
          </table:table-cell>
          <table:table-cell office:value-type="float" office:value="21706.722372617493" table:formula="of:=(288.15/(((((([.K$20]*[.$A$35]/1000)+[.K21])-32)/1.8)+273.15))*[.K$5])" table:style-name="ce555">
            <text:p>21,707</text:p>
          </table:table-cell>
          <table:table-cell office:value-type="float" office:value="-1134.2776273825075" table:formula="of:=[.K6]-[.K$5]" table:style-name="ce556">
            <text:p>-1,134</text:p>
          </table:table-cell>
          <table:table-cell office:value-type="float" office:value="17574.595387474208" table:formula="of:=(288.15/(((((([.M$20]*[.$A$35]/1000)+[.M21])-32)/1.8)+273.15))*[.M$5])" table:style-name="ce555">
            <text:p>17,575</text:p>
          </table:table-cell>
          <table:table-cell office:value-type="float" office:value="1524.5953874742081" table:formula="of:=[.M6]-[.M$5]" table:style-name="ce556">
            <text:p>1,525</text:p>
          </table:table-cell>
          <table:table-cell table:style-name="ce557"/>
          <table:table-cell office:value-type="float" office:value="14574.403123904856" table:formula="of:=(288.15/(((((([.P$20]*[.$A$35]/1000)+[.P21])-32)/1.8)+273.15))*[.P$5])" table:style-name="ce555">
            <text:p>14,574</text:p>
          </table:table-cell>
          <table:table-cell office:value-type="float" office:value="69.403123904856329" table:formula="of:=[.P6]-[.P$5]" table:style-name="ce556">
            <text:p>69</text:p>
          </table:table-cell>
          <table:table-cell office:value-type="float" office:value="14599.240283826146" table:formula="of:=(288.15/(((((([.R$20]*[.$A$35]/1000)+[.R21])-32)/1.8)+273.15))*[.R$5])" table:style-name="ce555">
            <text:p>14,599</text:p>
          </table:table-cell>
          <table:table-cell office:value-type="float" office:value="159.24028382614597" table:formula="of:=[.R6]-[.R$5]" table:style-name="ce556">
            <text:p>159</text:p>
          </table:table-cell>
          <table:table-cell table:number-columns-repeated="5" table:style-name="ce543"/>
          <table:table-cell table:number-columns-repeated="16360" table:style-name="ce2"/>
        </table:table-row>
        <table:table-row table:style-name="ro5">
          <table:covered-table-cell/>
          <table:table-cell office:value-type="string" table:style-name="ce553">
            <text:p>Feb</text:p>
          </table:table-cell>
          <table:table-cell office:value-type="float" office:value="22099.184848134366" table:formula="of:=(288.15/(((((([.C$20]*[.$A$35]/1000)+[.C22])-32)/1.8)+273.15))*[.C$5])" table:style-name="ce555">
            <text:p>22,099</text:p>
          </table:table-cell>
          <table:table-cell office:value-type="float" office:value="1779.1848481343659" table:formula="of:=[.C7]-[.C$5]" table:style-name="ce556">
            <text:p>1,779</text:p>
          </table:table-cell>
          <table:table-cell office:value-type="float" office:value="28059.328607292431" table:formula="of:=(288.15/(((((([.E$20]*[.$A$35]/1000)+[.E22])-32)/1.8)+273.15))*[.E$5])" table:style-name="ce555">
            <text:p>28,059</text:p>
          </table:table-cell>
          <table:table-cell office:value-type="float" office:value="-191.67139270756888" table:formula="of:=[.E7]-[.E$5]" table:style-name="ce556">
            <text:p>-192</text:p>
          </table:table-cell>
          <table:table-cell office:value-type="float" office:value="28339.342813914889" table:formula="of:=(288.15/(((((([.G$20]*[.$A$35]/1000)+[.G22])-32)/1.8)+273.15))*[.G$5])" table:style-name="ce555">
            <text:p>28,339</text:p>
          </table:table-cell>
          <table:table-cell office:value-type="float" office:value="-695.65718608511088" table:formula="of:=[.G7]-[.G$5]" table:style-name="ce556">
            <text:p>-696</text:p>
          </table:table-cell>
          <table:table-cell office:value-type="float" office:value="19488.386090337124" table:formula="of:=(288.15/(((((([.I$20]*[.$A$35]/1000)+[.I22])-32)/1.8)+273.15))*[.I$5])" table:style-name="ce555">
            <text:p>19,488</text:p>
          </table:table-cell>
          <table:table-cell office:value-type="float" office:value="-1213.6139096628758" table:formula="of:=[.I7]-[.I$5]" table:style-name="ce556">
            <text:p>-1,214</text:p>
          </table:table-cell>
          <table:table-cell office:value-type="float" office:value="21782.15350498314" table:formula="of:=(288.15/(((((([.K$20]*[.$A$35]/1000)+[.K22])-32)/1.8)+273.15))*[.K$5])" table:style-name="ce555">
            <text:p>21,782</text:p>
          </table:table-cell>
          <table:table-cell office:value-type="float" office:value="-1058.84649501686" table:formula="of:=[.K7]-[.K$5]" table:style-name="ce556">
            <text:p>-1,059</text:p>
          </table:table-cell>
          <table:table-cell office:value-type="float" office:value="18352.192235806717" table:formula="of:=(288.15/(((((([.M$20]*[.$A$35]/1000)+[.M22])-32)/1.8)+273.15))*[.M$5])" table:style-name="ce555">
            <text:p>18,352</text:p>
          </table:table-cell>
          <table:table-cell office:value-type="float" office:value="2302.1922358067168" table:formula="of:=[.M7]-[.M$5]" table:style-name="ce556">
            <text:p>2,302</text:p>
          </table:table-cell>
          <table:table-cell table:style-name="ce557"/>
          <table:table-cell office:value-type="float" office:value="14490.190487251448" table:formula="of:=(288.15/(((((([.P$20]*[.$A$35]/1000)+[.P22])-32)/1.8)+273.15))*[.P$5])" table:style-name="ce555">
            <text:p>14,490</text:p>
          </table:table-cell>
          <table:table-cell office:value-type="float" office:value="-14.809512748552152" table:formula="of:=[.P7]-[.P$5]" table:style-name="ce556">
            <text:p>-15</text:p>
          </table:table-cell>
          <table:table-cell office:value-type="float" office:value="14543.95759661322" table:formula="of:=(288.15/(((((([.R$20]*[.$A$35]/1000)+[.R22])-32)/1.8)+273.15))*[.R$5])" table:style-name="ce555">
            <text:p>14,544</text:p>
          </table:table-cell>
          <table:table-cell office:value-type="float" office:value="103.95759661321972" table:formula="of:=[.R7]-[.R$5]" table:style-name="ce556">
            <text:p>104</text:p>
          </table:table-cell>
          <table:table-cell table:number-columns-repeated="5" table:style-name="ce543"/>
          <table:table-cell table:number-columns-repeated="16360" table:style-name="ce2"/>
        </table:table-row>
        <table:table-row table:style-name="ro5">
          <table:covered-table-cell/>
          <table:table-cell office:value-type="string" table:style-name="ce553">
            <text:p>Mar</text:p>
          </table:table-cell>
          <table:table-cell office:value-type="float" office:value="21835.915276260617" table:formula="of:=(288.15/(((((([.C$20]*[.$A$35]/1000)+[.C23])-32)/1.8)+273.15))*[.C$5])" table:style-name="ce555">
            <text:p>21,836</text:p>
          </table:table-cell>
          <table:table-cell office:value-type="float" office:value="1515.9152762606172" table:formula="of:=[.C8]-[.C$5]" table:style-name="ce556">
            <text:p>1,516</text:p>
          </table:table-cell>
          <table:table-cell office:value-type="float" office:value="27641.174938173557" table:formula="of:=(288.15/(((((([.E$20]*[.$A$35]/1000)+[.E23])-32)/1.8)+273.15))*[.E$5])" table:style-name="ce555">
            <text:p>27,641</text:p>
          </table:table-cell>
          <table:table-cell office:value-type="float" office:value="-609.82506182644283" table:formula="of:=[.E8]-[.E$5]" table:style-name="ce556">
            <text:p>-610</text:p>
          </table:table-cell>
          <table:table-cell office:value-type="float" office:value="27979.205357441446" table:formula="of:=(288.15/(((((([.G$20]*[.$A$35]/1000)+[.G23])-32)/1.8)+273.15))*[.G$5])" table:style-name="ce555">
            <text:p>27,979</text:p>
          </table:table-cell>
          <table:table-cell office:value-type="float" office:value="-1055.7946425585542" table:formula="of:=[.G8]-[.G$5]" table:style-name="ce556">
            <text:p>-1,056</text:p>
          </table:table-cell>
          <table:table-cell office:value-type="float" office:value="19485.203213083161" table:formula="of:=(288.15/(((((([.I$20]*[.$A$35]/1000)+[.I23])-32)/1.8)+273.15))*[.I$5])" table:style-name="ce555">
            <text:p>19,485</text:p>
          </table:table-cell>
          <table:table-cell office:value-type="float" office:value="-1216.7967869168388" table:formula="of:=[.I8]-[.I$5]" table:style-name="ce556">
            <text:p>-1,217</text:p>
          </table:table-cell>
          <table:table-cell office:value-type="float" office:value="22007.945358945013" table:formula="of:=(288.15/(((((([.K$20]*[.$A$35]/1000)+[.K23])-32)/1.8)+273.15))*[.K$5])" table:style-name="ce555">
            <text:p>22,008</text:p>
          </table:table-cell>
          <table:table-cell office:value-type="float" office:value="-833.05464105498686" table:formula="of:=[.K8]-[.K$5]" table:style-name="ce556">
            <text:p>-833</text:p>
          </table:table-cell>
          <table:table-cell office:value-type="float" office:value="19513.708687231807" table:formula="of:=(288.15/(((((([.M$20]*[.$A$35]/1000)+[.M23])-32)/1.8)+273.15))*[.M$5])" table:style-name="ce555">
            <text:p>19,514</text:p>
          </table:table-cell>
          <table:table-cell office:value-type="float" office:value="3463.7086872318068" table:formula="of:=[.M8]-[.M$5]" table:style-name="ce556">
            <text:p>3,464</text:p>
          </table:table-cell>
          <table:table-cell table:style-name="ce557"/>
          <table:table-cell office:value-type="float" office:value="14311.027047550495" table:formula="of:=(288.15/(((((([.P$20]*[.$A$35]/1000)+[.P23])-32)/1.8)+273.15))*[.P$5])" table:style-name="ce555">
            <text:p>14,311</text:p>
          </table:table-cell>
          <table:table-cell office:value-type="float" office:value="-193.9729524495051" table:formula="of:=[.P8]-[.P$5]" table:style-name="ce556">
            <text:p>-194</text:p>
          </table:table-cell>
          <table:table-cell office:value-type="float" office:value="14383.3550881346" table:formula="of:=(288.15/(((((([.R$20]*[.$A$35]/1000)+[.R23])-32)/1.8)+273.15))*[.R$5])" table:style-name="ce555">
            <text:p>14,383</text:p>
          </table:table-cell>
          <table:table-cell office:value-type="float" office:value="-56.64491186539999" table:formula="of:=[.R8]-[.R$5]" table:style-name="ce556">
            <text:p>-57</text:p>
          </table:table-cell>
          <table:table-cell table:number-columns-repeated="5" table:style-name="ce543"/>
          <table:table-cell table:number-columns-repeated="16360" table:style-name="ce2"/>
        </table:table-row>
        <table:table-row table:style-name="ro5">
          <table:covered-table-cell/>
          <table:table-cell office:value-type="string" table:style-name="ce553">
            <text:p>Apr</text:p>
          </table:table-cell>
          <table:table-cell office:value-type="float" office:value="21286.833558346232" table:formula="of:=(288.15/(((((([.C$20]*[.$A$35]/1000)+[.C24])-32)/1.8)+273.15))*[.C$5])" table:style-name="ce555">
            <text:p>21,287</text:p>
          </table:table-cell>
          <table:table-cell office:value-type="float" office:value="966.83355834623217" table:formula="of:=[.C9]-[.C$5]" table:style-name="ce556">
            <text:p>967</text:p>
          </table:table-cell>
          <table:table-cell office:value-type="float" office:value="27179.73072435649" table:formula="of:=(288.15/(((((([.E$20]*[.$A$35]/1000)+[.E24])-32)/1.8)+273.15))*[.E$5])" table:style-name="ce555">
            <text:p>27,180</text:p>
          </table:table-cell>
          <table:table-cell office:value-type="float" office:value="-1071.2692756435099" table:formula="of:=[.E9]-[.E$5]" table:style-name="ce556">
            <text:p>-1,071</text:p>
          </table:table-cell>
          <table:table-cell office:value-type="float" office:value="27682.956036926334" table:formula="of:=(288.15/(((((([.G$20]*[.$A$35]/1000)+[.G24])-32)/1.8)+273.15))*[.G$5])" table:style-name="ce555">
            <text:p>27,683</text:p>
          </table:table-cell>
          <table:table-cell office:value-type="float" office:value="-1352.0439630736655" table:formula="of:=[.G9]-[.G$5]" table:style-name="ce556">
            <text:p>-1,352</text:p>
          </table:table-cell>
          <table:table-cell office:value-type="float" office:value="19472.482093941184" table:formula="of:=(288.15/(((((([.I$20]*[.$A$35]/1000)+[.I24])-32)/1.8)+273.15))*[.I$5])" table:style-name="ce555">
            <text:p>19,472</text:p>
          </table:table-cell>
          <table:table-cell office:value-type="float" office:value="-1229.5179060588162" table:formula="of:=[.I9]-[.I$5]" table:style-name="ce556">
            <text:p>-1,230</text:p>
          </table:table-cell>
          <table:table-cell office:value-type="float" office:value="22310.080980513976" table:formula="of:=(288.15/(((((([.K$20]*[.$A$35]/1000)+[.K24])-32)/1.8)+273.15))*[.K$5])" table:style-name="ce555">
            <text:p>22,310</text:p>
          </table:table-cell>
          <table:table-cell office:value-type="float" office:value="-530.9190194860239" table:formula="of:=[.K9]-[.K$5]" table:style-name="ce556">
            <text:p>-531</text:p>
          </table:table-cell>
          <table:table-cell office:value-type="float" office:value="20098.857902765285" table:formula="of:=(288.15/(((((([.M$20]*[.$A$35]/1000)+[.M24])-32)/1.8)+273.15))*[.M$5])" table:style-name="ce555">
            <text:p>20,099</text:p>
          </table:table-cell>
          <table:table-cell office:value-type="float" office:value="4048.857902765285" table:formula="of:=[.M9]-[.M$5]" table:style-name="ce556">
            <text:p>4,049</text:p>
          </table:table-cell>
          <table:table-cell table:style-name="ce557"/>
          <table:table-cell office:value-type="float" office:value="14149.533449401271" table:formula="of:=(288.15/(((((([.P$20]*[.$A$35]/1000)+[.P24])-32)/1.8)+273.15))*[.P$5])" table:style-name="ce555">
            <text:p>14,150</text:p>
          </table:table-cell>
          <table:table-cell office:value-type="float" office:value="-355.46655059872865" table:formula="of:=[.P9]-[.P$5]" table:style-name="ce556">
            <text:p>-355</text:p>
          </table:table-cell>
          <table:table-cell office:value-type="float" office:value="14180.470621700921" table:formula="of:=(288.15/(((((([.R$20]*[.$A$35]/1000)+[.R24])-32)/1.8)+273.15))*[.R$5])" table:style-name="ce555">
            <text:p>14,180</text:p>
          </table:table-cell>
          <table:table-cell office:value-type="float" office:value="-259.52937829907933" table:formula="of:=[.R9]-[.R$5]" table:style-name="ce556">
            <text:p>-260</text:p>
          </table:table-cell>
          <table:table-cell table:number-columns-repeated="5" table:style-name="ce543"/>
          <table:table-cell table:number-columns-repeated="16360" table:style-name="ce2"/>
        </table:table-row>
        <table:table-row table:style-name="ro5">
          <table:covered-table-cell/>
          <table:table-cell office:value-type="string" table:style-name="ce553">
            <text:p>May</text:p>
          </table:table-cell>
          <table:table-cell office:value-type="float" office:value="20795.417065203379" table:formula="of:=(288.15/(((((([.C$20]*[.$A$35]/1000)+[.C25])-32)/1.8)+273.15))*[.C$5])" table:style-name="ce555">
            <text:p>20,795</text:p>
          </table:table-cell>
          <table:table-cell office:value-type="float" office:value="475.41706520337902" table:formula="of:=[.C10]-[.C$5]" table:style-name="ce556">
            <text:p>475</text:p>
          </table:table-cell>
          <table:table-cell office:value-type="float" office:value="26873.171607096025" table:formula="of:=(288.15/(((((([.E$20]*[.$A$35]/1000)+[.E25])-32)/1.8)+273.15))*[.E$5])" table:style-name="ce555">
            <text:p>26,873</text:p>
          </table:table-cell>
          <table:table-cell office:value-type="float" office:value="-1377.8283929039753" table:formula="of:=[.E10]-[.E$5]" table:style-name="ce556">
            <text:p>-1,378</text:p>
          </table:table-cell>
          <table:table-cell office:value-type="float" office:value="27478.38425915789" table:formula="of:=(288.15/(((((([.G$20]*[.$A$35]/1000)+[.G25])-32)/1.8)+273.15))*[.G$5])" table:style-name="ce555">
            <text:p>27,478</text:p>
          </table:table-cell>
          <table:table-cell office:value-type="float" office:value="-1556.6157408421095" table:formula="of:=[.G10]-[.G$5]" table:style-name="ce556">
            <text:p>-1,557</text:p>
          </table:table-cell>
          <table:table-cell office:value-type="float" office:value="19488.386090337124" table:formula="of:=(288.15/(((((([.I$20]*[.$A$35]/1000)+[.I25])-32)/1.8)+273.15))*[.I$5])" table:style-name="ce555">
            <text:p>19,488</text:p>
          </table:table-cell>
          <table:table-cell office:value-type="float" office:value="-1213.6139096628758" table:formula="of:=[.I10]-[.I$5]" table:style-name="ce556">
            <text:p>-1,214</text:p>
          </table:table-cell>
          <table:table-cell office:value-type="float" office:value="22667.371526483676" table:formula="of:=(288.15/(((((([.K$20]*[.$A$35]/1000)+[.K25])-32)/1.8)+273.15))*[.K$5])" table:style-name="ce555">
            <text:p>22,667</text:p>
          </table:table-cell>
          <table:table-cell office:value-type="float" office:value="-173.62847351632445" table:formula="of:=[.K10]-[.K$5]" table:style-name="ce556">
            <text:p>-174</text:p>
          </table:table-cell>
          <table:table-cell office:value-type="float" office:value="20059.628371784365" table:formula="of:=(288.15/(((((([.M$20]*[.$A$35]/1000)+[.M25])-32)/1.8)+273.15))*[.M$5])" table:style-name="ce555">
            <text:p>20,060</text:p>
          </table:table-cell>
          <table:table-cell office:value-type="float" office:value="4009.6283717843653" table:formula="of:=[.M10]-[.M$5]" table:style-name="ce556">
            <text:p>4,010</text:p>
          </table:table-cell>
          <table:table-cell table:style-name="ce557"/>
          <table:table-cell office:value-type="float" office:value="13901.158462461482" table:formula="of:=(288.15/(((((([.P$20]*[.$A$35]/1000)+[.P25])-32)/1.8)+273.15))*[.P$5])" table:style-name="ce555">
            <text:p>13,901</text:p>
          </table:table-cell>
          <table:table-cell office:value-type="float" office:value="-603.84153753851751" table:formula="of:=[.P10]-[.P$5]" table:style-name="ce556">
            <text:p>-604</text:p>
          </table:table-cell>
          <table:table-cell office:value-type="float" office:value="13931.210397136496" table:formula="of:=(288.15/(((((([.R$20]*[.$A$35]/1000)+[.R25])-32)/1.8)+273.15))*[.R$5])" table:style-name="ce555">
            <text:p>13,931</text:p>
          </table:table-cell>
          <table:table-cell office:value-type="float" office:value="-508.78960286350411" table:formula="of:=[.R10]-[.R$5]" table:style-name="ce556">
            <text:p>-509</text:p>
          </table:table-cell>
          <table:table-cell table:number-columns-repeated="5" table:style-name="ce543"/>
          <table:table-cell table:number-columns-repeated="16360" table:style-name="ce2"/>
        </table:table-row>
        <table:table-row table:style-name="ro5">
          <table:covered-table-cell/>
          <table:table-cell office:value-type="string" table:style-name="ce553">
            <text:p>Jun</text:p>
          </table:table-cell>
          <table:table-cell office:value-type="float" office:value="20408.834521311612" table:formula="of:=(288.15/(((((([.C$20]*[.$A$35]/1000)+[.C26])-32)/1.8)+273.15))*[.C$5])" table:style-name="ce555">
            <text:p>20,409</text:p>
          </table:table-cell>
          <table:table-cell office:value-type="float" office:value="88.834521311611752" table:formula="of:=[.C11]-[.C$5]" table:style-name="ce556">
            <text:p>89</text:p>
          </table:table-cell>
          <table:table-cell office:value-type="float" office:value="26463.070525705556" table:formula="of:=(288.15/(((((([.E$20]*[.$A$35]/1000)+[.E26])-32)/1.8)+273.15))*[.E$5])" table:style-name="ce555">
            <text:p>26,463</text:p>
          </table:table-cell>
          <table:table-cell office:value-type="float" office:value="-1787.9294742944439" table:formula="of:=[.E11]-[.E$5]" table:style-name="ce556">
            <text:p>-1,788</text:p>
          </table:table-cell>
          <table:table-cell office:value-type="float" office:value="27307.974747584642" table:formula="of:=(288.15/(((((([.G$20]*[.$A$35]/1000)+[.G26])-32)/1.8)+273.15))*[.G$5])" table:style-name="ce555">
            <text:p>27,308</text:p>
          </table:table-cell>
          <table:table-cell office:value-type="float" office:value="-1727.0252524153584" table:formula="of:=[.G11]-[.G$5]" table:style-name="ce556">
            <text:p>-1,727</text:p>
          </table:table-cell>
          <table:table-cell office:value-type="float" office:value="19488.386090337124" table:formula="of:=(288.15/(((((([.I$20]*[.$A$35]/1000)+[.I26])-32)/1.8)+273.15))*[.I$5])" table:style-name="ce555">
            <text:p>19,488</text:p>
          </table:table-cell>
          <table:table-cell office:value-type="float" office:value="-1213.6139096628758" table:formula="of:=[.I11]-[.I$5]" table:style-name="ce556">
            <text:p>-1,214</text:p>
          </table:table-cell>
          <table:table-cell office:value-type="float" office:value="22927.954888895249" table:formula="of:=(288.15/(((((([.K$20]*[.$A$35]/1000)+[.K26])-32)/1.8)+273.15))*[.K$5])" table:style-name="ce555">
            <text:p>22,928</text:p>
          </table:table-cell>
          <table:table-cell office:value-type="float" office:value="86.954888895248587" table:formula="of:=[.K11]-[.K$5]" table:style-name="ce556">
            <text:p>87</text:p>
          </table:table-cell>
          <table:table-cell office:value-type="float" office:value="20077.044796464557" table:formula="of:=(288.15/(((((([.M$20]*[.$A$35]/1000)+[.M26])-32)/1.8)+273.15))*[.M$5])" table:style-name="ce555">
            <text:p>20,077</text:p>
          </table:table-cell>
          <table:table-cell office:value-type="float" office:value="4027.0447964645573" table:formula="of:=[.M11]-[.M$5]" table:style-name="ce556">
            <text:p>4,027</text:p>
          </table:table-cell>
          <table:table-cell table:style-name="ce557"/>
          <table:table-cell office:value-type="float" office:value="13661.352794379374" table:formula="of:=(288.15/(((((([.P$20]*[.$A$35]/1000)+[.P26])-32)/1.8)+273.15))*[.P$5])" table:style-name="ce555">
            <text:p>13,661</text:p>
          </table:table-cell>
          <table:table-cell office:value-type="float" office:value="-843.64720562062575" table:formula="of:=[.P11]-[.P$5]" table:style-name="ce556">
            <text:p>-844</text:p>
          </table:table-cell>
          <table:table-cell office:value-type="float" office:value="13714.377312343475" table:formula="of:=(288.15/(((((([.R$20]*[.$A$35]/1000)+[.R26])-32)/1.8)+273.15))*[.R$5])" table:style-name="ce555">
            <text:p>13,714</text:p>
          </table:table-cell>
          <table:table-cell office:value-type="float" office:value="-725.62268765652516" table:formula="of:=[.R11]-[.R$5]" table:style-name="ce556">
            <text:p>-726</text:p>
          </table:table-cell>
          <table:table-cell table:number-columns-repeated="5" table:style-name="ce543"/>
          <table:table-cell table:number-columns-repeated="16360" table:style-name="ce2"/>
        </table:table-row>
        <table:table-row table:style-name="ro5">
          <table:covered-table-cell/>
          <table:table-cell office:value-type="string" table:style-name="ce553">
            <text:p>Jul</text:p>
          </table:table-cell>
          <table:table-cell office:value-type="float" office:value="20283.147999019886" table:formula="of:=(288.15/(((((([.C$20]*[.$A$35]/1000)+[.C27])-32)/1.8)+273.15))*[.C$5])" table:style-name="ce555">
            <text:p>20,283</text:p>
          </table:table-cell>
          <table:table-cell office:value-type="float" office:value="-36.852000980114099" table:formula="of:=[.C12]-[.C$5]" table:style-name="ce556">
            <text:p>-37</text:p>
          </table:table-cell>
          <table:table-cell office:value-type="float" office:value="26233.29180414743" table:formula="of:=(288.15/(((((([.E$20]*[.$A$35]/1000)+[.E27])-32)/1.8)+273.15))*[.E$5])" table:style-name="ce555">
            <text:p>26,233</text:p>
          </table:table-cell>
          <table:table-cell office:value-type="float" office:value="-2017.7081958525705" table:formula="of:=[.E12]-[.E$5]" table:style-name="ce556">
            <text:p>-2,018</text:p>
          </table:table-cell>
          <table:table-cell office:value-type="float" office:value="27290.159776888617" table:formula="of:=(288.15/(((((([.G$20]*[.$A$35]/1000)+[.G27])-32)/1.8)+273.15))*[.G$5])" table:style-name="ce555">
            <text:p>27,290</text:p>
          </table:table-cell>
          <table:table-cell office:value-type="float" office:value="-1744.8402231113832" table:formula="of:=[.G12]-[.G$5]" table:style-name="ce556">
            <text:p>-1,745</text:p>
          </table:table-cell>
          <table:table-cell office:value-type="float" office:value="19501.128004511364" table:formula="of:=(288.15/(((((([.I$20]*[.$A$35]/1000)+[.I27])-32)/1.8)+273.15))*[.I$5])" table:style-name="ce555">
            <text:p>19,501</text:p>
          </table:table-cell>
          <table:table-cell office:value-type="float" office:value="-1200.8719954886365" table:formula="of:=[.I12]-[.I$5]" table:style-name="ce556">
            <text:p>-1,201</text:p>
          </table:table-cell>
          <table:table-cell office:value-type="float" office:value="22967.960786884247" table:formula="of:=(288.15/(((((([.K$20]*[.$A$35]/1000)+[.K27])-32)/1.8)+273.15))*[.K$5])" table:style-name="ce555">
            <text:p>22,968</text:p>
          </table:table-cell>
          <table:table-cell office:value-type="float" office:value="126.96078688424677" table:formula="of:=[.K12]-[.K$5]" table:style-name="ce556">
            <text:p>127</text:p>
          </table:table-cell>
          <table:table-cell office:value-type="float" office:value="20094.491490443314" table:formula="of:=(288.15/(((((([.M$20]*[.$A$35]/1000)+[.M27])-32)/1.8)+273.15))*[.M$5])" table:style-name="ce555">
            <text:p>20,094</text:p>
          </table:table-cell>
          <table:table-cell office:value-type="float" office:value="4044.4914904433135" table:formula="of:=[.M12]-[.M$5]" table:style-name="ce556">
            <text:p>4,044</text:p>
          </table:table-cell>
          <table:table-cell table:style-name="ce557"/>
          <table:table-cell office:value-type="float" office:value="13526.262131200623" table:formula="of:=(288.15/(((((([.P$20]*[.$A$35]/1000)+[.P27])-32)/1.8)+273.15))*[.P$5])" table:style-name="ce555">
            <text:p>13,526</text:p>
          </table:table-cell>
          <table:table-cell office:value-type="float" office:value="-978.73786879937688" table:formula="of:=[.P12]-[.P$5]" table:style-name="ce556">
            <text:p>-979</text:p>
          </table:table-cell>
          <table:table-cell office:value-type="float" office:value="13594.886477827047" table:formula="of:=(288.15/(((((([.R$20]*[.$A$35]/1000)+[.R27])-32)/1.8)+273.15))*[.R$5])" table:style-name="ce555">
            <text:p>13,595</text:p>
          </table:table-cell>
          <table:table-cell office:value-type="float" office:value="-845.1135221729528" table:formula="of:=[.R12]-[.R$5]" table:style-name="ce556">
            <text:p>-845</text:p>
          </table:table-cell>
          <table:table-cell table:number-columns-repeated="5" table:style-name="ce543"/>
          <table:table-cell table:number-columns-repeated="16360" table:style-name="ce2"/>
        </table:table-row>
        <table:table-row table:style-name="ro5">
          <table:covered-table-cell/>
          <table:table-cell office:value-type="string" table:style-name="ce553">
            <text:p>Aug</text:p>
          </table:table-cell>
          <table:table-cell office:value-type="float" office:value="20408.834521311612" table:formula="of:=(288.15/(((((([.C$20]*[.$A$35]/1000)+[.C28])-32)/1.8)+273.15))*[.C$5])" table:style-name="ce555">
            <text:p>20,409</text:p>
          </table:table-cell>
          <table:table-cell office:value-type="float" office:value="88.834521311611752" table:formula="of:=[.C13]-[.C$5]" table:style-name="ce556">
            <text:p>89</text:p>
          </table:table-cell>
          <table:table-cell office:value-type="float" office:value="26296.84908643553" table:formula="of:=(288.15/(((((([.E$20]*[.$A$35]/1000)+[.E28])-32)/1.8)+273.15))*[.E$5])" table:style-name="ce555">
            <text:p>26,297</text:p>
          </table:table-cell>
          <table:table-cell office:value-type="float" office:value="-1954.1509135644701" table:formula="of:=[.E13]-[.E$5]" table:style-name="ce556">
            <text:p>-1,954</text:p>
          </table:table-cell>
          <table:table-cell office:value-type="float" office:value="27285.709665496208" table:formula="of:=(288.15/(((((([.G$20]*[.$A$35]/1000)+[.G28])-32)/1.8)+273.15))*[.G$5])" table:style-name="ce555">
            <text:p>27,286</text:p>
          </table:table-cell>
          <table:table-cell office:value-type="float" office:value="-1749.2903345037921" table:formula="of:=[.G13]-[.G$5]" table:style-name="ce556">
            <text:p>-1,749</text:p>
          </table:table-cell>
          <table:table-cell office:value-type="float" office:value="19482.02137532557" table:formula="of:=(288.15/(((((([.I$20]*[.$A$35]/1000)+[.I28])-32)/1.8)+273.15))*[.I$5])" table:style-name="ce555">
            <text:p>19,482</text:p>
          </table:table-cell>
          <table:table-cell office:value-type="float" office:value="-1219.9786246744297" table:formula="of:=[.I13]-[.I$5]" table:style-name="ce556">
            <text:p>-1,220</text:p>
          </table:table-cell>
          <table:table-cell office:value-type="float" office:value="22757.505792704203" table:formula="of:=(288.15/(((((([.K$20]*[.$A$35]/1000)+[.K28])-32)/1.8)+273.15))*[.K$5])" table:style-name="ce555">
            <text:p>22,758</text:p>
          </table:table-cell>
          <table:table-cell office:value-type="float" office:value="-83.494207295796514" table:formula="of:=[.K13]-[.K$5]" table:style-name="ce556">
            <text:p>-83</text:p>
          </table:table-cell>
          <table:table-cell office:value-type="float" office:value="20337.495547552146" table:formula="of:=(288.15/(((((([.M$20]*[.$A$35]/1000)+[.M28])-32)/1.8)+273.15))*[.M$5])" table:style-name="ce555">
            <text:p>20,337</text:p>
          </table:table-cell>
          <table:table-cell office:value-type="float" office:value="4287.4955475521456" table:formula="of:=[.M13]-[.M$5]" table:style-name="ce556">
            <text:p>4,287</text:p>
          </table:table-cell>
          <table:table-cell table:style-name="ce557"/>
          <table:table-cell office:value-type="float" office:value="13587.334280777626" table:formula="of:=(288.15/(((((([.P$20]*[.$A$35]/1000)+[.P28])-32)/1.8)+273.15))*[.P$5])" table:style-name="ce555">
            <text:p>13,587</text:p>
          </table:table-cell>
          <table:table-cell office:value-type="float" office:value="-917.66571922237381" table:formula="of:=[.P13]-[.P$5]" table:style-name="ce556">
            <text:p>-918</text:p>
          </table:table-cell>
          <table:table-cell office:value-type="float" office:value="13634.484726220753" table:formula="of:=(288.15/(((((([.R$20]*[.$A$35]/1000)+[.R28])-32)/1.8)+273.15))*[.R$5])" table:style-name="ce555">
            <text:p>13,634</text:p>
          </table:table-cell>
          <table:table-cell office:value-type="float" office:value="-805.51527377924685" table:formula="of:=[.R13]-[.R$5]" table:style-name="ce556">
            <text:p>-806</text:p>
          </table:table-cell>
          <table:table-cell table:number-columns-repeated="5" table:style-name="ce543"/>
          <table:table-cell table:number-columns-repeated="16360" table:style-name="ce2"/>
        </table:table-row>
        <table:table-row table:style-name="ro5">
          <table:covered-table-cell/>
          <table:table-cell office:value-type="string" table:style-name="ce553">
            <text:p>Sep</text:p>
          </table:table-cell>
          <table:table-cell office:value-type="float" office:value="20772.87404607626" table:formula="of:=(288.15/(((((([.C$20]*[.$A$35]/1000)+[.C29])-32)/1.8)+273.15))*[.C$5])" table:style-name="ce555">
            <text:p>20,773</text:p>
          </table:table-cell>
          <table:table-cell office:value-type="float" office:value="452.87404607626013" table:formula="of:=[.C14]-[.C$5]" table:style-name="ce556">
            <text:p>453</text:p>
          </table:table-cell>
          <table:table-cell office:value-type="float" office:value="26687.185568869147" table:formula="of:=(288.15/(((((([.E$20]*[.$A$35]/1000)+[.E29])-32)/1.8)+273.15))*[.E$5])" table:style-name="ce555">
            <text:p>26,687</text:p>
          </table:table-cell>
          <table:table-cell office:value-type="float" office:value="-1563.8144311308533" table:formula="of:=[.E14]-[.E$5]" table:style-name="ce556">
            <text:p>-1,564</text:p>
          </table:table-cell>
          <table:table-cell office:value-type="float" office:value="27379.46783096256" table:formula="of:=(288.15/(((((([.G$20]*[.$A$35]/1000)+[.G29])-32)/1.8)+273.15))*[.G$5])" table:style-name="ce555">
            <text:p>27,379</text:p>
          </table:table-cell>
          <table:table-cell office:value-type="float" office:value="-1655.5321690374403" table:formula="of:=[.G14]-[.G$5]" table:style-name="ce556">
            <text:p>-1,656</text:p>
          </table:table-cell>
          <table:table-cell office:value-type="float" office:value="19475.660816263236" table:formula="of:=(288.15/(((((([.I$20]*[.$A$35]/1000)+[.I29])-32)/1.8)+273.15))*[.I$5])" table:style-name="ce555">
            <text:p>19,476</text:p>
          </table:table-cell>
          <table:table-cell office:value-type="float" office:value="-1226.3391837367635" table:formula="of:=[.I14]-[.I$5]" table:style-name="ce556">
            <text:p>-1,226</text:p>
          </table:table-cell>
          <table:table-cell office:value-type="float" office:value="22585.696326062884" table:formula="of:=(288.15/(((((([.K$20]*[.$A$35]/1000)+[.K29])-32)/1.8)+273.15))*[.K$5])" table:style-name="ce555">
            <text:p>22,586</text:p>
          </table:table-cell>
          <table:table-cell office:value-type="float" office:value="-255.3036739371164" table:formula="of:=[.K14]-[.K$5]" table:style-name="ce556">
            <text:p>-255</text:p>
          </table:table-cell>
          <table:table-cell office:value-type="float" office:value="20042.24213769702" table:formula="of:=(288.15/(((((([.M$20]*[.$A$35]/1000)+[.M29])-32)/1.8)+273.15))*[.M$5])" table:style-name="ce555">
            <text:p>20,042</text:p>
          </table:table-cell>
          <table:table-cell office:value-type="float" office:value="3992.2421376970196" table:formula="of:=[.M14]-[.M$5]" table:style-name="ce556">
            <text:p>3,992</text:p>
          </table:table-cell>
          <table:table-cell table:style-name="ce557"/>
          <table:table-cell office:value-type="float" office:value="13761.307799285201" table:formula="of:=(288.15/(((((([.P$20]*[.$A$35]/1000)+[.P29])-32)/1.8)+273.15))*[.P$5])" table:style-name="ce555">
            <text:p>13,761</text:p>
          </table:table-cell>
          <table:table-cell office:value-type="float" office:value="-743.69220071479867" table:formula="of:=[.P14]-[.P$5]" table:style-name="ce556">
            <text:p>-744</text:p>
          </table:table-cell>
          <table:table-cell office:value-type="float" office:value="13800.295493394075" table:formula="of:=(288.15/(((((([.R$20]*[.$A$35]/1000)+[.R29])-32)/1.8)+273.15))*[.R$5])" table:style-name="ce555">
            <text:p>13,800</text:p>
          </table:table-cell>
          <table:table-cell office:value-type="float" office:value="-639.70450660592542" table:formula="of:=[.R14]-[.R$5]" table:style-name="ce556">
            <text:p>-640</text:p>
          </table:table-cell>
          <table:table-cell table:number-columns-repeated="5" table:style-name="ce543"/>
          <table:table-cell table:number-columns-repeated="16360" table:style-name="ce2"/>
        </table:table-row>
        <table:table-row table:style-name="ro5">
          <table:covered-table-cell/>
          <table:table-cell office:value-type="string" table:style-name="ce553">
            <text:p>Oct</text:p>
          </table:table-cell>
          <table:table-cell office:value-type="float" office:value="21377.505424001949" table:formula="of:=(288.15/(((((([.C$20]*[.$A$35]/1000)+[.C30])-32)/1.8)+273.15))*[.C$5])" table:style-name="ce555">
            <text:p>21,378</text:p>
          </table:table-cell>
          <table:table-cell office:value-type="float" office:value="1057.505424001949" table:formula="of:=[.C15]-[.C$5]" table:style-name="ce556">
            <text:p>1,058</text:p>
          </table:table-cell>
          <table:table-cell office:value-type="float" office:value="27242.896741363511" table:formula="of:=(288.15/(((((([.E$20]*[.$A$35]/1000)+[.E30])-32)/1.8)+273.15))*[.E$5])" table:style-name="ce555">
            <text:p>27,243</text:p>
          </table:table-cell>
          <table:table-cell office:value-type="float" office:value="-1008.103258636489" table:formula="of:=[.E15]-[.E$5]" table:style-name="ce556">
            <text:p>-1,008</text:p>
          </table:table-cell>
          <table:table-cell office:value-type="float" office:value="27669.223200899549" table:formula="of:=(288.15/(((((([.G$20]*[.$A$35]/1000)+[.G30])-32)/1.8)+273.15))*[.G$5])" table:style-name="ce555">
            <text:p>27,669</text:p>
          </table:table-cell>
          <table:table-cell office:value-type="float" office:value="-1365.7767991004512" table:formula="of:=[.G15]-[.G$5]" table:style-name="ce556">
            <text:p>-1,366</text:p>
          </table:table-cell>
          <table:table-cell office:value-type="float" office:value="19478.840576555202" table:formula="of:=(288.15/(((((([.I$20]*[.$A$35]/1000)+[.I30])-32)/1.8)+273.15))*[.I$5])" table:style-name="ce555">
            <text:p>19,479</text:p>
          </table:table-cell>
          <table:table-cell office:value-type="float" office:value="-1223.1594234447984" table:formula="of:=[.I15]-[.I$5]" table:style-name="ce556">
            <text:p>-1,223</text:p>
          </table:table-cell>
          <table:table-cell office:value-type="float" office:value="22189.732817776778" table:formula="of:=(288.15/(((((([.K$20]*[.$A$35]/1000)+[.K30])-32)/1.8)+273.15))*[.K$5])" table:style-name="ce555">
            <text:p>22,190</text:p>
          </table:table-cell>
          <table:table-cell office:value-type="float" office:value="-651.26718222322233" table:formula="of:=[.K15]-[.K$5]" table:style-name="ce556">
            <text:p>-651</text:p>
          </table:table-cell>
          <table:table-cell office:value-type="float" office:value="19480.830065331949" table:formula="of:=(288.15/(((((([.M$20]*[.$A$35]/1000)+[.M30])-32)/1.8)+273.15))*[.M$5])" table:style-name="ce555">
            <text:p>19,481</text:p>
          </table:table-cell>
          <table:table-cell office:value-type="float" office:value="3430.8300653319493" table:formula="of:=[.M15]-[.M$5]" table:style-name="ce556">
            <text:p>3,431</text:p>
          </table:table-cell>
          <table:table-cell table:style-name="ce557"/>
          <table:table-cell office:value-type="float" office:value="14057.0010170028" table:formula="of:=(288.15/(((((([.P$20]*[.$A$35]/1000)+[.P30])-32)/1.8)+273.15))*[.P$5])" table:style-name="ce555">
            <text:p>14,057</text:p>
          </table:table-cell>
          <table:table-cell office:value-type="float" office:value="-447.99898299720007" table:formula="of:=[.P15]-[.P$5]" table:style-name="ce556">
            <text:p>-448</text:p>
          </table:table-cell>
          <table:table-cell office:value-type="float" office:value="14047.486147941649" table:formula="of:=(288.15/(((((([.R$20]*[.$A$35]/1000)+[.R30])-32)/1.8)+273.15))*[.R$5])" table:style-name="ce555">
            <text:p>14,047</text:p>
          </table:table-cell>
          <table:table-cell office:value-type="float" office:value="-392.5138520583514" table:formula="of:=[.R15]-[.R$5]" table:style-name="ce556">
            <text:p>-393</text:p>
          </table:table-cell>
          <table:table-cell table:number-columns-repeated="5" table:style-name="ce543"/>
          <table:table-cell table:number-columns-repeated="16360" table:style-name="ce2"/>
        </table:table-row>
        <table:table-row table:style-name="ro5">
          <table:covered-table-cell/>
          <table:table-cell office:value-type="string" table:style-name="ce553">
            <text:p>Nov</text:p>
          </table:table-cell>
          <table:table-cell office:value-type="float" office:value="22006.895791956591" table:formula="of:=(288.15/(((((([.C$20]*[.$A$35]/1000)+[.C31])-32)/1.8)+273.15))*[.C$5])" table:style-name="ce555">
            <text:p>22,007</text:p>
          </table:table-cell>
          <table:table-cell office:value-type="float" office:value="1686.895791956591" table:formula="of:=[.C16]-[.C$5]" table:style-name="ce556">
            <text:p>1,687</text:p>
          </table:table-cell>
          <table:table-cell office:value-type="float" office:value="27872.520120293775" table:formula="of:=(288.15/(((((([.E$20]*[.$A$35]/1000)+[.E31])-32)/1.8)+273.15))*[.E$5])" table:style-name="ce555">
            <text:p>27,873</text:p>
          </table:table-cell>
          <table:table-cell office:value-type="float" office:value="-378.47987970622489" table:formula="of:=[.E16]-[.E$5]" table:style-name="ce556">
            <text:p>-378</text:p>
          </table:table-cell>
          <table:table-cell office:value-type="float" office:value="28077.798628512621" table:formula="of:=(288.15/(((((([.G$20]*[.$A$35]/1000)+[.G31])-32)/1.8)+273.15))*[.G$5])" table:style-name="ce555">
            <text:p>28,078</text:p>
          </table:table-cell>
          <table:table-cell office:value-type="float" office:value="-957.20137148737922" table:formula="of:=[.G16]-[.G$5]" table:style-name="ce556">
            <text:p>-957</text:p>
          </table:table-cell>
          <table:table-cell office:value-type="float" office:value="19501.128004511364" table:formula="of:=(288.15/(((((([.I$20]*[.$A$35]/1000)+[.I31])-32)/1.8)+273.15))*[.I$5])" table:style-name="ce555">
            <text:p>19,501</text:p>
          </table:table-cell>
          <table:table-cell office:value-type="float" office:value="-1200.8719954886365" table:formula="of:=[.I16]-[.I$5]" table:style-name="ce556">
            <text:p>-1,201</text:p>
          </table:table-cell>
          <table:table-cell office:value-type="float" office:value="21938.255200667139" table:formula="of:=(288.15/(((((([.K$20]*[.$A$35]/1000)+[.K31])-32)/1.8)+273.15))*[.K$5])" table:style-name="ce555">
            <text:p>21,938</text:p>
          </table:table-cell>
          <table:table-cell office:value-type="float" office:value="-902.74479933286057" table:formula="of:=[.K16]-[.K$5]" table:style-name="ce556">
            <text:p>-903</text:p>
          </table:table-cell>
          <table:table-cell office:value-type="float" office:value="18258.005234837328" table:formula="of:=(288.15/(((((([.M$20]*[.$A$35]/1000)+[.M31])-32)/1.8)+273.15))*[.M$5])" table:style-name="ce555">
            <text:p>18,258</text:p>
          </table:table-cell>
          <table:table-cell office:value-type="float" office:value="2208.0052348373283" table:formula="of:=[.M16]-[.M$5]" table:style-name="ce556">
            <text:p>2,208</text:p>
          </table:table-cell>
          <table:table-cell table:style-name="ce557"/>
          <table:table-cell office:value-type="float" office:value="14365.680567943369" table:formula="of:=(288.15/(((((([.P$20]*[.$A$35]/1000)+[.P31])-32)/1.8)+273.15))*[.P$5])" table:style-name="ce555">
            <text:p>14,366</text:p>
          </table:table-cell>
          <table:table-cell office:value-type="float" office:value="-139.31943205663083" table:formula="of:=[.P16]-[.P$5]" table:style-name="ce556">
            <text:p>-139</text:p>
          </table:table-cell>
          <table:table-cell office:value-type="float" office:value="14370.935721716354" table:formula="of:=(288.15/(((((([.R$20]*[.$A$35]/1000)+[.R31])-32)/1.8)+273.15))*[.R$5])" table:style-name="ce555">
            <text:p>14,371</text:p>
          </table:table-cell>
          <table:table-cell office:value-type="float" office:value="-69.064278283645763" table:formula="of:=[.R16]-[.R$5]" table:style-name="ce556">
            <text:p>-69</text:p>
          </table:table-cell>
          <table:table-cell table:number-columns-repeated="5" table:style-name="ce543"/>
          <table:table-cell table:number-columns-repeated="16360" table:style-name="ce2"/>
        </table:table-row>
        <table:table-row table:style-name="ro5">
          <table:covered-table-cell/>
          <table:table-cell office:value-type="string" table:style-name="ce553">
            <text:p>Dec</text:p>
          </table:table-cell>
          <table:table-cell office:value-type="float" office:value="22286.104765796354" table:formula="of:=(288.15/(((((([.C$20]*[.$A$35]/1000)+[.C32])-32)/1.8)+273.15))*[.C$5])" table:style-name="ce555">
            <text:p>22,286</text:p>
          </table:table-cell>
          <table:table-cell office:value-type="float" office:value="1966.1047657963536" table:formula="of:=[.C17]-[.C$5]" table:style-name="ce556">
            <text:p>1,966</text:p>
          </table:table-cell>
          <table:table-cell office:value-type="float" office:value="28347.025843807369" table:formula="of:=(288.15/(((((([.E$20]*[.$A$35]/1000)+[.E32])-32)/1.8)+273.15))*[.E$5])" table:style-name="ce555">
            <text:p>28,347</text:p>
          </table:table-cell>
          <table:table-cell office:value-type="float" office:value="96.025843807368801" table:formula="of:=[.E17]-[.E$5]" table:style-name="ce556">
            <text:p>96</text:p>
          </table:table-cell>
          <table:table-cell office:value-type="float" office:value="28435.661968799213" table:formula="of:=(288.15/(((((([.G$20]*[.$A$35]/1000)+[.G32])-32)/1.8)+273.15))*[.G$5])" table:style-name="ce555">
            <text:p>28,436</text:p>
          </table:table-cell>
          <table:table-cell office:value-type="float" office:value="-599.33803120078665" table:formula="of:=[.G17]-[.G$5]" table:style-name="ce556">
            <text:p>-599</text:p>
          </table:table-cell>
          <table:table-cell office:value-type="float" office:value="19475.660816263236" table:formula="of:=(288.15/(((((([.I$20]*[.$A$35]/1000)+[.I32])-32)/1.8)+273.15))*[.I$5])" table:style-name="ce555">
            <text:p>19,476</text:p>
          </table:table-cell>
          <table:table-cell office:value-type="float" office:value="-1226.3391837367635" table:formula="of:=[.I17]-[.I$5]" table:style-name="ce556">
            <text:p>-1,226</text:p>
          </table:table-cell>
          <table:table-cell office:value-type="float" office:value="21738.985934327677" table:formula="of:=(288.15/(((((([.K$20]*[.$A$35]/1000)+[.K32])-32)/1.8)+273.15))*[.K$5])" table:style-name="ce555">
            <text:p>21,739</text:p>
          </table:table-cell>
          <table:table-cell office:value-type="float" office:value="-1102.0140656723233" table:formula="of:=[.K17]-[.K$5]" table:style-name="ce556">
            <text:p>-1,102</text:p>
          </table:table-cell>
          <table:table-cell office:value-type="float" office:value="17527.970119725756" table:formula="of:=(288.15/(((((([.M$20]*[.$A$35]/1000)+[.M32])-32)/1.8)+273.15))*[.M$5])" table:style-name="ce555">
            <text:p>17,528</text:p>
          </table:table-cell>
          <table:table-cell office:value-type="float" office:value="1477.9701197257564" table:formula="of:=[.M17]-[.M$5]" table:style-name="ce556">
            <text:p>1,478</text:p>
          </table:table-cell>
          <table:table-cell table:style-name="ce557"/>
          <table:table-cell office:value-type="float" office:value="14602.69194435327" table:formula="of:=(288.15/(((((([.P$20]*[.$A$35]/1000)+[.P32])-32)/1.8)+273.15))*[.P$5])" table:style-name="ce555">
            <text:p>14,603</text:p>
          </table:table-cell>
          <table:table-cell office:value-type="float" office:value="97.691944353269719" table:formula="of:=[.P17]-[.P$5]" table:style-name="ce556">
            <text:p>98</text:p>
          </table:table-cell>
          <table:table-cell office:value-type="float" office:value="14589.286824611936" table:formula="of:=(288.15/(((((([.R$20]*[.$A$35]/1000)+[.R32])-32)/1.8)+273.15))*[.R$5])" table:style-name="ce555">
            <text:p>14,589</text:p>
          </table:table-cell>
          <table:table-cell office:value-type="float" office:value="149.28682461193603" table:formula="of:=[.R17]-[.R$5]" table:style-name="ce556">
            <text:p>149</text:p>
          </table:table-cell>
          <table:table-cell table:number-columns-repeated="5" table:style-name="ce543"/>
          <table:table-cell table:number-columns-repeated="16360" table:style-name="ce2"/>
        </table:table-row>
        <table:table-row table:style-name="ro5">
          <table:covered-table-cell/>
          <table:table-cell office:value-type="string" table:style-name="ce553">
            <text:p>Year</text:p>
          </table:table-cell>
          <table:table-cell office:value-type="float" office:value="21299.739561881597" table:formula="of:=(288.15/(((((([.C$20]*[.$A$35]/1000)+[.C33])-32)/1.8)+273.15))*[.C$5])" table:style-name="ce555">
            <text:p>21,300</text:p>
          </table:table-cell>
          <table:table-cell office:value-type="float" office:value="979.73956188159718" table:formula="of:=[.C18]-[.C$5]" table:style-name="ce556">
            <text:p>980</text:p>
          </table:table-cell>
          <table:table-cell office:value-type="float" office:value="27265.708440249862" table:formula="of:=(288.15/(((((([.E$20]*[.$A$35]/1000)+[.E33])-32)/1.8)+273.15))*[.E$5])" table:style-name="ce555">
            <text:p>27,266</text:p>
          </table:table-cell>
          <table:table-cell office:value-type="float" office:value="-985.29155975013782" table:formula="of:=[.E18]-[.E$5]" table:style-name="ce556">
            <text:p>-985</text:p>
          </table:table-cell>
          <table:table-cell office:value-type="float" office:value="27784.081550195377" table:formula="of:=(288.15/(((((([.G$20]*[.$A$35]/1000)+[.G33])-32)/1.8)+273.15))*[.G$5])" table:style-name="ce555">
            <text:p>27,784</text:p>
          </table:table-cell>
          <table:table-cell office:value-type="float" office:value="-1250.9184498046234" table:formula="of:=[.G18]-[.G$5]" table:style-name="ce556">
            <text:p>-1,251</text:p>
          </table:table-cell>
          <table:table-cell office:value-type="float" office:value="19485.203213083161" table:formula="of:=(288.15/(((((([.I$20]*[.$A$35]/1000)+[.I33])-32)/1.8)+273.15))*[.I$5])" table:style-name="ce555">
            <text:p>19,485</text:p>
          </table:table-cell>
          <table:table-cell office:value-type="float" office:value="-1216.7967869168388" table:formula="of:=[.I18]-[.I$5]" table:style-name="ce556">
            <text:p>-1,217</text:p>
          </table:table-cell>
          <table:table-cell office:value-type="float" office:value="22294.966117299202" table:formula="of:=(288.15/(((((([.K$20]*[.$A$35]/1000)+[.K33])-32)/1.8)+273.15))*[.K$5])" table:style-name="ce555">
            <text:p>22,295</text:p>
          </table:table-cell>
          <table:table-cell office:value-type="float" office:value="-546.03388270079813" table:formula="of:=[.K18]-[.K$5]" table:style-name="ce556">
            <text:p>-546</text:p>
          </table:table-cell>
          <table:table-cell office:value-type="float" office:value="19229.728943090107" table:formula="of:=(288.15/(((((([.M$20]*[.$A$35]/1000)+[.M33])-32)/1.8)+273.15))*[.M$5])" table:style-name="ce555">
            <text:p>19,230</text:p>
          </table:table-cell>
          <table:table-cell office:value-type="float" office:value="3179.7289430901074" table:formula="of:=[.M18]-[.M$5]" table:style-name="ce556">
            <text:p>3,180</text:p>
          </table:table-cell>
          <table:table-cell table:style-name="ce557"/>
          <table:table-cell office:value-type="float" office:value="14071.461597033274" table:formula="of:=(288.15/(((((([.P$20]*[.$A$35]/1000)+[.P33])-32)/1.8)+273.15))*[.P$5])" table:style-name="ce555">
            <text:p>14,071</text:p>
          </table:table-cell>
          <table:table-cell office:value-type="float" office:value="-433.5384029667257" table:formula="of:=[.P18]-[.P$5]" table:style-name="ce556">
            <text:p>-434</text:p>
          </table:table-cell>
          <table:table-cell office:value-type="float" office:value="14105.690750671271" table:formula="of:=(288.15/(((((([.R$20]*[.$A$35]/1000)+[.R33])-32)/1.8)+273.15))*[.R$5])" table:style-name="ce555">
            <text:p>14,106</text:p>
          </table:table-cell>
          <table:table-cell office:value-type="float" office:value="-334.30924932872949" table:formula="of:=[.R18]-[.R$5]" table:style-name="ce556">
            <text:p>-334</text:p>
          </table:table-cell>
          <table:table-cell table:number-columns-repeated="5" table:style-name="ce543"/>
          <table:table-cell table:number-columns-repeated="16360" table:style-name="ce2"/>
        </table:table-row>
        <table:table-row table:style-name="ro6">
          <table:table-cell office:value-type="string" table:number-columns-spanned="2" table:number-rows-spanned="1" table:style-name="ce569">
            <text:p>City</text:p>
          </table:table-cell>
          <table:covered-table-cell/>
          <table:table-cell office:value-type="string" table:number-columns-spanned="2" table:number-rows-spanned="1" table:style-name="ce567">
            <text:p>Talkeetna, Alaska</text:p>
          </table:table-cell>
          <table:covered-table-cell/>
          <table:table-cell office:value-type="string" table:number-columns-spanned="2" table:number-rows-spanned="1" table:style-name="ce567">
            <text:p>Gilgit, Pakistan</text:p>
          </table:table-cell>
          <table:covered-table-cell/>
          <table:table-cell office:value-type="string" table:number-columns-spanned="2" table:number-rows-spanned="1" table:style-name="ce567">
            <text:p>Kathmandu, Nepal</text:p>
          </table:table-cell>
          <table:covered-table-cell/>
          <table:table-cell office:value-type="string" table:number-columns-spanned="2" table:number-rows-spanned="1" table:style-name="ce567">
            <text:p>Quito, Ecuador</text:p>
          </table:table-cell>
          <table:covered-table-cell/>
          <table:table-cell office:value-type="string" table:number-columns-spanned="2" table:number-rows-spanned="1" table:style-name="ce567">
            <text:p>Mendoza, Argentina</text:p>
          </table:table-cell>
          <table:covered-table-cell/>
          <table:table-cell office:value-type="string" table:number-columns-spanned="2" table:number-rows-spanned="1" table:style-name="ce567">
            <text:p>Vostok Station, Antarctic</text:p>
          </table:table-cell>
          <table:covered-table-cell/>
          <table:table-cell table:style-name="ce541"/>
          <table:table-cell office:value-type="string" table:number-columns-spanned="2" table:number-rows-spanned="1" table:style-name="ce567">
            <text:p>Independence, Califonia</text:p>
          </table:table-cell>
          <table:covered-table-cell/>
          <table:table-cell office:value-type="string" table:number-columns-spanned="2" table:number-rows-spanned="1" table:style-name="ce567">
            <text:p>Leadville, Colorado</text:p>
          </table:table-cell>
          <table:covered-table-cell/>
          <table:table-cell table:number-columns-repeated="5" table:style-name="ce541"/>
          <table:table-cell table:number-columns-repeated="16360"/>
        </table:table-row>
        <table:table-row table:style-name="ro1">
          <table:table-cell office:value-type="string" table:number-columns-spanned="2" table:number-rows-spanned="1" table:style-name="ce572">
            <text:p>Elevation [Ft]</text:p>
          </table:table-cell>
          <table:covered-table-cell/>
          <table:table-cell office:value-type="float" office:value="348" table:number-columns-spanned="2" table:number-rows-spanned="1" table:style-name="ce568">
            <text:p>348</text:p>
          </table:table-cell>
          <table:covered-table-cell/>
          <table:table-cell office:value-type="float" office:value="4900" table:number-columns-spanned="2" table:number-rows-spanned="1" table:style-name="ce568">
            <text:p>4,900</text:p>
          </table:table-cell>
          <table:covered-table-cell/>
          <table:table-cell office:value-type="float" office:value="4600" table:number-columns-spanned="2" table:number-rows-spanned="1" table:style-name="ce568">
            <text:p>4,600</text:p>
          </table:table-cell>
          <table:covered-table-cell/>
          <table:table-cell office:value-type="float" office:value="9350" table:number-columns-spanned="2" table:number-rows-spanned="1" table:style-name="ce568">
            <text:p>9,350</text:p>
          </table:table-cell>
          <table:covered-table-cell/>
          <table:table-cell office:value-type="float" office:value="2449" table:number-columns-spanned="2" table:number-rows-spanned="1" table:style-name="ce568">
            <text:p>2,449</text:p>
          </table:table-cell>
          <table:covered-table-cell/>
          <table:table-cell office:value-type="float" office:value="11220" table:number-columns-spanned="2" table:number-rows-spanned="1" table:style-name="ce568">
            <text:p>11,220</text:p>
          </table:table-cell>
          <table:covered-table-cell/>
          <table:table-cell table:style-name="ce543"/>
          <table:table-cell office:value-type="float" office:value="3930" table:number-columns-spanned="2" table:number-rows-spanned="1" table:style-name="ce568">
            <text:p>3,930</text:p>
          </table:table-cell>
          <table:covered-table-cell/>
          <table:table-cell office:value-type="float" office:value="10152" table:number-columns-spanned="2" table:number-rows-spanned="1" table:style-name="ce568">
            <text:p>10,152</text:p>
          </table:table-cell>
          <table:covered-table-cell/>
          <table:table-cell table:number-columns-repeated="5" table:style-name="ce543"/>
          <table:table-cell table:number-columns-repeated="16360" table:style-name="ce2"/>
        </table:table-row>
        <table:table-row table:style-name="ro5">
          <table:table-cell office:value-type="string" table:number-columns-spanned="1" table:number-rows-spanned="13" table:style-name="ce569">
            <text:p>Average Daily Temperature [Fahrenheit] by Month</text:p>
          </table:table-cell>
          <table:table-cell office:value-type="string" table:style-name="ce554">
            <text:p>Jan</text:p>
          </table:table-cell>
          <table:table-cell office:value-type="float" office:value="10.75" table:style-name="ce548">
            <text:p>10.8</text:p>
          </table:table-cell>
          <table:table-cell table:style-name="ce548"/>
          <table:table-cell office:value-type="float" office:value="37.900000000000006" table:style-name="ce548">
            <text:p>37.9</text:p>
          </table:table-cell>
          <table:table-cell table:style-name="ce546"/>
          <table:table-cell office:value-type="float" office:value="51.35" table:style-name="ce548">
            <text:p>51.4</text:p>
          </table:table-cell>
          <table:table-cell table:style-name="ce546"/>
          <table:table-cell office:value-type="float" office:value="57.83" table:style-name="ce548">
            <text:p>57.8</text:p>
          </table:table-cell>
          <table:table-cell table:style-name="ce546"/>
          <table:table-cell office:value-type="float" office:value="77.36" table:style-name="ce548">
            <text:p>77.4</text:p>
          </table:table-cell>
          <table:table-cell table:style-name="ce546"/>
          <table:table-cell office:value-type="float" office:value="-26.050000000000004" table:style-name="ce548">
            <text:p>-26.1</text:p>
          </table:table-cell>
          <table:table-cell table:style-name="ce546"/>
          <table:table-cell table:style-name="ce328"/>
          <table:table-cell office:value-type="float" office:value="42.5" table:style-name="ce548">
            <text:p>42.5</text:p>
          </table:table-cell>
          <table:table-cell table:style-name="ce546"/>
          <table:table-cell office:value-type="float" office:value="17.100000000000001" table:style-name="ce548">
            <text:p>17.1</text:p>
          </table:table-cell>
          <table:table-cell table:style-name="ce546"/>
          <table:table-cell table:number-columns-repeated="16365" table:style-name="ce328"/>
        </table:table-row>
        <table:table-row table:style-name="ro1">
          <table:covered-table-cell/>
          <table:table-cell office:value-type="string" table:style-name="ce554">
            <text:p>Feb</text:p>
          </table:table-cell>
          <table:table-cell office:value-type="float" office:value="16" table:style-name="ce548">
            <text:p>16.0</text:p>
          </table:table-cell>
          <table:table-cell table:style-name="ce546"/>
          <table:table-cell office:value-type="float" office:value="45.05" table:style-name="ce548">
            <text:p>45.1</text:p>
          </table:table-cell>
          <table:table-cell table:style-name="ce546"/>
          <table:table-cell office:value-type="float" office:value="55.31" table:style-name="ce548">
            <text:p>55.3</text:p>
          </table:table-cell>
          <table:table-cell table:style-name="ce546"/>
          <table:table-cell office:value-type="float" office:value="57.92" table:style-name="ce548">
            <text:p>57.9</text:p>
          </table:table-cell>
          <table:table-cell table:style-name="ce546"/>
          <table:table-cell office:value-type="float" office:value="75.47" table:style-name="ce548">
            <text:p>75.5</text:p>
          </table:table-cell>
          <table:table-cell table:style-name="ce546"/>
          <table:table-cell office:value-type="float" office:value="-46.120000000000005" table:style-name="ce548">
            <text:p>-46.1</text:p>
          </table:table-cell>
          <table:table-cell table:style-name="ce546"/>
          <table:table-cell table:style-name="ce328"/>
          <table:table-cell office:value-type="float" office:value="45.5" table:style-name="ce548">
            <text:p>45.5</text:p>
          </table:table-cell>
          <table:table-cell table:style-name="ce546"/>
          <table:table-cell office:value-type="float" office:value="19.05" table:style-name="ce548">
            <text:p>19.1</text:p>
          </table:table-cell>
          <table:table-cell table:style-name="ce546"/>
          <table:table-cell table:style-name="ce328"/>
          <table:table-cell office:value-type="string" table:style-name="ce328">
            <text:p><text:s/></text:p>
          </table:table-cell>
          <table:table-cell table:number-columns-repeated="16363" table:style-name="ce328"/>
        </table:table-row>
        <table:table-row table:style-name="ro1">
          <table:covered-table-cell/>
          <table:table-cell office:value-type="string" table:style-name="ce554">
            <text:p>Mar</text:p>
          </table:table-cell>
          <table:table-cell office:value-type="float" office:value="21.75" table:style-name="ce548">
            <text:p>21.8</text:p>
          </table:table-cell>
          <table:table-cell table:style-name="ce546"/>
          <table:table-cell office:value-type="float" office:value="52.95" table:style-name="ce548">
            <text:p>53.0</text:p>
          </table:table-cell>
          <table:table-cell table:style-name="ce546"/>
          <table:table-cell office:value-type="float" office:value="62.150000000000006" table:style-name="ce548">
            <text:p>62.2</text:p>
          </table:table-cell>
          <table:table-cell table:style-name="ce546"/>
          <table:table-cell office:value-type="float" office:value="58.010000000000005" table:style-name="ce548">
            <text:p>58.0</text:p>
          </table:table-cell>
          <table:table-cell table:style-name="ce546"/>
          <table:table-cell office:value-type="float" office:value="69.89" table:style-name="ce548">
            <text:p>69.9</text:p>
          </table:table-cell>
          <table:table-cell table:style-name="ce546"/>
          <table:table-cell office:value-type="float" office:value="-73.12" table:style-name="ce548">
            <text:p>-73.1</text:p>
          </table:table-cell>
          <table:table-cell table:style-name="ce546"/>
          <table:table-cell table:style-name="ce328"/>
          <table:table-cell office:value-type="float" office:value="52" table:style-name="ce548">
            <text:p>52.0</text:p>
          </table:table-cell>
          <table:table-cell table:style-name="ce546"/>
          <table:table-cell office:value-type="float" office:value="24.799999999999997" table:style-name="ce548">
            <text:p>24.8</text:p>
          </table:table-cell>
          <table:table-cell table:style-name="ce546"/>
          <table:table-cell table:number-columns-repeated="16365" table:style-name="ce328"/>
        </table:table-row>
        <table:table-row table:style-name="ro1">
          <table:covered-table-cell/>
          <table:table-cell office:value-type="string" table:style-name="ce554">
            <text:p>Apr</text:p>
          </table:table-cell>
          <table:table-cell office:value-type="float" office:value="34.200000000000003" table:style-name="ce548">
            <text:p>34.2</text:p>
          </table:table-cell>
          <table:table-cell table:style-name="ce546"/>
          <table:table-cell office:value-type="float" office:value="61.95" table:style-name="ce548">
            <text:p>62.0</text:p>
          </table:table-cell>
          <table:table-cell table:style-name="ce546"/>
          <table:table-cell office:value-type="float" office:value="67.91" table:style-name="ce548">
            <text:p>67.9</text:p>
          </table:table-cell>
          <table:table-cell table:style-name="ce546"/>
          <table:table-cell office:value-type="float" office:value="58.37" table:style-name="ce548">
            <text:p>58.4</text:p>
          </table:table-cell>
          <table:table-cell table:style-name="ce546"/>
          <table:table-cell office:value-type="float" office:value="62.6" table:style-name="ce548">
            <text:p>62.6</text:p>
          </table:table-cell>
          <table:table-cell table:style-name="ce546"/>
          <table:table-cell office:value-type="float" office:value="-85.539999999999992" table:style-name="ce548">
            <text:p>-85.5</text:p>
          </table:table-cell>
          <table:table-cell table:style-name="ce546"/>
          <table:table-cell office:value-type="string" table:style-name="ce328">
            <text:p><text:s/></text:p>
          </table:table-cell>
          <table:table-cell office:value-type="float" office:value="58" table:style-name="ce548">
            <text:p>58.0</text:p>
          </table:table-cell>
          <table:table-cell table:style-name="ce546"/>
          <table:table-cell office:value-type="float" office:value="32.25" table:style-name="ce548">
            <text:p>32.3</text:p>
          </table:table-cell>
          <table:table-cell table:style-name="ce546"/>
          <table:table-cell table:number-columns-repeated="16365" table:style-name="ce328"/>
        </table:table-row>
        <table:table-row table:style-name="ro1">
          <table:covered-table-cell/>
          <table:table-cell office:value-type="string" table:style-name="ce554">
            <text:p>May</text:p>
          </table:table-cell>
          <table:table-cell office:value-type="float" office:value="45.9" table:style-name="ce548">
            <text:p>45.9</text:p>
          </table:table-cell>
          <table:table-cell table:style-name="ce546"/>
          <table:table-cell office:value-type="float" office:value="68.099999999999994" table:style-name="ce548">
            <text:p>68.1</text:p>
          </table:table-cell>
          <table:table-cell table:style-name="ce546"/>
          <table:table-cell office:value-type="float" office:value="71.960000000000008" table:style-name="ce548">
            <text:p>72.0</text:p>
          </table:table-cell>
          <table:table-cell table:style-name="ce546"/>
          <table:table-cell office:value-type="float" office:value="57.92" table:style-name="ce548">
            <text:p>57.9</text:p>
          </table:table-cell>
          <table:table-cell table:style-name="ce546"/>
          <table:table-cell office:value-type="float" office:value="54.230000000000004" table:style-name="ce548">
            <text:p>54.2</text:p>
          </table:table-cell>
          <table:table-cell table:style-name="ce546"/>
          <table:table-cell office:value-type="float" office:value="-84.72999999999999" table:style-name="ce548">
            <text:p>-84.7</text:p>
          </table:table-cell>
          <table:table-cell table:style-name="ce546"/>
          <table:table-cell table:style-name="ce328"/>
          <table:table-cell office:value-type="float" office:value="67.5" table:style-name="ce548">
            <text:p>67.5</text:p>
          </table:table-cell>
          <table:table-cell table:style-name="ce546"/>
          <table:table-cell office:value-type="float" office:value="41.7" table:style-name="ce548">
            <text:p>41.7</text:p>
          </table:table-cell>
          <table:table-cell table:style-name="ce546"/>
          <table:table-cell table:number-columns-repeated="16365" table:style-name="ce328"/>
        </table:table-row>
        <table:table-row table:style-name="ro1">
          <table:covered-table-cell/>
          <table:table-cell office:value-type="string" table:style-name="ce554">
            <text:p>Jun</text:p>
          </table:table-cell>
          <table:table-cell office:value-type="float" office:value="55.5" table:style-name="ce548">
            <text:p>55.5</text:p>
          </table:table-cell>
          <table:table-cell table:style-name="ce546"/>
          <table:table-cell office:value-type="float" office:value="76.55" table:style-name="ce548">
            <text:p>76.6</text:p>
          </table:table-cell>
          <table:table-cell table:style-name="ce546"/>
          <table:table-cell office:value-type="float" office:value="75.38" table:style-name="ce548">
            <text:p>75.4</text:p>
          </table:table-cell>
          <table:table-cell table:style-name="ce546"/>
          <table:table-cell office:value-type="float" office:value="57.92" table:style-name="ce548">
            <text:p>57.9</text:p>
          </table:table-cell>
          <table:table-cell table:style-name="ce546"/>
          <table:table-cell office:value-type="float" office:value="48.290000000000006" table:style-name="ce548">
            <text:p>48.3</text:p>
          </table:table-cell>
          <table:table-cell table:style-name="ce546"/>
          <table:table-cell office:value-type="float" office:value="-85.09" table:style-name="ce548">
            <text:p>-85.1</text:p>
          </table:table-cell>
          <table:table-cell table:style-name="ce546"/>
          <table:table-cell table:style-name="ce328"/>
          <table:table-cell office:value-type="float" office:value="77" table:style-name="ce548">
            <text:p>77.0</text:p>
          </table:table-cell>
          <table:table-cell table:style-name="ce546"/>
          <table:table-cell office:value-type="float" office:value="50.2" table:style-name="ce548">
            <text:p>50.2</text:p>
          </table:table-cell>
          <table:table-cell table:style-name="ce546"/>
          <table:table-cell table:number-columns-repeated="16365" table:style-name="ce328"/>
        </table:table-row>
        <table:table-row table:style-name="ro1">
          <table:covered-table-cell/>
          <table:table-cell office:value-type="string" table:style-name="ce554">
            <text:p>Jul</text:p>
          </table:table-cell>
          <table:table-cell office:value-type="float" office:value="58.7" table:style-name="ce548">
            <text:p>58.7</text:p>
          </table:table-cell>
          <table:table-cell table:style-name="ce546"/>
          <table:table-cell office:value-type="float" office:value="81.400000000000006" table:style-name="ce548">
            <text:p>81.4</text:p>
          </table:table-cell>
          <table:table-cell table:style-name="ce546"/>
          <table:table-cell office:value-type="float" office:value="75.739999999999995" table:style-name="ce548">
            <text:p>75.7</text:p>
          </table:table-cell>
          <table:table-cell table:style-name="ce546"/>
          <table:table-cell office:value-type="float" office:value="57.56" table:style-name="ce548">
            <text:p>57.6</text:p>
          </table:table-cell>
          <table:table-cell table:style-name="ce546"/>
          <table:table-cell office:value-type="float" office:value="47.39" table:style-name="ce548">
            <text:p>47.4</text:p>
          </table:table-cell>
          <table:table-cell table:style-name="ce546"/>
          <table:table-cell office:value-type="float" office:value="-85.45" table:style-name="ce548">
            <text:p>-85.5</text:p>
          </table:table-cell>
          <table:table-cell table:style-name="ce546"/>
          <table:table-cell table:style-name="ce328"/>
          <table:table-cell office:value-type="float" office:value="82.5" table:style-name="ce548">
            <text:p>82.5</text:p>
          </table:table-cell>
          <table:table-cell table:style-name="ce546"/>
          <table:table-cell office:value-type="float" office:value="55" table:style-name="ce548">
            <text:p>55.0</text:p>
          </table:table-cell>
          <table:table-cell table:style-name="ce546"/>
          <table:table-cell table:number-columns-repeated="16365" table:style-name="ce328"/>
        </table:table-row>
        <table:table-row table:style-name="ro1">
          <table:covered-table-cell/>
          <table:table-cell office:value-type="string" table:style-name="ce554">
            <text:p>Aug</text:p>
          </table:table-cell>
          <table:table-cell office:value-type="float" office:value="55.5" table:style-name="ce548">
            <text:p>55.5</text:p>
          </table:table-cell>
          <table:table-cell table:style-name="ce546"/>
          <table:table-cell office:value-type="float" office:value="80.05" table:style-name="ce548">
            <text:p>80.1</text:p>
          </table:table-cell>
          <table:table-cell table:style-name="ce546"/>
          <table:table-cell office:value-type="float" office:value="75.830000000000013" table:style-name="ce548">
            <text:p>75.8</text:p>
          </table:table-cell>
          <table:table-cell table:style-name="ce546"/>
          <table:table-cell office:value-type="float" office:value="58.1" table:style-name="ce548">
            <text:p>58.1</text:p>
          </table:table-cell>
          <table:table-cell table:style-name="ce546"/>
          <table:table-cell office:value-type="float" office:value="52.16" table:style-name="ce548">
            <text:p>52.2</text:p>
          </table:table-cell>
          <table:table-cell table:style-name="ce546"/>
          <table:table-cell office:value-type="float" office:value="-90.4" table:style-name="ce548">
            <text:p>-90.4</text:p>
          </table:table-cell>
          <table:table-cell table:style-name="ce546"/>
          <table:table-cell table:style-name="ce328"/>
          <table:table-cell office:value-type="float" office:value="80" table:style-name="ce548">
            <text:p>80.0</text:p>
          </table:table-cell>
          <table:table-cell table:style-name="ce546"/>
          <table:table-cell office:value-type="float" office:value="53.4" table:style-name="ce548">
            <text:p>53.4</text:p>
          </table:table-cell>
          <table:table-cell table:style-name="ce546"/>
          <table:table-cell table:number-columns-repeated="16365" table:style-name="ce328"/>
        </table:table-row>
        <table:table-row table:style-name="ro1">
          <table:covered-table-cell/>
          <table:table-cell office:value-type="string" table:style-name="ce554">
            <text:p>Sep</text:p>
          </table:table-cell>
          <table:table-cell office:value-type="float" office:value="46.45" table:style-name="ce548">
            <text:p>46.5</text:p>
          </table:table-cell>
          <table:table-cell table:style-name="ce546"/>
          <table:table-cell office:value-type="float" office:value="71.900000000000006" table:style-name="ce548">
            <text:p>71.9</text:p>
          </table:table-cell>
          <table:table-cell table:style-name="ce546"/>
          <table:table-cell office:value-type="float" office:value="73.94" table:style-name="ce548">
            <text:p>73.9</text:p>
          </table:table-cell>
          <table:table-cell table:style-name="ce546"/>
          <table:table-cell office:value-type="float" office:value="58.28" table:style-name="ce548">
            <text:p>58.3</text:p>
          </table:table-cell>
          <table:table-cell table:style-name="ce546"/>
          <table:table-cell office:value-type="float" office:value="56.12" table:style-name="ce548">
            <text:p>56.1</text:p>
          </table:table-cell>
          <table:table-cell table:style-name="ce546"/>
          <table:table-cell office:value-type="float" office:value="-84.370000000000019" table:style-name="ce548">
            <text:p>-84.4</text:p>
          </table:table-cell>
          <table:table-cell table:style-name="ce546"/>
          <table:table-cell table:style-name="ce328"/>
          <table:table-cell office:value-type="float" office:value="73" table:style-name="ce548">
            <text:p>73.0</text:p>
          </table:table-cell>
          <table:table-cell table:style-name="ce546"/>
          <table:table-cell office:value-type="float" office:value="46.8" table:style-name="ce548">
            <text:p>46.8</text:p>
          </table:table-cell>
          <table:table-cell table:style-name="ce546"/>
          <table:table-cell table:number-columns-repeated="16365" table:style-name="ce328"/>
        </table:table-row>
        <table:table-row table:style-name="ro1">
          <table:covered-table-cell/>
          <table:table-cell office:value-type="string" table:style-name="ce554">
            <text:p>Oct</text:p>
          </table:table-cell>
          <table:table-cell office:value-type="float" office:value="32.1" table:style-name="ce548">
            <text:p>32.1</text:p>
          </table:table-cell>
          <table:table-cell table:style-name="ce546"/>
          <table:table-cell office:value-type="float" office:value="60.7" table:style-name="ce548">
            <text:p>60.7</text:p>
          </table:table-cell>
          <table:table-cell table:style-name="ce546"/>
          <table:table-cell office:value-type="float" office:value="68.180000000000007" table:style-name="ce548">
            <text:p>68.2</text:p>
          </table:table-cell>
          <table:table-cell table:style-name="ce546"/>
          <table:table-cell office:value-type="float" office:value="58.19" table:style-name="ce548">
            <text:p>58.2</text:p>
          </table:table-cell>
          <table:table-cell table:style-name="ce546"/>
          <table:table-cell office:value-type="float" office:value="65.48" table:style-name="ce548">
            <text:p>65.5</text:p>
          </table:table-cell>
          <table:table-cell table:style-name="ce546"/>
          <table:table-cell office:value-type="float" office:value="-72.400000000000006" table:style-name="ce548">
            <text:p>-72.4</text:p>
          </table:table-cell>
          <table:table-cell table:style-name="ce546"/>
          <table:table-cell table:style-name="ce328"/>
          <table:table-cell office:value-type="float" office:value="61.5" table:style-name="ce548">
            <text:p>61.5</text:p>
          </table:table-cell>
          <table:table-cell table:style-name="ce546"/>
          <table:table-cell office:value-type="float" office:value="37.25" table:style-name="ce548">
            <text:p>37.3</text:p>
          </table:table-cell>
          <table:table-cell table:style-name="ce546"/>
          <table:table-cell table:number-columns-repeated="16365" table:style-name="ce328"/>
        </table:table-row>
        <table:table-row table:style-name="ro1">
          <table:covered-table-cell/>
          <table:table-cell office:value-type="string" table:style-name="ce554">
            <text:p>Nov</text:p>
          </table:table-cell>
          <table:table-cell office:value-type="float" office:value="18" table:style-name="ce548">
            <text:p>18.0</text:p>
          </table:table-cell>
          <table:table-cell table:style-name="ce546"/>
          <table:table-cell office:value-type="float" office:value="48.55" table:style-name="ce548">
            <text:p>48.6</text:p>
          </table:table-cell>
          <table:table-cell table:style-name="ce546"/>
          <table:table-cell office:value-type="float" office:value="60.260000000000005" table:style-name="ce548">
            <text:p>60.3</text:p>
          </table:table-cell>
          <table:table-cell table:style-name="ce546"/>
          <table:table-cell office:value-type="float" office:value="57.56" table:style-name="ce548">
            <text:p>57.6</text:p>
          </table:table-cell>
          <table:table-cell table:style-name="ce546"/>
          <table:table-cell office:value-type="float" office:value="71.599999999999994" table:style-name="ce548">
            <text:p>71.6</text:p>
          </table:table-cell>
          <table:table-cell table:style-name="ce546"/>
          <table:table-cell office:value-type="float" office:value="-43.779999999999987" table:style-name="ce548">
            <text:p>-43.8</text:p>
          </table:table-cell>
          <table:table-cell table:style-name="ce546"/>
          <table:table-cell table:style-name="ce328"/>
          <table:table-cell office:value-type="float" office:value="50" table:style-name="ce548">
            <text:p>50.0</text:p>
          </table:table-cell>
          <table:table-cell table:style-name="ce546"/>
          <table:table-cell office:value-type="float" office:value="25.25" table:style-name="ce548">
            <text:p>25.3</text:p>
          </table:table-cell>
          <table:table-cell table:style-name="ce546"/>
          <table:table-cell table:number-columns-repeated="16365" table:style-name="ce328"/>
        </table:table-row>
        <table:table-row table:style-name="ro1">
          <table:covered-table-cell/>
          <table:table-cell office:value-type="string" table:style-name="ce554">
            <text:p>Dec</text:p>
          </table:table-cell>
          <table:table-cell office:value-type="float" office:value="12" table:style-name="ce548">
            <text:p>12.0</text:p>
          </table:table-cell>
          <table:table-cell table:style-name="ce546"/>
          <table:table-cell office:value-type="float" office:value="39.75" table:style-name="ce548">
            <text:p>39.8</text:p>
          </table:table-cell>
          <table:table-cell table:style-name="ce546"/>
          <table:table-cell office:value-type="float" office:value="53.51" table:style-name="ce548">
            <text:p>53.5</text:p>
          </table:table-cell>
          <table:table-cell table:style-name="ce546"/>
          <table:table-cell office:value-type="float" office:value="58.28" table:style-name="ce548">
            <text:p>58.3</text:p>
          </table:table-cell>
          <table:table-cell table:style-name="ce546"/>
          <table:table-cell office:value-type="float" office:value="76.550000000000011" table:style-name="ce548">
            <text:p>76.6</text:p>
          </table:table-cell>
          <table:table-cell table:style-name="ce546"/>
          <table:table-cell office:value-type="float" office:value="-24.79" table:style-name="ce548">
            <text:p>-24.8</text:p>
          </table:table-cell>
          <table:table-cell table:style-name="ce546"/>
          <table:table-cell table:style-name="ce328"/>
          <table:table-cell office:value-type="float" office:value="41.5" table:style-name="ce548">
            <text:p>41.5</text:p>
          </table:table-cell>
          <table:table-cell table:style-name="ce546"/>
          <table:table-cell office:value-type="float" office:value="17.45" table:style-name="ce548">
            <text:p>17.5</text:p>
          </table:table-cell>
          <table:table-cell table:style-name="ce546"/>
          <table:table-cell table:number-columns-repeated="16365" table:style-name="ce328"/>
        </table:table-row>
        <table:table-row table:style-name="ro1">
          <table:covered-table-cell/>
          <table:table-cell office:value-type="string" table:style-name="ce558">
            <text:p>Year</text:p>
          </table:table-cell>
          <table:table-cell office:value-type="float" office:value="33.9" table:style-name="ce559">
            <text:p>33.9</text:p>
          </table:table-cell>
          <table:table-cell table:style-name="ce560"/>
          <table:table-cell office:value-type="float" office:value="60.25" table:style-name="ce559">
            <text:p>60.3</text:p>
          </table:table-cell>
          <table:table-cell table:style-name="ce560"/>
          <table:table-cell office:value-type="float" office:value="65.930000000000007" table:style-name="ce559">
            <text:p>65.9</text:p>
          </table:table-cell>
          <table:table-cell table:style-name="ce560"/>
          <table:table-cell office:value-type="float" office:value="58.010000000000005" table:style-name="ce559">
            <text:p>58.0</text:p>
          </table:table-cell>
          <table:table-cell table:style-name="ce560"/>
          <table:table-cell office:value-type="float" office:value="62.96" table:style-name="ce559">
            <text:p>63.0</text:p>
          </table:table-cell>
          <table:table-cell table:style-name="ce560"/>
          <table:table-cell office:value-type="float" office:value="-66.820000000000007" table:style-name="ce559">
            <text:p>-66.8</text:p>
          </table:table-cell>
          <table:table-cell table:style-name="ce560"/>
          <table:table-cell table:style-name="ce328"/>
          <table:table-cell office:value-type="float" office:value="60.95" table:style-name="ce559">
            <text:p>61.0</text:p>
          </table:table-cell>
          <table:table-cell table:style-name="ce560"/>
          <table:table-cell office:value-type="float" office:value="35.049999999999997" table:style-name="ce559">
            <text:p>35.1</text:p>
          </table:table-cell>
          <table:table-cell table:style-name="ce560"/>
          <table:table-cell table:number-columns-repeated="16365" table:style-name="ce328"/>
        </table:table-row>
        <table:table-row table:style-name="ro1">
          <table:table-cell office:value-type="string" table:number-columns-spanned="19" table:number-rows-spanned="1" table:style-name="ce564">
            <text:p>Lapse Rate Per 1000 Ft</text:p>
          </table:table-cell>
          <table:covered-table-cell table:number-columns-repeated="18"/>
          <table:table-cell table:number-columns-repeated="16365"/>
        </table:table-row>
        <table:table-row table:style-name="ro3">
          <table:table-cell office:value-type="float" office:value="3.57" table:number-columns-spanned="19" table:number-rows-spanned="1" table:style-name="ce565">
            <text:p>3.57</text:p>
          </table:table-cell>
          <table:covered-table-cell table:number-columns-repeated="18"/>
          <table:table-cell table:number-columns-repeated="16365"/>
        </table:table-row>
        <table:table-row table:style-name="ro1">
          <table:table-cell/>
          <table:table-cell table:style-name="ce544">
            <draw:frame draw:z-index="1" draw:id="id0" draw:style-name="a0" draw:name="Chart 5" svg:x="0in" svg:y="0.20833in" svg:width="7.85417in" svg:height="6.2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  <table:table table:name="Std_Atmosphere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81" table:default-cell-style-name="ce1"/>
        <table:table-row table:style-name="ro1">
          <table:table-cell office:value-type="string" table:number-columns-spanned="3" table:number-rows-spanned="1" table:style-name="ce588">
            <text:p>1976 International Standard Atmosphere Table</text:p>
          </table:table-cell>
          <table:covered-table-cell table:number-columns-repeated="2"/>
          <table:table-cell table:number-columns-repeated="16381" table:style-name="ce329"/>
        </table:table-row>
        <table:table-row table:style-name="ro7">
          <table:table-cell office:value-type="string" table:number-columns-spanned="3" table:number-rows-spanned="1" table:style-name="ce589">
            <text:p>Source http://www.digitaldutch.com/atmoscalc/table.htm</text:p>
          </table:table-cell>
          <table:covered-table-cell table:number-columns-repeated="2"/>
          <table:table-cell table:number-columns-repeated="16381" table:style-name="ce329"/>
        </table:table-row>
        <table:table-row table:style-name="ro7">
          <table:table-cell office:value-type="string" table:style-name="ce591">
            <text:p>Altitude</text:p>
          </table:table-cell>
          <table:table-cell office:value-type="string" table:style-name="ce591">
            <text:p>Temperature</text:p>
          </table:table-cell>
          <table:table-cell office:value-type="string" table:style-name="ce591">
            <text:p>Pressure</text:p>
          </table:table-cell>
          <table:table-cell table:number-columns-repeated="2" table:style-name="ce1"/>
          <table:table-cell table:style-name="ce327"/>
          <table:table-cell table:number-columns-repeated="16378"/>
        </table:table-row>
        <table:table-row table:style-name="ro7">
          <table:table-cell office:value-type="string" table:style-name="ce591">
            <text:p>[Feet]</text:p>
          </table:table-cell>
          <table:table-cell office:value-type="string" table:style-name="ce591">
            <text:p>[Kelvin]</text:p>
          </table:table-cell>
          <table:table-cell office:value-type="string" table:style-name="ce591">
            <text:p>[inches of mercury]</text:p>
          </table:table-cell>
          <table:table-cell table:number-columns-repeated="2" table:style-name="ce1"/>
          <table:table-cell office:value-type="string" table:style-name="ce327">
            <text:p><text:s/></text:p>
          </table:table-cell>
          <table:table-cell table:number-columns-repeated="16378"/>
        </table:table-row>
        <table:table-row table:style-name="ro7">
          <table:table-cell office:value-type="float" office:value="0" table:style-name="ce590">
            <text:p>0</text:p>
          </table:table-cell>
          <table:table-cell office:value-type="float" office:value="288.14999999999998" table:style-name="ce590">
            <text:p>288.15</text:p>
          </table:table-cell>
          <table:table-cell office:value-type="float" office:value="29.921299999999999" table:style-name="ce590">
            <text:p>29.9213</text:p>
          </table:table-cell>
          <table:table-cell table:number-columns-repeated="16381" table:style-name="ce1"/>
        </table:table-row>
        <table:table-row table:style-name="ro7">
          <table:table-cell office:value-type="float" office:value="100" table:style-name="ce590">
            <text:p>100</text:p>
          </table:table-cell>
          <table:table-cell office:value-type="float" office:value="287.952" table:style-name="ce590">
            <text:p>287.952</text:p>
          </table:table-cell>
          <table:table-cell office:value-type="float" office:value="29.813300000000002" table:style-name="ce590">
            <text:p>29.8133</text:p>
          </table:table-cell>
          <table:table-cell table:number-columns-repeated="16381" table:style-name="ce1"/>
        </table:table-row>
        <table:table-row table:style-name="ro7">
          <table:table-cell office:value-type="float" office:value="200" table:style-name="ce590">
            <text:p>200</text:p>
          </table:table-cell>
          <table:table-cell office:value-type="float" office:value="287.75400000000002" table:style-name="ce590">
            <text:p>287.754</text:p>
          </table:table-cell>
          <table:table-cell office:value-type="float" office:value="29.7056" table:style-name="ce590">
            <text:p>29.7056</text:p>
          </table:table-cell>
          <table:table-cell table:number-columns-repeated="16381" table:style-name="ce1"/>
        </table:table-row>
        <table:table-row table:style-name="ro7">
          <table:table-cell office:value-type="float" office:value="300" table:style-name="ce590">
            <text:p>300</text:p>
          </table:table-cell>
          <table:table-cell office:value-type="float" office:value="287.55599999999998" table:style-name="ce590">
            <text:p>287.556</text:p>
          </table:table-cell>
          <table:table-cell office:value-type="float" office:value="29.598299999999998" table:style-name="ce590">
            <text:p>29.5983</text:p>
          </table:table-cell>
          <table:table-cell table:number-columns-repeated="16381" table:style-name="ce1"/>
        </table:table-row>
        <table:table-row table:style-name="ro7">
          <table:table-cell office:value-type="float" office:value="400" table:style-name="ce590">
            <text:p>400</text:p>
          </table:table-cell>
          <table:table-cell office:value-type="float" office:value="287.358" table:style-name="ce590">
            <text:p>287.358</text:p>
          </table:table-cell>
          <table:table-cell office:value-type="float" office:value="29.491299999999999" table:style-name="ce590">
            <text:p>29.4913</text:p>
          </table:table-cell>
          <table:table-cell table:number-columns-repeated="16381" table:style-name="ce1"/>
        </table:table-row>
        <table:table-row table:style-name="ro7">
          <table:table-cell office:value-type="float" office:value="500" table:style-name="ce590">
            <text:p>500</text:p>
          </table:table-cell>
          <table:table-cell office:value-type="float" office:value="287.15899999999999" table:style-name="ce590">
            <text:p>287.159</text:p>
          </table:table-cell>
          <table:table-cell office:value-type="float" office:value="29.384599999999999" table:style-name="ce590">
            <text:p>29.3846</text:p>
          </table:table-cell>
          <table:table-cell table:number-columns-repeated="16381" table:style-name="ce1"/>
        </table:table-row>
        <table:table-row table:style-name="ro7">
          <table:table-cell office:value-type="float" office:value="600" table:style-name="ce590">
            <text:p>600</text:p>
          </table:table-cell>
          <table:table-cell office:value-type="float" office:value="286.96100000000001" table:style-name="ce590">
            <text:p>286.961</text:p>
          </table:table-cell>
          <table:table-cell office:value-type="float" office:value="29.278199999999998" table:style-name="ce590">
            <text:p>29.2782</text:p>
          </table:table-cell>
          <table:table-cell table:number-columns-repeated="16381" table:style-name="ce1"/>
        </table:table-row>
        <table:table-row table:style-name="ro7">
          <table:table-cell office:value-type="float" office:value="700" table:style-name="ce590">
            <text:p>700</text:p>
          </table:table-cell>
          <table:table-cell office:value-type="float" office:value="286.76299999999998" table:style-name="ce590">
            <text:p>286.763</text:p>
          </table:table-cell>
          <table:table-cell office:value-type="float" office:value="29.1721" table:style-name="ce590">
            <text:p>29.1721</text:p>
          </table:table-cell>
          <table:table-cell table:number-columns-repeated="16381" table:style-name="ce1"/>
        </table:table-row>
        <table:table-row table:style-name="ro7">
          <table:table-cell office:value-type="float" office:value="800" table:style-name="ce590">
            <text:p>800</text:p>
          </table:table-cell>
          <table:table-cell office:value-type="float" office:value="286.565" table:style-name="ce590">
            <text:p>286.565</text:p>
          </table:table-cell>
          <table:table-cell office:value-type="float" office:value="29.066299999999998" table:style-name="ce590">
            <text:p>29.0663</text:p>
          </table:table-cell>
          <table:table-cell table:number-columns-repeated="16381" table:style-name="ce1"/>
        </table:table-row>
        <table:table-row table:style-name="ro7">
          <table:table-cell office:value-type="float" office:value="900" table:style-name="ce590">
            <text:p>900</text:p>
          </table:table-cell>
          <table:table-cell office:value-type="float" office:value="286.36700000000002" table:style-name="ce590">
            <text:p>286.367</text:p>
          </table:table-cell>
          <table:table-cell office:value-type="float" office:value="28.960799999999999" table:style-name="ce590">
            <text:p>28.9608</text:p>
          </table:table-cell>
          <table:table-cell table:number-columns-repeated="16381" table:style-name="ce1"/>
        </table:table-row>
        <table:table-row table:style-name="ro7">
          <table:table-cell office:value-type="float" office:value="1000" table:style-name="ce590">
            <text:p>1000</text:p>
          </table:table-cell>
          <table:table-cell office:value-type="float" office:value="286.16899999999998" table:style-name="ce590">
            <text:p>286.169</text:p>
          </table:table-cell>
          <table:table-cell office:value-type="float" office:value="28.855699999999999" table:style-name="ce590">
            <text:p>28.8557</text:p>
          </table:table-cell>
          <table:table-cell table:number-columns-repeated="16381" table:style-name="ce1"/>
        </table:table-row>
        <table:table-row table:style-name="ro7">
          <table:table-cell office:value-type="float" office:value="1100" table:style-name="ce590">
            <text:p>1100</text:p>
          </table:table-cell>
          <table:table-cell office:value-type="float" office:value="285.971" table:style-name="ce590">
            <text:p>285.971</text:p>
          </table:table-cell>
          <table:table-cell office:value-type="float" office:value="28.750800000000002" table:style-name="ce590">
            <text:p>28.7508</text:p>
          </table:table-cell>
          <table:table-cell table:number-columns-repeated="16381" table:style-name="ce1"/>
        </table:table-row>
        <table:table-row table:style-name="ro7">
          <table:table-cell office:value-type="float" office:value="1200" table:style-name="ce590">
            <text:p>1200</text:p>
          </table:table-cell>
          <table:table-cell office:value-type="float" office:value="285.77300000000002" table:style-name="ce590">
            <text:p>285.773</text:p>
          </table:table-cell>
          <table:table-cell office:value-type="float" office:value="28.6463" table:style-name="ce590">
            <text:p>28.6463</text:p>
          </table:table-cell>
          <table:table-cell table:number-columns-repeated="16381"/>
        </table:table-row>
        <table:table-row table:style-name="ro7">
          <table:table-cell office:value-type="float" office:value="1300" table:style-name="ce590">
            <text:p>1300</text:p>
          </table:table-cell>
          <table:table-cell office:value-type="float" office:value="285.57400000000001" table:style-name="ce590">
            <text:p>285.574</text:p>
          </table:table-cell>
          <table:table-cell office:value-type="float" office:value="28.542100000000001" table:style-name="ce590">
            <text:p>28.5421</text:p>
          </table:table-cell>
          <table:table-cell table:number-columns-repeated="16381"/>
        </table:table-row>
        <table:table-row table:style-name="ro7">
          <table:table-cell office:value-type="float" office:value="1400" table:style-name="ce590">
            <text:p>1400</text:p>
          </table:table-cell>
          <table:table-cell office:value-type="float" office:value="285.37599999999998" table:style-name="ce590">
            <text:p>285.376</text:p>
          </table:table-cell>
          <table:table-cell office:value-type="float" office:value="28.438199999999998" table:style-name="ce590">
            <text:p>28.4382</text:p>
          </table:table-cell>
          <table:table-cell table:number-columns-repeated="16381"/>
        </table:table-row>
        <table:table-row table:style-name="ro7">
          <table:table-cell office:value-type="float" office:value="1500" table:style-name="ce590">
            <text:p>1500</text:p>
          </table:table-cell>
          <table:table-cell office:value-type="float" office:value="285.178" table:style-name="ce590">
            <text:p>285.178</text:p>
          </table:table-cell>
          <table:table-cell office:value-type="float" office:value="28.334599999999998" table:style-name="ce590">
            <text:p>28.3346</text:p>
          </table:table-cell>
          <table:table-cell table:number-columns-repeated="16381"/>
        </table:table-row>
        <table:table-row table:style-name="ro7">
          <table:table-cell office:value-type="float" office:value="1600" table:style-name="ce590">
            <text:p>1600</text:p>
          </table:table-cell>
          <table:table-cell office:value-type="float" office:value="284.98" table:style-name="ce590">
            <text:p>284.98</text:p>
          </table:table-cell>
          <table:table-cell office:value-type="float" office:value="28.231200000000001" table:style-name="ce590">
            <text:p>28.2312</text:p>
          </table:table-cell>
          <table:table-cell table:number-columns-repeated="16381"/>
        </table:table-row>
        <table:table-row table:style-name="ro7">
          <table:table-cell office:value-type="float" office:value="1700" table:style-name="ce590">
            <text:p>1700</text:p>
          </table:table-cell>
          <table:table-cell office:value-type="float" office:value="284.78199999999998" table:style-name="ce590">
            <text:p>284.782</text:p>
          </table:table-cell>
          <table:table-cell office:value-type="float" office:value="28.1282" table:style-name="ce590">
            <text:p>28.1282</text:p>
          </table:table-cell>
          <table:table-cell table:number-columns-repeated="16381"/>
        </table:table-row>
        <table:table-row table:style-name="ro7">
          <table:table-cell office:value-type="float" office:value="1800" table:style-name="ce590">
            <text:p>1800</text:p>
          </table:table-cell>
          <table:table-cell office:value-type="float" office:value="284.584" table:style-name="ce590">
            <text:p>284.584</text:p>
          </table:table-cell>
          <table:table-cell office:value-type="float" office:value="28.025500000000001" table:style-name="ce590">
            <text:p>28.0255</text:p>
          </table:table-cell>
          <table:table-cell table:number-columns-repeated="16381"/>
        </table:table-row>
        <table:table-row table:style-name="ro7">
          <table:table-cell office:value-type="float" office:value="1900" table:style-name="ce590">
            <text:p>1900</text:p>
          </table:table-cell>
          <table:table-cell office:value-type="float" office:value="284.38600000000002" table:style-name="ce590">
            <text:p>284.386</text:p>
          </table:table-cell>
          <table:table-cell office:value-type="float" office:value="27.923200000000001" table:style-name="ce590">
            <text:p>27.9232</text:p>
          </table:table-cell>
          <table:table-cell table:number-columns-repeated="16381"/>
        </table:table-row>
        <table:table-row table:style-name="ro7">
          <table:table-cell office:value-type="float" office:value="2000" table:style-name="ce590">
            <text:p>2000</text:p>
          </table:table-cell>
          <table:table-cell office:value-type="float" office:value="284.18799999999999" table:style-name="ce590">
            <text:p>284.188</text:p>
          </table:table-cell>
          <table:table-cell office:value-type="float" office:value="27.821100000000001" table:style-name="ce590">
            <text:p>27.8211</text:p>
          </table:table-cell>
          <table:table-cell table:number-columns-repeated="16381"/>
        </table:table-row>
        <table:table-row table:style-name="ro7">
          <table:table-cell office:value-type="float" office:value="2100" table:style-name="ce590">
            <text:p>2100</text:p>
          </table:table-cell>
          <table:table-cell office:value-type="float" office:value="283.98899999999998" table:style-name="ce590">
            <text:p>283.989</text:p>
          </table:table-cell>
          <table:table-cell office:value-type="float" office:value="27.7193" table:style-name="ce590">
            <text:p>27.7193</text:p>
          </table:table-cell>
          <table:table-cell table:number-columns-repeated="16381"/>
        </table:table-row>
        <table:table-row table:style-name="ro7">
          <table:table-cell office:value-type="float" office:value="2200" table:style-name="ce590">
            <text:p>2200</text:p>
          </table:table-cell>
          <table:table-cell office:value-type="float" office:value="283.791" table:style-name="ce590">
            <text:p>283.791</text:p>
          </table:table-cell>
          <table:table-cell office:value-type="float" office:value="27.617799999999999" table:style-name="ce590">
            <text:p>27.6178</text:p>
          </table:table-cell>
          <table:table-cell table:number-columns-repeated="16381"/>
        </table:table-row>
        <table:table-row table:style-name="ro7">
          <table:table-cell office:value-type="float" office:value="2300" table:style-name="ce590">
            <text:p>2300</text:p>
          </table:table-cell>
          <table:table-cell office:value-type="float" office:value="283.59300000000002" table:style-name="ce590">
            <text:p>283.593</text:p>
          </table:table-cell>
          <table:table-cell office:value-type="float" office:value="27.5166" table:style-name="ce590">
            <text:p>27.5166</text:p>
          </table:table-cell>
          <table:table-cell table:number-columns-repeated="16381"/>
        </table:table-row>
        <table:table-row table:style-name="ro7">
          <table:table-cell office:value-type="float" office:value="2400" table:style-name="ce590">
            <text:p>2400</text:p>
          </table:table-cell>
          <table:table-cell office:value-type="float" office:value="283.39499999999998" table:style-name="ce590">
            <text:p>283.395</text:p>
          </table:table-cell>
          <table:table-cell office:value-type="float" office:value="27.415700000000001" table:style-name="ce590">
            <text:p>27.4157</text:p>
          </table:table-cell>
          <table:table-cell table:number-columns-repeated="16381"/>
        </table:table-row>
        <table:table-row table:style-name="ro7">
          <table:table-cell office:value-type="float" office:value="2500" table:style-name="ce590">
            <text:p>2500</text:p>
          </table:table-cell>
          <table:table-cell office:value-type="float" office:value="283.197" table:style-name="ce590">
            <text:p>283.197</text:p>
          </table:table-cell>
          <table:table-cell office:value-type="float" office:value="27.315100000000001" table:style-name="ce590">
            <text:p>27.3151</text:p>
          </table:table-cell>
          <table:table-cell table:number-columns-repeated="16381"/>
        </table:table-row>
        <table:table-row table:style-name="ro7">
          <table:table-cell office:value-type="float" office:value="2600" table:style-name="ce590">
            <text:p>2600</text:p>
          </table:table-cell>
          <table:table-cell office:value-type="float" office:value="282.99900000000002" table:style-name="ce590">
            <text:p>282.999</text:p>
          </table:table-cell>
          <table:table-cell office:value-type="float" office:value="27.2148" table:style-name="ce590">
            <text:p>27.2148</text:p>
          </table:table-cell>
          <table:table-cell table:number-columns-repeated="16381"/>
        </table:table-row>
        <table:table-row table:style-name="ro7">
          <table:table-cell office:value-type="float" office:value="2700" table:style-name="ce590">
            <text:p>2700</text:p>
          </table:table-cell>
          <table:table-cell office:value-type="float" office:value="282.80099999999999" table:style-name="ce590">
            <text:p>282.801</text:p>
          </table:table-cell>
          <table:table-cell office:value-type="float" office:value="27.114899999999999" table:style-name="ce590">
            <text:p>27.1149</text:p>
          </table:table-cell>
          <table:table-cell table:number-columns-repeated="16381"/>
        </table:table-row>
        <table:table-row table:style-name="ro7">
          <table:table-cell office:value-type="float" office:value="2800" table:style-name="ce590">
            <text:p>2800</text:p>
          </table:table-cell>
          <table:table-cell office:value-type="float" office:value="282.60300000000001" table:style-name="ce590">
            <text:p>282.603</text:p>
          </table:table-cell>
          <table:table-cell office:value-type="float" office:value="27.0152" table:style-name="ce590">
            <text:p>27.0152</text:p>
          </table:table-cell>
          <table:table-cell table:number-columns-repeated="16381"/>
        </table:table-row>
        <table:table-row table:style-name="ro7">
          <table:table-cell office:value-type="float" office:value="2900" table:style-name="ce590">
            <text:p>2900</text:p>
          </table:table-cell>
          <table:table-cell office:value-type="float" office:value="282.40499999999997" table:style-name="ce590">
            <text:p>282.405</text:p>
          </table:table-cell>
          <table:table-cell office:value-type="float" office:value="26.915800000000001" table:style-name="ce590">
            <text:p>26.9158</text:p>
          </table:table-cell>
          <table:table-cell table:number-columns-repeated="16381"/>
        </table:table-row>
        <table:table-row table:style-name="ro7">
          <table:table-cell office:value-type="float" office:value="3000" table:style-name="ce590">
            <text:p>3000</text:p>
          </table:table-cell>
          <table:table-cell office:value-type="float" office:value="282.20600000000002" table:style-name="ce590">
            <text:p>282.206</text:p>
          </table:table-cell>
          <table:table-cell office:value-type="float" office:value="26.816700000000001" table:style-name="ce590">
            <text:p>26.8167</text:p>
          </table:table-cell>
          <table:table-cell table:number-columns-repeated="16381"/>
        </table:table-row>
        <table:table-row table:style-name="ro7">
          <table:table-cell office:value-type="float" office:value="3100" table:style-name="ce590">
            <text:p>3100</text:p>
          </table:table-cell>
          <table:table-cell office:value-type="float" office:value="282.00799999999998" table:style-name="ce590">
            <text:p>282.008</text:p>
          </table:table-cell>
          <table:table-cell office:value-type="float" office:value="26.7179" table:style-name="ce590">
            <text:p>26.7179</text:p>
          </table:table-cell>
          <table:table-cell table:number-columns-repeated="16381"/>
        </table:table-row>
        <table:table-row table:style-name="ro7">
          <table:table-cell office:value-type="float" office:value="3200" table:style-name="ce590">
            <text:p>3200</text:p>
          </table:table-cell>
          <table:table-cell office:value-type="float" office:value="281.81" table:style-name="ce590">
            <text:p>281.81</text:p>
          </table:table-cell>
          <table:table-cell office:value-type="float" office:value="26.619399999999999" table:style-name="ce590">
            <text:p>26.6194</text:p>
          </table:table-cell>
          <table:table-cell table:number-columns-repeated="16381"/>
        </table:table-row>
        <table:table-row table:style-name="ro7">
          <table:table-cell office:value-type="float" office:value="3300" table:style-name="ce590">
            <text:p>3300</text:p>
          </table:table-cell>
          <table:table-cell office:value-type="float" office:value="281.61200000000002" table:style-name="ce590">
            <text:p>281.612</text:p>
          </table:table-cell>
          <table:table-cell office:value-type="float" office:value="26.5212" table:style-name="ce590">
            <text:p>26.5212</text:p>
          </table:table-cell>
          <table:table-cell table:number-columns-repeated="16381"/>
        </table:table-row>
        <table:table-row table:style-name="ro7">
          <table:table-cell office:value-type="float" office:value="3400" table:style-name="ce590">
            <text:p>3400</text:p>
          </table:table-cell>
          <table:table-cell office:value-type="float" office:value="281.41399999999999" table:style-name="ce590">
            <text:p>281.414</text:p>
          </table:table-cell>
          <table:table-cell office:value-type="float" office:value="26.423200000000001" table:style-name="ce590">
            <text:p>26.4232</text:p>
          </table:table-cell>
          <table:table-cell table:number-columns-repeated="16381"/>
        </table:table-row>
        <table:table-row table:style-name="ro7">
          <table:table-cell office:value-type="float" office:value="3500" table:style-name="ce590">
            <text:p>3500</text:p>
          </table:table-cell>
          <table:table-cell office:value-type="float" office:value="281.21600000000001" table:style-name="ce590">
            <text:p>281.216</text:p>
          </table:table-cell>
          <table:table-cell office:value-type="float" office:value="26.325600000000001" table:style-name="ce590">
            <text:p>26.3256</text:p>
          </table:table-cell>
          <table:table-cell table:number-columns-repeated="16381"/>
        </table:table-row>
        <table:table-row table:style-name="ro7">
          <table:table-cell office:value-type="float" office:value="3600" table:style-name="ce590">
            <text:p>3600</text:p>
          </table:table-cell>
          <table:table-cell office:value-type="float" office:value="281.01799999999997" table:style-name="ce590">
            <text:p>281.018</text:p>
          </table:table-cell>
          <table:table-cell office:value-type="float" office:value="26.228300000000001" table:style-name="ce590">
            <text:p>26.2283</text:p>
          </table:table-cell>
          <table:table-cell table:number-columns-repeated="16381"/>
        </table:table-row>
        <table:table-row table:style-name="ro7">
          <table:table-cell office:value-type="float" office:value="3700" table:style-name="ce590">
            <text:p>3700</text:p>
          </table:table-cell>
          <table:table-cell office:value-type="float" office:value="280.82" table:style-name="ce590">
            <text:p>280.82</text:p>
          </table:table-cell>
          <table:table-cell office:value-type="float" office:value="26.1312" table:style-name="ce590">
            <text:p>26.1312</text:p>
          </table:table-cell>
          <table:table-cell table:number-columns-repeated="16381"/>
        </table:table-row>
        <table:table-row table:style-name="ro7">
          <table:table-cell office:value-type="float" office:value="3800" table:style-name="ce590">
            <text:p>3800</text:p>
          </table:table-cell>
          <table:table-cell office:value-type="float" office:value="280.62099999999998" table:style-name="ce590">
            <text:p>280.621</text:p>
          </table:table-cell>
          <table:table-cell office:value-type="float" office:value="26.034500000000001" table:style-name="ce590">
            <text:p>26.0345</text:p>
          </table:table-cell>
          <table:table-cell table:number-columns-repeated="16381"/>
        </table:table-row>
        <table:table-row table:style-name="ro7">
          <table:table-cell office:value-type="float" office:value="3900" table:style-name="ce590">
            <text:p>3900</text:p>
          </table:table-cell>
          <table:table-cell office:value-type="float" office:value="280.423" table:style-name="ce590">
            <text:p>280.423</text:p>
          </table:table-cell>
          <table:table-cell office:value-type="float" office:value="25.937999999999999" table:style-name="ce590">
            <text:p>25.938</text:p>
          </table:table-cell>
          <table:table-cell table:number-columns-repeated="16381"/>
        </table:table-row>
        <table:table-row table:style-name="ro7">
          <table:table-cell office:value-type="float" office:value="4000" table:style-name="ce590">
            <text:p>4000</text:p>
          </table:table-cell>
          <table:table-cell office:value-type="float" office:value="280.22500000000002" table:style-name="ce590">
            <text:p>280.225</text:p>
          </table:table-cell>
          <table:table-cell office:value-type="float" office:value="25.841899999999999" table:style-name="ce590">
            <text:p>25.8419</text:p>
          </table:table-cell>
          <table:table-cell table:number-columns-repeated="16381"/>
        </table:table-row>
        <table:table-row table:style-name="ro7">
          <table:table-cell office:value-type="float" office:value="4100" table:style-name="ce590">
            <text:p>4100</text:p>
          </table:table-cell>
          <table:table-cell office:value-type="float" office:value="280.02699999999999" table:style-name="ce590">
            <text:p>280.027</text:p>
          </table:table-cell>
          <table:table-cell office:value-type="float" office:value="25.745999999999999" table:style-name="ce590">
            <text:p>25.746</text:p>
          </table:table-cell>
          <table:table-cell table:number-columns-repeated="16381"/>
        </table:table-row>
        <table:table-row table:style-name="ro7">
          <table:table-cell office:value-type="float" office:value="4200" table:style-name="ce590">
            <text:p>4200</text:p>
          </table:table-cell>
          <table:table-cell office:value-type="float" office:value="279.82900000000001" table:style-name="ce590">
            <text:p>279.829</text:p>
          </table:table-cell>
          <table:table-cell office:value-type="float" office:value="25.650400000000001" table:style-name="ce590">
            <text:p>25.6504</text:p>
          </table:table-cell>
          <table:table-cell table:number-columns-repeated="16381"/>
        </table:table-row>
        <table:table-row table:style-name="ro7">
          <table:table-cell office:value-type="float" office:value="4300" table:style-name="ce590">
            <text:p>4300</text:p>
          </table:table-cell>
          <table:table-cell office:value-type="float" office:value="279.63099999999997" table:style-name="ce590">
            <text:p>279.631</text:p>
          </table:table-cell>
          <table:table-cell office:value-type="float" office:value="25.555099999999999" table:style-name="ce590">
            <text:p>25.5551</text:p>
          </table:table-cell>
          <table:table-cell table:number-columns-repeated="16381"/>
        </table:table-row>
        <table:table-row table:style-name="ro7">
          <table:table-cell office:value-type="float" office:value="4400" table:style-name="ce590">
            <text:p>4400</text:p>
          </table:table-cell>
          <table:table-cell office:value-type="float" office:value="279.43299999999999" table:style-name="ce590">
            <text:p>279.433</text:p>
          </table:table-cell>
          <table:table-cell office:value-type="float" office:value="25.460100000000001" table:style-name="ce590">
            <text:p>25.4601</text:p>
          </table:table-cell>
          <table:table-cell table:number-columns-repeated="16381"/>
        </table:table-row>
        <table:table-row table:style-name="ro7">
          <table:table-cell office:value-type="float" office:value="4500" table:style-name="ce590">
            <text:p>4500</text:p>
          </table:table-cell>
          <table:table-cell office:value-type="float" office:value="279.23500000000001" table:style-name="ce590">
            <text:p>279.235</text:p>
          </table:table-cell>
          <table:table-cell office:value-type="float" office:value="25.365300000000001" table:style-name="ce590">
            <text:p>25.3653</text:p>
          </table:table-cell>
          <table:table-cell table:number-columns-repeated="16381"/>
        </table:table-row>
        <table:table-row table:style-name="ro7">
          <table:table-cell office:value-type="float" office:value="4600" table:style-name="ce590">
            <text:p>4600</text:p>
          </table:table-cell>
          <table:table-cell office:value-type="float" office:value="279.036" table:style-name="ce590">
            <text:p>279.036</text:p>
          </table:table-cell>
          <table:table-cell office:value-type="float" office:value="25.270900000000001" table:style-name="ce590">
            <text:p>25.2709</text:p>
          </table:table-cell>
          <table:table-cell table:number-columns-repeated="16381"/>
        </table:table-row>
        <table:table-row table:style-name="ro7">
          <table:table-cell office:value-type="float" office:value="4700" table:style-name="ce590">
            <text:p>4700</text:p>
          </table:table-cell>
          <table:table-cell office:value-type="float" office:value="278.83800000000002" table:style-name="ce590">
            <text:p>278.838</text:p>
          </table:table-cell>
          <table:table-cell office:value-type="float" office:value="25.1767" table:style-name="ce590">
            <text:p>25.1767</text:p>
          </table:table-cell>
          <table:table-cell table:number-columns-repeated="16381"/>
        </table:table-row>
        <table:table-row table:style-name="ro7">
          <table:table-cell office:value-type="float" office:value="4800" table:style-name="ce590">
            <text:p>4800</text:p>
          </table:table-cell>
          <table:table-cell office:value-type="float" office:value="278.64" table:style-name="ce590">
            <text:p>278.64</text:p>
          </table:table-cell>
          <table:table-cell office:value-type="float" office:value="25.082799999999999" table:style-name="ce590">
            <text:p>25.0828</text:p>
          </table:table-cell>
          <table:table-cell table:number-columns-repeated="16381"/>
        </table:table-row>
        <table:table-row table:style-name="ro7">
          <table:table-cell office:value-type="float" office:value="4900" table:style-name="ce590">
            <text:p>4900</text:p>
          </table:table-cell>
          <table:table-cell office:value-type="float" office:value="278.44200000000001" table:style-name="ce590">
            <text:p>278.442</text:p>
          </table:table-cell>
          <table:table-cell office:value-type="float" office:value="24.9892" table:style-name="ce590">
            <text:p>24.9892</text:p>
          </table:table-cell>
          <table:table-cell table:number-columns-repeated="16381"/>
        </table:table-row>
        <table:table-row table:style-name="ro7">
          <table:table-cell office:value-type="float" office:value="5000" table:style-name="ce590">
            <text:p>5000</text:p>
          </table:table-cell>
          <table:table-cell office:value-type="float" office:value="278.24400000000003" table:style-name="ce590">
            <text:p>278.244</text:p>
          </table:table-cell>
          <table:table-cell office:value-type="float" office:value="24.895900000000001" table:style-name="ce590">
            <text:p>24.8959</text:p>
          </table:table-cell>
          <table:table-cell table:number-columns-repeated="16381"/>
        </table:table-row>
        <table:table-row table:style-name="ro7">
          <table:table-cell office:value-type="float" office:value="5100" table:style-name="ce590">
            <text:p>5100</text:p>
          </table:table-cell>
          <table:table-cell office:value-type="float" office:value="278.04599999999999" table:style-name="ce590">
            <text:p>278.046</text:p>
          </table:table-cell>
          <table:table-cell office:value-type="float" office:value="24.802900000000001" table:style-name="ce590">
            <text:p>24.8029</text:p>
          </table:table-cell>
          <table:table-cell table:number-columns-repeated="16381"/>
        </table:table-row>
        <table:table-row table:style-name="ro7">
          <table:table-cell office:value-type="float" office:value="5200" table:style-name="ce590">
            <text:p>5200</text:p>
          </table:table-cell>
          <table:table-cell office:value-type="float" office:value="277.84800000000001" table:style-name="ce590">
            <text:p>277.848</text:p>
          </table:table-cell>
          <table:table-cell office:value-type="float" office:value="24.7102" table:style-name="ce590">
            <text:p>24.7102</text:p>
          </table:table-cell>
          <table:table-cell table:number-columns-repeated="16381"/>
        </table:table-row>
        <table:table-row table:style-name="ro7">
          <table:table-cell office:value-type="float" office:value="5300" table:style-name="ce590">
            <text:p>5300</text:p>
          </table:table-cell>
          <table:table-cell office:value-type="float" office:value="277.64999999999998" table:style-name="ce590">
            <text:p>277.65</text:p>
          </table:table-cell>
          <table:table-cell office:value-type="float" office:value="24.617699999999999" table:style-name="ce590">
            <text:p>24.6177</text:p>
          </table:table-cell>
          <table:table-cell table:number-columns-repeated="16381"/>
        </table:table-row>
        <table:table-row table:style-name="ro7">
          <table:table-cell office:value-type="float" office:value="5400" table:style-name="ce590">
            <text:p>5400</text:p>
          </table:table-cell>
          <table:table-cell office:value-type="float" office:value="277.452" table:style-name="ce590">
            <text:p>277.452</text:p>
          </table:table-cell>
          <table:table-cell office:value-type="float" office:value="24.525500000000001" table:style-name="ce590">
            <text:p>24.5255</text:p>
          </table:table-cell>
          <table:table-cell table:number-columns-repeated="16381"/>
        </table:table-row>
        <table:table-row table:style-name="ro7">
          <table:table-cell office:value-type="float" office:value="5500" table:style-name="ce590">
            <text:p>5500</text:p>
          </table:table-cell>
          <table:table-cell office:value-type="float" office:value="277.25299999999999" table:style-name="ce590">
            <text:p>277.253</text:p>
          </table:table-cell>
          <table:table-cell office:value-type="float" office:value="24.433599999999998" table:style-name="ce590">
            <text:p>24.4336</text:p>
          </table:table-cell>
          <table:table-cell table:number-columns-repeated="16381"/>
        </table:table-row>
        <table:table-row table:style-name="ro7">
          <table:table-cell office:value-type="float" office:value="5600" table:style-name="ce590">
            <text:p>5600</text:p>
          </table:table-cell>
          <table:table-cell office:value-type="float" office:value="277.05500000000001" table:style-name="ce590">
            <text:p>277.055</text:p>
          </table:table-cell>
          <table:table-cell office:value-type="float" office:value="24.341999999999999" table:style-name="ce590">
            <text:p>24.342</text:p>
          </table:table-cell>
          <table:table-cell table:number-columns-repeated="16381"/>
        </table:table-row>
        <table:table-row table:style-name="ro7">
          <table:table-cell office:value-type="float" office:value="5700" table:style-name="ce590">
            <text:p>5700</text:p>
          </table:table-cell>
          <table:table-cell office:value-type="float" office:value="276.85700000000003" table:style-name="ce590">
            <text:p>276.857</text:p>
          </table:table-cell>
          <table:table-cell office:value-type="float" office:value="24.250599999999999" table:style-name="ce590">
            <text:p>24.2506</text:p>
          </table:table-cell>
          <table:table-cell table:number-columns-repeated="16381"/>
        </table:table-row>
        <table:table-row table:style-name="ro7">
          <table:table-cell office:value-type="float" office:value="5800" table:style-name="ce590">
            <text:p>5800</text:p>
          </table:table-cell>
          <table:table-cell office:value-type="float" office:value="276.65899999999999" table:style-name="ce590">
            <text:p>276.659</text:p>
          </table:table-cell>
          <table:table-cell office:value-type="float" office:value="24.159500000000001" table:style-name="ce590">
            <text:p>24.1595</text:p>
          </table:table-cell>
          <table:table-cell table:number-columns-repeated="16381"/>
        </table:table-row>
        <table:table-row table:style-name="ro7">
          <table:table-cell office:value-type="float" office:value="5900" table:style-name="ce590">
            <text:p>5900</text:p>
          </table:table-cell>
          <table:table-cell office:value-type="float" office:value="276.46100000000001" table:style-name="ce590">
            <text:p>276.461</text:p>
          </table:table-cell>
          <table:table-cell office:value-type="float" office:value="24.0688" table:style-name="ce590">
            <text:p>24.0688</text:p>
          </table:table-cell>
          <table:table-cell table:number-columns-repeated="16381"/>
        </table:table-row>
        <table:table-row table:style-name="ro7">
          <table:table-cell office:value-type="float" office:value="6000" table:style-name="ce590">
            <text:p>6000</text:p>
          </table:table-cell>
          <table:table-cell office:value-type="float" office:value="276.26299999999998" table:style-name="ce590">
            <text:p>276.263</text:p>
          </table:table-cell>
          <table:table-cell office:value-type="float" office:value="23.978200000000001" table:style-name="ce590">
            <text:p>23.9782</text:p>
          </table:table-cell>
          <table:table-cell table:number-columns-repeated="16381"/>
        </table:table-row>
        <table:table-row table:style-name="ro7">
          <table:table-cell office:value-type="float" office:value="6100" table:style-name="ce590">
            <text:p>6100</text:p>
          </table:table-cell>
          <table:table-cell office:value-type="float" office:value="276.065" table:style-name="ce590">
            <text:p>276.065</text:p>
          </table:table-cell>
          <table:table-cell office:value-type="float" office:value="23.888000000000002" table:style-name="ce590">
            <text:p>23.888</text:p>
          </table:table-cell>
          <table:table-cell table:number-columns-repeated="16381"/>
        </table:table-row>
        <table:table-row table:style-name="ro7">
          <table:table-cell office:value-type="float" office:value="6200" table:style-name="ce590">
            <text:p>6200</text:p>
          </table:table-cell>
          <table:table-cell office:value-type="float" office:value="275.86700000000002" table:style-name="ce590">
            <text:p>275.867</text:p>
          </table:table-cell>
          <table:table-cell office:value-type="float" office:value="23.797999999999998" table:style-name="ce590">
            <text:p>23.798</text:p>
          </table:table-cell>
          <table:table-cell table:number-columns-repeated="16381"/>
        </table:table-row>
        <table:table-row table:style-name="ro7">
          <table:table-cell office:value-type="float" office:value="6300" table:style-name="ce590">
            <text:p>6300</text:p>
          </table:table-cell>
          <table:table-cell office:value-type="float" office:value="275.66800000000001" table:style-name="ce590">
            <text:p>275.668</text:p>
          </table:table-cell>
          <table:table-cell office:value-type="float" office:value="23.708300000000001" table:style-name="ce590">
            <text:p>23.7083</text:p>
          </table:table-cell>
          <table:table-cell table:number-columns-repeated="16381"/>
        </table:table-row>
        <table:table-row table:style-name="ro7">
          <table:table-cell office:value-type="float" office:value="6400" table:style-name="ce590">
            <text:p>6400</text:p>
          </table:table-cell>
          <table:table-cell office:value-type="float" office:value="275.47000000000003" table:style-name="ce590">
            <text:p>275.47</text:p>
          </table:table-cell>
          <table:table-cell office:value-type="float" office:value="23.6189" table:style-name="ce590">
            <text:p>23.6189</text:p>
          </table:table-cell>
          <table:table-cell table:number-columns-repeated="16381"/>
        </table:table-row>
        <table:table-row table:style-name="ro7">
          <table:table-cell office:value-type="float" office:value="6500" table:style-name="ce590">
            <text:p>6500</text:p>
          </table:table-cell>
          <table:table-cell office:value-type="float" office:value="275.27199999999999" table:style-name="ce590">
            <text:p>275.272</text:p>
          </table:table-cell>
          <table:table-cell office:value-type="float" office:value="23.529800000000002" table:style-name="ce590">
            <text:p>23.5298</text:p>
          </table:table-cell>
          <table:table-cell table:number-columns-repeated="16381"/>
        </table:table-row>
        <table:table-row table:style-name="ro7">
          <table:table-cell office:value-type="float" office:value="6600" table:style-name="ce590">
            <text:p>6600</text:p>
          </table:table-cell>
          <table:table-cell office:value-type="float" office:value="275.07400000000001" table:style-name="ce590">
            <text:p>275.074</text:p>
          </table:table-cell>
          <table:table-cell office:value-type="float" office:value="23.440899999999999" table:style-name="ce590">
            <text:p>23.4409</text:p>
          </table:table-cell>
          <table:table-cell table:number-columns-repeated="16381"/>
        </table:table-row>
        <table:table-row table:style-name="ro7">
          <table:table-cell office:value-type="float" office:value="6700" table:style-name="ce590">
            <text:p>6700</text:p>
          </table:table-cell>
          <table:table-cell office:value-type="float" office:value="274.87599999999998" table:style-name="ce590">
            <text:p>274.876</text:p>
          </table:table-cell>
          <table:table-cell office:value-type="float" office:value="23.3523" table:style-name="ce590">
            <text:p>23.3523</text:p>
          </table:table-cell>
          <table:table-cell table:number-columns-repeated="16381"/>
        </table:table-row>
        <table:table-row table:style-name="ro7">
          <table:table-cell office:value-type="float" office:value="6800" table:style-name="ce590">
            <text:p>6800</text:p>
          </table:table-cell>
          <table:table-cell office:value-type="float" office:value="274.678" table:style-name="ce590">
            <text:p>274.678</text:p>
          </table:table-cell>
          <table:table-cell office:value-type="float" office:value="23.263999999999999" table:style-name="ce590">
            <text:p>23.264</text:p>
          </table:table-cell>
          <table:table-cell table:number-columns-repeated="16381"/>
        </table:table-row>
        <table:table-row table:style-name="ro7">
          <table:table-cell office:value-type="float" office:value="6900" table:style-name="ce590">
            <text:p>6900</text:p>
          </table:table-cell>
          <table:table-cell office:value-type="float" office:value="274.48" table:style-name="ce590">
            <text:p>274.48</text:p>
          </table:table-cell>
          <table:table-cell office:value-type="float" office:value="23.175899999999999" table:style-name="ce590">
            <text:p>23.1759</text:p>
          </table:table-cell>
          <table:table-cell table:number-columns-repeated="16381"/>
        </table:table-row>
        <table:table-row table:style-name="ro7">
          <table:table-cell office:value-type="float" office:value="7000" table:style-name="ce590">
            <text:p>7000</text:p>
          </table:table-cell>
          <table:table-cell office:value-type="float" office:value="274.28199999999998" table:style-name="ce590">
            <text:p>274.282</text:p>
          </table:table-cell>
          <table:table-cell office:value-type="float" office:value="23.088100000000001" table:style-name="ce590">
            <text:p>23.0881</text:p>
          </table:table-cell>
          <table:table-cell table:number-columns-repeated="16381"/>
        </table:table-row>
        <table:table-row table:style-name="ro7">
          <table:table-cell office:value-type="float" office:value="7100" table:style-name="ce590">
            <text:p>7100</text:p>
          </table:table-cell>
          <table:table-cell office:value-type="float" office:value="274.08300000000003" table:style-name="ce590">
            <text:p>274.083</text:p>
          </table:table-cell>
          <table:table-cell office:value-type="float" office:value="23.000599999999999" table:style-name="ce590">
            <text:p>23.0006</text:p>
          </table:table-cell>
          <table:table-cell table:number-columns-repeated="16381"/>
        </table:table-row>
        <table:table-row table:style-name="ro7">
          <table:table-cell office:value-type="float" office:value="7200" table:style-name="ce590">
            <text:p>7200</text:p>
          </table:table-cell>
          <table:table-cell office:value-type="float" office:value="273.88499999999999" table:style-name="ce590">
            <text:p>273.885</text:p>
          </table:table-cell>
          <table:table-cell office:value-type="float" office:value="22.913399999999999" table:style-name="ce590">
            <text:p>22.9134</text:p>
          </table:table-cell>
          <table:table-cell table:number-columns-repeated="16381"/>
        </table:table-row>
        <table:table-row table:style-name="ro7">
          <table:table-cell office:value-type="float" office:value="7300" table:style-name="ce590">
            <text:p>7300</text:p>
          </table:table-cell>
          <table:table-cell office:value-type="float" office:value="273.68700000000001" table:style-name="ce590">
            <text:p>273.687</text:p>
          </table:table-cell>
          <table:table-cell office:value-type="float" office:value="22.8264" table:style-name="ce590">
            <text:p>22.8264</text:p>
          </table:table-cell>
          <table:table-cell table:number-columns-repeated="16381"/>
        </table:table-row>
        <table:table-row table:style-name="ro7">
          <table:table-cell office:value-type="float" office:value="7400" table:style-name="ce590">
            <text:p>7400</text:p>
          </table:table-cell>
          <table:table-cell office:value-type="float" office:value="273.48899999999998" table:style-name="ce590">
            <text:p>273.489</text:p>
          </table:table-cell>
          <table:table-cell office:value-type="float" office:value="22.739699999999999" table:style-name="ce590">
            <text:p>22.7397</text:p>
          </table:table-cell>
          <table:table-cell table:number-columns-repeated="16381"/>
        </table:table-row>
        <table:table-row table:style-name="ro7">
          <table:table-cell office:value-type="float" office:value="7500" table:style-name="ce590">
            <text:p>7500</text:p>
          </table:table-cell>
          <table:table-cell office:value-type="float" office:value="273.291" table:style-name="ce590">
            <text:p>273.291</text:p>
          </table:table-cell>
          <table:table-cell office:value-type="float" office:value="22.653199999999998" table:style-name="ce590">
            <text:p>22.6532</text:p>
          </table:table-cell>
          <table:table-cell table:number-columns-repeated="16381"/>
        </table:table-row>
        <table:table-row table:style-name="ro7">
          <table:table-cell office:value-type="float" office:value="7600" table:style-name="ce590">
            <text:p>7600</text:p>
          </table:table-cell>
          <table:table-cell office:value-type="float" office:value="273.09300000000002" table:style-name="ce590">
            <text:p>273.093</text:p>
          </table:table-cell>
          <table:table-cell office:value-type="float" office:value="22.567" table:style-name="ce590">
            <text:p>22.567</text:p>
          </table:table-cell>
          <table:table-cell table:number-columns-repeated="16381"/>
        </table:table-row>
        <table:table-row table:style-name="ro7">
          <table:table-cell office:value-type="float" office:value="7700" table:style-name="ce590">
            <text:p>7700</text:p>
          </table:table-cell>
          <table:table-cell office:value-type="float" office:value="272.89499999999998" table:style-name="ce590">
            <text:p>272.895</text:p>
          </table:table-cell>
          <table:table-cell office:value-type="float" office:value="22.481100000000001" table:style-name="ce590">
            <text:p>22.4811</text:p>
          </table:table-cell>
          <table:table-cell table:number-columns-repeated="16381"/>
        </table:table-row>
        <table:table-row table:style-name="ro7">
          <table:table-cell office:value-type="float" office:value="7800" table:style-name="ce590">
            <text:p>7800</text:p>
          </table:table-cell>
          <table:table-cell office:value-type="float" office:value="272.697" table:style-name="ce590">
            <text:p>272.697</text:p>
          </table:table-cell>
          <table:table-cell office:value-type="float" office:value="22.395499999999998" table:style-name="ce590">
            <text:p>22.3955</text:p>
          </table:table-cell>
          <table:table-cell table:number-columns-repeated="16381"/>
        </table:table-row>
        <table:table-row table:style-name="ro7">
          <table:table-cell office:value-type="float" office:value="7900" table:style-name="ce590">
            <text:p>7900</text:p>
          </table:table-cell>
          <table:table-cell office:value-type="float" office:value="272.49900000000002" table:style-name="ce590">
            <text:p>272.499</text:p>
          </table:table-cell>
          <table:table-cell office:value-type="float" office:value="22.310099999999998" table:style-name="ce590">
            <text:p>22.3101</text:p>
          </table:table-cell>
          <table:table-cell table:number-columns-repeated="16381"/>
        </table:table-row>
        <table:table-row table:style-name="ro7">
          <table:table-cell office:value-type="float" office:value="8000" table:style-name="ce590">
            <text:p>8000</text:p>
          </table:table-cell>
          <table:table-cell office:value-type="float" office:value="272.3" table:style-name="ce590">
            <text:p>272.3</text:p>
          </table:table-cell>
          <table:table-cell office:value-type="float" office:value="22.225000000000001" table:style-name="ce590">
            <text:p>22.225</text:p>
          </table:table-cell>
          <table:table-cell table:number-columns-repeated="16381"/>
        </table:table-row>
        <table:table-row table:style-name="ro7">
          <table:table-cell office:value-type="float" office:value="8100" table:style-name="ce590">
            <text:p>8100</text:p>
          </table:table-cell>
          <table:table-cell office:value-type="float" office:value="272.10199999999998" table:style-name="ce590">
            <text:p>272.102</text:p>
          </table:table-cell>
          <table:table-cell office:value-type="float" office:value="22.1401" table:style-name="ce590">
            <text:p>22.1401</text:p>
          </table:table-cell>
          <table:table-cell table:number-columns-repeated="16381"/>
        </table:table-row>
        <table:table-row table:style-name="ro7">
          <table:table-cell office:value-type="float" office:value="8200" table:style-name="ce590">
            <text:p>8200</text:p>
          </table:table-cell>
          <table:table-cell office:value-type="float" office:value="271.904" table:style-name="ce590">
            <text:p>271.904</text:p>
          </table:table-cell>
          <table:table-cell office:value-type="float" office:value="22.055499999999999" table:style-name="ce590">
            <text:p>22.0555</text:p>
          </table:table-cell>
          <table:table-cell table:number-columns-repeated="16381"/>
        </table:table-row>
        <table:table-row table:style-name="ro7">
          <table:table-cell office:value-type="float" office:value="8300" table:style-name="ce590">
            <text:p>8300</text:p>
          </table:table-cell>
          <table:table-cell office:value-type="float" office:value="271.70600000000002" table:style-name="ce590">
            <text:p>271.706</text:p>
          </table:table-cell>
          <table:table-cell office:value-type="float" office:value="21.9712" table:style-name="ce590">
            <text:p>21.9712</text:p>
          </table:table-cell>
          <table:table-cell table:number-columns-repeated="16381"/>
        </table:table-row>
        <table:table-row table:style-name="ro7">
          <table:table-cell office:value-type="float" office:value="8400" table:style-name="ce590">
            <text:p>8400</text:p>
          </table:table-cell>
          <table:table-cell office:value-type="float" office:value="271.50799999999998" table:style-name="ce590">
            <text:p>271.508</text:p>
          </table:table-cell>
          <table:table-cell office:value-type="float" office:value="21.8871" table:style-name="ce590">
            <text:p>21.8871</text:p>
          </table:table-cell>
          <table:table-cell table:number-columns-repeated="16381"/>
        </table:table-row>
        <table:table-row table:style-name="ro7">
          <table:table-cell office:value-type="float" office:value="8500" table:style-name="ce590">
            <text:p>8500</text:p>
          </table:table-cell>
          <table:table-cell office:value-type="float" office:value="271.31" table:style-name="ce590">
            <text:p>271.31</text:p>
          </table:table-cell>
          <table:table-cell office:value-type="float" office:value="21.8033" table:style-name="ce590">
            <text:p>21.8033</text:p>
          </table:table-cell>
          <table:table-cell table:number-columns-repeated="16381"/>
        </table:table-row>
        <table:table-row table:style-name="ro7">
          <table:table-cell office:value-type="float" office:value="8600" table:style-name="ce590">
            <text:p>8600</text:p>
          </table:table-cell>
          <table:table-cell office:value-type="float" office:value="271.11200000000002" table:style-name="ce590">
            <text:p>271.112</text:p>
          </table:table-cell>
          <table:table-cell office:value-type="float" office:value="21.7197" table:style-name="ce590">
            <text:p>21.7197</text:p>
          </table:table-cell>
          <table:table-cell table:number-columns-repeated="16381"/>
        </table:table-row>
        <table:table-row table:style-name="ro7">
          <table:table-cell office:value-type="float" office:value="8700" table:style-name="ce590">
            <text:p>8700</text:p>
          </table:table-cell>
          <table:table-cell office:value-type="float" office:value="270.91399999999999" table:style-name="ce590">
            <text:p>270.914</text:p>
          </table:table-cell>
          <table:table-cell office:value-type="float" office:value="21.636500000000002" table:style-name="ce590">
            <text:p>21.6365</text:p>
          </table:table-cell>
          <table:table-cell table:number-columns-repeated="16381"/>
        </table:table-row>
        <table:table-row table:style-name="ro7">
          <table:table-cell office:value-type="float" office:value="8800" table:style-name="ce590">
            <text:p>8800</text:p>
          </table:table-cell>
          <table:table-cell office:value-type="float" office:value="270.71499999999997" table:style-name="ce590">
            <text:p>270.715</text:p>
          </table:table-cell>
          <table:table-cell office:value-type="float" office:value="21.5534" table:style-name="ce590">
            <text:p>21.5534</text:p>
          </table:table-cell>
          <table:table-cell table:number-columns-repeated="16381"/>
        </table:table-row>
        <table:table-row table:style-name="ro7">
          <table:table-cell office:value-type="float" office:value="8900" table:style-name="ce590">
            <text:p>8900</text:p>
          </table:table-cell>
          <table:table-cell office:value-type="float" office:value="270.517" table:style-name="ce590">
            <text:p>270.517</text:p>
          </table:table-cell>
          <table:table-cell office:value-type="float" office:value="21.470600000000001" table:style-name="ce590">
            <text:p>21.4706</text:p>
          </table:table-cell>
          <table:table-cell table:number-columns-repeated="16381"/>
        </table:table-row>
        <table:table-row table:style-name="ro7">
          <table:table-cell office:value-type="float" office:value="9000" table:style-name="ce590">
            <text:p>9000</text:p>
          </table:table-cell>
          <table:table-cell office:value-type="float" office:value="270.31900000000002" table:style-name="ce590">
            <text:p>270.319</text:p>
          </table:table-cell>
          <table:table-cell office:value-type="float" office:value="21.388100000000001" table:style-name="ce590">
            <text:p>21.3881</text:p>
          </table:table-cell>
          <table:table-cell table:number-columns-repeated="16381"/>
        </table:table-row>
        <table:table-row table:style-name="ro7">
          <table:table-cell office:value-type="float" office:value="9100" table:style-name="ce590">
            <text:p>9100</text:p>
          </table:table-cell>
          <table:table-cell office:value-type="float" office:value="270.12099999999998" table:style-name="ce590">
            <text:p>270.121</text:p>
          </table:table-cell>
          <table:table-cell office:value-type="float" office:value="21.305900000000001" table:style-name="ce590">
            <text:p>21.3059</text:p>
          </table:table-cell>
          <table:table-cell table:number-columns-repeated="16381"/>
        </table:table-row>
        <table:table-row table:style-name="ro7">
          <table:table-cell office:value-type="float" office:value="9200" table:style-name="ce590">
            <text:p>9200</text:p>
          </table:table-cell>
          <table:table-cell office:value-type="float" office:value="269.923" table:style-name="ce590">
            <text:p>269.923</text:p>
          </table:table-cell>
          <table:table-cell office:value-type="float" office:value="21.2239" table:style-name="ce590">
            <text:p>21.2239</text:p>
          </table:table-cell>
          <table:table-cell table:number-columns-repeated="16381"/>
        </table:table-row>
        <table:table-row table:style-name="ro7">
          <table:table-cell office:value-type="float" office:value="9300" table:style-name="ce590">
            <text:p>9300</text:p>
          </table:table-cell>
          <table:table-cell office:value-type="float" office:value="269.72500000000002" table:style-name="ce590">
            <text:p>269.725</text:p>
          </table:table-cell>
          <table:table-cell office:value-type="float" office:value="21.142099999999999" table:style-name="ce590">
            <text:p>21.1421</text:p>
          </table:table-cell>
          <table:table-cell table:number-columns-repeated="16381"/>
        </table:table-row>
        <table:table-row table:style-name="ro7">
          <table:table-cell office:value-type="float" office:value="9400" table:style-name="ce590">
            <text:p>9400</text:p>
          </table:table-cell>
          <table:table-cell office:value-type="float" office:value="269.52699999999999" table:style-name="ce590">
            <text:p>269.527</text:p>
          </table:table-cell>
          <table:table-cell office:value-type="float" office:value="21.060600000000001" table:style-name="ce590">
            <text:p>21.0606</text:p>
          </table:table-cell>
          <table:table-cell table:number-columns-repeated="16381"/>
        </table:table-row>
        <table:table-row table:style-name="ro7">
          <table:table-cell office:value-type="float" office:value="9500" table:style-name="ce590">
            <text:p>9500</text:p>
          </table:table-cell>
          <table:table-cell office:value-type="float" office:value="269.32900000000001" table:style-name="ce590">
            <text:p>269.329</text:p>
          </table:table-cell>
          <table:table-cell office:value-type="float" office:value="20.979399999999998" table:style-name="ce590">
            <text:p>20.9794</text:p>
          </table:table-cell>
          <table:table-cell table:number-columns-repeated="16381"/>
        </table:table-row>
        <table:table-row table:style-name="ro7">
          <table:table-cell office:value-type="float" office:value="9600" table:style-name="ce590">
            <text:p>9600</text:p>
          </table:table-cell>
          <table:table-cell office:value-type="float" office:value="269.13" table:style-name="ce590">
            <text:p>269.13</text:p>
          </table:table-cell>
          <table:table-cell office:value-type="float" office:value="20.898399999999999" table:style-name="ce590">
            <text:p>20.8984</text:p>
          </table:table-cell>
          <table:table-cell table:number-columns-repeated="16381"/>
        </table:table-row>
        <table:table-row table:style-name="ro7">
          <table:table-cell office:value-type="float" office:value="9700" table:style-name="ce590">
            <text:p>9700</text:p>
          </table:table-cell>
          <table:table-cell office:value-type="float" office:value="268.93200000000002" table:style-name="ce590">
            <text:p>268.932</text:p>
          </table:table-cell>
          <table:table-cell office:value-type="float" office:value="20.817699999999999" table:style-name="ce590">
            <text:p>20.8177</text:p>
          </table:table-cell>
          <table:table-cell table:number-columns-repeated="16381"/>
        </table:table-row>
        <table:table-row table:style-name="ro7">
          <table:table-cell office:value-type="float" office:value="9800" table:style-name="ce590">
            <text:p>9800</text:p>
          </table:table-cell>
          <table:table-cell office:value-type="float" office:value="268.73399999999998" table:style-name="ce590">
            <text:p>268.734</text:p>
          </table:table-cell>
          <table:table-cell office:value-type="float" office:value="20.737200000000001" table:style-name="ce590">
            <text:p>20.7372</text:p>
          </table:table-cell>
          <table:table-cell table:number-columns-repeated="16381"/>
        </table:table-row>
        <table:table-row table:style-name="ro7">
          <table:table-cell office:value-type="float" office:value="9900" table:style-name="ce590">
            <text:p>9900</text:p>
          </table:table-cell>
          <table:table-cell office:value-type="float" office:value="268.536" table:style-name="ce590">
            <text:p>268.536</text:p>
          </table:table-cell>
          <table:table-cell office:value-type="float" office:value="20.657" table:style-name="ce590">
            <text:p>20.657</text:p>
          </table:table-cell>
          <table:table-cell table:number-columns-repeated="16381"/>
        </table:table-row>
        <table:table-row table:style-name="ro7">
          <table:table-cell office:value-type="float" office:value="10000" table:style-name="ce590">
            <text:p>10000</text:p>
          </table:table-cell>
          <table:table-cell office:value-type="float" office:value="268.33800000000002" table:style-name="ce590">
            <text:p>268.338</text:p>
          </table:table-cell>
          <table:table-cell office:value-type="float" office:value="20.577000000000002" table:style-name="ce590">
            <text:p>20.577</text:p>
          </table:table-cell>
          <table:table-cell table:number-columns-repeated="16381"/>
        </table:table-row>
        <table:table-row table:style-name="ro7">
          <table:table-cell office:value-type="float" office:value="10100" table:style-name="ce590">
            <text:p>10100</text:p>
          </table:table-cell>
          <table:table-cell office:value-type="float" office:value="268.14" table:style-name="ce590">
            <text:p>268.14</text:p>
          </table:table-cell>
          <table:table-cell office:value-type="float" office:value="20.497299999999999" table:style-name="ce590">
            <text:p>20.4973</text:p>
          </table:table-cell>
          <table:table-cell table:number-columns-repeated="16381"/>
        </table:table-row>
        <table:table-row table:style-name="ro7">
          <table:table-cell office:value-type="float" office:value="10200" table:style-name="ce590">
            <text:p>10200</text:p>
          </table:table-cell>
          <table:table-cell office:value-type="float" office:value="267.94200000000001" table:style-name="ce590">
            <text:p>267.942</text:p>
          </table:table-cell>
          <table:table-cell office:value-type="float" office:value="20.4178" table:style-name="ce590">
            <text:p>20.4178</text:p>
          </table:table-cell>
          <table:table-cell table:number-columns-repeated="16381"/>
        </table:table-row>
        <table:table-row table:style-name="ro7">
          <table:table-cell office:value-type="float" office:value="10300" table:style-name="ce590">
            <text:p>10300</text:p>
          </table:table-cell>
          <table:table-cell office:value-type="float" office:value="267.74400000000003" table:style-name="ce590">
            <text:p>267.744</text:p>
          </table:table-cell>
          <table:table-cell office:value-type="float" office:value="20.3386" table:style-name="ce590">
            <text:p>20.3386</text:p>
          </table:table-cell>
          <table:table-cell table:number-columns-repeated="16381"/>
        </table:table-row>
        <table:table-row table:style-name="ro7">
          <table:table-cell office:value-type="float" office:value="10400" table:style-name="ce590">
            <text:p>10400</text:p>
          </table:table-cell>
          <table:table-cell office:value-type="float" office:value="267.54599999999999" table:style-name="ce590">
            <text:p>267.546</text:p>
          </table:table-cell>
          <table:table-cell office:value-type="float" office:value="20.259599999999999" table:style-name="ce590">
            <text:p>20.2596</text:p>
          </table:table-cell>
          <table:table-cell table:number-columns-repeated="16381"/>
        </table:table-row>
        <table:table-row table:style-name="ro7">
          <table:table-cell office:value-type="float" office:value="10500" table:style-name="ce590">
            <text:p>10500</text:p>
          </table:table-cell>
          <table:table-cell office:value-type="float" office:value="267.34699999999998" table:style-name="ce590">
            <text:p>267.347</text:p>
          </table:table-cell>
          <table:table-cell office:value-type="float" office:value="20.180900000000001" table:style-name="ce590">
            <text:p>20.1809</text:p>
          </table:table-cell>
          <table:table-cell table:number-columns-repeated="16381"/>
        </table:table-row>
        <table:table-row table:style-name="ro7">
          <table:table-cell office:value-type="float" office:value="10600" table:style-name="ce590">
            <text:p>10600</text:p>
          </table:table-cell>
          <table:table-cell office:value-type="float" office:value="267.149" table:style-name="ce590">
            <text:p>267.149</text:p>
          </table:table-cell>
          <table:table-cell office:value-type="float" office:value="20.102399999999999" table:style-name="ce590">
            <text:p>20.1024</text:p>
          </table:table-cell>
          <table:table-cell table:number-columns-repeated="16381"/>
        </table:table-row>
        <table:table-row table:style-name="ro7">
          <table:table-cell office:value-type="float" office:value="10700" table:style-name="ce590">
            <text:p>10700</text:p>
          </table:table-cell>
          <table:table-cell office:value-type="float" office:value="266.95100000000002" table:style-name="ce590">
            <text:p>266.951</text:p>
          </table:table-cell>
          <table:table-cell office:value-type="float" office:value="20.0242" table:style-name="ce590">
            <text:p>20.0242</text:p>
          </table:table-cell>
          <table:table-cell table:number-columns-repeated="16381"/>
        </table:table-row>
        <table:table-row table:style-name="ro7">
          <table:table-cell office:value-type="float" office:value="10800" table:style-name="ce590">
            <text:p>10800</text:p>
          </table:table-cell>
          <table:table-cell office:value-type="float" office:value="266.75299999999999" table:style-name="ce590">
            <text:p>266.753</text:p>
          </table:table-cell>
          <table:table-cell office:value-type="float" office:value="19.946200000000001" table:style-name="ce590">
            <text:p>19.9462</text:p>
          </table:table-cell>
          <table:table-cell table:number-columns-repeated="16381"/>
        </table:table-row>
        <table:table-row table:style-name="ro7">
          <table:table-cell office:value-type="float" office:value="10900" table:style-name="ce590">
            <text:p>10900</text:p>
          </table:table-cell>
          <table:table-cell office:value-type="float" office:value="266.55500000000001" table:style-name="ce590">
            <text:p>266.555</text:p>
          </table:table-cell>
          <table:table-cell office:value-type="float" office:value="19.868400000000001" table:style-name="ce590">
            <text:p>19.8684</text:p>
          </table:table-cell>
          <table:table-cell table:number-columns-repeated="16381"/>
        </table:table-row>
        <table:table-row table:style-name="ro7">
          <table:table-cell office:value-type="float" office:value="11000" table:style-name="ce590">
            <text:p>11000</text:p>
          </table:table-cell>
          <table:table-cell office:value-type="float" office:value="266.35700000000003" table:style-name="ce590">
            <text:p>266.357</text:p>
          </table:table-cell>
          <table:table-cell office:value-type="float" office:value="19.790900000000001" table:style-name="ce590">
            <text:p>19.7909</text:p>
          </table:table-cell>
          <table:table-cell table:number-columns-repeated="16381"/>
        </table:table-row>
        <table:table-row table:style-name="ro7">
          <table:table-cell office:value-type="float" office:value="11100" table:style-name="ce590">
            <text:p>11100</text:p>
          </table:table-cell>
          <table:table-cell office:value-type="float" office:value="266.15899999999999" table:style-name="ce590">
            <text:p>266.159</text:p>
          </table:table-cell>
          <table:table-cell office:value-type="float" office:value="19.713699999999999" table:style-name="ce590">
            <text:p>19.7137</text:p>
          </table:table-cell>
          <table:table-cell table:number-columns-repeated="16381"/>
        </table:table-row>
        <table:table-row table:style-name="ro7">
          <table:table-cell office:value-type="float" office:value="11200" table:style-name="ce590">
            <text:p>11200</text:p>
          </table:table-cell>
          <table:table-cell office:value-type="float" office:value="265.96100000000001" table:style-name="ce590">
            <text:p>265.961</text:p>
          </table:table-cell>
          <table:table-cell office:value-type="float" office:value="19.636700000000001" table:style-name="ce590">
            <text:p>19.6367</text:p>
          </table:table-cell>
          <table:table-cell table:number-columns-repeated="16381"/>
        </table:table-row>
        <table:table-row table:style-name="ro7">
          <table:table-cell office:value-type="float" office:value="11300" table:style-name="ce590">
            <text:p>11300</text:p>
          </table:table-cell>
          <table:table-cell office:value-type="float" office:value="265.762" table:style-name="ce590">
            <text:p>265.762</text:p>
          </table:table-cell>
          <table:table-cell office:value-type="float" office:value="19.559899999999999" table:style-name="ce590">
            <text:p>19.5599</text:p>
          </table:table-cell>
          <table:table-cell table:number-columns-repeated="16381"/>
        </table:table-row>
        <table:table-row table:style-name="ro7">
          <table:table-cell office:value-type="float" office:value="11400" table:style-name="ce590">
            <text:p>11400</text:p>
          </table:table-cell>
          <table:table-cell office:value-type="float" office:value="265.56400000000002" table:style-name="ce590">
            <text:p>265.564</text:p>
          </table:table-cell>
          <table:table-cell office:value-type="float" office:value="19.4834" table:style-name="ce590">
            <text:p>19.4834</text:p>
          </table:table-cell>
          <table:table-cell table:number-columns-repeated="16381"/>
        </table:table-row>
        <table:table-row table:style-name="ro7">
          <table:table-cell office:value-type="float" office:value="11500" table:style-name="ce590">
            <text:p>11500</text:p>
          </table:table-cell>
          <table:table-cell office:value-type="float" office:value="265.36599999999999" table:style-name="ce590">
            <text:p>265.366</text:p>
          </table:table-cell>
          <table:table-cell office:value-type="float" office:value="19.4071" table:style-name="ce590">
            <text:p>19.4071</text:p>
          </table:table-cell>
          <table:table-cell table:number-columns-repeated="16381"/>
        </table:table-row>
        <table:table-row table:style-name="ro7">
          <table:table-cell office:value-type="float" office:value="11600" table:style-name="ce590">
            <text:p>11600</text:p>
          </table:table-cell>
          <table:table-cell office:value-type="float" office:value="265.16800000000001" table:style-name="ce590">
            <text:p>265.168</text:p>
          </table:table-cell>
          <table:table-cell office:value-type="float" office:value="19.331099999999999" table:style-name="ce590">
            <text:p>19.3311</text:p>
          </table:table-cell>
          <table:table-cell table:number-columns-repeated="16381"/>
        </table:table-row>
        <table:table-row table:style-name="ro7">
          <table:table-cell office:value-type="float" office:value="11700" table:style-name="ce590">
            <text:p>11700</text:p>
          </table:table-cell>
          <table:table-cell office:value-type="float" office:value="264.97000000000003" table:style-name="ce590">
            <text:p>264.97</text:p>
          </table:table-cell>
          <table:table-cell office:value-type="float" office:value="19.255299999999998" table:style-name="ce590">
            <text:p>19.2553</text:p>
          </table:table-cell>
          <table:table-cell table:number-columns-repeated="16381"/>
        </table:table-row>
        <table:table-row table:style-name="ro7">
          <table:table-cell office:value-type="float" office:value="11800" table:style-name="ce590">
            <text:p>11800</text:p>
          </table:table-cell>
          <table:table-cell office:value-type="float" office:value="264.77199999999999" table:style-name="ce590">
            <text:p>264.772</text:p>
          </table:table-cell>
          <table:table-cell office:value-type="float" office:value="19.1798" table:style-name="ce590">
            <text:p>19.1798</text:p>
          </table:table-cell>
          <table:table-cell table:number-columns-repeated="16381"/>
        </table:table-row>
        <table:table-row table:style-name="ro7">
          <table:table-cell office:value-type="float" office:value="11900" table:style-name="ce590">
            <text:p>11900</text:p>
          </table:table-cell>
          <table:table-cell office:value-type="float" office:value="264.57400000000001" table:style-name="ce590">
            <text:p>264.574</text:p>
          </table:table-cell>
          <table:table-cell office:value-type="float" office:value="19.104399999999998" table:style-name="ce590">
            <text:p>19.1044</text:p>
          </table:table-cell>
          <table:table-cell table:number-columns-repeated="16381"/>
        </table:table-row>
        <table:table-row table:style-name="ro7">
          <table:table-cell office:value-type="float" office:value="12000" table:style-name="ce590">
            <text:p>12000</text:p>
          </table:table-cell>
          <table:table-cell office:value-type="float" office:value="264.37599999999998" table:style-name="ce590">
            <text:p>264.376</text:p>
          </table:table-cell>
          <table:table-cell office:value-type="float" office:value="19.029399999999999" table:style-name="ce590">
            <text:p>19.0294</text:p>
          </table:table-cell>
          <table:table-cell table:number-columns-repeated="16381"/>
        </table:table-row>
        <table:table-row table:style-name="ro7">
          <table:table-cell office:value-type="float" office:value="12100" table:style-name="ce590">
            <text:p>12100</text:p>
          </table:table-cell>
          <table:table-cell office:value-type="float" office:value="264.17700000000002" table:style-name="ce590">
            <text:p>264.177</text:p>
          </table:table-cell>
          <table:table-cell office:value-type="float" office:value="18.954499999999999" table:style-name="ce590">
            <text:p>18.9545</text:p>
          </table:table-cell>
          <table:table-cell table:number-columns-repeated="16381"/>
        </table:table-row>
        <table:table-row table:style-name="ro7">
          <table:table-cell office:value-type="float" office:value="12200" table:style-name="ce590">
            <text:p>12200</text:p>
          </table:table-cell>
          <table:table-cell office:value-type="float" office:value="263.97899999999998" table:style-name="ce590">
            <text:p>263.979</text:p>
          </table:table-cell>
          <table:table-cell office:value-type="float" office:value="18.88" table:style-name="ce590">
            <text:p>18.88</text:p>
          </table:table-cell>
          <table:table-cell table:number-columns-repeated="16381"/>
        </table:table-row>
        <table:table-row table:style-name="ro7">
          <table:table-cell office:value-type="float" office:value="12300" table:style-name="ce590">
            <text:p>12300</text:p>
          </table:table-cell>
          <table:table-cell office:value-type="float" office:value="263.78100000000001" table:style-name="ce590">
            <text:p>263.781</text:p>
          </table:table-cell>
          <table:table-cell office:value-type="float" office:value="18.805599999999998" table:style-name="ce590">
            <text:p>18.8056</text:p>
          </table:table-cell>
          <table:table-cell table:number-columns-repeated="16381"/>
        </table:table-row>
        <table:table-row table:style-name="ro7">
          <table:table-cell office:value-type="float" office:value="12400" table:style-name="ce590">
            <text:p>12400</text:p>
          </table:table-cell>
          <table:table-cell office:value-type="float" office:value="263.58300000000003" table:style-name="ce590">
            <text:p>263.583</text:p>
          </table:table-cell>
          <table:table-cell office:value-type="float" office:value="18.7315" table:style-name="ce590">
            <text:p>18.7315</text:p>
          </table:table-cell>
          <table:table-cell table:number-columns-repeated="16381"/>
        </table:table-row>
        <table:table-row table:style-name="ro7">
          <table:table-cell office:value-type="float" office:value="12500" table:style-name="ce590">
            <text:p>12500</text:p>
          </table:table-cell>
          <table:table-cell office:value-type="float" office:value="263.38499999999999" table:style-name="ce590">
            <text:p>263.385</text:p>
          </table:table-cell>
          <table:table-cell office:value-type="float" office:value="18.657599999999999" table:style-name="ce590">
            <text:p>18.6576</text:p>
          </table:table-cell>
          <table:table-cell table:number-columns-repeated="16381"/>
        </table:table-row>
        <table:table-row table:style-name="ro7">
          <table:table-cell office:value-type="float" office:value="12600" table:style-name="ce590">
            <text:p>12600</text:p>
          </table:table-cell>
          <table:table-cell office:value-type="float" office:value="263.18700000000001" table:style-name="ce590">
            <text:p>263.187</text:p>
          </table:table-cell>
          <table:table-cell office:value-type="float" office:value="18.584" table:style-name="ce590">
            <text:p>18.584</text:p>
          </table:table-cell>
          <table:table-cell table:number-columns-repeated="16381"/>
        </table:table-row>
        <table:table-row table:style-name="ro7">
          <table:table-cell office:value-type="float" office:value="12700" table:style-name="ce590">
            <text:p>12700</text:p>
          </table:table-cell>
          <table:table-cell office:value-type="float" office:value="262.98899999999998" table:style-name="ce590">
            <text:p>262.989</text:p>
          </table:table-cell>
          <table:table-cell office:value-type="float" office:value="18.5105" table:style-name="ce590">
            <text:p>18.5105</text:p>
          </table:table-cell>
          <table:table-cell table:number-columns-repeated="16381"/>
        </table:table-row>
        <table:table-row table:style-name="ro7">
          <table:table-cell office:value-type="float" office:value="12800" table:style-name="ce590">
            <text:p>12800</text:p>
          </table:table-cell>
          <table:table-cell office:value-type="float" office:value="262.791" table:style-name="ce590">
            <text:p>262.791</text:p>
          </table:table-cell>
          <table:table-cell office:value-type="float" office:value="18.4374" table:style-name="ce590">
            <text:p>18.4374</text:p>
          </table:table-cell>
          <table:table-cell table:number-columns-repeated="16381"/>
        </table:table-row>
        <table:table-row table:style-name="ro7">
          <table:table-cell office:value-type="float" office:value="12900" table:style-name="ce590">
            <text:p>12900</text:p>
          </table:table-cell>
          <table:table-cell office:value-type="float" office:value="262.59300000000002" table:style-name="ce590">
            <text:p>262.593</text:p>
          </table:table-cell>
          <table:table-cell office:value-type="float" office:value="18.3644" table:style-name="ce590">
            <text:p>18.3644</text:p>
          </table:table-cell>
          <table:table-cell table:number-columns-repeated="16381"/>
        </table:table-row>
        <table:table-row table:style-name="ro7">
          <table:table-cell office:value-type="float" office:value="13000" table:style-name="ce590">
            <text:p>13000</text:p>
          </table:table-cell>
          <table:table-cell office:value-type="float" office:value="262.39400000000001" table:style-name="ce590">
            <text:p>262.394</text:p>
          </table:table-cell>
          <table:table-cell office:value-type="float" office:value="18.291699999999999" table:style-name="ce590">
            <text:p>18.2917</text:p>
          </table:table-cell>
          <table:table-cell table:number-columns-repeated="16381"/>
        </table:table-row>
        <table:table-row table:style-name="ro7">
          <table:table-cell office:value-type="float" office:value="13100" table:style-name="ce590">
            <text:p>13100</text:p>
          </table:table-cell>
          <table:table-cell office:value-type="float" office:value="262.19600000000003" table:style-name="ce590">
            <text:p>262.196</text:p>
          </table:table-cell>
          <table:table-cell office:value-type="float" office:value="18.2193" table:style-name="ce590">
            <text:p>18.2193</text:p>
          </table:table-cell>
          <table:table-cell table:number-columns-repeated="16381"/>
        </table:table-row>
        <table:table-row table:style-name="ro7">
          <table:table-cell office:value-type="float" office:value="13200" table:style-name="ce590">
            <text:p>13200</text:p>
          </table:table-cell>
          <table:table-cell office:value-type="float" office:value="261.99799999999999" table:style-name="ce590">
            <text:p>261.998</text:p>
          </table:table-cell>
          <table:table-cell office:value-type="float" office:value="18.146999999999998" table:style-name="ce590">
            <text:p>18.147</text:p>
          </table:table-cell>
          <table:table-cell table:number-columns-repeated="16381"/>
        </table:table-row>
        <table:table-row table:style-name="ro7">
          <table:table-cell office:value-type="float" office:value="13300" table:style-name="ce590">
            <text:p>13300</text:p>
          </table:table-cell>
          <table:table-cell office:value-type="float" office:value="261.8" table:style-name="ce590">
            <text:p>261.8</text:p>
          </table:table-cell>
          <table:table-cell office:value-type="float" office:value="18.074999999999999" table:style-name="ce590">
            <text:p>18.075</text:p>
          </table:table-cell>
          <table:table-cell table:number-columns-repeated="16381"/>
        </table:table-row>
        <table:table-row table:style-name="ro7">
          <table:table-cell office:value-type="float" office:value="13400" table:style-name="ce590">
            <text:p>13400</text:p>
          </table:table-cell>
          <table:table-cell office:value-type="float" office:value="261.60199999999998" table:style-name="ce590">
            <text:p>261.602</text:p>
          </table:table-cell>
          <table:table-cell office:value-type="float" office:value="18.0032" table:style-name="ce590">
            <text:p>18.0032</text:p>
          </table:table-cell>
          <table:table-cell table:number-columns-repeated="16381"/>
        </table:table-row>
        <table:table-row table:style-name="ro7">
          <table:table-cell office:value-type="float" office:value="13500" table:style-name="ce590">
            <text:p>13500</text:p>
          </table:table-cell>
          <table:table-cell office:value-type="float" office:value="261.404" table:style-name="ce590">
            <text:p>261.404</text:p>
          </table:table-cell>
          <table:table-cell office:value-type="float" office:value="17.931699999999999" table:style-name="ce590">
            <text:p>17.9317</text:p>
          </table:table-cell>
          <table:table-cell table:number-columns-repeated="16381"/>
        </table:table-row>
        <table:table-row table:style-name="ro7">
          <table:table-cell office:value-type="float" office:value="13600" table:style-name="ce590">
            <text:p>13600</text:p>
          </table:table-cell>
          <table:table-cell office:value-type="float" office:value="261.20600000000002" table:style-name="ce590">
            <text:p>261.206</text:p>
          </table:table-cell>
          <table:table-cell office:value-type="float" office:value="17.860399999999998" table:style-name="ce590">
            <text:p>17.8604</text:p>
          </table:table-cell>
          <table:table-cell table:number-columns-repeated="16381"/>
        </table:table-row>
        <table:table-row table:style-name="ro7">
          <table:table-cell office:value-type="float" office:value="13700" table:style-name="ce590">
            <text:p>13700</text:p>
          </table:table-cell>
          <table:table-cell office:value-type="float" office:value="261.00799999999998" table:style-name="ce590">
            <text:p>261.008</text:p>
          </table:table-cell>
          <table:table-cell office:value-type="float" office:value="17.789300000000001" table:style-name="ce590">
            <text:p>17.7893</text:p>
          </table:table-cell>
          <table:table-cell table:number-columns-repeated="16381"/>
        </table:table-row>
        <table:table-row table:style-name="ro7">
          <table:table-cell office:value-type="float" office:value="13800" table:style-name="ce590">
            <text:p>13800</text:p>
          </table:table-cell>
          <table:table-cell office:value-type="float" office:value="260.80900000000003" table:style-name="ce590">
            <text:p>260.809</text:p>
          </table:table-cell>
          <table:table-cell office:value-type="float" office:value="17.718399999999999" table:style-name="ce590">
            <text:p>17.7184</text:p>
          </table:table-cell>
          <table:table-cell table:number-columns-repeated="16381"/>
        </table:table-row>
        <table:table-row table:style-name="ro7">
          <table:table-cell office:value-type="float" office:value="13900" table:style-name="ce590">
            <text:p>13900</text:p>
          </table:table-cell>
          <table:table-cell office:value-type="float" office:value="260.61099999999999" table:style-name="ce590">
            <text:p>260.611</text:p>
          </table:table-cell>
          <table:table-cell office:value-type="float" office:value="17.6478" table:style-name="ce590">
            <text:p>17.6478</text:p>
          </table:table-cell>
          <table:table-cell table:number-columns-repeated="16381"/>
        </table:table-row>
        <table:table-row table:style-name="ro7">
          <table:table-cell office:value-type="float" office:value="14000" table:style-name="ce590">
            <text:p>14000</text:p>
          </table:table-cell>
          <table:table-cell office:value-type="float" office:value="260.41300000000001" table:style-name="ce590">
            <text:p>260.413</text:p>
          </table:table-cell>
          <table:table-cell office:value-type="float" office:value="17.577400000000001" table:style-name="ce590">
            <text:p>17.5774</text:p>
          </table:table-cell>
          <table:table-cell table:number-columns-repeated="16381"/>
        </table:table-row>
        <table:table-row table:style-name="ro7">
          <table:table-cell office:value-type="float" office:value="14100" table:style-name="ce590">
            <text:p>14100</text:p>
          </table:table-cell>
          <table:table-cell office:value-type="float" office:value="260.21499999999997" table:style-name="ce590">
            <text:p>260.215</text:p>
          </table:table-cell>
          <table:table-cell office:value-type="float" office:value="17.507200000000001" table:style-name="ce590">
            <text:p>17.5072</text:p>
          </table:table-cell>
          <table:table-cell table:number-columns-repeated="16381"/>
        </table:table-row>
        <table:table-row table:style-name="ro7">
          <table:table-cell office:value-type="float" office:value="14200" table:style-name="ce590">
            <text:p>14200</text:p>
          </table:table-cell>
          <table:table-cell office:value-type="float" office:value="260.017" table:style-name="ce590">
            <text:p>260.017</text:p>
          </table:table-cell>
          <table:table-cell office:value-type="float" office:value="17.4373" table:style-name="ce590">
            <text:p>17.4373</text:p>
          </table:table-cell>
          <table:table-cell table:number-columns-repeated="16381"/>
        </table:table-row>
        <table:table-row table:style-name="ro7">
          <table:table-cell office:value-type="float" office:value="14300" table:style-name="ce590">
            <text:p>14300</text:p>
          </table:table-cell>
          <table:table-cell office:value-type="float" office:value="259.81900000000002" table:style-name="ce590">
            <text:p>259.819</text:p>
          </table:table-cell>
          <table:table-cell office:value-type="float" office:value="17.367599999999999" table:style-name="ce590">
            <text:p>17.3676</text:p>
          </table:table-cell>
          <table:table-cell table:number-columns-repeated="16381"/>
        </table:table-row>
        <table:table-row table:style-name="ro7">
          <table:table-cell office:value-type="float" office:value="14400" table:style-name="ce590">
            <text:p>14400</text:p>
          </table:table-cell>
          <table:table-cell office:value-type="float" office:value="259.62099999999998" table:style-name="ce590">
            <text:p>259.621</text:p>
          </table:table-cell>
          <table:table-cell office:value-type="float" office:value="17.298100000000002" table:style-name="ce590">
            <text:p>17.2981</text:p>
          </table:table-cell>
          <table:table-cell table:number-columns-repeated="16381"/>
        </table:table-row>
        <table:table-row table:style-name="ro7">
          <table:table-cell office:value-type="float" office:value="14500" table:style-name="ce590">
            <text:p>14500</text:p>
          </table:table-cell>
          <table:table-cell office:value-type="float" office:value="259.423" table:style-name="ce590">
            <text:p>259.423</text:p>
          </table:table-cell>
          <table:table-cell office:value-type="float" office:value="17.2288" table:style-name="ce590">
            <text:p>17.2288</text:p>
          </table:table-cell>
          <table:table-cell table:number-columns-repeated="16381"/>
        </table:table-row>
        <table:table-row table:style-name="ro7">
          <table:table-cell office:value-type="float" office:value="14600" table:style-name="ce590">
            <text:p>14600</text:p>
          </table:table-cell>
          <table:table-cell office:value-type="float" office:value="259.22399999999999" table:style-name="ce590">
            <text:p>259.224</text:p>
          </table:table-cell>
          <table:table-cell office:value-type="float" office:value="17.159800000000001" table:style-name="ce590">
            <text:p>17.1598</text:p>
          </table:table-cell>
          <table:table-cell table:number-columns-repeated="16381"/>
        </table:table-row>
        <table:table-row table:style-name="ro7">
          <table:table-cell office:value-type="float" office:value="14700" table:style-name="ce590">
            <text:p>14700</text:p>
          </table:table-cell>
          <table:table-cell office:value-type="float" office:value="259.02600000000001" table:style-name="ce590">
            <text:p>259.026</text:p>
          </table:table-cell>
          <table:table-cell office:value-type="float" office:value="17.090900000000001" table:style-name="ce590">
            <text:p>17.0909</text:p>
          </table:table-cell>
          <table:table-cell table:number-columns-repeated="16381"/>
        </table:table-row>
        <table:table-row table:style-name="ro7">
          <table:table-cell office:value-type="float" office:value="14800" table:style-name="ce590">
            <text:p>14800</text:p>
          </table:table-cell>
          <table:table-cell office:value-type="float" office:value="258.82799999999997" table:style-name="ce590">
            <text:p>258.828</text:p>
          </table:table-cell>
          <table:table-cell office:value-type="float" office:value="17.022300000000001" table:style-name="ce590">
            <text:p>17.0223</text:p>
          </table:table-cell>
          <table:table-cell table:number-columns-repeated="16381"/>
        </table:table-row>
        <table:table-row table:style-name="ro7">
          <table:table-cell office:value-type="float" office:value="14900" table:style-name="ce590">
            <text:p>14900</text:p>
          </table:table-cell>
          <table:table-cell office:value-type="float" office:value="258.63" table:style-name="ce590">
            <text:p>258.63</text:p>
          </table:table-cell>
          <table:table-cell office:value-type="float" office:value="16.954000000000001" table:style-name="ce590">
            <text:p>16.954</text:p>
          </table:table-cell>
          <table:table-cell table:number-columns-repeated="16381"/>
        </table:table-row>
        <table:table-row table:style-name="ro7">
          <table:table-cell office:value-type="float" office:value="15000" table:style-name="ce590">
            <text:p>15000</text:p>
          </table:table-cell>
          <table:table-cell office:value-type="float" office:value="258.43200000000002" table:style-name="ce590">
            <text:p>258.432</text:p>
          </table:table-cell>
          <table:table-cell office:value-type="float" office:value="16.8858" table:style-name="ce590">
            <text:p>16.8858</text:p>
          </table:table-cell>
          <table:table-cell table:number-columns-repeated="16381"/>
        </table:table-row>
        <table:table-row table:style-name="ro7">
          <table:table-cell office:value-type="float" office:value="15100" table:style-name="ce590">
            <text:p>15100</text:p>
          </table:table-cell>
          <table:table-cell office:value-type="float" office:value="258.23399999999998" table:style-name="ce590">
            <text:p>258.234</text:p>
          </table:table-cell>
          <table:table-cell office:value-type="float" office:value="16.817900000000002" table:style-name="ce590">
            <text:p>16.8179</text:p>
          </table:table-cell>
          <table:table-cell table:number-columns-repeated="16381"/>
        </table:table-row>
        <table:table-row table:style-name="ro7">
          <table:table-cell office:value-type="float" office:value="15200" table:style-name="ce590">
            <text:p>15200</text:p>
          </table:table-cell>
          <table:table-cell office:value-type="float" office:value="258.036" table:style-name="ce590">
            <text:p>258.036</text:p>
          </table:table-cell>
          <table:table-cell office:value-type="float" office:value="16.7502" table:style-name="ce590">
            <text:p>16.7502</text:p>
          </table:table-cell>
          <table:table-cell table:number-columns-repeated="16381"/>
        </table:table-row>
        <table:table-row table:style-name="ro7">
          <table:table-cell office:value-type="float" office:value="15300" table:style-name="ce590">
            <text:p>15300</text:p>
          </table:table-cell>
          <table:table-cell office:value-type="float" office:value="257.83800000000002" table:style-name="ce590">
            <text:p>257.838</text:p>
          </table:table-cell>
          <table:table-cell office:value-type="float" office:value="16.682700000000001" table:style-name="ce590">
            <text:p>16.6827</text:p>
          </table:table-cell>
          <table:table-cell table:number-columns-repeated="16381"/>
        </table:table-row>
        <table:table-row table:style-name="ro7">
          <table:table-cell office:value-type="float" office:value="15400" table:style-name="ce590">
            <text:p>15400</text:p>
          </table:table-cell>
          <table:table-cell office:value-type="float" office:value="257.64" table:style-name="ce590">
            <text:p>257.64</text:p>
          </table:table-cell>
          <table:table-cell office:value-type="float" office:value="16.615400000000001" table:style-name="ce590">
            <text:p>16.6154</text:p>
          </table:table-cell>
          <table:table-cell table:number-columns-repeated="16381"/>
        </table:table-row>
        <table:table-row table:style-name="ro7">
          <table:table-cell office:value-type="float" office:value="15500" table:style-name="ce590">
            <text:p>15500</text:p>
          </table:table-cell>
          <table:table-cell office:value-type="float" office:value="257.44099999999997" table:style-name="ce590">
            <text:p>257.441</text:p>
          </table:table-cell>
          <table:table-cell office:value-type="float" office:value="16.548400000000001" table:style-name="ce590">
            <text:p>16.5484</text:p>
          </table:table-cell>
          <table:table-cell table:number-columns-repeated="16381"/>
        </table:table-row>
        <table:table-row table:style-name="ro7">
          <table:table-cell office:value-type="float" office:value="15600" table:style-name="ce590">
            <text:p>15600</text:p>
          </table:table-cell>
          <table:table-cell office:value-type="float" office:value="257.24299999999999" table:style-name="ce590">
            <text:p>257.243</text:p>
          </table:table-cell>
          <table:table-cell office:value-type="float" office:value="16.4816" table:style-name="ce590">
            <text:p>16.4816</text:p>
          </table:table-cell>
          <table:table-cell table:number-columns-repeated="16381"/>
        </table:table-row>
        <table:table-row table:style-name="ro7">
          <table:table-cell office:value-type="float" office:value="15700" table:style-name="ce590">
            <text:p>15700</text:p>
          </table:table-cell>
          <table:table-cell office:value-type="float" office:value="257.04500000000002" table:style-name="ce590">
            <text:p>257.045</text:p>
          </table:table-cell>
          <table:table-cell office:value-type="float" office:value="16.414999999999999" table:style-name="ce590">
            <text:p>16.415</text:p>
          </table:table-cell>
          <table:table-cell table:number-columns-repeated="16381"/>
        </table:table-row>
        <table:table-row table:style-name="ro7">
          <table:table-cell office:value-type="float" office:value="15800" table:style-name="ce590">
            <text:p>15800</text:p>
          </table:table-cell>
          <table:table-cell office:value-type="float" office:value="256.84699999999998" table:style-name="ce590">
            <text:p>256.847</text:p>
          </table:table-cell>
          <table:table-cell office:value-type="float" office:value="16.348600000000001" table:style-name="ce590">
            <text:p>16.3486</text:p>
          </table:table-cell>
          <table:table-cell table:number-columns-repeated="16381"/>
        </table:table-row>
        <table:table-row table:style-name="ro7">
          <table:table-cell office:value-type="float" office:value="15900" table:style-name="ce590">
            <text:p>15900</text:p>
          </table:table-cell>
          <table:table-cell office:value-type="float" office:value="256.649" table:style-name="ce590">
            <text:p>256.649</text:p>
          </table:table-cell>
          <table:table-cell office:value-type="float" office:value="16.282399999999999" table:style-name="ce590">
            <text:p>16.2824</text:p>
          </table:table-cell>
          <table:table-cell table:number-columns-repeated="16381"/>
        </table:table-row>
        <table:table-row table:style-name="ro7">
          <table:table-cell office:value-type="float" office:value="16000" table:style-name="ce590">
            <text:p>16000</text:p>
          </table:table-cell>
          <table:table-cell office:value-type="float" office:value="256.45100000000002" table:style-name="ce590">
            <text:p>256.451</text:p>
          </table:table-cell>
          <table:table-cell office:value-type="float" office:value="16.2165" table:style-name="ce590">
            <text:p>16.2165</text:p>
          </table:table-cell>
          <table:table-cell table:number-columns-repeated="16381"/>
        </table:table-row>
        <table:table-row table:style-name="ro7">
          <table:table-cell office:value-type="float" office:value="16100" table:style-name="ce590">
            <text:p>16100</text:p>
          </table:table-cell>
          <table:table-cell office:value-type="float" office:value="256.25299999999999" table:style-name="ce590">
            <text:p>256.253</text:p>
          </table:table-cell>
          <table:table-cell office:value-type="float" office:value="16.150700000000001" table:style-name="ce590">
            <text:p>16.1507</text:p>
          </table:table-cell>
          <table:table-cell table:number-columns-repeated="16381"/>
        </table:table-row>
        <table:table-row table:style-name="ro7">
          <table:table-cell office:value-type="float" office:value="16200" table:style-name="ce590">
            <text:p>16200</text:p>
          </table:table-cell>
          <table:table-cell office:value-type="float" office:value="256.05500000000001" table:style-name="ce590">
            <text:p>256.055</text:p>
          </table:table-cell>
          <table:table-cell office:value-type="float" office:value="16.0852" table:style-name="ce590">
            <text:p>16.0852</text:p>
          </table:table-cell>
          <table:table-cell table:number-columns-repeated="16381"/>
        </table:table-row>
        <table:table-row table:style-name="ro7">
          <table:table-cell office:value-type="float" office:value="16300" table:style-name="ce590">
            <text:p>16300</text:p>
          </table:table-cell>
          <table:table-cell office:value-type="float" office:value="255.85599999999999" table:style-name="ce590">
            <text:p>255.856</text:p>
          </table:table-cell>
          <table:table-cell office:value-type="float" office:value="16.0199" table:style-name="ce590">
            <text:p>16.0199</text:p>
          </table:table-cell>
          <table:table-cell table:number-columns-repeated="16381"/>
        </table:table-row>
        <table:table-row table:style-name="ro7">
          <table:table-cell office:value-type="float" office:value="16400" table:style-name="ce590">
            <text:p>16400</text:p>
          </table:table-cell>
          <table:table-cell office:value-type="float" office:value="255.65799999999999" table:style-name="ce590">
            <text:p>255.658</text:p>
          </table:table-cell>
          <table:table-cell office:value-type="float" office:value="15.954800000000001" table:style-name="ce590">
            <text:p>15.9548</text:p>
          </table:table-cell>
          <table:table-cell table:number-columns-repeated="16381"/>
        </table:table-row>
        <table:table-row table:style-name="ro7">
          <table:table-cell office:value-type="float" office:value="16500" table:style-name="ce590">
            <text:p>16500</text:p>
          </table:table-cell>
          <table:table-cell office:value-type="float" office:value="255.46" table:style-name="ce590">
            <text:p>255.46</text:p>
          </table:table-cell>
          <table:table-cell office:value-type="float" office:value="15.889900000000001" table:style-name="ce590">
            <text:p>15.8899</text:p>
          </table:table-cell>
          <table:table-cell table:number-columns-repeated="16381"/>
        </table:table-row>
        <table:table-row table:style-name="ro7">
          <table:table-cell office:value-type="float" office:value="16600" table:style-name="ce590">
            <text:p>16600</text:p>
          </table:table-cell>
          <table:table-cell office:value-type="float" office:value="255.262" table:style-name="ce590">
            <text:p>255.262</text:p>
          </table:table-cell>
          <table:table-cell office:value-type="float" office:value="15.8253" table:style-name="ce590">
            <text:p>15.8253</text:p>
          </table:table-cell>
          <table:table-cell table:number-columns-repeated="16381"/>
        </table:table-row>
        <table:table-row table:style-name="ro7">
          <table:table-cell office:value-type="float" office:value="16700" table:style-name="ce590">
            <text:p>16700</text:p>
          </table:table-cell>
          <table:table-cell office:value-type="float" office:value="255.06399999999999" table:style-name="ce590">
            <text:p>255.064</text:p>
          </table:table-cell>
          <table:table-cell office:value-type="float" office:value="15.7608" table:style-name="ce590">
            <text:p>15.7608</text:p>
          </table:table-cell>
          <table:table-cell table:number-columns-repeated="16381"/>
        </table:table-row>
        <table:table-row table:style-name="ro7">
          <table:table-cell office:value-type="float" office:value="16800" table:style-name="ce590">
            <text:p>16800</text:p>
          </table:table-cell>
          <table:table-cell office:value-type="float" office:value="254.86600000000001" table:style-name="ce590">
            <text:p>254.866</text:p>
          </table:table-cell>
          <table:table-cell office:value-type="float" office:value="15.6966" table:style-name="ce590">
            <text:p>15.6966</text:p>
          </table:table-cell>
          <table:table-cell table:number-columns-repeated="16381"/>
        </table:table-row>
        <table:table-row table:style-name="ro7">
          <table:table-cell office:value-type="float" office:value="16900" table:style-name="ce590">
            <text:p>16900</text:p>
          </table:table-cell>
          <table:table-cell office:value-type="float" office:value="254.66800000000001" table:style-name="ce590">
            <text:p>254.668</text:p>
          </table:table-cell>
          <table:table-cell office:value-type="float" office:value="15.6326" table:style-name="ce590">
            <text:p>15.6326</text:p>
          </table:table-cell>
          <table:table-cell table:number-columns-repeated="16381"/>
        </table:table-row>
        <table:table-row table:style-name="ro7">
          <table:table-cell office:value-type="float" office:value="17000" table:style-name="ce590">
            <text:p>17000</text:p>
          </table:table-cell>
          <table:table-cell office:value-type="float" office:value="254.47" table:style-name="ce590">
            <text:p>254.47</text:p>
          </table:table-cell>
          <table:table-cell office:value-type="float" office:value="15.5687" table:style-name="ce590">
            <text:p>15.5687</text:p>
          </table:table-cell>
          <table:table-cell table:number-columns-repeated="16381"/>
        </table:table-row>
        <table:table-row table:style-name="ro7">
          <table:table-cell office:value-type="float" office:value="17100" table:style-name="ce590">
            <text:p>17100</text:p>
          </table:table-cell>
          <table:table-cell office:value-type="float" office:value="254.27099999999999" table:style-name="ce590">
            <text:p>254.271</text:p>
          </table:table-cell>
          <table:table-cell office:value-type="float" office:value="15.505100000000001" table:style-name="ce590">
            <text:p>15.5051</text:p>
          </table:table-cell>
          <table:table-cell table:number-columns-repeated="16381"/>
        </table:table-row>
        <table:table-row table:style-name="ro7">
          <table:table-cell office:value-type="float" office:value="17200" table:style-name="ce590">
            <text:p>17200</text:p>
          </table:table-cell>
          <table:table-cell office:value-type="float" office:value="254.07300000000001" table:style-name="ce590">
            <text:p>254.073</text:p>
          </table:table-cell>
          <table:table-cell office:value-type="float" office:value="15.441700000000001" table:style-name="ce590">
            <text:p>15.4417</text:p>
          </table:table-cell>
          <table:table-cell table:number-columns-repeated="16381"/>
        </table:table-row>
        <table:table-row table:style-name="ro7">
          <table:table-cell office:value-type="float" office:value="17300" table:style-name="ce590">
            <text:p>17300</text:p>
          </table:table-cell>
          <table:table-cell office:value-type="float" office:value="253.875" table:style-name="ce590">
            <text:p>253.875</text:p>
          </table:table-cell>
          <table:table-cell office:value-type="float" office:value="15.3786" table:style-name="ce590">
            <text:p>15.3786</text:p>
          </table:table-cell>
          <table:table-cell table:number-columns-repeated="16381"/>
        </table:table-row>
        <table:table-row table:style-name="ro7">
          <table:table-cell office:value-type="float" office:value="17400" table:style-name="ce590">
            <text:p>17400</text:p>
          </table:table-cell>
          <table:table-cell office:value-type="float" office:value="253.67699999999999" table:style-name="ce590">
            <text:p>253.677</text:p>
          </table:table-cell>
          <table:table-cell office:value-type="float" office:value="15.3156" table:style-name="ce590">
            <text:p>15.3156</text:p>
          </table:table-cell>
          <table:table-cell table:number-columns-repeated="16381"/>
        </table:table-row>
        <table:table-row table:style-name="ro7">
          <table:table-cell office:value-type="float" office:value="17500" table:style-name="ce590">
            <text:p>17500</text:p>
          </table:table-cell>
          <table:table-cell office:value-type="float" office:value="253.47900000000001" table:style-name="ce590">
            <text:p>253.479</text:p>
          </table:table-cell>
          <table:table-cell office:value-type="float" office:value="15.252800000000001" table:style-name="ce590">
            <text:p>15.2528</text:p>
          </table:table-cell>
          <table:table-cell table:number-columns-repeated="16381"/>
        </table:table-row>
        <table:table-row table:style-name="ro7">
          <table:table-cell office:value-type="float" office:value="17600" table:style-name="ce590">
            <text:p>17600</text:p>
          </table:table-cell>
          <table:table-cell office:value-type="float" office:value="253.28100000000001" table:style-name="ce590">
            <text:p>253.281</text:p>
          </table:table-cell>
          <table:table-cell office:value-type="float" office:value="15.190300000000001" table:style-name="ce590">
            <text:p>15.1903</text:p>
          </table:table-cell>
          <table:table-cell table:number-columns-repeated="16381"/>
        </table:table-row>
        <table:table-row table:style-name="ro7">
          <table:table-cell office:value-type="float" office:value="17700" table:style-name="ce590">
            <text:p>17700</text:p>
          </table:table-cell>
          <table:table-cell office:value-type="float" office:value="253.083" table:style-name="ce590">
            <text:p>253.083</text:p>
          </table:table-cell>
          <table:table-cell office:value-type="float" office:value="15.1279" table:style-name="ce590">
            <text:p>15.1279</text:p>
          </table:table-cell>
          <table:table-cell table:number-columns-repeated="16381"/>
        </table:table-row>
        <table:table-row table:style-name="ro7">
          <table:table-cell office:value-type="float" office:value="17800" table:style-name="ce590">
            <text:p>17800</text:p>
          </table:table-cell>
          <table:table-cell office:value-type="float" office:value="252.88499999999999" table:style-name="ce590">
            <text:p>252.885</text:p>
          </table:table-cell>
          <table:table-cell office:value-type="float" office:value="15.065799999999999" table:style-name="ce590">
            <text:p>15.0658</text:p>
          </table:table-cell>
          <table:table-cell table:number-columns-repeated="16381"/>
        </table:table-row>
        <table:table-row table:style-name="ro7">
          <table:table-cell office:value-type="float" office:value="17900" table:style-name="ce590">
            <text:p>17900</text:p>
          </table:table-cell>
          <table:table-cell office:value-type="float" office:value="252.68700000000001" table:style-name="ce590">
            <text:p>252.687</text:p>
          </table:table-cell>
          <table:table-cell office:value-type="float" office:value="15.0039" table:style-name="ce590">
            <text:p>15.0039</text:p>
          </table:table-cell>
          <table:table-cell table:number-columns-repeated="16381"/>
        </table:table-row>
        <table:table-row table:style-name="ro7">
          <table:table-cell office:value-type="float" office:value="18000" table:style-name="ce590">
            <text:p>18000</text:p>
          </table:table-cell>
          <table:table-cell office:value-type="float" office:value="252.488" table:style-name="ce590">
            <text:p>252.488</text:p>
          </table:table-cell>
          <table:table-cell office:value-type="float" office:value="14.9421" table:style-name="ce590">
            <text:p>14.9421</text:p>
          </table:table-cell>
          <table:table-cell table:number-columns-repeated="16381"/>
        </table:table-row>
        <table:table-row table:style-name="ro7">
          <table:table-cell office:value-type="float" office:value="18100" table:style-name="ce590">
            <text:p>18100</text:p>
          </table:table-cell>
          <table:table-cell office:value-type="float" office:value="252.29" table:style-name="ce590">
            <text:p>252.29</text:p>
          </table:table-cell>
          <table:table-cell office:value-type="float" office:value="14.880599999999999" table:style-name="ce590">
            <text:p>14.8806</text:p>
          </table:table-cell>
          <table:table-cell table:number-columns-repeated="16381"/>
        </table:table-row>
        <table:table-row table:style-name="ro7">
          <table:table-cell office:value-type="float" office:value="18200" table:style-name="ce590">
            <text:p>18200</text:p>
          </table:table-cell>
          <table:table-cell office:value-type="float" office:value="252.09200000000001" table:style-name="ce590">
            <text:p>252.092</text:p>
          </table:table-cell>
          <table:table-cell office:value-type="float" office:value="14.8193" table:style-name="ce590">
            <text:p>14.8193</text:p>
          </table:table-cell>
          <table:table-cell table:number-columns-repeated="16381"/>
        </table:table-row>
        <table:table-row table:style-name="ro7">
          <table:table-cell office:value-type="float" office:value="18300" table:style-name="ce590">
            <text:p>18300</text:p>
          </table:table-cell>
          <table:table-cell office:value-type="float" office:value="251.89400000000001" table:style-name="ce590">
            <text:p>251.894</text:p>
          </table:table-cell>
          <table:table-cell office:value-type="float" office:value="14.7582" table:style-name="ce590">
            <text:p>14.7582</text:p>
          </table:table-cell>
          <table:table-cell table:number-columns-repeated="16381"/>
        </table:table-row>
        <table:table-row table:style-name="ro7">
          <table:table-cell office:value-type="float" office:value="18400" table:style-name="ce590">
            <text:p>18400</text:p>
          </table:table-cell>
          <table:table-cell office:value-type="float" office:value="251.696" table:style-name="ce590">
            <text:p>251.696</text:p>
          </table:table-cell>
          <table:table-cell office:value-type="float" office:value="14.6973" table:style-name="ce590">
            <text:p>14.6973</text:p>
          </table:table-cell>
          <table:table-cell table:number-columns-repeated="16381"/>
        </table:table-row>
        <table:table-row table:style-name="ro7">
          <table:table-cell office:value-type="float" office:value="18500" table:style-name="ce590">
            <text:p>18500</text:p>
          </table:table-cell>
          <table:table-cell office:value-type="float" office:value="251.49799999999999" table:style-name="ce590">
            <text:p>251.498</text:p>
          </table:table-cell>
          <table:table-cell office:value-type="float" office:value="14.6366" table:style-name="ce590">
            <text:p>14.6366</text:p>
          </table:table-cell>
          <table:table-cell table:number-columns-repeated="16381"/>
        </table:table-row>
        <table:table-row table:style-name="ro7">
          <table:table-cell office:value-type="float" office:value="18600" table:style-name="ce590">
            <text:p>18600</text:p>
          </table:table-cell>
          <table:table-cell office:value-type="float" office:value="251.3" table:style-name="ce590">
            <text:p>251.3</text:p>
          </table:table-cell>
          <table:table-cell office:value-type="float" office:value="14.5761" table:style-name="ce590">
            <text:p>14.5761</text:p>
          </table:table-cell>
          <table:table-cell table:number-columns-repeated="16381"/>
        </table:table-row>
        <table:table-row table:style-name="ro7">
          <table:table-cell office:value-type="float" office:value="18700" table:style-name="ce590">
            <text:p>18700</text:p>
          </table:table-cell>
          <table:table-cell office:value-type="float" office:value="251.102" table:style-name="ce590">
            <text:p>251.102</text:p>
          </table:table-cell>
          <table:table-cell office:value-type="float" office:value="14.5158" table:style-name="ce590">
            <text:p>14.5158</text:p>
          </table:table-cell>
          <table:table-cell table:number-columns-repeated="16381"/>
        </table:table-row>
        <table:table-row table:style-name="ro7">
          <table:table-cell office:value-type="float" office:value="18800" table:style-name="ce590">
            <text:p>18800</text:p>
          </table:table-cell>
          <table:table-cell office:value-type="float" office:value="250.90299999999999" table:style-name="ce590">
            <text:p>250.903</text:p>
          </table:table-cell>
          <table:table-cell office:value-type="float" office:value="14.4557" table:style-name="ce590">
            <text:p>14.4557</text:p>
          </table:table-cell>
          <table:table-cell table:number-columns-repeated="16381"/>
        </table:table-row>
        <table:table-row table:style-name="ro7">
          <table:table-cell office:value-type="float" office:value="18900" table:style-name="ce590">
            <text:p>18900</text:p>
          </table:table-cell>
          <table:table-cell office:value-type="float" office:value="250.70500000000001" table:style-name="ce590">
            <text:p>250.705</text:p>
          </table:table-cell>
          <table:table-cell office:value-type="float" office:value="14.395799999999999" table:style-name="ce590">
            <text:p>14.3958</text:p>
          </table:table-cell>
          <table:table-cell table:number-columns-repeated="16381"/>
        </table:table-row>
        <table:table-row table:style-name="ro7">
          <table:table-cell office:value-type="float" office:value="19000" table:style-name="ce590">
            <text:p>19000</text:p>
          </table:table-cell>
          <table:table-cell office:value-type="float" office:value="250.50700000000001" table:style-name="ce590">
            <text:p>250.507</text:p>
          </table:table-cell>
          <table:table-cell office:value-type="float" office:value="14.3361" table:style-name="ce590">
            <text:p>14.3361</text:p>
          </table:table-cell>
          <table:table-cell table:number-columns-repeated="16381"/>
        </table:table-row>
        <table:table-row table:style-name="ro7">
          <table:table-cell office:value-type="float" office:value="19100" table:style-name="ce590">
            <text:p>19100</text:p>
          </table:table-cell>
          <table:table-cell office:value-type="float" office:value="250.309" table:style-name="ce590">
            <text:p>250.309</text:p>
          </table:table-cell>
          <table:table-cell office:value-type="float" office:value="14.2766" table:style-name="ce590">
            <text:p>14.2766</text:p>
          </table:table-cell>
          <table:table-cell table:number-columns-repeated="16381"/>
        </table:table-row>
        <table:table-row table:style-name="ro7">
          <table:table-cell office:value-type="float" office:value="19200" table:style-name="ce590">
            <text:p>19200</text:p>
          </table:table-cell>
          <table:table-cell office:value-type="float" office:value="250.11099999999999" table:style-name="ce590">
            <text:p>250.111</text:p>
          </table:table-cell>
          <table:table-cell office:value-type="float" office:value="14.2173" table:style-name="ce590">
            <text:p>14.2173</text:p>
          </table:table-cell>
          <table:table-cell table:number-columns-repeated="16381"/>
        </table:table-row>
        <table:table-row table:style-name="ro7">
          <table:table-cell office:value-type="float" office:value="19300" table:style-name="ce590">
            <text:p>19300</text:p>
          </table:table-cell>
          <table:table-cell office:value-type="float" office:value="249.91300000000001" table:style-name="ce590">
            <text:p>249.913</text:p>
          </table:table-cell>
          <table:table-cell office:value-type="float" office:value="14.158200000000001" table:style-name="ce590">
            <text:p>14.1582</text:p>
          </table:table-cell>
          <table:table-cell table:number-columns-repeated="16381"/>
        </table:table-row>
        <table:table-row table:style-name="ro7">
          <table:table-cell office:value-type="float" office:value="19400" table:style-name="ce590">
            <text:p>19400</text:p>
          </table:table-cell>
          <table:table-cell office:value-type="float" office:value="249.715" table:style-name="ce590">
            <text:p>249.715</text:p>
          </table:table-cell>
          <table:table-cell office:value-type="float" office:value="14.099299999999999" table:style-name="ce590">
            <text:p>14.0993</text:p>
          </table:table-cell>
          <table:table-cell table:number-columns-repeated="16381"/>
        </table:table-row>
        <table:table-row table:style-name="ro7">
          <table:table-cell office:value-type="float" office:value="19500" table:style-name="ce590">
            <text:p>19500</text:p>
          </table:table-cell>
          <table:table-cell office:value-type="float" office:value="249.517" table:style-name="ce590">
            <text:p>249.517</text:p>
          </table:table-cell>
          <table:table-cell office:value-type="float" office:value="14.0406" table:style-name="ce590">
            <text:p>14.0406</text:p>
          </table:table-cell>
          <table:table-cell table:number-columns-repeated="16381"/>
        </table:table-row>
        <table:table-row table:style-name="ro7">
          <table:table-cell office:value-type="float" office:value="19600" table:style-name="ce590">
            <text:p>19600</text:p>
          </table:table-cell>
          <table:table-cell office:value-type="float" office:value="249.31800000000001" table:style-name="ce590">
            <text:p>249.318</text:p>
          </table:table-cell>
          <table:table-cell office:value-type="float" office:value="13.982100000000001" table:style-name="ce590">
            <text:p>13.9821</text:p>
          </table:table-cell>
          <table:table-cell table:number-columns-repeated="16381"/>
        </table:table-row>
        <table:table-row table:style-name="ro7">
          <table:table-cell office:value-type="float" office:value="19700" table:style-name="ce590">
            <text:p>19700</text:p>
          </table:table-cell>
          <table:table-cell office:value-type="float" office:value="249.12" table:style-name="ce590">
            <text:p>249.12</text:p>
          </table:table-cell>
          <table:table-cell office:value-type="float" office:value="13.9238" table:style-name="ce590">
            <text:p>13.9238</text:p>
          </table:table-cell>
          <table:table-cell table:number-columns-repeated="16381"/>
        </table:table-row>
        <table:table-row table:style-name="ro7">
          <table:table-cell office:value-type="float" office:value="19800" table:style-name="ce590">
            <text:p>19800</text:p>
          </table:table-cell>
          <table:table-cell office:value-type="float" office:value="248.922" table:style-name="ce590">
            <text:p>248.922</text:p>
          </table:table-cell>
          <table:table-cell office:value-type="float" office:value="13.8657" table:style-name="ce590">
            <text:p>13.8657</text:p>
          </table:table-cell>
          <table:table-cell table:number-columns-repeated="16381"/>
        </table:table-row>
        <table:table-row table:style-name="ro7">
          <table:table-cell office:value-type="float" office:value="19900" table:style-name="ce590">
            <text:p>19900</text:p>
          </table:table-cell>
          <table:table-cell office:value-type="float" office:value="248.72399999999999" table:style-name="ce590">
            <text:p>248.724</text:p>
          </table:table-cell>
          <table:table-cell office:value-type="float" office:value="13.8078" table:style-name="ce590">
            <text:p>13.8078</text:p>
          </table:table-cell>
          <table:table-cell table:number-columns-repeated="16381"/>
        </table:table-row>
        <table:table-row table:style-name="ro7">
          <table:table-cell office:value-type="float" office:value="20000" table:style-name="ce590">
            <text:p>20000</text:p>
          </table:table-cell>
          <table:table-cell office:value-type="float" office:value="248.52600000000001" table:style-name="ce590">
            <text:p>248.526</text:p>
          </table:table-cell>
          <table:table-cell office:value-type="float" office:value="13.7501" table:style-name="ce590">
            <text:p>13.7501</text:p>
          </table:table-cell>
          <table:table-cell table:number-columns-repeated="16381"/>
        </table:table-row>
        <table:table-row table:style-name="ro7">
          <table:table-cell office:value-type="float" office:value="20100" table:style-name="ce590">
            <text:p>20100</text:p>
          </table:table-cell>
          <table:table-cell office:value-type="float" office:value="248.328" table:style-name="ce590">
            <text:p>248.328</text:p>
          </table:table-cell>
          <table:table-cell office:value-type="float" office:value="13.692600000000001" table:style-name="ce590">
            <text:p>13.6926</text:p>
          </table:table-cell>
          <table:table-cell table:number-columns-repeated="16381"/>
        </table:table-row>
        <table:table-row table:style-name="ro7">
          <table:table-cell office:value-type="float" office:value="20200" table:style-name="ce590">
            <text:p>20200</text:p>
          </table:table-cell>
          <table:table-cell office:value-type="float" office:value="248.13" table:style-name="ce590">
            <text:p>248.13</text:p>
          </table:table-cell>
          <table:table-cell office:value-type="float" office:value="13.635300000000001" table:style-name="ce590">
            <text:p>13.6353</text:p>
          </table:table-cell>
          <table:table-cell table:number-columns-repeated="16381"/>
        </table:table-row>
        <table:table-row table:style-name="ro7">
          <table:table-cell office:value-type="float" office:value="20300" table:style-name="ce590">
            <text:p>20300</text:p>
          </table:table-cell>
          <table:table-cell office:value-type="float" office:value="247.93199999999999" table:style-name="ce590">
            <text:p>247.932</text:p>
          </table:table-cell>
          <table:table-cell office:value-type="float" office:value="13.578200000000001" table:style-name="ce590">
            <text:p>13.5782</text:p>
          </table:table-cell>
          <table:table-cell table:number-columns-repeated="16381"/>
        </table:table-row>
        <table:table-row table:style-name="ro7">
          <table:table-cell office:value-type="float" office:value="20400" table:style-name="ce590">
            <text:p>20400</text:p>
          </table:table-cell>
          <table:table-cell office:value-type="float" office:value="247.73400000000001" table:style-name="ce590">
            <text:p>247.734</text:p>
          </table:table-cell>
          <table:table-cell office:value-type="float" office:value="13.5212" table:style-name="ce590">
            <text:p>13.5212</text:p>
          </table:table-cell>
          <table:table-cell table:number-columns-repeated="16381"/>
        </table:table-row>
        <table:table-row table:style-name="ro7">
          <table:table-cell office:value-type="float" office:value="20500" table:style-name="ce590">
            <text:p>20500</text:p>
          </table:table-cell>
          <table:table-cell office:value-type="float" office:value="247.535" table:style-name="ce590">
            <text:p>247.535</text:p>
          </table:table-cell>
          <table:table-cell office:value-type="float" office:value="13.464499999999999" table:style-name="ce590">
            <text:p>13.4645</text:p>
          </table:table-cell>
          <table:table-cell table:number-columns-repeated="16381"/>
        </table:table-row>
        <table:table-row table:style-name="ro7">
          <table:table-cell office:value-type="float" office:value="20600" table:style-name="ce590">
            <text:p>20600</text:p>
          </table:table-cell>
          <table:table-cell office:value-type="float" office:value="247.33699999999999" table:style-name="ce590">
            <text:p>247.337</text:p>
          </table:table-cell>
          <table:table-cell office:value-type="float" office:value="13.407999999999999" table:style-name="ce590">
            <text:p>13.408</text:p>
          </table:table-cell>
          <table:table-cell table:number-columns-repeated="16381"/>
        </table:table-row>
        <table:table-row table:style-name="ro7">
          <table:table-cell office:value-type="float" office:value="20700" table:style-name="ce590">
            <text:p>20700</text:p>
          </table:table-cell>
          <table:table-cell office:value-type="float" office:value="247.13900000000001" table:style-name="ce590">
            <text:p>247.139</text:p>
          </table:table-cell>
          <table:table-cell office:value-type="float" office:value="13.351599999999999" table:style-name="ce590">
            <text:p>13.3516</text:p>
          </table:table-cell>
          <table:table-cell table:number-columns-repeated="16381"/>
        </table:table-row>
        <table:table-row table:style-name="ro7">
          <table:table-cell office:value-type="float" office:value="20800" table:style-name="ce590">
            <text:p>20800</text:p>
          </table:table-cell>
          <table:table-cell office:value-type="float" office:value="246.941" table:style-name="ce590">
            <text:p>246.941</text:p>
          </table:table-cell>
          <table:table-cell office:value-type="float" office:value="13.295400000000001" table:style-name="ce590">
            <text:p>13.2954</text:p>
          </table:table-cell>
          <table:table-cell table:number-columns-repeated="16381"/>
        </table:table-row>
        <table:table-row table:style-name="ro7">
          <table:table-cell office:value-type="float" office:value="20900" table:style-name="ce590">
            <text:p>20900</text:p>
          </table:table-cell>
          <table:table-cell office:value-type="float" office:value="246.74299999999999" table:style-name="ce590">
            <text:p>246.743</text:p>
          </table:table-cell>
          <table:table-cell office:value-type="float" office:value="13.2395" table:style-name="ce590">
            <text:p>13.2395</text:p>
          </table:table-cell>
          <table:table-cell table:number-columns-repeated="16381"/>
        </table:table-row>
        <table:table-row table:style-name="ro7">
          <table:table-cell office:value-type="float" office:value="21000" table:style-name="ce590">
            <text:p>21000</text:p>
          </table:table-cell>
          <table:table-cell office:value-type="float" office:value="246.54499999999999" table:style-name="ce590">
            <text:p>246.545</text:p>
          </table:table-cell>
          <table:table-cell office:value-type="float" office:value="13.1837" table:style-name="ce590">
            <text:p>13.1837</text:p>
          </table:table-cell>
          <table:table-cell table:number-columns-repeated="16381"/>
        </table:table-row>
        <table:table-row table:style-name="ro7">
          <table:table-cell office:value-type="float" office:value="21100" table:style-name="ce590">
            <text:p>21100</text:p>
          </table:table-cell>
          <table:table-cell office:value-type="float" office:value="246.34700000000001" table:style-name="ce590">
            <text:p>246.347</text:p>
          </table:table-cell>
          <table:table-cell office:value-type="float" office:value="13.1281" table:style-name="ce590">
            <text:p>13.1281</text:p>
          </table:table-cell>
          <table:table-cell table:number-columns-repeated="16381"/>
        </table:table-row>
        <table:table-row table:style-name="ro7">
          <table:table-cell office:value-type="float" office:value="21200" table:style-name="ce590">
            <text:p>21200</text:p>
          </table:table-cell>
          <table:table-cell office:value-type="float" office:value="246.149" table:style-name="ce590">
            <text:p>246.149</text:p>
          </table:table-cell>
          <table:table-cell office:value-type="float" office:value="13.072699999999999" table:style-name="ce590">
            <text:p>13.0727</text:p>
          </table:table-cell>
          <table:table-cell table:number-columns-repeated="16381"/>
        </table:table-row>
        <table:table-row table:style-name="ro7">
          <table:table-cell office:value-type="float" office:value="21300" table:style-name="ce590">
            <text:p>21300</text:p>
          </table:table-cell>
          <table:table-cell office:value-type="float" office:value="245.95" table:style-name="ce590">
            <text:p>245.95</text:p>
          </table:table-cell>
          <table:table-cell office:value-type="float" office:value="13.0175" table:style-name="ce590">
            <text:p>13.0175</text:p>
          </table:table-cell>
          <table:table-cell table:number-columns-repeated="16381"/>
        </table:table-row>
        <table:table-row table:style-name="ro7">
          <table:table-cell office:value-type="float" office:value="21400" table:style-name="ce590">
            <text:p>21400</text:p>
          </table:table-cell>
          <table:table-cell office:value-type="float" office:value="245.75200000000001" table:style-name="ce590">
            <text:p>245.752</text:p>
          </table:table-cell>
          <table:table-cell office:value-type="float" office:value="12.9625" table:style-name="ce590">
            <text:p>12.9625</text:p>
          </table:table-cell>
          <table:table-cell table:number-columns-repeated="16381"/>
        </table:table-row>
        <table:table-row table:style-name="ro7">
          <table:table-cell office:value-type="float" office:value="21500" table:style-name="ce590">
            <text:p>21500</text:p>
          </table:table-cell>
          <table:table-cell office:value-type="float" office:value="245.554" table:style-name="ce590">
            <text:p>245.554</text:p>
          </table:table-cell>
          <table:table-cell office:value-type="float" office:value="12.9077" table:style-name="ce590">
            <text:p>12.9077</text:p>
          </table:table-cell>
          <table:table-cell table:number-columns-repeated="16381"/>
        </table:table-row>
        <table:table-row table:style-name="ro7">
          <table:table-cell office:value-type="float" office:value="21600" table:style-name="ce590">
            <text:p>21600</text:p>
          </table:table-cell>
          <table:table-cell office:value-type="float" office:value="245.35599999999999" table:style-name="ce590">
            <text:p>245.356</text:p>
          </table:table-cell>
          <table:table-cell office:value-type="float" office:value="12.853" table:style-name="ce590">
            <text:p>12.853</text:p>
          </table:table-cell>
          <table:table-cell table:number-columns-repeated="16381"/>
        </table:table-row>
        <table:table-row table:style-name="ro7">
          <table:table-cell office:value-type="float" office:value="21700" table:style-name="ce590">
            <text:p>21700</text:p>
          </table:table-cell>
          <table:table-cell office:value-type="float" office:value="245.15799999999999" table:style-name="ce590">
            <text:p>245.158</text:p>
          </table:table-cell>
          <table:table-cell office:value-type="float" office:value="12.7986" table:style-name="ce590">
            <text:p>12.7986</text:p>
          </table:table-cell>
          <table:table-cell table:number-columns-repeated="16381"/>
        </table:table-row>
        <table:table-row table:style-name="ro7">
          <table:table-cell office:value-type="float" office:value="21800" table:style-name="ce590">
            <text:p>21800</text:p>
          </table:table-cell>
          <table:table-cell office:value-type="float" office:value="244.96" table:style-name="ce590">
            <text:p>244.96</text:p>
          </table:table-cell>
          <table:table-cell office:value-type="float" office:value="12.744300000000001" table:style-name="ce590">
            <text:p>12.7443</text:p>
          </table:table-cell>
          <table:table-cell table:number-columns-repeated="16381"/>
        </table:table-row>
        <table:table-row table:style-name="ro7">
          <table:table-cell office:value-type="float" office:value="21900" table:style-name="ce590">
            <text:p>21900</text:p>
          </table:table-cell>
          <table:table-cell office:value-type="float" office:value="244.762" table:style-name="ce590">
            <text:p>244.762</text:p>
          </table:table-cell>
          <table:table-cell office:value-type="float" office:value="12.690200000000001" table:style-name="ce590">
            <text:p>12.6902</text:p>
          </table:table-cell>
          <table:table-cell table:number-columns-repeated="16381"/>
        </table:table-row>
        <table:table-row table:style-name="ro7">
          <table:table-cell office:value-type="float" office:value="22000" table:style-name="ce590">
            <text:p>22000</text:p>
          </table:table-cell>
          <table:table-cell office:value-type="float" office:value="244.56399999999999" table:style-name="ce590">
            <text:p>244.564</text:p>
          </table:table-cell>
          <table:table-cell office:value-type="float" office:value="12.6363" table:style-name="ce590">
            <text:p>12.6363</text:p>
          </table:table-cell>
          <table:table-cell table:number-columns-repeated="16381"/>
        </table:table-row>
        <table:table-row table:style-name="ro7">
          <table:table-cell office:value-type="float" office:value="22100" table:style-name="ce590">
            <text:p>22100</text:p>
          </table:table-cell>
          <table:table-cell office:value-type="float" office:value="244.36500000000001" table:style-name="ce590">
            <text:p>244.365</text:p>
          </table:table-cell>
          <table:table-cell office:value-type="float" office:value="12.582599999999999" table:style-name="ce590">
            <text:p>12.5826</text:p>
          </table:table-cell>
          <table:table-cell table:number-columns-repeated="16381"/>
        </table:table-row>
        <table:table-row table:style-name="ro7">
          <table:table-cell office:value-type="float" office:value="22200" table:style-name="ce590">
            <text:p>22200</text:p>
          </table:table-cell>
          <table:table-cell office:value-type="float" office:value="244.167" table:style-name="ce590">
            <text:p>244.167</text:p>
          </table:table-cell>
          <table:table-cell office:value-type="float" office:value="12.5291" table:style-name="ce590">
            <text:p>12.5291</text:p>
          </table:table-cell>
          <table:table-cell table:number-columns-repeated="16381"/>
        </table:table-row>
        <table:table-row table:style-name="ro7">
          <table:table-cell office:value-type="float" office:value="22300" table:style-name="ce590">
            <text:p>22300</text:p>
          </table:table-cell>
          <table:table-cell office:value-type="float" office:value="243.96899999999999" table:style-name="ce590">
            <text:p>243.969</text:p>
          </table:table-cell>
          <table:table-cell office:value-type="float" office:value="12.4757" table:style-name="ce590">
            <text:p>12.4757</text:p>
          </table:table-cell>
          <table:table-cell table:number-columns-repeated="16381"/>
        </table:table-row>
        <table:table-row table:style-name="ro7">
          <table:table-cell office:value-type="float" office:value="22400" table:style-name="ce590">
            <text:p>22400</text:p>
          </table:table-cell>
          <table:table-cell office:value-type="float" office:value="243.77099999999999" table:style-name="ce590">
            <text:p>243.771</text:p>
          </table:table-cell>
          <table:table-cell office:value-type="float" office:value="12.422599999999999" table:style-name="ce590">
            <text:p>12.4226</text:p>
          </table:table-cell>
          <table:table-cell table:number-columns-repeated="16381"/>
        </table:table-row>
        <table:table-row table:style-name="ro7">
          <table:table-cell office:value-type="float" office:value="22500" table:style-name="ce590">
            <text:p>22500</text:p>
          </table:table-cell>
          <table:table-cell office:value-type="float" office:value="243.57300000000001" table:style-name="ce590">
            <text:p>243.573</text:p>
          </table:table-cell>
          <table:table-cell office:value-type="float" office:value="12.3696" table:style-name="ce590">
            <text:p>12.3696</text:p>
          </table:table-cell>
          <table:table-cell table:number-columns-repeated="16381"/>
        </table:table-row>
        <table:table-row table:style-name="ro7">
          <table:table-cell office:value-type="float" office:value="22600" table:style-name="ce590">
            <text:p>22600</text:p>
          </table:table-cell>
          <table:table-cell office:value-type="float" office:value="243.375" table:style-name="ce590">
            <text:p>243.375</text:p>
          </table:table-cell>
          <table:table-cell office:value-type="float" office:value="12.316800000000001" table:style-name="ce590">
            <text:p>12.3168</text:p>
          </table:table-cell>
          <table:table-cell table:number-columns-repeated="16381"/>
        </table:table-row>
        <table:table-row table:style-name="ro7">
          <table:table-cell office:value-type="float" office:value="22700" table:style-name="ce590">
            <text:p>22700</text:p>
          </table:table-cell>
          <table:table-cell office:value-type="float" office:value="243.17699999999999" table:style-name="ce590">
            <text:p>243.177</text:p>
          </table:table-cell>
          <table:table-cell office:value-type="float" office:value="12.264200000000001" table:style-name="ce590">
            <text:p>12.2642</text:p>
          </table:table-cell>
          <table:table-cell table:number-columns-repeated="16381"/>
        </table:table-row>
        <table:table-row table:style-name="ro7">
          <table:table-cell office:value-type="float" office:value="22800" table:style-name="ce590">
            <text:p>22800</text:p>
          </table:table-cell>
          <table:table-cell office:value-type="float" office:value="242.97900000000001" table:style-name="ce590">
            <text:p>242.979</text:p>
          </table:table-cell>
          <table:table-cell office:value-type="float" office:value="12.2118" table:style-name="ce590">
            <text:p>12.2118</text:p>
          </table:table-cell>
          <table:table-cell table:number-columns-repeated="16381"/>
        </table:table-row>
        <table:table-row table:style-name="ro7">
          <table:table-cell office:value-type="float" office:value="22900" table:style-name="ce590">
            <text:p>22900</text:p>
          </table:table-cell>
          <table:table-cell office:value-type="float" office:value="242.78100000000001" table:style-name="ce590">
            <text:p>242.781</text:p>
          </table:table-cell>
          <table:table-cell office:value-type="float" office:value="12.159599999999999" table:style-name="ce590">
            <text:p>12.1596</text:p>
          </table:table-cell>
          <table:table-cell table:number-columns-repeated="16381"/>
        </table:table-row>
        <table:table-row table:style-name="ro7">
          <table:table-cell office:value-type="float" office:value="23000" table:style-name="ce590">
            <text:p>23000</text:p>
          </table:table-cell>
          <table:table-cell office:value-type="float" office:value="242.58199999999999" table:style-name="ce590">
            <text:p>242.582</text:p>
          </table:table-cell>
          <table:table-cell office:value-type="float" office:value="12.1075" table:style-name="ce590">
            <text:p>12.1075</text:p>
          </table:table-cell>
          <table:table-cell table:number-columns-repeated="16381"/>
        </table:table-row>
        <table:table-row table:style-name="ro7">
          <table:table-cell office:value-type="float" office:value="23100" table:style-name="ce590">
            <text:p>23100</text:p>
          </table:table-cell>
          <table:table-cell office:value-type="float" office:value="242.38399999999999" table:style-name="ce590">
            <text:p>242.384</text:p>
          </table:table-cell>
          <table:table-cell office:value-type="float" office:value="12.0556" table:style-name="ce590">
            <text:p>12.0556</text:p>
          </table:table-cell>
          <table:table-cell table:number-columns-repeated="16381"/>
        </table:table-row>
        <table:table-row table:style-name="ro7">
          <table:table-cell office:value-type="float" office:value="23200" table:style-name="ce590">
            <text:p>23200</text:p>
          </table:table-cell>
          <table:table-cell office:value-type="float" office:value="242.18600000000001" table:style-name="ce590">
            <text:p>242.186</text:p>
          </table:table-cell>
          <table:table-cell office:value-type="float" office:value="12.0039" table:style-name="ce590">
            <text:p>12.0039</text:p>
          </table:table-cell>
          <table:table-cell table:number-columns-repeated="16381"/>
        </table:table-row>
        <table:table-row table:style-name="ro7">
          <table:table-cell office:value-type="float" office:value="23300" table:style-name="ce590">
            <text:p>23300</text:p>
          </table:table-cell>
          <table:table-cell office:value-type="float" office:value="241.988" table:style-name="ce590">
            <text:p>241.988</text:p>
          </table:table-cell>
          <table:table-cell office:value-type="float" office:value="11.952400000000001" table:style-name="ce590">
            <text:p>11.9524</text:p>
          </table:table-cell>
          <table:table-cell table:number-columns-repeated="16381"/>
        </table:table-row>
        <table:table-row table:style-name="ro7">
          <table:table-cell office:value-type="float" office:value="23400" table:style-name="ce590">
            <text:p>23400</text:p>
          </table:table-cell>
          <table:table-cell office:value-type="float" office:value="241.79" table:style-name="ce590">
            <text:p>241.79</text:p>
          </table:table-cell>
          <table:table-cell office:value-type="float" office:value="11.901" table:style-name="ce590">
            <text:p>11.901</text:p>
          </table:table-cell>
          <table:table-cell table:number-columns-repeated="16381"/>
        </table:table-row>
        <table:table-row table:style-name="ro7">
          <table:table-cell office:value-type="float" office:value="23500" table:style-name="ce590">
            <text:p>23500</text:p>
          </table:table-cell>
          <table:table-cell office:value-type="float" office:value="241.59200000000001" table:style-name="ce590">
            <text:p>241.592</text:p>
          </table:table-cell>
          <table:table-cell office:value-type="float" office:value="11.8499" table:style-name="ce590">
            <text:p>11.8499</text:p>
          </table:table-cell>
          <table:table-cell table:number-columns-repeated="16381"/>
        </table:table-row>
        <table:table-row table:style-name="ro7">
          <table:table-cell office:value-type="float" office:value="23600" table:style-name="ce590">
            <text:p>23600</text:p>
          </table:table-cell>
          <table:table-cell office:value-type="float" office:value="241.39400000000001" table:style-name="ce590">
            <text:p>241.394</text:p>
          </table:table-cell>
          <table:table-cell office:value-type="float" office:value="11.7989" table:style-name="ce590">
            <text:p>11.7989</text:p>
          </table:table-cell>
          <table:table-cell table:number-columns-repeated="16381"/>
        </table:table-row>
        <table:table-row table:style-name="ro7">
          <table:table-cell office:value-type="float" office:value="23700" table:style-name="ce590">
            <text:p>23700</text:p>
          </table:table-cell>
          <table:table-cell office:value-type="float" office:value="241.196" table:style-name="ce590">
            <text:p>241.196</text:p>
          </table:table-cell>
          <table:table-cell office:value-type="float" office:value="11.748100000000001" table:style-name="ce590">
            <text:p>11.7481</text:p>
          </table:table-cell>
          <table:table-cell table:number-columns-repeated="16381"/>
        </table:table-row>
        <table:table-row table:style-name="ro7">
          <table:table-cell office:value-type="float" office:value="23800" table:style-name="ce590">
            <text:p>23800</text:p>
          </table:table-cell>
          <table:table-cell office:value-type="float" office:value="240.99700000000001" table:style-name="ce590">
            <text:p>240.997</text:p>
          </table:table-cell>
          <table:table-cell office:value-type="float" office:value="11.6975" table:style-name="ce590">
            <text:p>11.6975</text:p>
          </table:table-cell>
          <table:table-cell table:number-columns-repeated="16381"/>
        </table:table-row>
        <table:table-row table:style-name="ro7">
          <table:table-cell office:value-type="float" office:value="23900" table:style-name="ce590">
            <text:p>23900</text:p>
          </table:table-cell>
          <table:table-cell office:value-type="float" office:value="240.79900000000001" table:style-name="ce590">
            <text:p>240.799</text:p>
          </table:table-cell>
          <table:table-cell office:value-type="float" office:value="11.647" table:style-name="ce590">
            <text:p>11.647</text:p>
          </table:table-cell>
          <table:table-cell table:number-columns-repeated="16381"/>
        </table:table-row>
        <table:table-row table:style-name="ro7">
          <table:table-cell office:value-type="float" office:value="24000" table:style-name="ce590">
            <text:p>24000</text:p>
          </table:table-cell>
          <table:table-cell office:value-type="float" office:value="240.601" table:style-name="ce590">
            <text:p>240.601</text:p>
          </table:table-cell>
          <table:table-cell office:value-type="float" office:value="11.5967" table:style-name="ce590">
            <text:p>11.5967</text:p>
          </table:table-cell>
          <table:table-cell table:number-columns-repeated="16381"/>
        </table:table-row>
        <table:table-row table:style-name="ro7">
          <table:table-cell office:value-type="float" office:value="24100" table:style-name="ce590">
            <text:p>24100</text:p>
          </table:table-cell>
          <table:table-cell office:value-type="float" office:value="240.40299999999999" table:style-name="ce590">
            <text:p>240.403</text:p>
          </table:table-cell>
          <table:table-cell office:value-type="float" office:value="11.5466" table:style-name="ce590">
            <text:p>11.5466</text:p>
          </table:table-cell>
          <table:table-cell table:number-columns-repeated="16381"/>
        </table:table-row>
        <table:table-row table:style-name="ro7">
          <table:table-cell office:value-type="float" office:value="24200" table:style-name="ce590">
            <text:p>24200</text:p>
          </table:table-cell>
          <table:table-cell office:value-type="float" office:value="240.20500000000001" table:style-name="ce590">
            <text:p>240.205</text:p>
          </table:table-cell>
          <table:table-cell office:value-type="float" office:value="11.496700000000001" table:style-name="ce590">
            <text:p>11.4967</text:p>
          </table:table-cell>
          <table:table-cell table:number-columns-repeated="16381"/>
        </table:table-row>
        <table:table-row table:style-name="ro7">
          <table:table-cell office:value-type="float" office:value="24300" table:style-name="ce590">
            <text:p>24300</text:p>
          </table:table-cell>
          <table:table-cell office:value-type="float" office:value="240.00700000000001" table:style-name="ce590">
            <text:p>240.007</text:p>
          </table:table-cell>
          <table:table-cell office:value-type="float" office:value="11.446899999999999" table:style-name="ce590">
            <text:p>11.4469</text:p>
          </table:table-cell>
          <table:table-cell table:number-columns-repeated="16381"/>
        </table:table-row>
        <table:table-row table:style-name="ro7">
          <table:table-cell office:value-type="float" office:value="24400" table:style-name="ce590">
            <text:p>24400</text:p>
          </table:table-cell>
          <table:table-cell office:value-type="float" office:value="239.809" table:style-name="ce590">
            <text:p>239.809</text:p>
          </table:table-cell>
          <table:table-cell office:value-type="float" office:value="11.397399999999999" table:style-name="ce590">
            <text:p>11.3974</text:p>
          </table:table-cell>
          <table:table-cell table:number-columns-repeated="16381"/>
        </table:table-row>
        <table:table-row table:style-name="ro7">
          <table:table-cell office:value-type="float" office:value="24500" table:style-name="ce590">
            <text:p>24500</text:p>
          </table:table-cell>
          <table:table-cell office:value-type="float" office:value="239.61099999999999" table:style-name="ce590">
            <text:p>239.611</text:p>
          </table:table-cell>
          <table:table-cell office:value-type="float" office:value="11.348000000000001" table:style-name="ce590">
            <text:p>11.348</text:p>
          </table:table-cell>
          <table:table-cell table:number-columns-repeated="16381"/>
        </table:table-row>
        <table:table-row table:style-name="ro7">
          <table:table-cell office:value-type="float" office:value="24600" table:style-name="ce590">
            <text:p>24600</text:p>
          </table:table-cell>
          <table:table-cell office:value-type="float" office:value="239.41200000000001" table:style-name="ce590">
            <text:p>239.412</text:p>
          </table:table-cell>
          <table:table-cell office:value-type="float" office:value="11.2987" table:style-name="ce590">
            <text:p>11.2987</text:p>
          </table:table-cell>
          <table:table-cell table:number-columns-repeated="16381"/>
        </table:table-row>
        <table:table-row table:style-name="ro7">
          <table:table-cell office:value-type="float" office:value="24700" table:style-name="ce590">
            <text:p>24700</text:p>
          </table:table-cell>
          <table:table-cell office:value-type="float" office:value="239.214" table:style-name="ce590">
            <text:p>239.214</text:p>
          </table:table-cell>
          <table:table-cell office:value-type="float" office:value="11.249700000000001" table:style-name="ce590">
            <text:p>11.2497</text:p>
          </table:table-cell>
          <table:table-cell table:number-columns-repeated="16381"/>
        </table:table-row>
        <table:table-row table:style-name="ro7">
          <table:table-cell office:value-type="float" office:value="24800" table:style-name="ce590">
            <text:p>24800</text:p>
          </table:table-cell>
          <table:table-cell office:value-type="float" office:value="239.01599999999999" table:style-name="ce590">
            <text:p>239.016</text:p>
          </table:table-cell>
          <table:table-cell office:value-type="float" office:value="11.200799999999999" table:style-name="ce590">
            <text:p>11.2008</text:p>
          </table:table-cell>
          <table:table-cell table:number-columns-repeated="16381"/>
        </table:table-row>
        <table:table-row table:style-name="ro7">
          <table:table-cell office:value-type="float" office:value="24900" table:style-name="ce590">
            <text:p>24900</text:p>
          </table:table-cell>
          <table:table-cell office:value-type="float" office:value="238.81800000000001" table:style-name="ce590">
            <text:p>238.818</text:p>
          </table:table-cell>
          <table:table-cell office:value-type="float" office:value="11.152100000000001" table:style-name="ce590">
            <text:p>11.1521</text:p>
          </table:table-cell>
          <table:table-cell table:number-columns-repeated="16381"/>
        </table:table-row>
        <table:table-row table:style-name="ro7">
          <table:table-cell office:value-type="float" office:value="25000" table:style-name="ce590">
            <text:p>25000</text:p>
          </table:table-cell>
          <table:table-cell office:value-type="float" office:value="238.62" table:style-name="ce590">
            <text:p>238.62</text:p>
          </table:table-cell>
          <table:table-cell office:value-type="float" office:value="11.1035" table:style-name="ce590">
            <text:p>11.1035</text:p>
          </table:table-cell>
          <table:table-cell table:number-columns-repeated="16381"/>
        </table:table-row>
        <table:table-row table:style-name="ro7">
          <table:table-cell office:value-type="float" office:value="25100" table:style-name="ce590">
            <text:p>25100</text:p>
          </table:table-cell>
          <table:table-cell office:value-type="float" office:value="238.422" table:style-name="ce590">
            <text:p>238.422</text:p>
          </table:table-cell>
          <table:table-cell office:value-type="float" office:value="11.055199999999999" table:style-name="ce590">
            <text:p>11.0552</text:p>
          </table:table-cell>
          <table:table-cell table:number-columns-repeated="16381"/>
        </table:table-row>
        <table:table-row table:style-name="ro7">
          <table:table-cell office:value-type="float" office:value="25200" table:style-name="ce590">
            <text:p>25200</text:p>
          </table:table-cell>
          <table:table-cell office:value-type="float" office:value="238.22399999999999" table:style-name="ce590">
            <text:p>238.224</text:p>
          </table:table-cell>
          <table:table-cell office:value-type="float" office:value="11.007" table:style-name="ce590">
            <text:p>11.007</text:p>
          </table:table-cell>
          <table:table-cell table:number-columns-repeated="16381"/>
        </table:table-row>
        <table:table-row table:style-name="ro7">
          <table:table-cell office:value-type="float" office:value="25300" table:style-name="ce590">
            <text:p>25300</text:p>
          </table:table-cell>
          <table:table-cell office:value-type="float" office:value="238.02600000000001" table:style-name="ce590">
            <text:p>238.026</text:p>
          </table:table-cell>
          <table:table-cell office:value-type="float" office:value="10.959" table:style-name="ce590">
            <text:p>10.959</text:p>
          </table:table-cell>
          <table:table-cell table:number-columns-repeated="16381"/>
        </table:table-row>
        <table:table-row table:style-name="ro7">
          <table:table-cell office:value-type="float" office:value="25400" table:style-name="ce590">
            <text:p>25400</text:p>
          </table:table-cell>
          <table:table-cell office:value-type="float" office:value="237.828" table:style-name="ce590">
            <text:p>237.828</text:p>
          </table:table-cell>
          <table:table-cell office:value-type="float" office:value="10.911099999999999" table:style-name="ce590">
            <text:p>10.9111</text:p>
          </table:table-cell>
          <table:table-cell table:number-columns-repeated="16381"/>
        </table:table-row>
        <table:table-row table:style-name="ro7">
          <table:table-cell office:value-type="float" office:value="25500" table:style-name="ce590">
            <text:p>25500</text:p>
          </table:table-cell>
          <table:table-cell office:value-type="float" office:value="237.62899999999999" table:style-name="ce590">
            <text:p>237.629</text:p>
          </table:table-cell>
          <table:table-cell office:value-type="float" office:value="10.8634" table:style-name="ce590">
            <text:p>10.8634</text:p>
          </table:table-cell>
          <table:table-cell table:number-columns-repeated="16381"/>
        </table:table-row>
        <table:table-row table:style-name="ro7">
          <table:table-cell office:value-type="float" office:value="25600" table:style-name="ce590">
            <text:p>25600</text:p>
          </table:table-cell>
          <table:table-cell office:value-type="float" office:value="237.43100000000001" table:style-name="ce590">
            <text:p>237.431</text:p>
          </table:table-cell>
          <table:table-cell office:value-type="float" office:value="10.815899999999999" table:style-name="ce590">
            <text:p>10.8159</text:p>
          </table:table-cell>
          <table:table-cell table:number-columns-repeated="16381"/>
        </table:table-row>
        <table:table-row table:style-name="ro7">
          <table:table-cell office:value-type="float" office:value="25700" table:style-name="ce590">
            <text:p>25700</text:p>
          </table:table-cell>
          <table:table-cell office:value-type="float" office:value="237.233" table:style-name="ce590">
            <text:p>237.233</text:p>
          </table:table-cell>
          <table:table-cell office:value-type="float" office:value="10.7685" table:style-name="ce590">
            <text:p>10.7685</text:p>
          </table:table-cell>
          <table:table-cell table:number-columns-repeated="16381"/>
        </table:table-row>
        <table:table-row table:style-name="ro7">
          <table:table-cell office:value-type="float" office:value="25800" table:style-name="ce590">
            <text:p>25800</text:p>
          </table:table-cell>
          <table:table-cell office:value-type="float" office:value="237.035" table:style-name="ce590">
            <text:p>237.035</text:p>
          </table:table-cell>
          <table:table-cell office:value-type="float" office:value="10.721399999999999" table:style-name="ce590">
            <text:p>10.7214</text:p>
          </table:table-cell>
          <table:table-cell table:number-columns-repeated="16381"/>
        </table:table-row>
        <table:table-row table:style-name="ro7">
          <table:table-cell office:value-type="float" office:value="25900" table:style-name="ce590">
            <text:p>25900</text:p>
          </table:table-cell>
          <table:table-cell office:value-type="float" office:value="236.83699999999999" table:style-name="ce590">
            <text:p>236.837</text:p>
          </table:table-cell>
          <table:table-cell office:value-type="float" office:value="10.674300000000001" table:style-name="ce590">
            <text:p>10.6743</text:p>
          </table:table-cell>
          <table:table-cell table:number-columns-repeated="16381"/>
        </table:table-row>
        <table:table-row table:style-name="ro7">
          <table:table-cell office:value-type="float" office:value="26000" table:style-name="ce590">
            <text:p>26000</text:p>
          </table:table-cell>
          <table:table-cell office:value-type="float" office:value="236.63900000000001" table:style-name="ce590">
            <text:p>236.639</text:p>
          </table:table-cell>
          <table:table-cell office:value-type="float" office:value="10.6275" table:style-name="ce590">
            <text:p>10.6275</text:p>
          </table:table-cell>
          <table:table-cell table:number-columns-repeated="16381"/>
        </table:table-row>
        <table:table-row table:style-name="ro7">
          <table:table-cell office:value-type="float" office:value="26100" table:style-name="ce590">
            <text:p>26100</text:p>
          </table:table-cell>
          <table:table-cell office:value-type="float" office:value="236.441" table:style-name="ce590">
            <text:p>236.441</text:p>
          </table:table-cell>
          <table:table-cell office:value-type="float" office:value="10.5808" table:style-name="ce590">
            <text:p>10.5808</text:p>
          </table:table-cell>
          <table:table-cell table:number-columns-repeated="16381"/>
        </table:table-row>
        <table:table-row table:style-name="ro7">
          <table:table-cell office:value-type="float" office:value="26200" table:style-name="ce590">
            <text:p>26200</text:p>
          </table:table-cell>
          <table:table-cell office:value-type="float" office:value="236.24299999999999" table:style-name="ce590">
            <text:p>236.243</text:p>
          </table:table-cell>
          <table:table-cell office:value-type="float" office:value="10.5343" table:style-name="ce590">
            <text:p>10.5343</text:p>
          </table:table-cell>
          <table:table-cell table:number-columns-repeated="16381"/>
        </table:table-row>
        <table:table-row table:style-name="ro7">
          <table:table-cell office:value-type="float" office:value="26300" table:style-name="ce590">
            <text:p>26300</text:p>
          </table:table-cell>
          <table:table-cell office:value-type="float" office:value="236.04400000000001" table:style-name="ce590">
            <text:p>236.044</text:p>
          </table:table-cell>
          <table:table-cell office:value-type="float" office:value="10.4879" table:style-name="ce590">
            <text:p>10.4879</text:p>
          </table:table-cell>
          <table:table-cell table:number-columns-repeated="16381"/>
        </table:table-row>
        <table:table-row table:style-name="ro7">
          <table:table-cell office:value-type="float" office:value="26400" table:style-name="ce590">
            <text:p>26400</text:p>
          </table:table-cell>
          <table:table-cell office:value-type="float" office:value="235.846" table:style-name="ce590">
            <text:p>235.846</text:p>
          </table:table-cell>
          <table:table-cell office:value-type="float" office:value="10.441800000000001" table:style-name="ce590">
            <text:p>10.4418</text:p>
          </table:table-cell>
          <table:table-cell table:number-columns-repeated="16381"/>
        </table:table-row>
        <table:table-row table:style-name="ro7">
          <table:table-cell office:value-type="float" office:value="26500" table:style-name="ce590">
            <text:p>26500</text:p>
          </table:table-cell>
          <table:table-cell office:value-type="float" office:value="235.648" table:style-name="ce590">
            <text:p>235.648</text:p>
          </table:table-cell>
          <table:table-cell office:value-type="float" office:value="10.3957" table:style-name="ce590">
            <text:p>10.3957</text:p>
          </table:table-cell>
          <table:table-cell table:number-columns-repeated="16381"/>
        </table:table-row>
        <table:table-row table:style-name="ro7">
          <table:table-cell office:value-type="float" office:value="26600" table:style-name="ce590">
            <text:p>26600</text:p>
          </table:table-cell>
          <table:table-cell office:value-type="float" office:value="235.45" table:style-name="ce590">
            <text:p>235.45</text:p>
          </table:table-cell>
          <table:table-cell office:value-type="float" office:value="10.3499" table:style-name="ce590">
            <text:p>10.3499</text:p>
          </table:table-cell>
          <table:table-cell table:number-columns-repeated="16381"/>
        </table:table-row>
        <table:table-row table:style-name="ro7">
          <table:table-cell office:value-type="float" office:value="26700" table:style-name="ce590">
            <text:p>26700</text:p>
          </table:table-cell>
          <table:table-cell office:value-type="float" office:value="235.25200000000001" table:style-name="ce590">
            <text:p>235.252</text:p>
          </table:table-cell>
          <table:table-cell office:value-type="float" office:value="10.3042" table:style-name="ce590">
            <text:p>10.3042</text:p>
          </table:table-cell>
          <table:table-cell table:number-columns-repeated="16381"/>
        </table:table-row>
        <table:table-row table:style-name="ro7">
          <table:table-cell office:value-type="float" office:value="26800" table:style-name="ce590">
            <text:p>26800</text:p>
          </table:table-cell>
          <table:table-cell office:value-type="float" office:value="235.054" table:style-name="ce590">
            <text:p>235.054</text:p>
          </table:table-cell>
          <table:table-cell office:value-type="float" office:value="10.258699999999999" table:style-name="ce590">
            <text:p>10.2587</text:p>
          </table:table-cell>
          <table:table-cell table:number-columns-repeated="16381"/>
        </table:table-row>
        <table:table-row table:style-name="ro7">
          <table:table-cell office:value-type="float" office:value="26900" table:style-name="ce590">
            <text:p>26900</text:p>
          </table:table-cell>
          <table:table-cell office:value-type="float" office:value="234.85599999999999" table:style-name="ce590">
            <text:p>234.856</text:p>
          </table:table-cell>
          <table:table-cell office:value-type="float" office:value="10.2133" table:style-name="ce590">
            <text:p>10.2133</text:p>
          </table:table-cell>
          <table:table-cell table:number-columns-repeated="16381"/>
        </table:table-row>
        <table:table-row table:style-name="ro7">
          <table:table-cell office:value-type="float" office:value="27000" table:style-name="ce590">
            <text:p>27000</text:p>
          </table:table-cell>
          <table:table-cell office:value-type="float" office:value="234.65799999999999" table:style-name="ce590">
            <text:p>234.658</text:p>
          </table:table-cell>
          <table:table-cell office:value-type="float" office:value="10.168100000000001" table:style-name="ce590">
            <text:p>10.1681</text:p>
          </table:table-cell>
          <table:table-cell table:number-columns-repeated="16381"/>
        </table:table-row>
        <table:table-row table:style-name="ro7">
          <table:table-cell office:value-type="float" office:value="27100" table:style-name="ce590">
            <text:p>27100</text:p>
          </table:table-cell>
          <table:table-cell office:value-type="float" office:value="234.459" table:style-name="ce590">
            <text:p>234.459</text:p>
          </table:table-cell>
          <table:table-cell office:value-type="float" office:value="10.123100000000001" table:style-name="ce590">
            <text:p>10.1231</text:p>
          </table:table-cell>
          <table:table-cell table:number-columns-repeated="16381"/>
        </table:table-row>
        <table:table-row table:style-name="ro7">
          <table:table-cell office:value-type="float" office:value="27200" table:style-name="ce590">
            <text:p>27200</text:p>
          </table:table-cell>
          <table:table-cell office:value-type="float" office:value="234.261" table:style-name="ce590">
            <text:p>234.261</text:p>
          </table:table-cell>
          <table:table-cell office:value-type="float" office:value="10.078200000000001" table:style-name="ce590">
            <text:p>10.0782</text:p>
          </table:table-cell>
          <table:table-cell table:number-columns-repeated="16381"/>
        </table:table-row>
        <table:table-row table:style-name="ro7">
          <table:table-cell office:value-type="float" office:value="27300" table:style-name="ce590">
            <text:p>27300</text:p>
          </table:table-cell>
          <table:table-cell office:value-type="float" office:value="234.06299999999999" table:style-name="ce590">
            <text:p>234.063</text:p>
          </table:table-cell>
          <table:table-cell office:value-type="float" office:value="10.0335" table:style-name="ce590">
            <text:p>10.0335</text:p>
          </table:table-cell>
          <table:table-cell table:number-columns-repeated="16381"/>
        </table:table-row>
        <table:table-row table:style-name="ro7">
          <table:table-cell office:value-type="float" office:value="27400" table:style-name="ce590">
            <text:p>27400</text:p>
          </table:table-cell>
          <table:table-cell office:value-type="float" office:value="233.86500000000001" table:style-name="ce590">
            <text:p>233.865</text:p>
          </table:table-cell>
          <table:table-cell office:value-type="float" office:value="9.9889100000000006" table:style-name="ce590">
            <text:p>9.98891</text:p>
          </table:table-cell>
          <table:table-cell table:number-columns-repeated="16381"/>
        </table:table-row>
        <table:table-row table:style-name="ro7">
          <table:table-cell office:value-type="float" office:value="27500" table:style-name="ce590">
            <text:p>27500</text:p>
          </table:table-cell>
          <table:table-cell office:value-type="float" office:value="233.667" table:style-name="ce590">
            <text:p>233.667</text:p>
          </table:table-cell>
          <table:table-cell office:value-type="float" office:value="9.9445099999999993" table:style-name="ce590">
            <text:p>9.94451</text:p>
          </table:table-cell>
          <table:table-cell table:number-columns-repeated="16381"/>
        </table:table-row>
        <table:table-row table:style-name="ro7">
          <table:table-cell office:value-type="float" office:value="27600" table:style-name="ce590">
            <text:p>27600</text:p>
          </table:table-cell>
          <table:table-cell office:value-type="float" office:value="233.46899999999999" table:style-name="ce590">
            <text:p>233.469</text:p>
          </table:table-cell>
          <table:table-cell office:value-type="float" office:value="9.9002800000000004" table:style-name="ce590">
            <text:p>9.90028</text:p>
          </table:table-cell>
          <table:table-cell table:number-columns-repeated="16381"/>
        </table:table-row>
        <table:table-row table:style-name="ro7">
          <table:table-cell office:value-type="float" office:value="27700" table:style-name="ce590">
            <text:p>27700</text:p>
          </table:table-cell>
          <table:table-cell office:value-type="float" office:value="233.27099999999999" table:style-name="ce590">
            <text:p>233.271</text:p>
          </table:table-cell>
          <table:table-cell office:value-type="float" office:value="9.8561999999999994" table:style-name="ce590">
            <text:p>9.8562</text:p>
          </table:table-cell>
          <table:table-cell table:number-columns-repeated="16381"/>
        </table:table-row>
        <table:table-row table:style-name="ro7">
          <table:table-cell office:value-type="float" office:value="27800" table:style-name="ce590">
            <text:p>27800</text:p>
          </table:table-cell>
          <table:table-cell office:value-type="float" office:value="233.07300000000001" table:style-name="ce590">
            <text:p>233.073</text:p>
          </table:table-cell>
          <table:table-cell office:value-type="float" office:value="9.8122799999999994" table:style-name="ce590">
            <text:p>9.81228</text:p>
          </table:table-cell>
          <table:table-cell table:number-columns-repeated="16381"/>
        </table:table-row>
        <table:table-row table:style-name="ro7">
          <table:table-cell office:value-type="float" office:value="27900" table:style-name="ce590">
            <text:p>27900</text:p>
          </table:table-cell>
          <table:table-cell office:value-type="float" office:value="232.875" table:style-name="ce590">
            <text:p>232.875</text:p>
          </table:table-cell>
          <table:table-cell office:value-type="float" office:value="9.7685200000000005" table:style-name="ce590">
            <text:p>9.76852</text:p>
          </table:table-cell>
          <table:table-cell table:number-columns-repeated="16381"/>
        </table:table-row>
        <table:table-row table:style-name="ro7">
          <table:table-cell office:value-type="float" office:value="28000" table:style-name="ce590">
            <text:p>28000</text:p>
          </table:table-cell>
          <table:table-cell office:value-type="float" office:value="232.67599999999999" table:style-name="ce590">
            <text:p>232.676</text:p>
          </table:table-cell>
          <table:table-cell office:value-type="float" office:value="9.7249199999999991" table:style-name="ce590">
            <text:p>9.72492</text:p>
          </table:table-cell>
          <table:table-cell table:number-columns-repeated="16381"/>
        </table:table-row>
        <table:table-row table:style-name="ro7">
          <table:table-cell office:value-type="float" office:value="28100" table:style-name="ce590">
            <text:p>28100</text:p>
          </table:table-cell>
          <table:table-cell office:value-type="float" office:value="232.47800000000001" table:style-name="ce590">
            <text:p>232.478</text:p>
          </table:table-cell>
          <table:table-cell office:value-type="float" office:value="9.6814800000000005" table:style-name="ce590">
            <text:p>9.68148</text:p>
          </table:table-cell>
          <table:table-cell table:number-columns-repeated="16381"/>
        </table:table-row>
        <table:table-row table:style-name="ro7">
          <table:table-cell office:value-type="float" office:value="28200" table:style-name="ce590">
            <text:p>28200</text:p>
          </table:table-cell>
          <table:table-cell office:value-type="float" office:value="232.28" table:style-name="ce590">
            <text:p>232.28</text:p>
          </table:table-cell>
          <table:table-cell office:value-type="float" office:value="9.6381899999999998" table:style-name="ce590">
            <text:p>9.63819</text:p>
          </table:table-cell>
          <table:table-cell table:number-columns-repeated="16381"/>
        </table:table-row>
        <table:table-row table:style-name="ro7">
          <table:table-cell office:value-type="float" office:value="28300" table:style-name="ce590">
            <text:p>28300</text:p>
          </table:table-cell>
          <table:table-cell office:value-type="float" office:value="232.08199999999999" table:style-name="ce590">
            <text:p>232.082</text:p>
          </table:table-cell>
          <table:table-cell office:value-type="float" office:value="9.5950699999999998" table:style-name="ce590">
            <text:p>9.59507</text:p>
          </table:table-cell>
          <table:table-cell table:number-columns-repeated="16381"/>
        </table:table-row>
        <table:table-row table:style-name="ro7">
          <table:table-cell office:value-type="float" office:value="28400" table:style-name="ce590">
            <text:p>28400</text:p>
          </table:table-cell>
          <table:table-cell office:value-type="float" office:value="231.88399999999999" table:style-name="ce590">
            <text:p>231.884</text:p>
          </table:table-cell>
          <table:table-cell office:value-type="float" office:value="9.5520899999999997" table:style-name="ce590">
            <text:p>9.55209</text:p>
          </table:table-cell>
          <table:table-cell table:number-columns-repeated="16381"/>
        </table:table-row>
        <table:table-row table:style-name="ro7">
          <table:table-cell office:value-type="float" office:value="28500" table:style-name="ce590">
            <text:p>28500</text:p>
          </table:table-cell>
          <table:table-cell office:value-type="float" office:value="231.68600000000001" table:style-name="ce590">
            <text:p>231.686</text:p>
          </table:table-cell>
          <table:table-cell office:value-type="float" office:value="9.5092800000000004" table:style-name="ce590">
            <text:p>9.50928</text:p>
          </table:table-cell>
          <table:table-cell table:number-columns-repeated="16381"/>
        </table:table-row>
        <table:table-row table:style-name="ro7">
          <table:table-cell office:value-type="float" office:value="28600" table:style-name="ce590">
            <text:p>28600</text:p>
          </table:table-cell>
          <table:table-cell office:value-type="float" office:value="231.488" table:style-name="ce590">
            <text:p>231.488</text:p>
          </table:table-cell>
          <table:table-cell office:value-type="float" office:value="9.4666200000000007" table:style-name="ce590">
            <text:p>9.46662</text:p>
          </table:table-cell>
          <table:table-cell table:number-columns-repeated="16381"/>
        </table:table-row>
        <table:table-row table:style-name="ro7">
          <table:table-cell office:value-type="float" office:value="28700" table:style-name="ce590">
            <text:p>28700</text:p>
          </table:table-cell>
          <table:table-cell office:value-type="float" office:value="231.29" table:style-name="ce590">
            <text:p>231.29</text:p>
          </table:table-cell>
          <table:table-cell office:value-type="float" office:value="9.4241100000000007" table:style-name="ce590">
            <text:p>9.42411</text:p>
          </table:table-cell>
          <table:table-cell table:number-columns-repeated="16381"/>
        </table:table-row>
        <table:table-row table:style-name="ro7">
          <table:table-cell office:value-type="float" office:value="28800" table:style-name="ce590">
            <text:p>28800</text:p>
          </table:table-cell>
          <table:table-cell office:value-type="float" office:value="231.09100000000001" table:style-name="ce590">
            <text:p>231.091</text:p>
          </table:table-cell>
          <table:table-cell office:value-type="float" office:value="9.3817599999999999" table:style-name="ce590">
            <text:p>9.38176</text:p>
          </table:table-cell>
          <table:table-cell table:number-columns-repeated="16381"/>
        </table:table-row>
        <table:table-row table:style-name="ro7">
          <table:table-cell office:value-type="float" office:value="28900" table:style-name="ce590">
            <text:p>28900</text:p>
          </table:table-cell>
          <table:table-cell office:value-type="float" office:value="230.893" table:style-name="ce590">
            <text:p>230.893</text:p>
          </table:table-cell>
          <table:table-cell office:value-type="float" office:value="9.3395600000000005" table:style-name="ce590">
            <text:p>9.33956</text:p>
          </table:table-cell>
          <table:table-cell table:number-columns-repeated="16381"/>
        </table:table-row>
        <table:table-row table:style-name="ro7">
          <table:table-cell office:value-type="float" office:value="29000" table:style-name="ce590">
            <text:p>29000</text:p>
          </table:table-cell>
          <table:table-cell office:value-type="float" office:value="230.69499999999999" table:style-name="ce590">
            <text:p>230.695</text:p>
          </table:table-cell>
          <table:table-cell office:value-type="float" office:value="9.2975200000000005" table:style-name="ce590">
            <text:p>9.29752</text:p>
          </table:table-cell>
          <table:table-cell table:number-columns-repeated="16381"/>
        </table:table-row>
        <table:table-row table:style-name="ro7">
          <table:table-cell office:value-type="float" office:value="29100" table:style-name="ce590">
            <text:p>29100</text:p>
          </table:table-cell>
          <table:table-cell office:value-type="float" office:value="230.49700000000001" table:style-name="ce590">
            <text:p>230.497</text:p>
          </table:table-cell>
          <table:table-cell office:value-type="float" office:value="9.25563" table:style-name="ce590">
            <text:p>9.25563</text:p>
          </table:table-cell>
          <table:table-cell table:number-columns-repeated="16381"/>
        </table:table-row>
        <table:table-row table:number-rows-repeated="1048280" table:style-name="ro7">
          <table:table-cell table:number-columns-repeated="16384"/>
        </table:table-row>
      </table:table>
      <table:table table:name="Talkeetna" table:style-name="ta1">
        <table:table-column table:style-name="co6" table:number-columns-repeated="16384" table:default-cell-style-name="ce1"/>
        <table:table-row table:style-name="ro7">
          <table:table-cell office:value-type="string" table:number-columns-spanned="14" table:number-rows-spanned="1" table:style-name="ce567">
            <text:p>Climate data for Talkeetna, Alaska (Elevation 348ft)</text:p>
          </table:table-cell>
          <table:covered-table-cell table:number-columns-repeated="13"/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table:number-columns-repeated="16365"/>
        </table:table-row>
        <table:table-row table:style-name="ro7">
          <table:table-cell office:value-type="string" table:style-name="ce3">
            <text:p>Month</text:p>
          </table:table-cell>
          <table:table-cell office:value-type="string" table:style-name="ce3">
            <text:p>Jan</text:p>
          </table:table-cell>
          <table:table-cell office:value-type="string" table:style-name="ce3">
            <text:p>Feb</text:p>
          </table:table-cell>
          <table:table-cell office:value-type="string" table:style-name="ce3">
            <text:p>Mar</text:p>
          </table:table-cell>
          <table:table-cell office:value-type="string" table:style-name="ce3">
            <text:p>Apr</text:p>
          </table:table-cell>
          <table:table-cell office:value-type="string" table:style-name="ce3">
            <text:p>May</text:p>
          </table:table-cell>
          <table:table-cell office:value-type="string" table:style-name="ce3">
            <text:p>Jun</text:p>
          </table:table-cell>
          <table:table-cell office:value-type="string" table:style-name="ce3">
            <text:p>Jul</text:p>
          </table:table-cell>
          <table:table-cell office:value-type="string" table:style-name="ce3">
            <text:p>Aug</text:p>
          </table:table-cell>
          <table:table-cell office:value-type="string" table:style-name="ce3">
            <text:p>Sep</text:p>
          </table:table-cell>
          <table:table-cell office:value-type="string" table:style-name="ce3">
            <text:p>Oct</text:p>
          </table:table-cell>
          <table:table-cell office:value-type="string" table:style-name="ce3">
            <text:p>Nov</text:p>
          </table:table-cell>
          <table:table-cell office:value-type="string" table:style-name="ce3">
            <text:p>Dec</text:p>
          </table:table-cell>
          <table:table-cell office:value-type="string" table:style-name="ce3">
            <text:p>Year</text:p>
          </table:table-cell>
          <table:table-cell table:number-columns-repeated="3" table:style-name="ce1"/>
          <table:table-cell table:number-columns-repeated="2" table:style-name="ce328"/>
          <table:table-cell table:number-columns-repeated="16365"/>
        </table:table-row>
        <table:table-row table:style-name="ro7">
          <table:table-cell office:value-type="string" table:number-columns-spanned="1" table:number-rows-spanned="2" table:style-name="ce567">
            <text:p>Record high °F (°C)</text:p>
          </table:table-cell>
          <table:table-cell office:value-type="float" office:value="46" table:style-name="ce115">
            <text:p>46</text:p>
          </table:table-cell>
          <table:table-cell office:value-type="float" office:value="52" table:style-name="ce301">
            <text:p>52</text:p>
          </table:table-cell>
          <table:table-cell office:value-type="float" office:value="54" table:style-name="ce219">
            <text:p>54</text:p>
          </table:table-cell>
          <table:table-cell office:value-type="float" office:value="77" table:style-name="ce120">
            <text:p>77</text:p>
          </table:table-cell>
          <table:table-cell office:value-type="float" office:value="87" table:style-name="ce10">
            <text:p>87</text:p>
          </table:table-cell>
          <table:table-cell office:value-type="float" office:value="91" table:style-name="ce4">
            <text:p>91</text:p>
          </table:table-cell>
          <table:table-cell office:value-type="float" office:value="90" table:style-name="ce6">
            <text:p>90</text:p>
          </table:table-cell>
          <table:table-cell office:value-type="float" office:value="89" table:style-name="ce6">
            <text:p>89</text:p>
          </table:table-cell>
          <table:table-cell office:value-type="float" office:value="78" table:style-name="ce216">
            <text:p>78</text:p>
          </table:table-cell>
          <table:table-cell office:value-type="float" office:value="68" table:style-name="ce277">
            <text:p>68</text:p>
          </table:table-cell>
          <table:table-cell office:value-type="float" office:value="51" table:style-name="ce301">
            <text:p>51</text:p>
          </table:table-cell>
          <table:table-cell office:value-type="float" office:value="54" table:style-name="ce219">
            <text:p>54</text:p>
          </table:table-cell>
          <table:table-cell office:value-type="float" office:value="91" table:style-name="ce4">
            <text:p>91</text:p>
          </table:table-cell>
          <table:table-cell table:number-columns-repeated="3" table:style-name="ce1"/>
          <table:table-cell table:number-columns-repeated="2" table:style-name="ce328"/>
          <table:table-cell table:number-columns-repeated="16365"/>
        </table:table-row>
        <table:table-row table:style-name="ro7">
          <table:covered-table-cell/>
          <table:table-cell office:value-type="float" office:value="-8" table:style-name="ce115">
            <text:p>-8</text:p>
          </table:table-cell>
          <table:table-cell office:value-type="float" office:value="-11" table:style-name="ce301">
            <text:p>-11</text:p>
          </table:table-cell>
          <table:table-cell office:value-type="float" office:value="-12" table:style-name="ce219">
            <text:p>-12</text:p>
          </table:table-cell>
          <table:table-cell office:value-type="float" office:value="-25" table:style-name="ce120">
            <text:p>-25</text:p>
          </table:table-cell>
          <table:table-cell office:value-type="float" office:value="-31" table:style-name="ce10">
            <text:p>-31</text:p>
          </table:table-cell>
          <table:table-cell office:value-type="float" office:value="-33" table:style-name="ce4">
            <text:p>-33</text:p>
          </table:table-cell>
          <table:table-cell office:value-type="float" office:value="-32" table:style-name="ce6">
            <text:p>-32</text:p>
          </table:table-cell>
          <table:table-cell office:value-type="float" office:value="-32" table:style-name="ce6">
            <text:p>-32</text:p>
          </table:table-cell>
          <table:table-cell office:value-type="float" office:value="-26" table:style-name="ce216">
            <text:p>-26</text:p>
          </table:table-cell>
          <table:table-cell office:value-type="float" office:value="-20" table:style-name="ce277">
            <text:p>-20</text:p>
          </table:table-cell>
          <table:table-cell office:value-type="float" office:value="-11" table:style-name="ce301">
            <text:p>-11</text:p>
          </table:table-cell>
          <table:table-cell office:value-type="float" office:value="-12" table:style-name="ce219">
            <text:p>-12</text:p>
          </table:table-cell>
          <table:table-cell office:value-type="float" office:value="-33" table:style-name="ce4">
            <text:p>-33</text:p>
          </table:table-cell>
          <table:table-cell table:number-columns-repeated="3" table:style-name="ce1"/>
          <table:table-cell table:number-columns-repeated="2" table:style-name="ce328"/>
          <table:table-cell table:number-columns-repeated="16365"/>
        </table:table-row>
        <table:table-row table:style-name="ro7">
          <table:table-cell office:value-type="string" table:number-columns-spanned="1" table:number-rows-spanned="2" table:style-name="ce567">
            <text:p>Average high °F (°C)</text:p>
          </table:table-cell>
          <table:table-cell office:value-type="float" office:value="19.600000000000001" table:style-name="ce65">
            <text:p>19.6</text:p>
          </table:table-cell>
          <table:table-cell office:value-type="float" office:value="26.1" table:style-name="ce262">
            <text:p>26.1</text:p>
          </table:table-cell>
          <table:table-cell office:value-type="float" office:value="33.6" table:style-name="ce45">
            <text:p>33.6</text:p>
          </table:table-cell>
          <table:table-cell office:value-type="float" office:value="44.8" table:style-name="ce261">
            <text:p>44.8</text:p>
          </table:table-cell>
          <table:table-cell office:value-type="float" office:value="57" table:style-name="ce26">
            <text:p>57</text:p>
          </table:table-cell>
          <table:table-cell office:value-type="float" office:value="65.599999999999994" table:style-name="ce118">
            <text:p>65.6</text:p>
          </table:table-cell>
          <table:table-cell office:value-type="float" office:value="67.8" table:style-name="ce200">
            <text:p>67.8</text:p>
          </table:table-cell>
          <table:table-cell office:value-type="float" office:value="64.599999999999994" table:style-name="ce302">
            <text:p>64.6</text:p>
          </table:table-cell>
          <table:table-cell office:value-type="float" office:value="55.5" table:style-name="ce303">
            <text:p>55.5</text:p>
          </table:table-cell>
          <table:table-cell office:value-type="float" office:value="40" table:style-name="ce129">
            <text:p>40</text:p>
          </table:table-cell>
          <table:table-cell office:value-type="float" office:value="26.1" table:style-name="ce262">
            <text:p>26.1</text:p>
          </table:table-cell>
          <table:table-cell office:value-type="float" office:value="20.399999999999999" table:style-name="ce204">
            <text:p>20.4</text:p>
          </table:table-cell>
          <table:table-cell office:value-type="float" office:value="43.4" table:style-name="ce304">
            <text:p>43.4</text:p>
          </table:table-cell>
          <table:table-cell table:number-columns-repeated="2" table:style-name="ce326"/>
          <table:table-cell table:style-name="ce1"/>
          <table:table-cell table:number-columns-repeated="2" table:style-name="ce328"/>
          <table:table-cell table:number-columns-repeated="16365"/>
        </table:table-row>
        <table:table-row table:style-name="ro7">
          <table:covered-table-cell/>
          <table:table-cell office:value-type="float" office:value="-6.9" table:style-name="ce65">
            <text:p>-6.9</text:p>
          </table:table-cell>
          <table:table-cell office:value-type="string" table:style-name="ce262">
            <text:p>(−3.3)</text:p>
          </table:table-cell>
          <table:table-cell office:value-type="float" office:value="-0.9" table:style-name="ce45">
            <text:p>-0.9</text:p>
          </table:table-cell>
          <table:table-cell office:value-type="float" office:value="-7.1" table:style-name="ce261">
            <text:p>-7.1</text:p>
          </table:table-cell>
          <table:table-cell office:value-type="float" office:value="-13.9" table:style-name="ce26">
            <text:p>-13.9</text:p>
          </table:table-cell>
          <table:table-cell office:value-type="float" office:value="-18.7" table:style-name="ce118">
            <text:p>-18.7</text:p>
          </table:table-cell>
          <table:table-cell office:value-type="float" office:value="-19.899999999999999" table:style-name="ce200">
            <text:p>-19.9</text:p>
          </table:table-cell>
          <table:table-cell office:value-type="float" office:value="-18.100000000000001" table:style-name="ce302">
            <text:p>-18.1</text:p>
          </table:table-cell>
          <table:table-cell office:value-type="float" office:value="-13.1" table:style-name="ce303">
            <text:p>-13.1</text:p>
          </table:table-cell>
          <table:table-cell office:value-type="float" office:value="-4.4000000000000004" table:style-name="ce129">
            <text:p>-4.4</text:p>
          </table:table-cell>
          <table:table-cell office:value-type="string" table:style-name="ce262">
            <text:p>(−3.3)</text:p>
          </table:table-cell>
          <table:table-cell office:value-type="string" table:style-name="ce204">
            <text:p>(−6.4)</text:p>
          </table:table-cell>
          <table:table-cell office:value-type="float" office:value="-6.3" table:style-name="ce304">
            <text:p>-6.3</text:p>
          </table:table-cell>
          <table:table-cell table:number-columns-repeated="3" table:style-name="ce1"/>
          <table:table-cell table:number-columns-repeated="2" table:style-name="ce328"/>
          <table:table-cell table:number-columns-repeated="16365"/>
        </table:table-row>
        <table:table-row table:style-name="ro7">
          <table:table-cell office:value-type="string" table:number-columns-spanned="1" table:number-rows-spanned="2" table:style-name="ce567">
            <text:p>Average low °F (°C)</text:p>
          </table:table-cell>
          <table:table-cell office:value-type="float" office:value="1.9" table:style-name="ce255">
            <text:p>1.9</text:p>
          </table:table-cell>
          <table:table-cell office:value-type="float" office:value="5.9" table:style-name="ce207">
            <text:p>5.9</text:p>
          </table:table-cell>
          <table:table-cell office:value-type="float" office:value="9.9" table:style-name="ce305">
            <text:p>9.9</text:p>
          </table:table-cell>
          <table:table-cell office:value-type="float" office:value="23.6" table:style-name="ce162">
            <text:p>23.6</text:p>
          </table:table-cell>
          <table:table-cell office:value-type="float" office:value="34.799999999999997" table:style-name="ce227">
            <text:p>34.8</text:p>
          </table:table-cell>
          <table:table-cell office:value-type="float" office:value="45.4" table:style-name="ce306">
            <text:p>45.4</text:p>
          </table:table-cell>
          <table:table-cell office:value-type="float" office:value="49.6" table:style-name="ce32">
            <text:p>49.6</text:p>
          </table:table-cell>
          <table:table-cell office:value-type="float" office:value="46.4" table:style-name="ce115">
            <text:p>46.4</text:p>
          </table:table-cell>
          <table:table-cell office:value-type="float" office:value="37.4" table:style-name="ce237">
            <text:p>37.4</text:p>
          </table:table-cell>
          <table:table-cell office:value-type="float" office:value="24.2" table:style-name="ce212">
            <text:p>24.2</text:p>
          </table:table-cell>
          <table:table-cell office:value-type="float" office:value="9.9" table:style-name="ce305">
            <text:p>9.9</text:p>
          </table:table-cell>
          <table:table-cell office:value-type="float" office:value="3.6" table:style-name="ce239">
            <text:p>3.6</text:p>
          </table:table-cell>
          <table:table-cell office:value-type="float" office:value="24.4" table:style-name="ce307">
            <text:p>24.4</text:p>
          </table:table-cell>
          <table:table-cell table:number-columns-repeated="2" table:style-name="ce326"/>
          <table:table-cell table:style-name="ce1"/>
          <table:table-cell table:number-columns-repeated="2" table:style-name="ce328"/>
          <table:table-cell table:number-columns-repeated="16365"/>
        </table:table-row>
        <table:table-row table:style-name="ro7">
          <table:covered-table-cell/>
          <table:table-cell office:value-type="float" office:value="-16.7" table:style-name="ce255">
            <text:p>-16.7</text:p>
          </table:table-cell>
          <table:table-cell office:value-type="string" table:style-name="ce207">
            <text:p>(−14.5)</text:p>
          </table:table-cell>
          <table:table-cell office:value-type="string" table:style-name="ce305">
            <text:p>(−12.3)</text:p>
          </table:table-cell>
          <table:table-cell office:value-type="string" table:style-name="ce162">
            <text:p>(−4.7)</text:p>
          </table:table-cell>
          <table:table-cell office:value-type="float" office:value="-1.6" table:style-name="ce227">
            <text:p>-1.6</text:p>
          </table:table-cell>
          <table:table-cell office:value-type="float" office:value="-7.4" table:style-name="ce306">
            <text:p>-7.4</text:p>
          </table:table-cell>
          <table:table-cell office:value-type="float" office:value="-9.8000000000000007" table:style-name="ce32">
            <text:p>-9.8</text:p>
          </table:table-cell>
          <table:table-cell office:value-type="float" office:value="-8" table:style-name="ce115">
            <text:p>-8</text:p>
          </table:table-cell>
          <table:table-cell office:value-type="float" office:value="-3" table:style-name="ce237">
            <text:p>-3</text:p>
          </table:table-cell>
          <table:table-cell office:value-type="string" table:style-name="ce212">
            <text:p>(−4.3)</text:p>
          </table:table-cell>
          <table:table-cell office:value-type="string" table:style-name="ce305">
            <text:p>(−12.3)</text:p>
          </table:table-cell>
          <table:table-cell office:value-type="string" table:style-name="ce239">
            <text:p>(−15.8)</text:p>
          </table:table-cell>
          <table:table-cell office:value-type="string" table:style-name="ce307">
            <text:p>(−4.2)</text:p>
          </table:table-cell>
          <table:table-cell table:number-columns-repeated="3" table:style-name="ce1"/>
          <table:table-cell table:number-columns-repeated="2" table:style-name="ce328"/>
          <table:table-cell table:number-columns-repeated="16365"/>
        </table:table-row>
        <table:table-row table:style-name="ro7">
          <table:table-cell office:value-type="string" table:number-columns-spanned="1" table:number-rows-spanned="2" table:style-name="ce567">
            <text:p>Record low °F (°C)</text:p>
          </table:table-cell>
          <table:table-cell office:value-type="string" table:style-name="ce308">
            <text:p>−48</text:p>
          </table:table-cell>
          <table:table-cell office:value-type="string" table:style-name="ce309">
            <text:p>−41</text:p>
          </table:table-cell>
          <table:table-cell office:value-type="string" table:style-name="ce310">
            <text:p>−43</text:p>
          </table:table-cell>
          <table:table-cell office:value-type="string" table:style-name="ce241">
            <text:p>−16</text:p>
          </table:table-cell>
          <table:table-cell office:value-type="float" office:value="9" table:style-name="ce223">
            <text:p>9</text:p>
          </table:table-cell>
          <table:table-cell office:value-type="float" office:value="30" table:style-name="ce43">
            <text:p>30</text:p>
          </table:table-cell>
          <table:table-cell office:value-type="float" office:value="35" table:style-name="ce311">
            <text:p>35</text:p>
          </table:table-cell>
          <table:table-cell office:value-type="float" office:value="25" table:style-name="ce42">
            <text:p>25</text:p>
          </table:table-cell>
          <table:table-cell office:value-type="float" office:value="11" table:style-name="ce64">
            <text:p>11</text:p>
          </table:table-cell>
          <table:table-cell office:value-type="string" table:style-name="ce225">
            <text:p>−21</text:p>
          </table:table-cell>
          <table:table-cell office:value-type="string" table:style-name="ce309">
            <text:p>−41</text:p>
          </table:table-cell>
          <table:table-cell office:value-type="string" table:style-name="ce208">
            <text:p>−53</text:p>
          </table:table-cell>
          <table:table-cell office:value-type="string" table:style-name="ce208">
            <text:p>−53</text:p>
          </table:table-cell>
          <table:table-cell table:number-columns-repeated="3" table:style-name="ce1"/>
          <table:table-cell table:number-columns-repeated="2" table:style-name="ce328"/>
          <table:table-cell table:number-columns-repeated="16365"/>
        </table:table-row>
        <table:table-row table:style-name="ro7">
          <table:covered-table-cell/>
          <table:table-cell office:value-type="string" table:style-name="ce308">
            <text:p>(−44)</text:p>
          </table:table-cell>
          <table:table-cell office:value-type="string" table:style-name="ce309">
            <text:p>(−41)</text:p>
          </table:table-cell>
          <table:table-cell office:value-type="string" table:style-name="ce310">
            <text:p>(−42)</text:p>
          </table:table-cell>
          <table:table-cell office:value-type="string" table:style-name="ce241">
            <text:p>(−27)</text:p>
          </table:table-cell>
          <table:table-cell office:value-type="string" table:style-name="ce223">
            <text:p>(−13)</text:p>
          </table:table-cell>
          <table:table-cell office:value-type="string" table:style-name="ce43">
            <text:p>(−1)</text:p>
          </table:table-cell>
          <table:table-cell office:value-type="float" office:value="-2" table:style-name="ce311">
            <text:p>-2</text:p>
          </table:table-cell>
          <table:table-cell office:value-type="string" table:style-name="ce42">
            <text:p>(−4)</text:p>
          </table:table-cell>
          <table:table-cell office:value-type="string" table:style-name="ce64">
            <text:p>(−12)</text:p>
          </table:table-cell>
          <table:table-cell office:value-type="string" table:style-name="ce225">
            <text:p>(−29)</text:p>
          </table:table-cell>
          <table:table-cell office:value-type="string" table:style-name="ce309">
            <text:p>(−41)</text:p>
          </table:table-cell>
          <table:table-cell office:value-type="string" table:style-name="ce208">
            <text:p>(−47)</text:p>
          </table:table-cell>
          <table:table-cell office:value-type="string" table:style-name="ce208">
            <text:p>(−47)</text:p>
          </table:table-cell>
          <table:table-cell table:number-columns-repeated="3" table:style-name="ce1"/>
          <table:table-cell table:number-columns-repeated="2" table:style-name="ce328"/>
          <table:table-cell table:number-columns-repeated="16365"/>
        </table:table-row>
        <table:table-row table:style-name="ro8">
          <table:table-cell office:value-type="string" table:number-columns-spanned="1" table:number-rows-spanned="2" table:style-name="ce573">
            <text:p><text:a xlink:href="http://en.wikipedia.org/wiki/Precipitation">Precipitation inches (mm)</text:a></text:p>
          </table:table-cell>
          <table:table-cell office:value-type="float" office:value="1.38" table:style-name="ce312">
            <text:p>1.38</text:p>
          </table:table-cell>
          <table:table-cell office:value-type="float" office:value="1.45" table:style-name="ce313">
            <text:p>1.45</text:p>
          </table:table-cell>
          <table:table-cell office:value-type="float" office:value="1.22" table:style-name="ce314">
            <text:p>1.22</text:p>
          </table:table-cell>
          <table:table-cell office:value-type="float" office:value="1.34" table:style-name="ce312">
            <text:p>1.34</text:p>
          </table:table-cell>
          <table:table-cell office:value-type="float" office:value="1.47" table:style-name="ce315">
            <text:p>1.47</text:p>
          </table:table-cell>
          <table:table-cell office:value-type="float" office:value="2.19" table:style-name="ce316">
            <text:p>2.19</text:p>
          </table:table-cell>
          <table:table-cell office:value-type="float" office:value="3.37" table:style-name="ce317">
            <text:p>3.37</text:p>
          </table:table-cell>
          <table:table-cell office:value-type="float" office:value="4.7699999999999996" table:style-name="ce318">
            <text:p>4.77</text:p>
          </table:table-cell>
          <table:table-cell office:value-type="float" office:value="4.21" table:style-name="ce319">
            <text:p>4.21</text:p>
          </table:table-cell>
          <table:table-cell office:value-type="float" office:value="2.69" table:style-name="ce320">
            <text:p>2.69</text:p>
          </table:table-cell>
          <table:table-cell office:value-type="float" office:value="1.74" table:style-name="ce321">
            <text:p>1.74</text:p>
          </table:table-cell>
          <table:table-cell office:value-type="float" office:value="1.75" table:style-name="ce248">
            <text:p>1.75</text:p>
          </table:table-cell>
          <table:table-cell office:value-type="float" office:value="27.56" table:style-name="ce322">
            <text:p>27.56</text:p>
          </table:table-cell>
          <table:table-cell table:number-columns-repeated="3" table:style-name="ce1"/>
          <table:table-cell table:number-columns-repeated="2" table:style-name="ce328"/>
          <table:table-cell table:number-columns-repeated="16365"/>
        </table:table-row>
        <table:table-row table:style-name="ro7">
          <table:covered-table-cell/>
          <table:table-cell office:value-type="float" office:value="-35.1" table:style-name="ce312">
            <text:p>-35.1</text:p>
          </table:table-cell>
          <table:table-cell office:value-type="float" office:value="-36.799999999999997" table:style-name="ce313">
            <text:p>-36.8</text:p>
          </table:table-cell>
          <table:table-cell office:value-type="float" office:value="-31" table:style-name="ce314">
            <text:p>-31</text:p>
          </table:table-cell>
          <table:table-cell office:value-type="float" office:value="-34" table:style-name="ce312">
            <text:p>-34</text:p>
          </table:table-cell>
          <table:table-cell office:value-type="float" office:value="-37.299999999999997" table:style-name="ce315">
            <text:p>-37.3</text:p>
          </table:table-cell>
          <table:table-cell office:value-type="float" office:value="-55.6" table:style-name="ce316">
            <text:p>-55.6</text:p>
          </table:table-cell>
          <table:table-cell office:value-type="float" office:value="-85.6" table:style-name="ce317">
            <text:p>-85.6</text:p>
          </table:table-cell>
          <table:table-cell office:value-type="float" office:value="-121.2" table:style-name="ce318">
            <text:p>-121.2</text:p>
          </table:table-cell>
          <table:table-cell office:value-type="float" office:value="-106.9" table:style-name="ce319">
            <text:p>-106.9</text:p>
          </table:table-cell>
          <table:table-cell office:value-type="float" office:value="-68.3" table:style-name="ce320">
            <text:p>-68.3</text:p>
          </table:table-cell>
          <table:table-cell office:value-type="float" office:value="-44.2" table:style-name="ce321">
            <text:p>-44.2</text:p>
          </table:table-cell>
          <table:table-cell office:value-type="float" office:value="-44.4" table:style-name="ce248">
            <text:p>-44.4</text:p>
          </table:table-cell>
          <table:table-cell office:value-type="float" office:value="-700" table:style-name="ce322">
            <text:p>-700</text:p>
          </table:table-cell>
          <table:table-cell table:number-columns-repeated="3" table:style-name="ce1"/>
          <table:table-cell table:number-columns-repeated="2" table:style-name="ce328"/>
          <table:table-cell table:number-columns-repeated="16365"/>
        </table:table-row>
        <table:table-row table:style-name="ro9">
          <table:table-cell office:value-type="string" table:number-columns-spanned="1" table:number-rows-spanned="2" table:style-name="ce567">
            <text:p>Snowfall inches (cm)</text:p>
          </table:table-cell>
          <table:table-cell office:value-type="float" office:value="18.600000000000001" table:style-name="ce213">
            <text:p>18.6</text:p>
          </table:table-cell>
          <table:table-cell office:value-type="float" office:value="20" table:style-name="ce213">
            <text:p>20</text:p>
          </table:table-cell>
          <table:table-cell office:value-type="float" office:value="17.100000000000001" table:style-name="ce213">
            <text:p>17.1</text:p>
          </table:table-cell>
          <table:table-cell office:value-type="float" office:value="9.1999999999999993" table:style-name="ce323">
            <text:p>9.2</text:p>
          </table:table-cell>
          <table:table-cell office:value-type="float" office:value="0.9" table:style-name="ce199">
            <text:p>0.9</text:p>
          </table:table-cell>
          <table:table-cell office:value-type="float" office:value="0" table:style-name="ce215">
            <text:p>0</text:p>
          </table:table-cell>
          <table:table-cell office:value-type="float" office:value="0" table:style-name="ce215">
            <text:p>0</text:p>
          </table:table-cell>
          <table:table-cell office:value-type="float" office:value="0" table:style-name="ce215">
            <text:p>0</text:p>
          </table:table-cell>
          <table:table-cell office:value-type="float" office:value="1.2" table:style-name="ce307">
            <text:p>1.2</text:p>
          </table:table-cell>
          <table:table-cell office:value-type="float" office:value="11.6" table:style-name="ce324">
            <text:p>11.6</text:p>
          </table:table-cell>
          <table:table-cell office:value-type="float" office:value="19.2" table:style-name="ce213">
            <text:p>19.2</text:p>
          </table:table-cell>
          <table:table-cell office:value-type="float" office:value="22.8" table:style-name="ce213">
            <text:p>22.8</text:p>
          </table:table-cell>
          <table:table-cell office:value-type="float" office:value="120.6" table:style-name="ce325">
            <text:p>120.6</text:p>
          </table:table-cell>
          <table:table-cell table:number-columns-repeated="3" table:style-name="ce1"/>
          <table:table-cell table:number-columns-repeated="2" table:style-name="ce328"/>
          <table:table-cell table:number-columns-repeated="16365"/>
        </table:table-row>
        <table:table-row table:style-name="ro7">
          <table:covered-table-cell/>
          <table:table-cell office:value-type="float" office:value="-47.2" table:style-name="ce213">
            <text:p>-47.2</text:p>
          </table:table-cell>
          <table:table-cell office:value-type="float" office:value="-50.8" table:style-name="ce213">
            <text:p>-50.8</text:p>
          </table:table-cell>
          <table:table-cell office:value-type="float" office:value="-43.4" table:style-name="ce213">
            <text:p>-43.4</text:p>
          </table:table-cell>
          <table:table-cell office:value-type="float" office:value="-23.4" table:style-name="ce323">
            <text:p>-23.4</text:p>
          </table:table-cell>
          <table:table-cell office:value-type="float" office:value="-2.2999999999999998" table:style-name="ce199">
            <text:p>-2.3</text:p>
          </table:table-cell>
          <table:table-cell office:value-type="float" office:value="0" table:style-name="ce215">
            <text:p>0</text:p>
          </table:table-cell>
          <table:table-cell office:value-type="float" office:value="0" table:style-name="ce215">
            <text:p>0</text:p>
          </table:table-cell>
          <table:table-cell office:value-type="float" office:value="0" table:style-name="ce215">
            <text:p>0</text:p>
          </table:table-cell>
          <table:table-cell office:value-type="float" office:value="-3" table:style-name="ce307">
            <text:p>-3</text:p>
          </table:table-cell>
          <table:table-cell office:value-type="float" office:value="-29.5" table:style-name="ce324">
            <text:p>-29.5</text:p>
          </table:table-cell>
          <table:table-cell office:value-type="float" office:value="-48.8" table:style-name="ce213">
            <text:p>-48.8</text:p>
          </table:table-cell>
          <table:table-cell office:value-type="float" office:value="-57.9" table:style-name="ce213">
            <text:p>-57.9</text:p>
          </table:table-cell>
          <table:table-cell office:value-type="float" office:value="-306.3" table:style-name="ce325">
            <text:p>-306.3</text:p>
          </table:table-cell>
          <table:table-cell table:number-columns-repeated="3" table:style-name="ce1"/>
          <table:table-cell table:number-columns-repeated="2" table:style-name="ce328"/>
          <table:table-cell table:number-columns-repeated="16365"/>
        </table:table-row>
        <table:table-row table:style-name="ro5">
          <table:table-cell office:value-type="string" table:number-columns-spanned="14" table:number-rows-spanned="1" table:style-name="ce573">
            <text:p><text:a xlink:href="#cite_note-WRCC-6">Source: The Western Regional Climate Center[6]</text:a></text:p>
          </table:table-cell>
          <table:covered-table-cell table:number-columns-repeated="13"/>
          <table:table-cell table:number-columns-repeated="16370" table:style-name="ce1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1">
            <text:p>F</text:p>
          </table:table-cell>
          <table:table-cell office:value-type="float" office:value="10.75" table:formula="of:=AVERAGE([.B5];[.B7])" table:style-name="ce328">
            <text:p>10.8</text:p>
          </table:table-cell>
          <table:table-cell office:value-type="float" office:value="16" table:formula="of:=AVERAGE([.C5];[.C7])" table:style-name="ce328">
            <text:p>16.0</text:p>
          </table:table-cell>
          <table:table-cell office:value-type="float" office:value="21.75" table:formula="of:=AVERAGE([.D5];[.D7])" table:style-name="ce328">
            <text:p>21.8</text:p>
          </table:table-cell>
          <table:table-cell office:value-type="float" office:value="34.200000000000003" table:formula="of:=AVERAGE([.E5];[.E7])" table:style-name="ce328">
            <text:p>34.2</text:p>
          </table:table-cell>
          <table:table-cell office:value-type="float" office:value="45.9" table:formula="of:=AVERAGE([.F5];[.F7])" table:style-name="ce328">
            <text:p>45.9</text:p>
          </table:table-cell>
          <table:table-cell office:value-type="float" office:value="55.5" table:formula="of:=AVERAGE([.G5];[.G7])" table:style-name="ce328">
            <text:p>55.5</text:p>
          </table:table-cell>
          <table:table-cell office:value-type="float" office:value="58.7" table:formula="of:=AVERAGE([.H5];[.H7])" table:style-name="ce328">
            <text:p>58.7</text:p>
          </table:table-cell>
          <table:table-cell office:value-type="float" office:value="55.5" table:formula="of:=AVERAGE([.I5];[.I7])" table:style-name="ce328">
            <text:p>55.5</text:p>
          </table:table-cell>
          <table:table-cell office:value-type="float" office:value="46.45" table:formula="of:=AVERAGE([.J5];[.J7])" table:style-name="ce328">
            <text:p>46.5</text:p>
          </table:table-cell>
          <table:table-cell office:value-type="float" office:value="32.1" table:formula="of:=AVERAGE([.K5];[.K7])" table:style-name="ce328">
            <text:p>32.1</text:p>
          </table:table-cell>
          <table:table-cell office:value-type="float" office:value="18" table:formula="of:=AVERAGE([.L5];[.L7])" table:style-name="ce328">
            <text:p>18.0</text:p>
          </table:table-cell>
          <table:table-cell office:value-type="float" office:value="12" table:formula="of:=AVERAGE([.M5];[.M7])" table:style-name="ce328">
            <text:p>12.0</text:p>
          </table:table-cell>
          <table:table-cell office:value-type="float" office:value="33.9" table:formula="of:=AVERAGE([.N5];[.N7])" table:style-name="ce328">
            <text:p>33.9</text:p>
          </table:table-cell>
          <table:table-cell table:number-columns-repeated="16370"/>
        </table:table-row>
        <table:table-row table:style-name="ro7">
          <table:table-cell office:value-type="string" table:style-name="ce1">
            <text:p>C</text:p>
          </table:table-cell>
          <table:table-cell office:value-type="float" office:value="-11.805555555555555" table:formula="of:=([.B17]-32)/1.8" table:style-name="ce328">
            <text:p>-11.8</text:p>
          </table:table-cell>
          <table:table-cell office:value-type="float" office:value="-8.8888888888888893" table:formula="of:=([.C17]-32)/1.8" table:style-name="ce328">
            <text:p>-8.9</text:p>
          </table:table-cell>
          <table:table-cell office:value-type="float" office:value="-5.6944444444444446" table:formula="of:=([.D17]-32)/1.8" table:style-name="ce328">
            <text:p>-5.7</text:p>
          </table:table-cell>
          <table:table-cell office:value-type="float" office:value="1.2222222222222239" table:formula="of:=([.E17]-32)/1.8" table:style-name="ce328">
            <text:p>1.2</text:p>
          </table:table-cell>
          <table:table-cell office:value-type="float" office:value="7.7222222222222214" table:formula="of:=([.F17]-32)/1.8" table:style-name="ce328">
            <text:p>7.7</text:p>
          </table:table-cell>
          <table:table-cell office:value-type="float" office:value="13.055555555555555" table:formula="of:=([.G17]-32)/1.8" table:style-name="ce328">
            <text:p>13.1</text:p>
          </table:table-cell>
          <table:table-cell office:value-type="float" office:value="14.833333333333334" table:formula="of:=([.H17]-32)/1.8" table:style-name="ce328">
            <text:p>14.8</text:p>
          </table:table-cell>
          <table:table-cell office:value-type="float" office:value="13.055555555555555" table:formula="of:=([.I17]-32)/1.8" table:style-name="ce328">
            <text:p>13.1</text:p>
          </table:table-cell>
          <table:table-cell office:value-type="float" office:value="8.0277777777777786" table:formula="of:=([.J17]-32)/1.8" table:style-name="ce328">
            <text:p>8.0</text:p>
          </table:table-cell>
          <table:table-cell office:value-type="float" office:value="5.5555555555556344E-2" table:formula="of:=([.K17]-32)/1.8" table:style-name="ce328">
            <text:p>0.1</text:p>
          </table:table-cell>
          <table:table-cell office:value-type="float" office:value="-7.7777777777777777" table:formula="of:=([.L17]-32)/1.8" table:style-name="ce328">
            <text:p>-7.8</text:p>
          </table:table-cell>
          <table:table-cell office:value-type="float" office:value="-11.111111111111111" table:formula="of:=([.M17]-32)/1.8" table:style-name="ce328">
            <text:p>-11.1</text:p>
          </table:table-cell>
          <table:table-cell office:value-type="float" office:value="1.0555555555555547" table:formula="of:=([.N17]-32)/1.8" table:style-name="ce328">
            <text:p>1.1</text:p>
          </table:table-cell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style-name="ce1"/>
          <table:table-cell table:number-columns-repeated="13" table:style-name="ce328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style-name="ce1"/>
          <table:table-cell table:style-name="ce194"/>
          <table:table-cell table:number-columns-repeated="16382" table:style-name="ce1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2" table:style-name="ce329"/>
          <table:table-cell table:number-columns-repeated="16382" table:style-name="ce1"/>
        </table:table-row>
        <table:table-row table:number-rows-repeated="1048549" table:style-name="ro7">
          <table:table-cell table:number-columns-repeated="16384"/>
        </table:table-row>
      </table:table>
      <table:table table:name="Gilgit" table:style-name="ta1">
        <table:table-column table:style-name="co6" table:number-columns-repeated="16384" table:default-cell-style-name="ce1"/>
        <table:table-row table:style-name="ro1">
          <table:table-cell office:value-type="string" table:number-columns-spanned="14" table:number-rows-spanned="1" table:style-name="ce593">
            <text:p><text:a xlink:href="http://en.wikipedia.org/wiki/Gilgit">[hide]Climate data for Gilgit</text:a>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style-name="ce330">
            <text:p>Month</text:p>
          </table:table-cell>
          <table:table-cell office:value-type="string" table:style-name="ce330">
            <text:p>Jan</text:p>
          </table:table-cell>
          <table:table-cell office:value-type="string" table:style-name="ce330">
            <text:p>Feb</text:p>
          </table:table-cell>
          <table:table-cell office:value-type="string" table:style-name="ce330">
            <text:p>Mar</text:p>
          </table:table-cell>
          <table:table-cell office:value-type="string" table:style-name="ce330">
            <text:p>Apr</text:p>
          </table:table-cell>
          <table:table-cell office:value-type="string" table:style-name="ce330">
            <text:p>May</text:p>
          </table:table-cell>
          <table:table-cell office:value-type="string" table:style-name="ce330">
            <text:p>Jun</text:p>
          </table:table-cell>
          <table:table-cell office:value-type="string" table:style-name="ce330">
            <text:p>Jul</text:p>
          </table:table-cell>
          <table:table-cell office:value-type="string" table:style-name="ce330">
            <text:p>Aug</text:p>
          </table:table-cell>
          <table:table-cell office:value-type="string" table:style-name="ce330">
            <text:p>Sep</text:p>
          </table:table-cell>
          <table:table-cell office:value-type="string" table:style-name="ce330">
            <text:p>Oct</text:p>
          </table:table-cell>
          <table:table-cell office:value-type="string" table:style-name="ce330">
            <text:p>Nov</text:p>
          </table:table-cell>
          <table:table-cell office:value-type="string" table:style-name="ce330">
            <text:p>Dec</text:p>
          </table:table-cell>
          <table:table-cell office:value-type="string" table:style-name="ce330">
            <text:p>Year</text:p>
          </table:table-cell>
          <table:table-cell table:number-columns-repeated="2" table:style-name="ce1"/>
          <table:table-cell table:number-columns-repeated="2" table:style-name="ce328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594">
            <text:p>Average high °C (°F)</text:p>
          </table:table-cell>
          <table:table-cell office:value-type="float" office:value="9.3000000000000007" table:style-name="ce331">
            <text:p>9.3</text:p>
          </table:table-cell>
          <table:table-cell office:value-type="float" office:value="12" table:style-name="ce333">
            <text:p>12</text:p>
          </table:table-cell>
          <table:table-cell office:value-type="float" office:value="17.899999999999999" table:style-name="ce335">
            <text:p>17.9</text:p>
          </table:table-cell>
          <table:table-cell office:value-type="float" office:value="23.9" table:style-name="ce337">
            <text:p>23.9</text:p>
          </table:table-cell>
          <table:table-cell office:value-type="float" office:value="28.4" table:style-name="ce339">
            <text:p>28.4</text:p>
          </table:table-cell>
          <table:table-cell office:value-type="float" office:value="34.299999999999997" table:style-name="ce341">
            <text:p>34.3</text:p>
          </table:table-cell>
          <table:table-cell office:value-type="float" office:value="36.1" table:style-name="ce343">
            <text:p>36.1</text:p>
          </table:table-cell>
          <table:table-cell office:value-type="float" office:value="35.299999999999997" table:style-name="ce345">
            <text:p>35.3</text:p>
          </table:table-cell>
          <table:table-cell office:value-type="float" office:value="31.6" table:style-name="ce347">
            <text:p>31.6</text:p>
          </table:table-cell>
          <table:table-cell office:value-type="float" office:value="25.3" table:style-name="ce349">
            <text:p>25.3</text:p>
          </table:table-cell>
          <table:table-cell office:value-type="float" office:value="17.8" table:style-name="ce351">
            <text:p>17.8</text:p>
          </table:table-cell>
          <table:table-cell office:value-type="float" office:value="11" table:style-name="ce353">
            <text:p>11</text:p>
          </table:table-cell>
          <table:table-cell office:value-type="float" office:value="23.6" table:style-name="ce355">
            <text:p>23.6</text:p>
          </table:table-cell>
          <table:table-cell table:number-columns-repeated="2" table:style-name="ce1"/>
          <table:table-cell table:number-columns-repeated="2" table:style-name="ce328"/>
          <table:table-cell table:number-columns-repeated="16366"/>
        </table:table-row>
        <table:table-row table:style-name="ro1">
          <table:covered-table-cell/>
          <table:table-cell office:value-type="float" office:value="48.7" table:style-name="ce332">
            <text:p>48.7</text:p>
          </table:table-cell>
          <table:table-cell office:value-type="float" office:value="53.6" table:style-name="ce334">
            <text:p>53.6</text:p>
          </table:table-cell>
          <table:table-cell office:value-type="float" office:value="64.2" table:style-name="ce336">
            <text:p>64.2</text:p>
          </table:table-cell>
          <table:table-cell office:value-type="float" office:value="75" table:style-name="ce338">
            <text:p>75</text:p>
          </table:table-cell>
          <table:table-cell office:value-type="float" office:value="83.1" table:style-name="ce340">
            <text:p>83.1</text:p>
          </table:table-cell>
          <table:table-cell office:value-type="float" office:value="93.7" table:style-name="ce342">
            <text:p>93.7</text:p>
          </table:table-cell>
          <table:table-cell office:value-type="float" office:value="97" table:style-name="ce344">
            <text:p>97</text:p>
          </table:table-cell>
          <table:table-cell office:value-type="float" office:value="95.5" table:style-name="ce346">
            <text:p>95.5</text:p>
          </table:table-cell>
          <table:table-cell office:value-type="float" office:value="88.9" table:style-name="ce348">
            <text:p>88.9</text:p>
          </table:table-cell>
          <table:table-cell office:value-type="float" office:value="77.5" table:style-name="ce350">
            <text:p>77.5</text:p>
          </table:table-cell>
          <table:table-cell office:value-type="float" office:value="64" table:style-name="ce352">
            <text:p>64</text:p>
          </table:table-cell>
          <table:table-cell office:value-type="float" office:value="51.8" table:style-name="ce354">
            <text:p>51.8</text:p>
          </table:table-cell>
          <table:table-cell office:value-type="float" office:value="74.5" table:style-name="ce356">
            <text:p>74.5</text:p>
          </table:table-cell>
          <table:table-cell table:number-columns-repeated="2" table:style-name="ce1"/>
          <table:table-cell table:number-columns-repeated="2" table:style-name="ce328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594">
            <text:p>Average low °C (°F)</text:p>
          </table:table-cell>
          <table:table-cell office:value-type="float" office:value="-2.7" table:style-name="ce357">
            <text:p>-2.7</text:p>
          </table:table-cell>
          <table:table-cell office:value-type="float" office:value="2.5" table:style-name="ce359">
            <text:p>2.5</text:p>
          </table:table-cell>
          <table:table-cell office:value-type="float" office:value="5.4" table:style-name="ce361">
            <text:p>5.4</text:p>
          </table:table-cell>
          <table:table-cell office:value-type="float" office:value="9.4" table:style-name="ce363">
            <text:p>9.4</text:p>
          </table:table-cell>
          <table:table-cell office:value-type="float" office:value="11.7" table:style-name="ce365">
            <text:p>11.7</text:p>
          </table:table-cell>
          <table:table-cell office:value-type="float" office:value="15.2" table:style-name="ce367">
            <text:p>15.2</text:p>
          </table:table-cell>
          <table:table-cell office:value-type="float" office:value="18.8" table:style-name="ce369">
            <text:p>18.8</text:p>
          </table:table-cell>
          <table:table-cell office:value-type="float" office:value="18.100000000000001" table:style-name="ce371">
            <text:p>18.1</text:p>
          </table:table-cell>
          <table:table-cell office:value-type="float" office:value="12.7" table:style-name="ce373">
            <text:p>12.7</text:p>
          </table:table-cell>
          <table:table-cell office:value-type="float" office:value="6.6" table:style-name="ce375">
            <text:p>6.6</text:p>
          </table:table-cell>
          <table:table-cell office:value-type="float" office:value="0.6" table:style-name="ce377">
            <text:p>0.6</text:p>
          </table:table-cell>
          <table:table-cell office:value-type="float" office:value="-2.4" table:style-name="ce379">
            <text:p>-2.4</text:p>
          </table:table-cell>
          <table:table-cell office:value-type="float" office:value="7.8" table:style-name="ce381">
            <text:p>7.8</text:p>
          </table:table-cell>
          <table:table-cell table:number-columns-repeated="2" table:style-name="ce1"/>
          <table:table-cell table:number-columns-repeated="2" table:style-name="ce328"/>
          <table:table-cell table:number-columns-repeated="16366"/>
        </table:table-row>
        <table:table-row table:style-name="ro1">
          <table:covered-table-cell/>
          <table:table-cell office:value-type="float" office:value="27.1" table:style-name="ce358">
            <text:p>27.1</text:p>
          </table:table-cell>
          <table:table-cell office:value-type="float" office:value="36.5" table:style-name="ce360">
            <text:p>36.5</text:p>
          </table:table-cell>
          <table:table-cell office:value-type="float" office:value="41.7" table:style-name="ce362">
            <text:p>41.7</text:p>
          </table:table-cell>
          <table:table-cell office:value-type="float" office:value="48.9" table:style-name="ce364">
            <text:p>48.9</text:p>
          </table:table-cell>
          <table:table-cell office:value-type="float" office:value="53.1" table:style-name="ce366">
            <text:p>53.1</text:p>
          </table:table-cell>
          <table:table-cell office:value-type="float" office:value="59.4" table:style-name="ce368">
            <text:p>59.4</text:p>
          </table:table-cell>
          <table:table-cell office:value-type="float" office:value="65.8" table:style-name="ce370">
            <text:p>65.8</text:p>
          </table:table-cell>
          <table:table-cell office:value-type="float" office:value="64.599999999999994" table:style-name="ce372">
            <text:p>64.6</text:p>
          </table:table-cell>
          <table:table-cell office:value-type="float" office:value="54.9" table:style-name="ce374">
            <text:p>54.9</text:p>
          </table:table-cell>
          <table:table-cell office:value-type="float" office:value="43.9" table:style-name="ce376">
            <text:p>43.9</text:p>
          </table:table-cell>
          <table:table-cell office:value-type="float" office:value="33.1" table:style-name="ce378">
            <text:p>33.1</text:p>
          </table:table-cell>
          <table:table-cell office:value-type="float" office:value="27.7" table:style-name="ce380">
            <text:p>27.7</text:p>
          </table:table-cell>
          <table:table-cell office:value-type="float" office:value="46" table:style-name="ce382">
            <text:p>46</text:p>
          </table:table-cell>
          <table:table-cell table:number-columns-repeated="2" table:style-name="ce1"/>
          <table:table-cell table:number-columns-repeated="2" table:style-name="ce328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594">
            <text:p>Rainfall mm (inches)</text:p>
          </table:table-cell>
          <table:table-cell office:value-type="float" office:value="4" table:style-name="ce383">
            <text:p>4</text:p>
          </table:table-cell>
          <table:table-cell office:value-type="float" office:value="6" table:style-name="ce385">
            <text:p>6</text:p>
          </table:table-cell>
          <table:table-cell office:value-type="float" office:value="12.6" table:style-name="ce387">
            <text:p>12.6</text:p>
          </table:table-cell>
          <table:table-cell office:value-type="float" office:value="23" table:style-name="ce389">
            <text:p>23</text:p>
          </table:table-cell>
          <table:table-cell office:value-type="float" office:value="25.3" table:style-name="ce379">
            <text:p>25.3</text:p>
          </table:table-cell>
          <table:table-cell office:value-type="float" office:value="6.1" table:style-name="ce385">
            <text:p>6.1</text:p>
          </table:table-cell>
          <table:table-cell office:value-type="float" office:value="15.6" table:style-name="ce391">
            <text:p>15.6</text:p>
          </table:table-cell>
          <table:table-cell office:value-type="float" office:value="15.5" table:style-name="ce391">
            <text:p>15.5</text:p>
          </table:table-cell>
          <table:table-cell office:value-type="float" office:value="6.5" table:style-name="ce359">
            <text:p>6.5</text:p>
          </table:table-cell>
          <table:table-cell office:value-type="float" office:value="8.4" table:style-name="ce393">
            <text:p>8.4</text:p>
          </table:table-cell>
          <table:table-cell office:value-type="float" office:value="1.8" table:style-name="ce395">
            <text:p>1.8</text:p>
          </table:table-cell>
          <table:table-cell office:value-type="float" office:value="4.0999999999999996" table:style-name="ce397">
            <text:p>4.1</text:p>
          </table:table-cell>
          <table:table-cell office:value-type="float" office:value="128.9" table:style-name="ce399">
            <text:p>128.9</text:p>
          </table:table-cell>
          <table:table-cell table:number-columns-repeated="2" table:style-name="ce1"/>
          <table:table-cell table:number-columns-repeated="2" table:style-name="ce328"/>
          <table:table-cell table:number-columns-repeated="16366"/>
        </table:table-row>
        <table:table-row table:style-name="ro1">
          <table:covered-table-cell/>
          <table:table-cell office:value-type="float" office:value="-0.157" table:style-name="ce384">
            <text:p>-0.157</text:p>
          </table:table-cell>
          <table:table-cell office:value-type="float" office:value="-0.23599999999999999" table:style-name="ce386">
            <text:p>-0.236</text:p>
          </table:table-cell>
          <table:table-cell office:value-type="float" office:value="-0.496" table:style-name="ce388">
            <text:p>-0.496</text:p>
          </table:table-cell>
          <table:table-cell office:value-type="float" office:value="-0.90600000000000003" table:style-name="ce390">
            <text:p>-0.906</text:p>
          </table:table-cell>
          <table:table-cell office:value-type="float" office:value="-0.996" table:style-name="ce380">
            <text:p>-0.996</text:p>
          </table:table-cell>
          <table:table-cell office:value-type="float" office:value="-0.24" table:style-name="ce386">
            <text:p>-0.24</text:p>
          </table:table-cell>
          <table:table-cell office:value-type="float" office:value="-0.61399999999999999" table:style-name="ce392">
            <text:p>-0.614</text:p>
          </table:table-cell>
          <table:table-cell office:value-type="float" office:value="-0.61" table:style-name="ce392">
            <text:p>-0.61</text:p>
          </table:table-cell>
          <table:table-cell office:value-type="float" office:value="-0.25600000000000001" table:style-name="ce360">
            <text:p>-0.256</text:p>
          </table:table-cell>
          <table:table-cell office:value-type="float" office:value="-0.33100000000000002" table:style-name="ce394">
            <text:p>-0.331</text:p>
          </table:table-cell>
          <table:table-cell office:value-type="float" office:value="-7.0999999999999994E-2" table:style-name="ce396">
            <text:p>-0.071</text:p>
          </table:table-cell>
          <table:table-cell office:value-type="float" office:value="-0.161" table:style-name="ce398">
            <text:p>-0.161</text:p>
          </table:table-cell>
          <table:table-cell office:value-type="float" office:value="-5.0750000000000002" table:style-name="ce400">
            <text:p>-5.075</text:p>
          </table:table-cell>
          <table:table-cell table:number-columns-repeated="2" table:style-name="ce1"/>
          <table:table-cell table:number-columns-repeated="2" table:style-name="ce328"/>
          <table:table-cell table:number-columns-repeated="16366"/>
        </table:table-row>
        <table:table-row table:style-name="ro1">
          <table:table-cell office:value-type="string" table:number-columns-spanned="14" table:number-rows-spanned="1" table:style-name="ce595">
            <text:p><text:a xlink:href="http://en.wikipedia.org/wiki/Gilgit#cite_note-wmo-18">Source: [18]</text:a></text:p>
          </table:table-cell>
          <table:covered-table-cell table:number-columns-repeated="13"/>
          <table:table-cell table:number-columns-repeated="2" table:style-name="ce1"/>
          <table:table-cell table:number-columns-repeated="2" table:style-name="ce328"/>
          <table:table-cell table:number-columns-repeated="16366"/>
        </table:table-row>
        <table:table-row table:style-name="ro7">
          <table:table-cell table:number-columns-repeated="16" table:style-name="ce1"/>
          <table:table-cell table:number-columns-repeated="2" table:style-name="ce328"/>
          <table:table-cell table:number-columns-repeated="16366"/>
        </table:table-row>
        <table:table-row table:style-name="ro7">
          <table:table-cell office:value-type="string" table:style-name="ce329">
            <text:p>C</text:p>
          </table:table-cell>
          <table:table-cell office:value-type="float" office:value="3.3000000000000003" table:formula="of:=AVERAGE([.B3]; [.B5])" table:style-name="ce329">
            <text:p>3.3</text:p>
          </table:table-cell>
          <table:table-cell office:value-type="float" office:value="7.25" table:formula="of:=AVERAGE([.C3]; [.C5])" table:style-name="ce329">
            <text:p>7.25</text:p>
          </table:table-cell>
          <table:table-cell office:value-type="float" office:value="11.649999999999999" table:formula="of:=AVERAGE([.D3]; [.D5])" table:style-name="ce329">
            <text:p>11.65</text:p>
          </table:table-cell>
          <table:table-cell office:value-type="float" office:value="16.649999999999999" table:formula="of:=AVERAGE([.E3]; [.E5])" table:style-name="ce329">
            <text:p>16.65</text:p>
          </table:table-cell>
          <table:table-cell office:value-type="float" office:value="20.049999999999997" table:formula="of:=AVERAGE([.F3]; [.F5])" table:style-name="ce329">
            <text:p>20.05</text:p>
          </table:table-cell>
          <table:table-cell office:value-type="float" office:value="24.75" table:formula="of:=AVERAGE([.G3]; [.G5])" table:style-name="ce329">
            <text:p>24.75</text:p>
          </table:table-cell>
          <table:table-cell office:value-type="float" office:value="27.450000000000003" table:formula="of:=AVERAGE([.H3]; [.H5])" table:style-name="ce329">
            <text:p>27.45</text:p>
          </table:table-cell>
          <table:table-cell office:value-type="float" office:value="26.7" table:formula="of:=AVERAGE([.I3]; [.I5])" table:style-name="ce329">
            <text:p>26.7</text:p>
          </table:table-cell>
          <table:table-cell office:value-type="float" office:value="22.15" table:formula="of:=AVERAGE([.J3]; [.J5])" table:style-name="ce329">
            <text:p>22.15</text:p>
          </table:table-cell>
          <table:table-cell office:value-type="float" office:value="15.95" table:formula="of:=AVERAGE([.K3]; [.K5])" table:style-name="ce329">
            <text:p>15.95</text:p>
          </table:table-cell>
          <table:table-cell office:value-type="float" office:value="9.2000000000000011" table:formula="of:=AVERAGE([.L3]; [.L5])" table:style-name="ce329">
            <text:p>9.2</text:p>
          </table:table-cell>
          <table:table-cell office:value-type="float" office:value="4.3" table:formula="of:=AVERAGE([.M3]; [.M5])" table:style-name="ce329">
            <text:p>4.3</text:p>
          </table:table-cell>
          <table:table-cell office:value-type="float" office:value="15.700000000000001" table:formula="of:=AVERAGE([.N3]; [.N5])" table:style-name="ce329">
            <text:p>15.7</text:p>
          </table:table-cell>
          <table:table-cell table:number-columns-repeated="2" table:style-name="ce329"/>
          <table:table-cell table:number-columns-repeated="2" table:style-name="ce328"/>
          <table:table-cell table:number-columns-repeated="16366" table:style-name="ce329"/>
        </table:table-row>
        <table:table-row table:style-name="ro7">
          <table:table-cell office:value-type="string" table:style-name="ce329">
            <text:p>F</text:p>
          </table:table-cell>
          <table:table-cell office:value-type="float" office:value="37.900000000000006" table:formula="of:=AVERAGE([.B4]; [.B6])" table:style-name="ce329">
            <text:p>37.9</text:p>
          </table:table-cell>
          <table:table-cell office:value-type="float" office:value="45.05" table:formula="of:=AVERAGE([.C4]; [.C6])" table:style-name="ce329">
            <text:p>45.05</text:p>
          </table:table-cell>
          <table:table-cell office:value-type="float" office:value="52.95" table:formula="of:=AVERAGE([.D4]; [.D6])" table:style-name="ce329">
            <text:p>52.95</text:p>
          </table:table-cell>
          <table:table-cell office:value-type="float" office:value="61.95" table:formula="of:=AVERAGE([.E4]; [.E6])" table:style-name="ce329">
            <text:p>61.95</text:p>
          </table:table-cell>
          <table:table-cell office:value-type="float" office:value="68.099999999999994" table:formula="of:=AVERAGE([.F4]; [.F6])" table:style-name="ce329">
            <text:p>68.1</text:p>
          </table:table-cell>
          <table:table-cell office:value-type="float" office:value="76.55" table:formula="of:=AVERAGE([.G4]; [.G6])" table:style-name="ce329">
            <text:p>76.55</text:p>
          </table:table-cell>
          <table:table-cell office:value-type="float" office:value="81.400000000000006" table:formula="of:=AVERAGE([.H4]; [.H6])" table:style-name="ce329">
            <text:p>81.4</text:p>
          </table:table-cell>
          <table:table-cell office:value-type="float" office:value="80.05" table:formula="of:=AVERAGE([.I4]; [.I6])" table:style-name="ce329">
            <text:p>80.05</text:p>
          </table:table-cell>
          <table:table-cell office:value-type="float" office:value="71.900000000000006" table:formula="of:=AVERAGE([.J4]; [.J6])" table:style-name="ce329">
            <text:p>71.9</text:p>
          </table:table-cell>
          <table:table-cell office:value-type="float" office:value="60.7" table:formula="of:=AVERAGE([.K4]; [.K6])" table:style-name="ce329">
            <text:p>60.7</text:p>
          </table:table-cell>
          <table:table-cell office:value-type="float" office:value="48.55" table:formula="of:=AVERAGE([.L4]; [.L6])" table:style-name="ce329">
            <text:p>48.55</text:p>
          </table:table-cell>
          <table:table-cell office:value-type="float" office:value="39.75" table:formula="of:=AVERAGE([.M4]; [.M6])" table:style-name="ce329">
            <text:p>39.75</text:p>
          </table:table-cell>
          <table:table-cell office:value-type="float" office:value="60.25" table:formula="of:=AVERAGE([.N4]; [.N6])" table:style-name="ce329">
            <text:p>60.25</text:p>
          </table:table-cell>
          <table:table-cell table:number-columns-repeated="2" table:style-name="ce329"/>
          <table:table-cell table:number-columns-repeated="2" table:style-name="ce328"/>
          <table:table-cell table:number-columns-repeated="16366" table:style-name="ce329"/>
        </table:table-row>
        <table:table-row table:style-name="ro7">
          <table:table-cell table:number-columns-repeated="16" table:style-name="ce1"/>
          <table:table-cell table:number-columns-repeated="2" table:style-name="ce328"/>
          <table:table-cell table:number-columns-repeated="16366"/>
        </table:table-row>
        <table:table-row table:style-name="ro7">
          <table:table-cell table:number-columns-repeated="14" table:style-name="ce1"/>
          <table:table-cell table:style-name="ce194"/>
          <table:table-cell table:style-name="ce1"/>
          <table:table-cell table:number-columns-repeated="2" table:style-name="ce328"/>
          <table:table-cell table:number-columns-repeated="16366"/>
        </table:table-row>
        <table:table-row table:number-rows-repeated="9" table:style-name="ro7">
          <table:table-cell table:number-columns-repeated="16384"/>
        </table:table-row>
        <table:table-row table:style-name="ro7">
          <table:table-cell table:style-name="ce194"/>
          <table:table-cell table:number-columns-repeated="16383" table:style-name="ce1"/>
        </table:table-row>
        <table:table-row table:style-name="ro7">
          <table:table-cell table:number-columns-repeated="16384"/>
        </table:table-row>
        <table:table-row table:style-name="ro7">
          <table:table-cell table:style-name="ce401"/>
          <table:table-cell table:number-columns-repeated="16383" table:style-name="ce1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office:value-type="string" table:style-name="ce1">
            <text:p>K2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402">
            <text:p>8,611 m (28,251 ft)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29">
            <text:p>Coordinates</text:p>
          </table:table-cell>
          <table:table-cell office:value-type="string" table:style-name="ce329">
            <text:p>35°52′57″N 76°30′48″E</text:p>
          </table:table-cell>
          <table:table-cell table:number-columns-repeated="16382"/>
        </table:table-row>
        <table:table-row table:number-rows-repeated="1048545" table:style-name="ro7">
          <table:table-cell table:number-columns-repeated="16384"/>
        </table:table-row>
      </table:table>
      <table:table table:name="Kathmandu" table:style-name="ta1">
        <table:table-column table:style-name="co6" table:number-columns-repeated="16384" table:default-cell-style-name="ce1"/>
        <table:table-row table:style-name="ro7">
          <table:table-cell office:value-type="string" table:number-columns-spanned="14" table:number-rows-spanned="1" table:style-name="ce567">
            <text:p>Climate data for Kathmandu (1981-2010)</text:p>
          </table:table-cell>
          <table:covered-table-cell table:number-columns-repeated="13"/>
          <table:table-cell table:number-columns-repeated="16370" table:style-name="ce1"/>
        </table:table-row>
        <table:table-row table:style-name="ro7">
          <table:table-cell office:value-type="string" table:style-name="ce3">
            <text:p>Month</text:p>
          </table:table-cell>
          <table:table-cell office:value-type="string" table:style-name="ce3">
            <text:p>Jan</text:p>
          </table:table-cell>
          <table:table-cell office:value-type="string" table:style-name="ce3">
            <text:p>Feb</text:p>
          </table:table-cell>
          <table:table-cell office:value-type="string" table:style-name="ce3">
            <text:p>Mar</text:p>
          </table:table-cell>
          <table:table-cell office:value-type="string" table:style-name="ce3">
            <text:p>Apr</text:p>
          </table:table-cell>
          <table:table-cell office:value-type="string" table:style-name="ce3">
            <text:p>May</text:p>
          </table:table-cell>
          <table:table-cell office:value-type="string" table:style-name="ce3">
            <text:p>Jun</text:p>
          </table:table-cell>
          <table:table-cell office:value-type="string" table:style-name="ce3">
            <text:p>Jul</text:p>
          </table:table-cell>
          <table:table-cell office:value-type="string" table:style-name="ce3">
            <text:p>Aug</text:p>
          </table:table-cell>
          <table:table-cell office:value-type="string" table:style-name="ce3">
            <text:p>Sep</text:p>
          </table:table-cell>
          <table:table-cell office:value-type="string" table:style-name="ce3">
            <text:p>Oct</text:p>
          </table:table-cell>
          <table:table-cell office:value-type="string" table:style-name="ce3">
            <text:p>Nov</text:p>
          </table:table-cell>
          <table:table-cell office:value-type="string" table:style-name="ce3">
            <text:p>Dec</text:p>
          </table:table-cell>
          <table:table-cell office:value-type="string" table:style-name="ce3">
            <text:p>Year</text:p>
          </table:table-cell>
          <table:table-cell table:number-columns-repeated="3" table:style-name="ce1"/>
          <table:table-cell table:style-name="ce328"/>
          <table:table-cell table:number-columns-repeated="16366"/>
        </table:table-row>
        <table:table-row table:style-name="ro7">
          <table:table-cell office:value-type="string" table:number-columns-spanned="1" table:number-rows-spanned="2" table:style-name="ce567">
            <text:p>Record high °C (°F)</text:p>
          </table:table-cell>
          <table:table-cell office:value-type="float" office:value="24.4" table:style-name="ce220">
            <text:p>24.4</text:p>
          </table:table-cell>
          <table:table-cell office:value-type="float" office:value="28.3" table:style-name="ce265">
            <text:p>28.3</text:p>
          </table:table-cell>
          <table:table-cell office:value-type="float" office:value="33.299999999999997" table:style-name="ce266">
            <text:p>33.3</text:p>
          </table:table-cell>
          <table:table-cell office:value-type="float" office:value="35" table:style-name="ce217">
            <text:p>35</text:p>
          </table:table-cell>
          <table:table-cell office:value-type="float" office:value="36.1" table:style-name="ce97">
            <text:p>36.1</text:p>
          </table:table-cell>
          <table:table-cell office:value-type="float" office:value="37.200000000000003" table:style-name="ce267">
            <text:p>37.2</text:p>
          </table:table-cell>
          <table:table-cell office:value-type="float" office:value="32.799999999999997" table:style-name="ce268">
            <text:p>32.8</text:p>
          </table:table-cell>
          <table:table-cell office:value-type="float" office:value="33.299999999999997" table:style-name="ce266">
            <text:p>33.3</text:p>
          </table:table-cell>
          <table:table-cell office:value-type="float" office:value="33.299999999999997" table:style-name="ce266">
            <text:p>33.3</text:p>
          </table:table-cell>
          <table:table-cell office:value-type="float" office:value="33.299999999999997" table:style-name="ce266">
            <text:p>33.3</text:p>
          </table:table-cell>
          <table:table-cell office:value-type="float" office:value="29.4" table:style-name="ce257">
            <text:p>29.4</text:p>
          </table:table-cell>
          <table:table-cell office:value-type="float" office:value="28.3" table:style-name="ce265">
            <text:p>28.3</text:p>
          </table:table-cell>
          <table:table-cell office:value-type="float" office:value="37.200000000000003" table:style-name="ce267">
            <text:p>37.2</text:p>
          </table:table-cell>
          <table:table-cell table:number-columns-repeated="3" table:style-name="ce1"/>
          <table:table-cell table:style-name="ce328"/>
          <table:table-cell table:number-columns-repeated="16366"/>
        </table:table-row>
        <table:table-row table:style-name="ro7">
          <table:covered-table-cell/>
          <table:table-cell office:value-type="float" office:value="-75.900000000000006" table:style-name="ce220">
            <text:p>-75.9</text:p>
          </table:table-cell>
          <table:table-cell office:value-type="float" office:value="-82.9" table:style-name="ce265">
            <text:p>-82.9</text:p>
          </table:table-cell>
          <table:table-cell office:value-type="float" office:value="-91.9" table:style-name="ce266">
            <text:p>-91.9</text:p>
          </table:table-cell>
          <table:table-cell office:value-type="float" office:value="-95" table:style-name="ce217">
            <text:p>-95</text:p>
          </table:table-cell>
          <table:table-cell office:value-type="float" office:value="-97" table:style-name="ce97">
            <text:p>-97</text:p>
          </table:table-cell>
          <table:table-cell office:value-type="float" office:value="-99" table:style-name="ce267">
            <text:p>-99</text:p>
          </table:table-cell>
          <table:table-cell office:value-type="float" office:value="-91" table:style-name="ce268">
            <text:p>-91</text:p>
          </table:table-cell>
          <table:table-cell office:value-type="float" office:value="-91.9" table:style-name="ce266">
            <text:p>-91.9</text:p>
          </table:table-cell>
          <table:table-cell office:value-type="float" office:value="-91.9" table:style-name="ce266">
            <text:p>-91.9</text:p>
          </table:table-cell>
          <table:table-cell office:value-type="float" office:value="-91.9" table:style-name="ce266">
            <text:p>-91.9</text:p>
          </table:table-cell>
          <table:table-cell office:value-type="float" office:value="-84.9" table:style-name="ce257">
            <text:p>-84.9</text:p>
          </table:table-cell>
          <table:table-cell office:value-type="float" office:value="-82.9" table:style-name="ce265">
            <text:p>-82.9</text:p>
          </table:table-cell>
          <table:table-cell office:value-type="float" office:value="-99" table:style-name="ce267">
            <text:p>-99</text:p>
          </table:table-cell>
          <table:table-cell table:number-columns-repeated="3" table:style-name="ce1"/>
          <table:table-cell table:style-name="ce328"/>
          <table:table-cell table:number-columns-repeated="16366"/>
        </table:table-row>
        <table:table-row table:style-name="ro7">
          <table:table-cell office:value-type="string" table:number-columns-spanned="1" table:number-rows-spanned="2" table:style-name="ce567">
            <text:p>Average high °C (°F)</text:p>
          </table:table-cell>
          <table:table-cell office:value-type="float" office:value="19.100000000000001" table:style-name="ce13">
            <text:p>19.1</text:p>
          </table:table-cell>
          <table:table-cell office:value-type="float" office:value="21.4" table:style-name="ce269">
            <text:p>21.4</text:p>
          </table:table-cell>
          <table:table-cell office:value-type="float" office:value="25.3" table:style-name="ce258">
            <text:p>25.3</text:p>
          </table:table-cell>
          <table:table-cell office:value-type="float" office:value="28.2" table:style-name="ce270">
            <text:p>28.2</text:p>
          </table:table-cell>
          <table:table-cell office:value-type="float" office:value="28.7" table:style-name="ce5">
            <text:p>28.7</text:p>
          </table:table-cell>
          <table:table-cell office:value-type="float" office:value="29.1" table:style-name="ce271">
            <text:p>29.1</text:p>
          </table:table-cell>
          <table:table-cell office:value-type="float" office:value="28.4" table:style-name="ce265">
            <text:p>28.4</text:p>
          </table:table-cell>
          <table:table-cell office:value-type="float" office:value="28.7" table:style-name="ce5">
            <text:p>28.7</text:p>
          </table:table-cell>
          <table:table-cell office:value-type="float" office:value="28.1" table:style-name="ce259">
            <text:p>28.1</text:p>
          </table:table-cell>
          <table:table-cell office:value-type="float" office:value="26.8" table:style-name="ce272">
            <text:p>26.8</text:p>
          </table:table-cell>
          <table:table-cell office:value-type="float" office:value="23.6" table:style-name="ce273">
            <text:p>23.6</text:p>
          </table:table-cell>
          <table:table-cell office:value-type="float" office:value="20.2" table:style-name="ce274">
            <text:p>20.2</text:p>
          </table:table-cell>
          <table:table-cell office:value-type="float" office:value="25.6" table:style-name="ce7">
            <text:p>25.6</text:p>
          </table:table-cell>
          <table:table-cell table:number-columns-repeated="2" table:style-name="ce326"/>
          <table:table-cell table:style-name="ce1"/>
          <table:table-cell table:style-name="ce328"/>
          <table:table-cell table:number-columns-repeated="16366"/>
        </table:table-row>
        <table:table-row table:style-name="ro7">
          <table:covered-table-cell/>
          <table:table-cell office:value-type="float" office:value="-66.400000000000006" table:style-name="ce13">
            <text:p>-66.4</text:p>
          </table:table-cell>
          <table:table-cell office:value-type="float" office:value="-70.5" table:style-name="ce269">
            <text:p>-70.5</text:p>
          </table:table-cell>
          <table:table-cell office:value-type="float" office:value="-77.5" table:style-name="ce258">
            <text:p>-77.5</text:p>
          </table:table-cell>
          <table:table-cell office:value-type="float" office:value="-82.8" table:style-name="ce270">
            <text:p>-82.8</text:p>
          </table:table-cell>
          <table:table-cell office:value-type="float" office:value="-83.7" table:style-name="ce5">
            <text:p>-83.7</text:p>
          </table:table-cell>
          <table:table-cell office:value-type="float" office:value="-84.4" table:style-name="ce271">
            <text:p>-84.4</text:p>
          </table:table-cell>
          <table:table-cell office:value-type="float" office:value="-83.1" table:style-name="ce265">
            <text:p>-83.1</text:p>
          </table:table-cell>
          <table:table-cell office:value-type="float" office:value="-83.7" table:style-name="ce5">
            <text:p>-83.7</text:p>
          </table:table-cell>
          <table:table-cell office:value-type="float" office:value="-82.6" table:style-name="ce259">
            <text:p>-82.6</text:p>
          </table:table-cell>
          <table:table-cell office:value-type="float" office:value="-80.2" table:style-name="ce272">
            <text:p>-80.2</text:p>
          </table:table-cell>
          <table:table-cell office:value-type="float" office:value="-74.5" table:style-name="ce273">
            <text:p>-74.5</text:p>
          </table:table-cell>
          <table:table-cell office:value-type="float" office:value="-68.400000000000006" table:style-name="ce274">
            <text:p>-68.4</text:p>
          </table:table-cell>
          <table:table-cell office:value-type="float" office:value="-78.099999999999994" table:style-name="ce7">
            <text:p>-78.1</text:p>
          </table:table-cell>
          <table:table-cell table:number-columns-repeated="2" table:style-name="ce326"/>
          <table:table-cell table:style-name="ce1"/>
          <table:table-cell table:style-name="ce328"/>
          <table:table-cell table:number-columns-repeated="16366"/>
        </table:table-row>
        <table:table-row table:style-name="ro7">
          <table:table-cell office:value-type="string" table:number-columns-spanned="1" table:number-rows-spanned="2" table:style-name="ce567">
            <text:p>Average low °C (°F)</text:p>
          </table:table-cell>
          <table:table-cell office:value-type="float" office:value="2.4" table:style-name="ce128">
            <text:p>2.4</text:p>
          </table:table-cell>
          <table:table-cell office:value-type="float" office:value="4.5" table:style-name="ce215">
            <text:p>4.5</text:p>
          </table:table-cell>
          <table:table-cell office:value-type="float" office:value="8.1999999999999993" table:style-name="ce275">
            <text:p>8.2</text:p>
          </table:table-cell>
          <table:table-cell office:value-type="float" office:value="11.7" table:style-name="ce114">
            <text:p>11.7</text:p>
          </table:table-cell>
          <table:table-cell office:value-type="float" office:value="15.7" table:style-name="ce276">
            <text:p>15.7</text:p>
          </table:table-cell>
          <table:table-cell office:value-type="float" office:value="19.100000000000001" table:style-name="ce13">
            <text:p>19.1</text:p>
          </table:table-cell>
          <table:table-cell office:value-type="float" office:value="20.2" table:style-name="ce274">
            <text:p>20.2</text:p>
          </table:table-cell>
          <table:table-cell office:value-type="float" office:value="20" table:style-name="ce277">
            <text:p>20</text:p>
          </table:table-cell>
          <table:table-cell office:value-type="float" office:value="18.5" table:style-name="ce201">
            <text:p>18.5</text:p>
          </table:table-cell>
          <table:table-cell office:value-type="float" office:value="13.4" table:style-name="ce22">
            <text:p>13.4</text:p>
          </table:table-cell>
          <table:table-cell office:value-type="float" office:value="7.8" table:style-name="ce116">
            <text:p>7.8</text:p>
          </table:table-cell>
          <table:table-cell office:value-type="float" office:value="3.7" table:style-name="ce233">
            <text:p>3.7</text:p>
          </table:table-cell>
          <table:table-cell office:value-type="float" office:value="12.1" table:style-name="ce278">
            <text:p>12.1</text:p>
          </table:table-cell>
          <table:table-cell table:number-columns-repeated="2" table:style-name="ce326"/>
          <table:table-cell table:style-name="ce1"/>
          <table:table-cell table:style-name="ce328"/>
          <table:table-cell table:number-columns-repeated="16366"/>
        </table:table-row>
        <table:table-row table:style-name="ro7">
          <table:covered-table-cell/>
          <table:table-cell office:value-type="float" office:value="-36.299999999999997" table:style-name="ce128">
            <text:p>-36.3</text:p>
          </table:table-cell>
          <table:table-cell office:value-type="float" office:value="-40.1" table:style-name="ce215">
            <text:p>-40.1</text:p>
          </table:table-cell>
          <table:table-cell office:value-type="float" office:value="-46.8" table:style-name="ce275">
            <text:p>-46.8</text:p>
          </table:table-cell>
          <table:table-cell office:value-type="float" office:value="-53.1" table:style-name="ce114">
            <text:p>-53.1</text:p>
          </table:table-cell>
          <table:table-cell office:value-type="float" office:value="-60.3" table:style-name="ce276">
            <text:p>-60.3</text:p>
          </table:table-cell>
          <table:table-cell office:value-type="float" office:value="-66.400000000000006" table:style-name="ce13">
            <text:p>-66.4</text:p>
          </table:table-cell>
          <table:table-cell office:value-type="float" office:value="-68.400000000000006" table:style-name="ce274">
            <text:p>-68.4</text:p>
          </table:table-cell>
          <table:table-cell office:value-type="float" office:value="-68" table:style-name="ce277">
            <text:p>-68</text:p>
          </table:table-cell>
          <table:table-cell office:value-type="float" office:value="-65.3" table:style-name="ce201">
            <text:p>-65.3</text:p>
          </table:table-cell>
          <table:table-cell office:value-type="float" office:value="-56.1" table:style-name="ce22">
            <text:p>-56.1</text:p>
          </table:table-cell>
          <table:table-cell office:value-type="float" office:value="-46" table:style-name="ce116">
            <text:p>-46</text:p>
          </table:table-cell>
          <table:table-cell office:value-type="float" office:value="-38.700000000000003" table:style-name="ce233">
            <text:p>-38.7</text:p>
          </table:table-cell>
          <table:table-cell office:value-type="float" office:value="-53.8" table:style-name="ce278">
            <text:p>-53.8</text:p>
          </table:table-cell>
          <table:table-cell table:number-columns-repeated="2" table:style-name="ce326"/>
          <table:table-cell table:style-name="ce1"/>
          <table:table-cell table:style-name="ce328"/>
          <table:table-cell table:number-columns-repeated="16366"/>
        </table:table-row>
        <table:table-row table:style-name="ro7">
          <table:table-cell office:value-type="string" table:number-columns-spanned="1" table:number-rows-spanned="2" table:style-name="ce567">
            <text:p>Record low °C (°F)</text:p>
          </table:table-cell>
          <table:table-cell office:value-type="string" table:style-name="ce221">
            <text:p>−2.8</text:p>
          </table:table-cell>
          <table:table-cell office:value-type="string" table:style-name="ce202">
            <text:p>−1.1</text:p>
          </table:table-cell>
          <table:table-cell office:value-type="float" office:value="1.7" table:style-name="ce227">
            <text:p>1.7</text:p>
          </table:table-cell>
          <table:table-cell office:value-type="float" office:value="4.4000000000000004" table:style-name="ce129">
            <text:p>4.4</text:p>
          </table:table-cell>
          <table:table-cell office:value-type="float" office:value="9.4" table:style-name="ce260">
            <text:p>9.4</text:p>
          </table:table-cell>
          <table:table-cell office:value-type="float" office:value="13.9" table:style-name="ce26">
            <text:p>13.9</text:p>
          </table:table-cell>
          <table:table-cell office:value-type="float" office:value="16.100000000000001" table:style-name="ce279">
            <text:p>16.1</text:p>
          </table:table-cell>
          <table:table-cell office:value-type="float" office:value="16.100000000000001" table:style-name="ce279">
            <text:p>16.1</text:p>
          </table:table-cell>
          <table:table-cell office:value-type="float" office:value="13.3" table:style-name="ce28">
            <text:p>13.3</text:p>
          </table:table-cell>
          <table:table-cell office:value-type="float" office:value="5.6" table:style-name="ce280">
            <text:p>5.6</text:p>
          </table:table-cell>
          <table:table-cell office:value-type="float" office:value="0.6" table:style-name="ce44">
            <text:p>0.6</text:p>
          </table:table-cell>
          <table:table-cell office:value-type="string" table:style-name="ce281">
            <text:p>−1.7</text:p>
          </table:table-cell>
          <table:table-cell office:value-type="string" table:style-name="ce221">
            <text:p>−2.8</text:p>
          </table:table-cell>
          <table:table-cell table:number-columns-repeated="3" table:style-name="ce1"/>
          <table:table-cell table:style-name="ce328"/>
          <table:table-cell table:number-columns-repeated="16366"/>
        </table:table-row>
        <table:table-row table:style-name="ro7">
          <table:covered-table-cell/>
          <table:table-cell office:value-type="float" office:value="-27" table:style-name="ce221">
            <text:p>-27</text:p>
          </table:table-cell>
          <table:table-cell office:value-type="float" office:value="-30" table:style-name="ce202">
            <text:p>-30</text:p>
          </table:table-cell>
          <table:table-cell office:value-type="float" office:value="-35.1" table:style-name="ce227">
            <text:p>-35.1</text:p>
          </table:table-cell>
          <table:table-cell office:value-type="float" office:value="-39.9" table:style-name="ce129">
            <text:p>-39.9</text:p>
          </table:table-cell>
          <table:table-cell office:value-type="float" office:value="-48.9" table:style-name="ce260">
            <text:p>-48.9</text:p>
          </table:table-cell>
          <table:table-cell office:value-type="float" office:value="-57" table:style-name="ce26">
            <text:p>-57</text:p>
          </table:table-cell>
          <table:table-cell office:value-type="float" office:value="-61" table:style-name="ce279">
            <text:p>-61</text:p>
          </table:table-cell>
          <table:table-cell office:value-type="float" office:value="-61" table:style-name="ce279">
            <text:p>-61</text:p>
          </table:table-cell>
          <table:table-cell office:value-type="float" office:value="-55.9" table:style-name="ce28">
            <text:p>-55.9</text:p>
          </table:table-cell>
          <table:table-cell office:value-type="float" office:value="-42.1" table:style-name="ce280">
            <text:p>-42.1</text:p>
          </table:table-cell>
          <table:table-cell office:value-type="float" office:value="-33.1" table:style-name="ce44">
            <text:p>-33.1</text:p>
          </table:table-cell>
          <table:table-cell office:value-type="float" office:value="-28.9" table:style-name="ce281">
            <text:p>-28.9</text:p>
          </table:table-cell>
          <table:table-cell office:value-type="float" office:value="-27" table:style-name="ce221">
            <text:p>-27</text:p>
          </table:table-cell>
          <table:table-cell table:number-columns-repeated="3" table:style-name="ce1"/>
          <table:table-cell table:style-name="ce328"/>
          <table:table-cell table:number-columns-repeated="16366"/>
        </table:table-row>
        <table:table-row table:style-name="ro11">
          <table:table-cell office:value-type="string" table:number-columns-spanned="1" table:number-rows-spanned="2" table:style-name="ce573">
            <text:p><text:a xlink:href="http://en.wikipedia.org/wiki/Precipitation">Precipitation mm (inches)</text:a></text:p>
          </table:table-cell>
          <table:table-cell office:value-type="float" office:value="14.4" table:style-name="ce44">
            <text:p>14.4</text:p>
          </table:table-cell>
          <table:table-cell office:value-type="float" office:value="18.7" table:style-name="ce202">
            <text:p>18.7</text:p>
          </table:table-cell>
          <table:table-cell office:value-type="float" office:value="34.200000000000003" table:style-name="ce163">
            <text:p>34.2</text:p>
          </table:table-cell>
          <table:table-cell office:value-type="float" office:value="61" table:style-name="ce282">
            <text:p>61</text:p>
          </table:table-cell>
          <table:table-cell office:value-type="float" office:value="123.6" table:style-name="ce283">
            <text:p>123.6</text:p>
          </table:table-cell>
          <table:table-cell office:value-type="float" office:value="236.3" table:style-name="ce284">
            <text:p>236.3</text:p>
          </table:table-cell>
          <table:table-cell office:value-type="float" office:value="363.4" table:style-name="ce213">
            <text:p>363.4</text:p>
          </table:table-cell>
          <table:table-cell office:value-type="float" office:value="330.8" table:style-name="ce213">
            <text:p>330.8</text:p>
          </table:table-cell>
          <table:table-cell office:value-type="float" office:value="199.8" table:style-name="ce285">
            <text:p>199.8</text:p>
          </table:table-cell>
          <table:table-cell office:value-type="float" office:value="51.2" table:style-name="ce203">
            <text:p>51.2</text:p>
          </table:table-cell>
          <table:table-cell office:value-type="float" office:value="8.3000000000000007" table:style-name="ce263">
            <text:p>8.3</text:p>
          </table:table-cell>
          <table:table-cell office:value-type="float" office:value="13.2" table:style-name="ce45">
            <text:p>13.2</text:p>
          </table:table-cell>
          <table:table-cell office:value-type="float" office:value="1454.9" table:style-name="ce286">
            <text:p>1,454.90</text:p>
          </table:table-cell>
          <table:table-cell table:number-columns-repeated="3" table:style-name="ce1"/>
          <table:table-cell table:style-name="ce328"/>
          <table:table-cell table:number-columns-repeated="16366"/>
        </table:table-row>
        <table:table-row table:style-name="ro7">
          <table:covered-table-cell/>
          <table:table-cell office:value-type="float" office:value="-0.56699999999999995" table:style-name="ce44">
            <text:p>-0.567</text:p>
          </table:table-cell>
          <table:table-cell office:value-type="float" office:value="-0.73599999999999999" table:style-name="ce202">
            <text:p>-0.736</text:p>
          </table:table-cell>
          <table:table-cell office:value-type="float" office:value="-1.3460000000000001" table:style-name="ce163">
            <text:p>-1.346</text:p>
          </table:table-cell>
          <table:table-cell office:value-type="float" office:value="-2.4020000000000001" table:style-name="ce282">
            <text:p>-2.402</text:p>
          </table:table-cell>
          <table:table-cell office:value-type="float" office:value="-4.8659999999999997" table:style-name="ce283">
            <text:p>-4.866</text:p>
          </table:table-cell>
          <table:table-cell office:value-type="float" office:value="-9.3030000000000008" table:style-name="ce284">
            <text:p>-9.303</text:p>
          </table:table-cell>
          <table:table-cell office:value-type="float" office:value="-14.307" table:style-name="ce213">
            <text:p>-14.307</text:p>
          </table:table-cell>
          <table:table-cell office:value-type="float" office:value="-13.023999999999999" table:style-name="ce213">
            <text:p>-13.024</text:p>
          </table:table-cell>
          <table:table-cell office:value-type="float" office:value="-7.8659999999999997" table:style-name="ce285">
            <text:p>-7.866</text:p>
          </table:table-cell>
          <table:table-cell office:value-type="float" office:value="-2.016" table:style-name="ce203">
            <text:p>-2.016</text:p>
          </table:table-cell>
          <table:table-cell office:value-type="float" office:value="-0.32700000000000001" table:style-name="ce263">
            <text:p>-0.327</text:p>
          </table:table-cell>
          <table:table-cell office:value-type="float" office:value="-0.52" table:style-name="ce45">
            <text:p>-0.52</text:p>
          </table:table-cell>
          <table:table-cell office:value-type="float" office:value="-57.28" table:style-name="ce283">
            <text:p>-57.28</text:p>
          </table:table-cell>
          <table:table-cell table:number-columns-repeated="3" table:style-name="ce1"/>
          <table:table-cell table:style-name="ce328"/>
          <table:table-cell table:number-columns-repeated="16366"/>
        </table:table-row>
        <table:table-row table:style-name="ro12">
          <table:table-cell office:value-type="string" table:style-name="ce3">
            <text:p>Avg. precipitation days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244">
            <text:p>3</text:p>
          </table:table-cell>
          <table:table-cell office:value-type="float" office:value="4" table:style-name="ce162">
            <text:p>4</text:p>
          </table:table-cell>
          <table:table-cell office:value-type="float" office:value="6" table:style-name="ce203">
            <text:p>6</text:p>
          </table:table-cell>
          <table:table-cell office:value-type="float" office:value="12" table:style-name="ce254">
            <text:p>12</text:p>
          </table:table-cell>
          <table:table-cell office:value-type="float" office:value="17" table:style-name="ce287">
            <text:p>17</text:p>
          </table:table-cell>
          <table:table-cell office:value-type="float" office:value="23" table:style-name="ce288">
            <text:p>23</text:p>
          </table:table-cell>
          <table:table-cell office:value-type="float" office:value="22" table:style-name="ce264">
            <text:p>22</text:p>
          </table:table-cell>
          <table:table-cell office:value-type="float" office:value="15" table:style-name="ce62">
            <text:p>15</text:p>
          </table:table-cell>
          <table:table-cell office:value-type="float" office:value="4" table:style-name="ce162">
            <text:p>4</text:p>
          </table:table-cell>
          <table:table-cell office:value-type="float" office:value="1" table:style-name="ce263">
            <text:p>1</text:p>
          </table:table-cell>
          <table:table-cell office:value-type="float" office:value="1" table:style-name="ce263">
            <text:p>1</text:p>
          </table:table-cell>
          <table:table-cell office:value-type="float" office:value="110" table:style-name="ce289">
            <text:p>110</text:p>
          </table:table-cell>
          <table:table-cell table:number-columns-repeated="3" table:style-name="ce1"/>
          <table:table-cell table:style-name="ce328"/>
          <table:table-cell table:number-columns-repeated="16366"/>
        </table:table-row>
        <table:table-row table:style-name="ro13">
          <table:table-cell office:value-type="string" table:style-name="ce70">
            <text:p><text:a xlink:href="http://en.wikipedia.org/wiki/Humidity"> % humidity</text:a></text:p>
          </table:table-cell>
          <table:table-cell office:value-type="float" office:value="79" table:style-name="ce78">
            <text:p>79</text:p>
          </table:table-cell>
          <table:table-cell office:value-type="float" office:value="71" table:style-name="ce264">
            <text:p>71</text:p>
          </table:table-cell>
          <table:table-cell office:value-type="float" office:value="61" table:style-name="ce290">
            <text:p>61</text:p>
          </table:table-cell>
          <table:table-cell office:value-type="float" office:value="53" table:style-name="ce171">
            <text:p>53</text:p>
          </table:table-cell>
          <table:table-cell office:value-type="float" office:value="57" table:style-name="ce222">
            <text:p>57</text:p>
          </table:table-cell>
          <table:table-cell office:value-type="float" office:value="73" table:style-name="ce291">
            <text:p>73</text:p>
          </table:table-cell>
          <table:table-cell office:value-type="float" office:value="81" table:style-name="ce72">
            <text:p>81</text:p>
          </table:table-cell>
          <table:table-cell office:value-type="float" office:value="83" table:style-name="ce292">
            <text:p>83</text:p>
          </table:table-cell>
          <table:table-cell office:value-type="float" office:value="82" table:style-name="ce73">
            <text:p>82</text:p>
          </table:table-cell>
          <table:table-cell office:value-type="float" office:value="79" table:style-name="ce78">
            <text:p>79</text:p>
          </table:table-cell>
          <table:table-cell office:value-type="float" office:value="85" table:style-name="ce293">
            <text:p>85</text:p>
          </table:table-cell>
          <table:table-cell office:value-type="float" office:value="80" table:style-name="ce71">
            <text:p>80</text:p>
          </table:table-cell>
          <table:table-cell office:value-type="float" office:value="74" table:style-name="ce288">
            <text:p>74</text:p>
          </table:table-cell>
          <table:table-cell table:number-columns-repeated="3" table:style-name="ce1"/>
          <table:table-cell table:style-name="ce328"/>
          <table:table-cell table:number-columns-repeated="16366"/>
        </table:table-row>
        <table:table-row table:style-name="ro14">
          <table:table-cell office:value-type="string" table:style-name="ce70">
            <text:p><text:a xlink:href="http://en.wikipedia.org/wiki/Sunshine_duration">Mean monthly sunshine hours</text:a></text:p>
          </table:table-cell>
          <table:table-cell office:value-type="float" office:value="223" table:style-name="ce86">
            <text:p>223</text:p>
          </table:table-cell>
          <table:table-cell office:value-type="float" office:value="254" table:style-name="ce181">
            <text:p>254</text:p>
          </table:table-cell>
          <table:table-cell office:value-type="float" office:value="260" table:style-name="ce294">
            <text:p>260</text:p>
          </table:table-cell>
          <table:table-cell office:value-type="float" office:value="231" table:style-name="ce295">
            <text:p>231</text:p>
          </table:table-cell>
          <table:table-cell office:value-type="float" office:value="229" table:style-name="ce180">
            <text:p>229</text:p>
          </table:table-cell>
          <table:table-cell office:value-type="float" office:value="186" table:style-name="ce88">
            <text:p>186</text:p>
          </table:table-cell>
          <table:table-cell office:value-type="float" office:value="136" table:style-name="ce296">
            <text:p>136</text:p>
          </table:table-cell>
          <table:table-cell office:value-type="float" office:value="159" table:style-name="ce297">
            <text:p>159</text:p>
          </table:table-cell>
          <table:table-cell office:value-type="float" office:value="132" table:style-name="ce298">
            <text:p>132</text:p>
          </table:table-cell>
          <table:table-cell office:value-type="float" office:value="252" table:style-name="ce299">
            <text:p>252</text:p>
          </table:table-cell>
          <table:table-cell office:value-type="float" office:value="244" table:style-name="ce299">
            <text:p>244</text:p>
          </table:table-cell>
          <table:table-cell office:value-type="float" office:value="250" table:style-name="ce299">
            <text:p>250</text:p>
          </table:table-cell>
          <table:table-cell office:value-type="float" office:value="2556" table:style-name="ce300">
            <text:p>2,556</text:p>
          </table:table-cell>
          <table:table-cell table:number-columns-repeated="16370" table:style-name="ce1"/>
        </table:table-row>
        <table:table-row table:style-name="ro7">
          <table:table-cell office:value-type="string" table:number-columns-spanned="14" table:number-rows-spanned="1" table:style-name="ce582">
            <text:p>Source #1: Department of Hydrology and Meteorology ,<text:span text:style-name="T3">[29]</text:span><text:s/>World Meteorological Organization (precipitation days)<text:span text:style-name="T3">[30]</text:span></text:p>
          </table:table-cell>
          <table:covered-table-cell table:number-columns-repeated="13"/>
          <table:table-cell table:number-columns-repeated="16370" table:style-name="ce1"/>
        </table:table-row>
        <table:table-row table:style-name="ro7">
          <table:table-cell office:value-type="string" table:number-columns-spanned="14" table:number-rows-spanned="1" table:style-name="ce582">
            <text:p>Source #2: Danish Meteorological Institute (sun and relative humidity),<text:span text:style-name="T3">[31]</text:span><text:s/>Sistema de Clasificación Bioclimática Mundial (extremes)<text:s/><text:span text:style-name="T3">[32]</text:span></text:p>
          </table:table-cell>
          <table:covered-table-cell table:number-columns-repeated="13"/>
          <table:table-cell table:number-columns-repeated="16370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1">
            <text:p>C</text:p>
          </table:table-cell>
          <table:table-cell office:value-type="float" office:value="10.75" table:formula="of:=AVERAGE([.B5];[.B7])" table:style-name="ce328">
            <text:p>10.8</text:p>
          </table:table-cell>
          <table:table-cell office:value-type="float" office:value="12.95" table:formula="of:=AVERAGE([.C5];[.C7])" table:style-name="ce328">
            <text:p>13.0</text:p>
          </table:table-cell>
          <table:table-cell office:value-type="float" office:value="16.75" table:formula="of:=AVERAGE([.D5];[.D7])" table:style-name="ce328">
            <text:p>16.8</text:p>
          </table:table-cell>
          <table:table-cell office:value-type="float" office:value="19.95" table:formula="of:=AVERAGE([.E5];[.E7])" table:style-name="ce328">
            <text:p>20.0</text:p>
          </table:table-cell>
          <table:table-cell office:value-type="float" office:value="22.2" table:formula="of:=AVERAGE([.F5];[.F7])" table:style-name="ce328">
            <text:p>22.2</text:p>
          </table:table-cell>
          <table:table-cell office:value-type="float" office:value="24.1" table:formula="of:=AVERAGE([.G5];[.G7])" table:style-name="ce328">
            <text:p>24.1</text:p>
          </table:table-cell>
          <table:table-cell office:value-type="float" office:value="24.299999999999997" table:formula="of:=AVERAGE([.H5];[.H7])" table:style-name="ce328">
            <text:p>24.3</text:p>
          </table:table-cell>
          <table:table-cell office:value-type="float" office:value="24.35" table:formula="of:=AVERAGE([.I5];[.I7])" table:style-name="ce328">
            <text:p>24.4</text:p>
          </table:table-cell>
          <table:table-cell office:value-type="float" office:value="23.3" table:formula="of:=AVERAGE([.J5];[.J7])" table:style-name="ce328">
            <text:p>23.3</text:p>
          </table:table-cell>
          <table:table-cell office:value-type="float" office:value="20.100000000000001" table:formula="of:=AVERAGE([.K5];[.K7])" table:style-name="ce328">
            <text:p>20.1</text:p>
          </table:table-cell>
          <table:table-cell office:value-type="float" office:value="15.700000000000001" table:formula="of:=AVERAGE([.L5];[.L7])" table:style-name="ce328">
            <text:p>15.7</text:p>
          </table:table-cell>
          <table:table-cell office:value-type="float" office:value="11.95" table:formula="of:=AVERAGE([.M5];[.M7])" table:style-name="ce328">
            <text:p>12.0</text:p>
          </table:table-cell>
          <table:table-cell office:value-type="float" office:value="18.850000000000001" table:formula="of:=AVERAGE([.N5];[.N7])" table:style-name="ce328">
            <text:p>18.9</text:p>
          </table:table-cell>
          <table:table-cell table:number-columns-repeated="16370"/>
        </table:table-row>
        <table:table-row table:style-name="ro7">
          <table:table-cell office:value-type="string" table:style-name="ce329">
            <text:p>F</text:p>
          </table:table-cell>
          <table:table-cell office:value-type="float" office:value="51.35" table:formula="of:=[.B19]*1.8+32" table:style-name="ce328">
            <text:p>51.4</text:p>
          </table:table-cell>
          <table:table-cell office:value-type="float" office:value="55.31" table:formula="of:=[.C19]*1.8+32" table:style-name="ce328">
            <text:p>55.3</text:p>
          </table:table-cell>
          <table:table-cell office:value-type="float" office:value="62.150000000000006" table:formula="of:=[.D19]*1.8+32" table:style-name="ce328">
            <text:p>62.2</text:p>
          </table:table-cell>
          <table:table-cell office:value-type="float" office:value="67.91" table:formula="of:=[.E19]*1.8+32" table:style-name="ce328">
            <text:p>67.9</text:p>
          </table:table-cell>
          <table:table-cell office:value-type="float" office:value="71.960000000000008" table:formula="of:=[.F19]*1.8+32" table:style-name="ce328">
            <text:p>72.0</text:p>
          </table:table-cell>
          <table:table-cell office:value-type="float" office:value="75.38" table:formula="of:=[.G19]*1.8+32" table:style-name="ce328">
            <text:p>75.4</text:p>
          </table:table-cell>
          <table:table-cell office:value-type="float" office:value="75.739999999999995" table:formula="of:=[.H19]*1.8+32" table:style-name="ce328">
            <text:p>75.7</text:p>
          </table:table-cell>
          <table:table-cell office:value-type="float" office:value="75.830000000000013" table:formula="of:=[.I19]*1.8+32" table:style-name="ce328">
            <text:p>75.8</text:p>
          </table:table-cell>
          <table:table-cell office:value-type="float" office:value="73.94" table:formula="of:=[.J19]*1.8+32" table:style-name="ce328">
            <text:p>73.9</text:p>
          </table:table-cell>
          <table:table-cell office:value-type="float" office:value="68.180000000000007" table:formula="of:=[.K19]*1.8+32" table:style-name="ce328">
            <text:p>68.2</text:p>
          </table:table-cell>
          <table:table-cell office:value-type="float" office:value="60.260000000000005" table:formula="of:=[.L19]*1.8+32" table:style-name="ce328">
            <text:p>60.3</text:p>
          </table:table-cell>
          <table:table-cell office:value-type="float" office:value="53.51" table:formula="of:=[.M19]*1.8+32" table:style-name="ce328">
            <text:p>53.5</text:p>
          </table:table-cell>
          <table:table-cell office:value-type="float" office:value="65.930000000000007" table:formula="of:=[.N19]*1.8+32" table:style-name="ce328">
            <text:p>65.9</text:p>
          </table:table-cell>
          <table:table-cell table:number-columns-repeated="16370" table:style-name="ce329"/>
        </table:table-row>
        <table:table-row table:style-name="ro7">
          <table:table-cell table:number-columns-repeated="16384" table:style-name="ce329"/>
        </table:table-row>
        <table:table-row table:number-rows-repeated="2" table:style-name="ro7">
          <table:table-cell table:style-name="ce329"/>
          <table:table-cell table:number-columns-repeated="13" table:style-name="ce328"/>
          <table:table-cell table:number-columns-repeated="16370" table:style-name="ce329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style-name="ce194"/>
          <table:table-cell table:number-columns-repeated="16383" table:style-name="ce1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2" table:style-name="ce329"/>
          <table:table-cell table:number-columns-repeated="16382" table:style-name="ce1"/>
        </table:table-row>
        <table:table-row table:number-rows-repeated="1048548" table:style-name="ro7">
          <table:table-cell table:number-columns-repeated="16384"/>
        </table:table-row>
      </table:table>
      <table:table table:name="Quito" table:style-name="ta1">
        <table:table-column table:style-name="co6" table:number-columns-repeated="16384" table:default-cell-style-name="ce1"/>
        <table:table-row table:style-name="ro7">
          <table:table-cell office:value-type="string" table:number-columns-spanned="14" table:number-rows-spanned="1" table:style-name="ce567">
            <text:p>Climate data for Quito</text:p>
          </table:table-cell>
          <table:covered-table-cell table:number-columns-repeated="13"/>
          <table:table-cell table:number-columns-repeated="16370" table:style-name="ce1"/>
        </table:table-row>
        <table:table-row table:style-name="ro7">
          <table:table-cell office:value-type="string" table:style-name="ce3">
            <text:p>Month</text:p>
          </table:table-cell>
          <table:table-cell office:value-type="string" table:style-name="ce3">
            <text:p>Jan</text:p>
          </table:table-cell>
          <table:table-cell office:value-type="string" table:style-name="ce3">
            <text:p>Feb</text:p>
          </table:table-cell>
          <table:table-cell office:value-type="string" table:style-name="ce3">
            <text:p>Mar</text:p>
          </table:table-cell>
          <table:table-cell office:value-type="string" table:style-name="ce3">
            <text:p>Apr</text:p>
          </table:table-cell>
          <table:table-cell office:value-type="string" table:style-name="ce3">
            <text:p>May</text:p>
          </table:table-cell>
          <table:table-cell office:value-type="string" table:style-name="ce3">
            <text:p>Jun</text:p>
          </table:table-cell>
          <table:table-cell office:value-type="string" table:style-name="ce3">
            <text:p>Jul</text:p>
          </table:table-cell>
          <table:table-cell office:value-type="string" table:style-name="ce3">
            <text:p>Aug</text:p>
          </table:table-cell>
          <table:table-cell office:value-type="string" table:style-name="ce3">
            <text:p>Sep</text:p>
          </table:table-cell>
          <table:table-cell office:value-type="string" table:style-name="ce3">
            <text:p>Oct</text:p>
          </table:table-cell>
          <table:table-cell office:value-type="string" table:style-name="ce3">
            <text:p>Nov</text:p>
          </table:table-cell>
          <table:table-cell office:value-type="string" table:style-name="ce3">
            <text:p>Dec</text:p>
          </table:table-cell>
          <table:table-cell office:value-type="string" table:style-name="ce3">
            <text:p>Year</text:p>
          </table:table-cell>
          <table:table-cell table:number-columns-repeated="3" table:style-name="ce1"/>
          <table:table-cell table:number-columns-repeated="2" table:style-name="ce329"/>
          <table:table-cell table:number-columns-repeated="16365"/>
        </table:table-row>
        <table:table-row table:style-name="ro7">
          <table:table-cell office:value-type="string" table:number-columns-spanned="1" table:number-rows-spanned="2" table:style-name="ce567">
            <text:p>Record high °C (°F)</text:p>
          </table:table-cell>
          <table:table-cell office:value-type="float" office:value="33" table:style-name="ce4">
            <text:p>33</text:p>
          </table:table-cell>
          <table:table-cell office:value-type="float" office:value="28.6" table:style-name="ce5">
            <text:p>28.6</text:p>
          </table:table-cell>
          <table:table-cell office:value-type="float" office:value="32" table:style-name="ce6">
            <text:p>32</text:p>
          </table:table-cell>
          <table:table-cell office:value-type="float" office:value="25.6" table:style-name="ce7">
            <text:p>25.6</text:p>
          </table:table-cell>
          <table:table-cell office:value-type="float" office:value="30.4" table:style-name="ce8">
            <text:p>30.4</text:p>
          </table:table-cell>
          <table:table-cell office:value-type="float" office:value="29" table:style-name="ce9">
            <text:p>29</text:p>
          </table:table-cell>
          <table:table-cell office:value-type="float" office:value="31" table:style-name="ce10">
            <text:p>31</text:p>
          </table:table-cell>
          <table:table-cell office:value-type="float" office:value="27" table:style-name="ce11">
            <text:p>27</text:p>
          </table:table-cell>
          <table:table-cell office:value-type="float" office:value="29" table:style-name="ce9">
            <text:p>29</text:p>
          </table:table-cell>
          <table:table-cell office:value-type="float" office:value="27" table:style-name="ce11">
            <text:p>27</text:p>
          </table:table-cell>
          <table:table-cell office:value-type="float" office:value="29.3" table:style-name="ce12">
            <text:p>29.3</text:p>
          </table:table-cell>
          <table:table-cell office:value-type="float" office:value="29" table:style-name="ce9">
            <text:p>29</text:p>
          </table:table-cell>
          <table:table-cell office:value-type="float" office:value="33" table:style-name="ce4">
            <text:p>33</text:p>
          </table:table-cell>
          <table:table-cell table:number-columns-repeated="3" table:style-name="ce1"/>
          <table:table-cell table:number-columns-repeated="2" table:style-name="ce329"/>
          <table:table-cell table:number-columns-repeated="16365"/>
        </table:table-row>
        <table:table-row table:style-name="ro7">
          <table:covered-table-cell/>
          <table:table-cell office:value-type="float" office:value="-91" table:style-name="ce4">
            <text:p>-91</text:p>
          </table:table-cell>
          <table:table-cell office:value-type="float" office:value="-83.5" table:style-name="ce5">
            <text:p>-83.5</text:p>
          </table:table-cell>
          <table:table-cell office:value-type="float" office:value="-90" table:style-name="ce6">
            <text:p>-90</text:p>
          </table:table-cell>
          <table:table-cell office:value-type="float" office:value="-78.099999999999994" table:style-name="ce7">
            <text:p>-78.1</text:p>
          </table:table-cell>
          <table:table-cell office:value-type="float" office:value="-86.7" table:style-name="ce8">
            <text:p>-86.7</text:p>
          </table:table-cell>
          <table:table-cell office:value-type="float" office:value="-84" table:style-name="ce9">
            <text:p>-84</text:p>
          </table:table-cell>
          <table:table-cell office:value-type="float" office:value="-88" table:style-name="ce10">
            <text:p>-88</text:p>
          </table:table-cell>
          <table:table-cell office:value-type="float" office:value="-81" table:style-name="ce11">
            <text:p>-81</text:p>
          </table:table-cell>
          <table:table-cell office:value-type="float" office:value="-84" table:style-name="ce9">
            <text:p>-84</text:p>
          </table:table-cell>
          <table:table-cell office:value-type="float" office:value="-81" table:style-name="ce11">
            <text:p>-81</text:p>
          </table:table-cell>
          <table:table-cell office:value-type="float" office:value="-84.7" table:style-name="ce12">
            <text:p>-84.7</text:p>
          </table:table-cell>
          <table:table-cell office:value-type="float" office:value="-84" table:style-name="ce9">
            <text:p>-84</text:p>
          </table:table-cell>
          <table:table-cell office:value-type="float" office:value="-91" table:style-name="ce4">
            <text:p>-91</text:p>
          </table:table-cell>
          <table:table-cell table:number-columns-repeated="3" table:style-name="ce1"/>
          <table:table-cell table:number-columns-repeated="2" table:style-name="ce329"/>
          <table:table-cell table:number-columns-repeated="16365"/>
        </table:table-row>
        <table:table-row table:style-name="ro7">
          <table:table-cell office:value-type="string" table:number-columns-spanned="1" table:number-rows-spanned="2" table:style-name="ce567">
            <text:p>Average high °C (°F)</text:p>
          </table:table-cell>
          <table:table-cell office:value-type="float" office:value="19.100000000000001" table:style-name="ce13">
            <text:p>19.1</text:p>
          </table:table-cell>
          <table:table-cell office:value-type="float" office:value="19.100000000000001" table:style-name="ce13">
            <text:p>19.1</text:p>
          </table:table-cell>
          <table:table-cell office:value-type="float" office:value="19.100000000000001" table:style-name="ce13">
            <text:p>19.1</text:p>
          </table:table-cell>
          <table:table-cell office:value-type="float" office:value="19.399999999999999" table:style-name="ce14">
            <text:p>19.4</text:p>
          </table:table-cell>
          <table:table-cell office:value-type="float" office:value="19.2" table:style-name="ce15">
            <text:p>19.2</text:p>
          </table:table-cell>
          <table:table-cell office:value-type="float" office:value="19.7" table:style-name="ce16">
            <text:p>19.7</text:p>
          </table:table-cell>
          <table:table-cell office:value-type="float" office:value="19.8" table:style-name="ce17">
            <text:p>19.8</text:p>
          </table:table-cell>
          <table:table-cell office:value-type="float" office:value="20.3" table:style-name="ce18">
            <text:p>20.3</text:p>
          </table:table-cell>
          <table:table-cell office:value-type="float" office:value="20.3" table:style-name="ce18">
            <text:p>20.3</text:p>
          </table:table-cell>
          <table:table-cell office:value-type="float" office:value="20.100000000000001" table:style-name="ce19">
            <text:p>20.1</text:p>
          </table:table-cell>
          <table:table-cell office:value-type="float" office:value="19.3" table:style-name="ce20">
            <text:p>19.3</text:p>
          </table:table-cell>
          <table:table-cell office:value-type="float" office:value="19.3" table:style-name="ce20">
            <text:p>19.3</text:p>
          </table:table-cell>
          <table:table-cell office:value-type="float" office:value="19.600000000000001" table:style-name="ce21">
            <text:p>19.6</text:p>
          </table:table-cell>
          <table:table-cell table:number-columns-repeated="2" table:style-name="ce326"/>
          <table:table-cell table:style-name="ce1"/>
          <table:table-cell table:number-columns-repeated="2" table:style-name="ce329"/>
          <table:table-cell table:number-columns-repeated="16365"/>
        </table:table-row>
        <table:table-row table:style-name="ro7">
          <table:covered-table-cell/>
          <table:table-cell office:value-type="float" office:value="-66.400000000000006" table:style-name="ce13">
            <text:p>-66.4</text:p>
          </table:table-cell>
          <table:table-cell office:value-type="float" office:value="-66.400000000000006" table:style-name="ce13">
            <text:p>-66.4</text:p>
          </table:table-cell>
          <table:table-cell office:value-type="float" office:value="-66.400000000000006" table:style-name="ce13">
            <text:p>-66.4</text:p>
          </table:table-cell>
          <table:table-cell office:value-type="float" office:value="-66.900000000000006" table:style-name="ce14">
            <text:p>-66.9</text:p>
          </table:table-cell>
          <table:table-cell office:value-type="float" office:value="-66.599999999999994" table:style-name="ce15">
            <text:p>-66.6</text:p>
          </table:table-cell>
          <table:table-cell office:value-type="float" office:value="-67.5" table:style-name="ce16">
            <text:p>-67.5</text:p>
          </table:table-cell>
          <table:table-cell office:value-type="float" office:value="-67.599999999999994" table:style-name="ce17">
            <text:p>-67.6</text:p>
          </table:table-cell>
          <table:table-cell office:value-type="float" office:value="-68.5" table:style-name="ce18">
            <text:p>-68.5</text:p>
          </table:table-cell>
          <table:table-cell office:value-type="float" office:value="-68.5" table:style-name="ce18">
            <text:p>-68.5</text:p>
          </table:table-cell>
          <table:table-cell office:value-type="float" office:value="-68.2" table:style-name="ce19">
            <text:p>-68.2</text:p>
          </table:table-cell>
          <table:table-cell office:value-type="float" office:value="-66.7" table:style-name="ce20">
            <text:p>-66.7</text:p>
          </table:table-cell>
          <table:table-cell office:value-type="float" office:value="-66.7" table:style-name="ce20">
            <text:p>-66.7</text:p>
          </table:table-cell>
          <table:table-cell office:value-type="float" office:value="-67.3" table:style-name="ce21">
            <text:p>-67.3</text:p>
          </table:table-cell>
          <table:table-cell table:number-columns-repeated="2" table:style-name="ce326"/>
          <table:table-cell table:style-name="ce1"/>
          <table:table-cell table:number-columns-repeated="2" table:style-name="ce329"/>
          <table:table-cell table:number-columns-repeated="16365"/>
        </table:table-row>
        <table:table-row table:style-name="ro9">
          <table:table-cell office:value-type="string" table:number-columns-spanned="1" table:number-rows-spanned="2" table:style-name="ce567">
            <text:p>Daily mean °C (°F)</text:p>
          </table:table-cell>
          <table:table-cell office:value-type="float" office:value="13.4" table:style-name="ce22">
            <text:p>13.4</text:p>
          </table:table-cell>
          <table:table-cell office:value-type="float" office:value="13.6" table:style-name="ce23">
            <text:p>13.6</text:p>
          </table:table-cell>
          <table:table-cell office:value-type="float" office:value="13.4" table:style-name="ce22">
            <text:p>13.4</text:p>
          </table:table-cell>
          <table:table-cell office:value-type="float" office:value="13.6" table:style-name="ce23">
            <text:p>13.6</text:p>
          </table:table-cell>
          <table:table-cell office:value-type="float" office:value="13.7" table:style-name="ce24">
            <text:p>13.7</text:p>
          </table:table-cell>
          <table:table-cell office:value-type="float" office:value="13.8" table:style-name="ce25">
            <text:p>13.8</text:p>
          </table:table-cell>
          <table:table-cell office:value-type="float" office:value="13.9" table:style-name="ce26">
            <text:p>13.9</text:p>
          </table:table-cell>
          <table:table-cell office:value-type="float" office:value="14" table:style-name="ce27">
            <text:p>14</text:p>
          </table:table-cell>
          <table:table-cell office:value-type="float" office:value="13.8" table:style-name="ce25">
            <text:p>13.8</text:p>
          </table:table-cell>
          <table:table-cell office:value-type="float" office:value="13.7" table:style-name="ce24">
            <text:p>13.7</text:p>
          </table:table-cell>
          <table:table-cell office:value-type="float" office:value="13.3" table:style-name="ce28">
            <text:p>13.3</text:p>
          </table:table-cell>
          <table:table-cell office:value-type="float" office:value="13.5" table:style-name="ce29">
            <text:p>13.5</text:p>
          </table:table-cell>
          <table:table-cell office:value-type="float" office:value="13.7" table:style-name="ce24">
            <text:p>13.7</text:p>
          </table:table-cell>
          <table:table-cell table:number-columns-repeated="2" table:style-name="ce326"/>
          <table:table-cell table:style-name="ce1"/>
          <table:table-cell table:number-columns-repeated="2" table:style-name="ce329"/>
          <table:table-cell table:number-columns-repeated="16365"/>
        </table:table-row>
        <table:table-row table:style-name="ro7">
          <table:covered-table-cell/>
          <table:table-cell office:value-type="float" office:value="-56.1" table:style-name="ce22">
            <text:p>-56.1</text:p>
          </table:table-cell>
          <table:table-cell office:value-type="float" office:value="-56.5" table:style-name="ce23">
            <text:p>-56.5</text:p>
          </table:table-cell>
          <table:table-cell office:value-type="float" office:value="-56.1" table:style-name="ce22">
            <text:p>-56.1</text:p>
          </table:table-cell>
          <table:table-cell office:value-type="float" office:value="-56.5" table:style-name="ce23">
            <text:p>-56.5</text:p>
          </table:table-cell>
          <table:table-cell office:value-type="float" office:value="-56.7" table:style-name="ce24">
            <text:p>-56.7</text:p>
          </table:table-cell>
          <table:table-cell office:value-type="float" office:value="-56.8" table:style-name="ce25">
            <text:p>-56.8</text:p>
          </table:table-cell>
          <table:table-cell office:value-type="float" office:value="-57" table:style-name="ce26">
            <text:p>-57</text:p>
          </table:table-cell>
          <table:table-cell office:value-type="float" office:value="-57" table:style-name="ce27">
            <text:p>-57</text:p>
          </table:table-cell>
          <table:table-cell office:value-type="float" office:value="-56.8" table:style-name="ce25">
            <text:p>-56.8</text:p>
          </table:table-cell>
          <table:table-cell office:value-type="float" office:value="-56.7" table:style-name="ce24">
            <text:p>-56.7</text:p>
          </table:table-cell>
          <table:table-cell office:value-type="float" office:value="-55.9" table:style-name="ce28">
            <text:p>-55.9</text:p>
          </table:table-cell>
          <table:table-cell office:value-type="float" office:value="-56.3" table:style-name="ce29">
            <text:p>-56.3</text:p>
          </table:table-cell>
          <table:table-cell office:value-type="float" office:value="-56.7" table:style-name="ce24">
            <text:p>-56.7</text:p>
          </table:table-cell>
          <table:table-cell table:number-columns-repeated="2" table:style-name="ce326"/>
          <table:table-cell table:style-name="ce1"/>
          <table:table-cell table:number-columns-repeated="2" table:style-name="ce329"/>
          <table:table-cell table:number-columns-repeated="16365"/>
        </table:table-row>
        <table:table-row table:style-name="ro7">
          <table:table-cell office:value-type="string" table:number-columns-spanned="1" table:number-rows-spanned="2" table:style-name="ce567">
            <text:p>Average low °C (°F)</text:p>
          </table:table-cell>
          <table:table-cell office:value-type="float" office:value="9.6" table:style-name="ce30">
            <text:p>9.6</text:p>
          </table:table-cell>
          <table:table-cell office:value-type="float" office:value="9.6999999999999993" table:style-name="ce31">
            <text:p>9.7</text:p>
          </table:table-cell>
          <table:table-cell office:value-type="float" office:value="9.8000000000000007" table:style-name="ce32">
            <text:p>9.8</text:p>
          </table:table-cell>
          <table:table-cell office:value-type="float" office:value="9.9" table:style-name="ce33">
            <text:p>9.9</text:p>
          </table:table-cell>
          <table:table-cell office:value-type="float" office:value="9.6" table:style-name="ce30">
            <text:p>9.6</text:p>
          </table:table-cell>
          <table:table-cell office:value-type="float" office:value="9.1" table:style-name="ce34">
            <text:p>9.1</text:p>
          </table:table-cell>
          <table:table-cell office:value-type="float" office:value="8.6" table:style-name="ce35">
            <text:p>8.6</text:p>
          </table:table-cell>
          <table:table-cell office:value-type="float" office:value="8.6999999999999993" table:style-name="ce36">
            <text:p>8.7</text:p>
          </table:table-cell>
          <table:table-cell office:value-type="float" office:value="8.9" table:style-name="ce37">
            <text:p>8.9</text:p>
          </table:table-cell>
          <table:table-cell office:value-type="float" office:value="9" table:style-name="ce38">
            <text:p>9</text:p>
          </table:table-cell>
          <table:table-cell office:value-type="float" office:value="9.1" table:style-name="ce34">
            <text:p>9.1</text:p>
          </table:table-cell>
          <table:table-cell office:value-type="float" office:value="9.9" table:style-name="ce33">
            <text:p>9.9</text:p>
          </table:table-cell>
          <table:table-cell office:value-type="float" office:value="9.3000000000000007" table:style-name="ce39">
            <text:p>9.3</text:p>
          </table:table-cell>
          <table:table-cell table:number-columns-repeated="2" table:style-name="ce326"/>
          <table:table-cell table:style-name="ce1"/>
          <table:table-cell table:number-columns-repeated="2" table:style-name="ce329"/>
          <table:table-cell table:number-columns-repeated="16365"/>
        </table:table-row>
        <table:table-row table:style-name="ro7">
          <table:covered-table-cell/>
          <table:table-cell office:value-type="float" office:value="-49.3" table:style-name="ce30">
            <text:p>-49.3</text:p>
          </table:table-cell>
          <table:table-cell office:value-type="float" office:value="-49.5" table:style-name="ce31">
            <text:p>-49.5</text:p>
          </table:table-cell>
          <table:table-cell office:value-type="float" office:value="-49.6" table:style-name="ce32">
            <text:p>-49.6</text:p>
          </table:table-cell>
          <table:table-cell office:value-type="float" office:value="-49.8" table:style-name="ce33">
            <text:p>-49.8</text:p>
          </table:table-cell>
          <table:table-cell office:value-type="float" office:value="-49.3" table:style-name="ce30">
            <text:p>-49.3</text:p>
          </table:table-cell>
          <table:table-cell office:value-type="float" office:value="-48.4" table:style-name="ce34">
            <text:p>-48.4</text:p>
          </table:table-cell>
          <table:table-cell office:value-type="float" office:value="-47.5" table:style-name="ce35">
            <text:p>-47.5</text:p>
          </table:table-cell>
          <table:table-cell office:value-type="float" office:value="-47.7" table:style-name="ce36">
            <text:p>-47.7</text:p>
          </table:table-cell>
          <table:table-cell office:value-type="float" office:value="-48" table:style-name="ce37">
            <text:p>-48</text:p>
          </table:table-cell>
          <table:table-cell office:value-type="float" office:value="-48" table:style-name="ce38">
            <text:p>-48</text:p>
          </table:table-cell>
          <table:table-cell office:value-type="float" office:value="-48.4" table:style-name="ce34">
            <text:p>-48.4</text:p>
          </table:table-cell>
          <table:table-cell office:value-type="float" office:value="-49.8" table:style-name="ce33">
            <text:p>-49.8</text:p>
          </table:table-cell>
          <table:table-cell office:value-type="float" office:value="-48.7" table:style-name="ce39">
            <text:p>-48.7</text:p>
          </table:table-cell>
          <table:table-cell table:number-columns-repeated="2" table:style-name="ce326"/>
          <table:table-cell table:style-name="ce1"/>
          <table:table-cell table:number-columns-repeated="2" table:style-name="ce329"/>
          <table:table-cell table:number-columns-repeated="16365"/>
        </table:table-row>
        <table:table-row table:style-name="ro7">
          <table:table-cell office:value-type="string" table:number-columns-spanned="1" table:number-rows-spanned="2" table:style-name="ce567">
            <text:p>Record low °C (°F)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1">
            <text:p>0</text:p>
          </table:table-cell>
          <table:table-cell office:value-type="string" table:style-name="ce42">
            <text:p>−4</text:p>
          </table:table-cell>
          <table:table-cell office:value-type="float" office:value="0" table:style-name="ce41">
            <text:p>0</text:p>
          </table:table-cell>
          <table:table-cell office:value-type="string" table:style-name="ce43">
            <text:p>−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.6" table:style-name="ce44">
            <text:p>0.6</text:p>
          </table:table-cell>
          <table:table-cell office:value-type="float" office:value="0.9" table:style-name="ce45">
            <text:p>0.9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2">
            <text:p>−4</text:p>
          </table:table-cell>
          <table:table-cell table:number-columns-repeated="3" table:style-name="ce1"/>
          <table:table-cell table:number-columns-repeated="2" table:style-name="ce329"/>
          <table:table-cell table:number-columns-repeated="16365"/>
        </table:table-row>
        <table:table-row table:style-name="ro7">
          <table:covered-table-cell/>
          <table:table-cell office:value-type="float" office:value="-34" table:style-name="ce40">
            <text:p>-34</text:p>
          </table:table-cell>
          <table:table-cell office:value-type="float" office:value="-32" table:style-name="ce41">
            <text:p>-32</text:p>
          </table:table-cell>
          <table:table-cell office:value-type="float" office:value="-25" table:style-name="ce42">
            <text:p>-25</text:p>
          </table:table-cell>
          <table:table-cell office:value-type="float" office:value="-32" table:style-name="ce41">
            <text:p>-32</text:p>
          </table:table-cell>
          <table:table-cell office:value-type="float" office:value="-30" table:style-name="ce43">
            <text:p>-30</text:p>
          </table:table-cell>
          <table:table-cell office:value-type="float" office:value="-32" table:style-name="ce41">
            <text:p>-32</text:p>
          </table:table-cell>
          <table:table-cell office:value-type="float" office:value="-32" table:style-name="ce41">
            <text:p>-32</text:p>
          </table:table-cell>
          <table:table-cell office:value-type="float" office:value="-33.1" table:style-name="ce44">
            <text:p>-33.1</text:p>
          </table:table-cell>
          <table:table-cell office:value-type="float" office:value="-33.6" table:style-name="ce45">
            <text:p>-33.6</text:p>
          </table:table-cell>
          <table:table-cell office:value-type="float" office:value="-34" table:style-name="ce40">
            <text:p>-34</text:p>
          </table:table-cell>
          <table:table-cell office:value-type="float" office:value="-32" table:style-name="ce41">
            <text:p>-32</text:p>
          </table:table-cell>
          <table:table-cell office:value-type="float" office:value="-32" table:style-name="ce41">
            <text:p>-32</text:p>
          </table:table-cell>
          <table:table-cell office:value-type="float" office:value="-25" table:style-name="ce42">
            <text:p>-25</text:p>
          </table:table-cell>
          <table:table-cell table:number-columns-repeated="3" table:style-name="ce1"/>
          <table:table-cell table:number-columns-repeated="2" table:style-name="ce329"/>
          <table:table-cell table:number-columns-repeated="16365"/>
        </table:table-row>
        <table:table-row table:style-name="ro11">
          <table:table-cell office:value-type="string" table:number-columns-spanned="1" table:number-rows-spanned="2" table:style-name="ce573">
            <text:p><text:a xlink:href="http://en.wikipedia.org/wiki/Precipitation">Precipitation mm (inches)</text:a></text:p>
          </table:table-cell>
          <table:table-cell office:value-type="float" office:value="65" table:style-name="ce46">
            <text:p>65</text:p>
          </table:table-cell>
          <table:table-cell office:value-type="float" office:value="104.2" table:style-name="ce47">
            <text:p>104.2</text:p>
          </table:table-cell>
          <table:table-cell office:value-type="float" office:value="123.1" table:style-name="ce48">
            <text:p>123.1</text:p>
          </table:table-cell>
          <table:table-cell office:value-type="float" office:value="149.80000000000001" table:style-name="ce49">
            <text:p>149.8</text:p>
          </table:table-cell>
          <table:table-cell office:value-type="float" office:value="98.2" table:style-name="ce50">
            <text:p>98.2</text:p>
          </table:table-cell>
          <table:table-cell office:value-type="float" office:value="41.4" table:style-name="ce51">
            <text:p>41.4</text:p>
          </table:table-cell>
          <table:table-cell office:value-type="float" office:value="22" table:style-name="ce52">
            <text:p>22</text:p>
          </table:table-cell>
          <table:table-cell office:value-type="float" office:value="28" table:style-name="ce53">
            <text:p>28</text:p>
          </table:table-cell>
          <table:table-cell office:value-type="float" office:value="60" table:style-name="ce54">
            <text:p>60</text:p>
          </table:table-cell>
          <table:table-cell office:value-type="float" office:value="119.3" table:style-name="ce55">
            <text:p>119.3</text:p>
          </table:table-cell>
          <table:table-cell office:value-type="float" office:value="87.9" table:style-name="ce56">
            <text:p>87.9</text:p>
          </table:table-cell>
          <table:table-cell office:value-type="float" office:value="76.3" table:style-name="ce57">
            <text:p>76.3</text:p>
          </table:table-cell>
          <table:table-cell office:value-type="float" office:value="975.2" table:style-name="ce58">
            <text:p>975.2</text:p>
          </table:table-cell>
          <table:table-cell table:number-columns-repeated="3" table:style-name="ce1"/>
          <table:table-cell table:number-columns-repeated="2" table:style-name="ce329"/>
          <table:table-cell table:number-columns-repeated="16365"/>
        </table:table-row>
        <table:table-row table:style-name="ro7">
          <table:covered-table-cell/>
          <table:table-cell office:value-type="float" office:value="-2.56" table:style-name="ce46">
            <text:p>-2.56</text:p>
          </table:table-cell>
          <table:table-cell office:value-type="float" office:value="-4.1020000000000003" table:style-name="ce47">
            <text:p>-4.102</text:p>
          </table:table-cell>
          <table:table-cell office:value-type="float" office:value="-4.8460000000000001" table:style-name="ce48">
            <text:p>-4.846</text:p>
          </table:table-cell>
          <table:table-cell office:value-type="float" office:value="-5.8979999999999997" table:style-name="ce49">
            <text:p>-5.898</text:p>
          </table:table-cell>
          <table:table-cell office:value-type="float" office:value="-3.8660000000000001" table:style-name="ce50">
            <text:p>-3.866</text:p>
          </table:table-cell>
          <table:table-cell office:value-type="float" office:value="-1.63" table:style-name="ce51">
            <text:p>-1.63</text:p>
          </table:table-cell>
          <table:table-cell office:value-type="float" office:value="-0.87" table:style-name="ce52">
            <text:p>-0.87</text:p>
          </table:table-cell>
          <table:table-cell office:value-type="float" office:value="-1.1000000000000001" table:style-name="ce53">
            <text:p>-1.1</text:p>
          </table:table-cell>
          <table:table-cell office:value-type="float" office:value="-2.36" table:style-name="ce54">
            <text:p>-2.36</text:p>
          </table:table-cell>
          <table:table-cell office:value-type="float" office:value="-4.6970000000000001" table:style-name="ce55">
            <text:p>-4.697</text:p>
          </table:table-cell>
          <table:table-cell office:value-type="float" office:value="-3.4609999999999999" table:style-name="ce56">
            <text:p>-3.461</text:p>
          </table:table-cell>
          <table:table-cell office:value-type="float" office:value="-3.004" table:style-name="ce57">
            <text:p>-3.004</text:p>
          </table:table-cell>
          <table:table-cell office:value-type="float" office:value="-38.393999999999998" table:style-name="ce58">
            <text:p>-38.394</text:p>
          </table:table-cell>
          <table:table-cell table:number-columns-repeated="3" table:style-name="ce1"/>
          <table:table-cell table:number-columns-repeated="2" table:style-name="ce329"/>
          <table:table-cell table:number-columns-repeated="16365"/>
        </table:table-row>
        <table:table-row table:style-name="ro15">
          <table:table-cell office:value-type="string" table:style-name="ce3">
            <text:p>Avg. precipitation days<text:s/><text:span text:style-name="T1">(≥ 1 mm)</text:span></text:p>
          </table:table-cell>
          <table:table-cell office:value-type="float" office:value="10" table:style-name="ce59">
            <text:p>10</text:p>
          </table:table-cell>
          <table:table-cell office:value-type="float" office:value="11" table:style-name="ce60">
            <text:p>11</text:p>
          </table:table-cell>
          <table:table-cell office:value-type="float" office:value="15" table:style-name="ce61">
            <text:p>15</text:p>
          </table:table-cell>
          <table:table-cell office:value-type="float" office:value="15" table:style-name="ce62">
            <text:p>15</text:p>
          </table:table-cell>
          <table:table-cell office:value-type="float" office:value="13" table:style-name="ce63">
            <text:p>13</text:p>
          </table:table-cell>
          <table:table-cell office:value-type="float" office:value="7" table:style-name="ce64">
            <text:p>7</text:p>
          </table:table-cell>
          <table:table-cell office:value-type="float" office:value="5" table:style-name="ce65">
            <text:p>5</text:p>
          </table:table-cell>
          <table:table-cell office:value-type="float" office:value="5" table:style-name="ce65">
            <text:p>5</text:p>
          </table:table-cell>
          <table:table-cell office:value-type="float" office:value="11" table:style-name="ce66">
            <text:p>11</text:p>
          </table:table-cell>
          <table:table-cell office:value-type="float" office:value="14" table:style-name="ce67">
            <text:p>14</text:p>
          </table:table-cell>
          <table:table-cell office:value-type="float" office:value="11" table:style-name="ce66">
            <text:p>11</text:p>
          </table:table-cell>
          <table:table-cell office:value-type="float" office:value="11" table:style-name="ce68">
            <text:p>11</text:p>
          </table:table-cell>
          <table:table-cell office:value-type="float" office:value="128" table:style-name="ce69">
            <text:p>128</text:p>
          </table:table-cell>
          <table:table-cell table:number-columns-repeated="16370" table:style-name="ce1"/>
        </table:table-row>
        <table:table-row table:style-name="ro13">
          <table:table-cell office:value-type="string" table:style-name="ce70">
            <text:p><text:a xlink:href="http://en.wikipedia.org/wiki/Humidity"> % humidity</text:a></text:p>
          </table:table-cell>
          <table:table-cell office:value-type="float" office:value="80" table:style-name="ce71">
            <text:p>80</text:p>
          </table:table-cell>
          <table:table-cell office:value-type="float" office:value="81" table:style-name="ce72">
            <text:p>81</text:p>
          </table:table-cell>
          <table:table-cell office:value-type="float" office:value="82" table:style-name="ce73">
            <text:p>82</text:p>
          </table:table-cell>
          <table:table-cell office:value-type="float" office:value="82" table:style-name="ce73">
            <text:p>82</text:p>
          </table:table-cell>
          <table:table-cell office:value-type="float" office:value="80" table:style-name="ce71">
            <text:p>80</text:p>
          </table:table-cell>
          <table:table-cell office:value-type="float" office:value="75" table:style-name="ce74">
            <text:p>75</text:p>
          </table:table-cell>
          <table:table-cell office:value-type="float" office:value="67" table:style-name="ce75">
            <text:p>67</text:p>
          </table:table-cell>
          <table:table-cell office:value-type="float" office:value="65" table:style-name="ce76">
            <text:p>65</text:p>
          </table:table-cell>
          <table:table-cell office:value-type="float" office:value="70" table:style-name="ce77">
            <text:p>70</text:p>
          </table:table-cell>
          <table:table-cell office:value-type="float" office:value="79" table:style-name="ce78">
            <text:p>79</text:p>
          </table:table-cell>
          <table:table-cell office:value-type="float" office:value="79" table:style-name="ce78">
            <text:p>79</text:p>
          </table:table-cell>
          <table:table-cell office:value-type="float" office:value="79" table:style-name="ce78">
            <text:p>79</text:p>
          </table:table-cell>
          <table:table-cell office:value-type="float" office:value="77" table:style-name="ce79">
            <text:p>77</text:p>
          </table:table-cell>
          <table:table-cell table:number-columns-repeated="16370" table:style-name="ce1"/>
        </table:table-row>
        <table:table-row table:style-name="ro14">
          <table:table-cell office:value-type="string" table:style-name="ce70">
            <text:p><text:a xlink:href="http://en.wikipedia.org/wiki/Sunshine_duration">Mean monthly sunshine hours</text:a></text:p>
          </table:table-cell>
          <table:table-cell office:value-type="float" office:value="167" table:style-name="ce80">
            <text:p>167</text:p>
          </table:table-cell>
          <table:table-cell office:value-type="float" office:value="140" table:style-name="ce81">
            <text:p>140</text:p>
          </table:table-cell>
          <table:table-cell office:value-type="float" office:value="132" table:style-name="ce82">
            <text:p>132</text:p>
          </table:table-cell>
          <table:table-cell office:value-type="float" office:value="136" table:style-name="ce83">
            <text:p>136</text:p>
          </table:table-cell>
          <table:table-cell office:value-type="float" office:value="164" table:style-name="ce84">
            <text:p>164</text:p>
          </table:table-cell>
          <table:table-cell office:value-type="float" office:value="189" table:style-name="ce85">
            <text:p>189</text:p>
          </table:table-cell>
          <table:table-cell office:value-type="float" office:value="219" table:style-name="ce86">
            <text:p>219</text:p>
          </table:table-cell>
          <table:table-cell office:value-type="float" office:value="216" table:style-name="ce87">
            <text:p>216</text:p>
          </table:table-cell>
          <table:table-cell office:value-type="float" office:value="186" table:style-name="ce88">
            <text:p>186</text:p>
          </table:table-cell>
          <table:table-cell office:value-type="float" office:value="167" table:style-name="ce80">
            <text:p>167</text:p>
          </table:table-cell>
          <table:table-cell office:value-type="float" office:value="167" table:style-name="ce89">
            <text:p>167</text:p>
          </table:table-cell>
          <table:table-cell office:value-type="float" office:value="175" table:style-name="ce90">
            <text:p>175</text:p>
          </table:table-cell>
          <table:table-cell office:value-type="float" office:value="2058" table:style-name="ce91">
            <text:p>2,058</text:p>
          </table:table-cell>
          <table:table-cell table:number-columns-repeated="16370" table:style-name="ce1"/>
        </table:table-row>
        <table:table-row table:style-name="ro7">
          <table:table-cell office:value-type="string" table:number-columns-spanned="14" table:number-rows-spanned="1" table:style-name="ce582">
            <text:p>Source #1: NOAA,<text:span text:style-name="T3">[18]</text:span><text:s/>World Meteorological Organization (precipitation data),<text:span text:style-name="T3">[19]</text:span><text:s/>Voodoo Skies (records)<text:span text:style-name="T3">[20]</text:span></text:p>
          </table:table-cell>
          <table:covered-table-cell table:number-columns-repeated="13"/>
          <table:table-cell table:number-columns-repeated="16370" table:style-name="ce1"/>
        </table:table-row>
        <table:table-row table:style-name="ro7">
          <table:table-cell office:value-type="string" table:number-columns-spanned="14" table:number-rows-spanned="1" table:style-name="ce582">
            <text:p>Source #2: Danish Meteorological Institute (sun and relative humidity)<text:span text:style-name="T3">[21]</text:span></text:p>
          </table:table-cell>
          <table:covered-table-cell table:number-columns-repeated="13"/>
          <table:table-cell table:number-columns-repeated="16370" table:style-name="ce1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1">
            <text:p>C</text:p>
          </table:table-cell>
          <table:table-cell office:value-type="float" office:value="14.350000000000001" table:formula="of:=AVERAGE([.B5];[.B9])" table:style-name="ce1">
            <text:p>14.35</text:p>
          </table:table-cell>
          <table:table-cell office:value-type="float" office:value="14.4" table:formula="of:=AVERAGE([.C5];[.C9])" table:style-name="ce329">
            <text:p>14.4</text:p>
          </table:table-cell>
          <table:table-cell office:value-type="float" office:value="14.450000000000001" table:formula="of:=AVERAGE([.D5];[.D9])" table:style-name="ce329">
            <text:p>14.45</text:p>
          </table:table-cell>
          <table:table-cell office:value-type="float" office:value="14.649999999999999" table:formula="of:=AVERAGE([.E5];[.E9])" table:style-name="ce329">
            <text:p>14.65</text:p>
          </table:table-cell>
          <table:table-cell office:value-type="float" office:value="14.399999999999999" table:formula="of:=AVERAGE([.F5];[.F9])" table:style-name="ce329">
            <text:p>14.4</text:p>
          </table:table-cell>
          <table:table-cell office:value-type="float" office:value="14.399999999999999" table:formula="of:=AVERAGE([.G5];[.G9])" table:style-name="ce329">
            <text:p>14.4</text:p>
          </table:table-cell>
          <table:table-cell office:value-type="float" office:value="14.2" table:formula="of:=AVERAGE([.H5];[.H9])" table:style-name="ce329">
            <text:p>14.2</text:p>
          </table:table-cell>
          <table:table-cell office:value-type="float" office:value="14.5" table:formula="of:=AVERAGE([.I5];[.I9])" table:style-name="ce329">
            <text:p>14.5</text:p>
          </table:table-cell>
          <table:table-cell office:value-type="float" office:value="14.600000000000001" table:formula="of:=AVERAGE([.J5];[.J9])" table:style-name="ce329">
            <text:p>14.6</text:p>
          </table:table-cell>
          <table:table-cell office:value-type="float" office:value="14.55" table:formula="of:=AVERAGE([.K5];[.K9])" table:style-name="ce329">
            <text:p>14.55</text:p>
          </table:table-cell>
          <table:table-cell office:value-type="float" office:value="14.2" table:formula="of:=AVERAGE([.L5];[.L9])" table:style-name="ce329">
            <text:p>14.2</text:p>
          </table:table-cell>
          <table:table-cell office:value-type="float" office:value="14.600000000000001" table:formula="of:=AVERAGE([.M5];[.M9])" table:style-name="ce329">
            <text:p>14.6</text:p>
          </table:table-cell>
          <table:table-cell office:value-type="float" office:value="14.450000000000001" table:formula="of:=AVERAGE([.N5];[.N9])" table:style-name="ce329">
            <text:p>14.45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7">
          <table:table-cell office:value-type="string" table:style-name="ce1">
            <text:p>F</text:p>
          </table:table-cell>
          <table:table-cell office:value-type="float" office:value="57.83" table:formula="of:=[.B21]*1.8+32" table:style-name="ce329">
            <text:p>57.83</text:p>
          </table:table-cell>
          <table:table-cell office:value-type="float" office:value="57.92" table:formula="of:=[.C21]*1.8+32" table:style-name="ce329">
            <text:p>57.92</text:p>
          </table:table-cell>
          <table:table-cell office:value-type="float" office:value="58.010000000000005" table:formula="of:=[.D21]*1.8+32" table:style-name="ce329">
            <text:p>58.01</text:p>
          </table:table-cell>
          <table:table-cell office:value-type="float" office:value="58.37" table:formula="of:=[.E21]*1.8+32" table:style-name="ce329">
            <text:p>58.37</text:p>
          </table:table-cell>
          <table:table-cell office:value-type="float" office:value="57.92" table:formula="of:=[.F21]*1.8+32" table:style-name="ce329">
            <text:p>57.92</text:p>
          </table:table-cell>
          <table:table-cell office:value-type="float" office:value="57.92" table:formula="of:=[.G21]*1.8+32" table:style-name="ce329">
            <text:p>57.92</text:p>
          </table:table-cell>
          <table:table-cell office:value-type="float" office:value="57.56" table:formula="of:=[.H21]*1.8+32" table:style-name="ce329">
            <text:p>57.56</text:p>
          </table:table-cell>
          <table:table-cell office:value-type="float" office:value="58.1" table:formula="of:=[.I21]*1.8+32" table:style-name="ce329">
            <text:p>58.1</text:p>
          </table:table-cell>
          <table:table-cell office:value-type="float" office:value="58.28" table:formula="of:=[.J21]*1.8+32" table:style-name="ce329">
            <text:p>58.28</text:p>
          </table:table-cell>
          <table:table-cell office:value-type="float" office:value="58.19" table:formula="of:=[.K21]*1.8+32" table:style-name="ce329">
            <text:p>58.19</text:p>
          </table:table-cell>
          <table:table-cell office:value-type="float" office:value="57.56" table:formula="of:=[.L21]*1.8+32" table:style-name="ce329">
            <text:p>57.56</text:p>
          </table:table-cell>
          <table:table-cell office:value-type="float" office:value="58.28" table:formula="of:=[.M21]*1.8+32" table:style-name="ce329">
            <text:p>58.28</text:p>
          </table:table-cell>
          <table:table-cell office:value-type="float" office:value="58.010000000000005" table:formula="of:=[.N21]*1.8+32" table:style-name="ce329">
            <text:p>58.01</text:p>
          </table:table-cell>
          <table:table-cell table:number-columns-repeated="16370" table:style-name="ce1"/>
        </table:table-row>
        <table:table-row table:number-rows-repeated="6" table:style-name="ro7">
          <table:table-cell table:number-columns-repeated="16384"/>
        </table:table-row>
        <table:table-row table:style-name="ro7">
          <table:table-cell table:number-columns-repeated="2" table:style-name="ce329"/>
          <table:table-cell table:number-columns-repeated="16382" table:style-name="ce1"/>
        </table:table-row>
        <table:table-row table:number-rows-repeated="1048547" table:style-name="ro7">
          <table:table-cell table:number-columns-repeated="16384"/>
        </table:table-row>
      </table:table>
      <table:table table:name="Mendoza" table:style-name="ta1">
        <table:table-column table:style-name="co6" table:number-columns-repeated="16384" table:default-cell-style-name="ce1"/>
        <table:table-row table:style-name="ro7">
          <table:table-cell office:value-type="string" table:number-columns-spanned="14" table:number-rows-spanned="1" table:style-name="ce567">
            <text:p>Climate data for Mendoza, Mendoza, Argentina (1981-1990 period)</text:p>
          </table:table-cell>
          <table:covered-table-cell table:number-columns-repeated="13"/>
          <table:table-cell table:number-columns-repeated="16370" table:style-name="ce1"/>
        </table:table-row>
        <table:table-row table:style-name="ro7">
          <table:table-cell office:value-type="string" table:style-name="ce3">
            <text:p>Month</text:p>
          </table:table-cell>
          <table:table-cell office:value-type="string" table:style-name="ce3">
            <text:p>Jan</text:p>
          </table:table-cell>
          <table:table-cell office:value-type="string" table:style-name="ce3">
            <text:p>Feb</text:p>
          </table:table-cell>
          <table:table-cell office:value-type="string" table:style-name="ce3">
            <text:p>Mar</text:p>
          </table:table-cell>
          <table:table-cell office:value-type="string" table:style-name="ce3">
            <text:p>Apr</text:p>
          </table:table-cell>
          <table:table-cell office:value-type="string" table:style-name="ce3">
            <text:p>May</text:p>
          </table:table-cell>
          <table:table-cell office:value-type="string" table:style-name="ce3">
            <text:p>Jun</text:p>
          </table:table-cell>
          <table:table-cell office:value-type="string" table:style-name="ce3">
            <text:p>Jul</text:p>
          </table:table-cell>
          <table:table-cell office:value-type="string" table:style-name="ce3">
            <text:p>Aug</text:p>
          </table:table-cell>
          <table:table-cell office:value-type="string" table:style-name="ce3">
            <text:p>Sep</text:p>
          </table:table-cell>
          <table:table-cell office:value-type="string" table:style-name="ce3">
            <text:p>Oct</text:p>
          </table:table-cell>
          <table:table-cell office:value-type="string" table:style-name="ce3">
            <text:p>Nov</text:p>
          </table:table-cell>
          <table:table-cell office:value-type="string" table:style-name="ce3">
            <text:p>Dec</text:p>
          </table:table-cell>
          <table:table-cell office:value-type="string" table:style-name="ce3">
            <text:p>Year</text:p>
          </table:table-cell>
          <table:table-cell table:number-columns-repeated="3" table:style-name="ce1"/>
          <table:table-cell table:style-name="ce329"/>
          <table:table-cell table:number-columns-repeated="16366"/>
        </table:table-row>
        <table:table-row table:style-name="ro7">
          <table:table-cell office:value-type="string" table:number-columns-spanned="1" table:number-rows-spanned="2" table:style-name="ce567">
            <text:p>Record high °C (°F)</text:p>
          </table:table-cell>
          <table:table-cell office:value-type="float" office:value="40" table:style-name="ce92">
            <text:p>40</text:p>
          </table:table-cell>
          <table:table-cell office:value-type="float" office:value="40.6" table:style-name="ce93">
            <text:p>40.6</text:p>
          </table:table-cell>
          <table:table-cell office:value-type="float" office:value="37.299999999999997" table:style-name="ce94">
            <text:p>37.3</text:p>
          </table:table-cell>
          <table:table-cell office:value-type="float" office:value="31.8" table:style-name="ce95">
            <text:p>31.8</text:p>
          </table:table-cell>
          <table:table-cell office:value-type="float" office:value="30.4" table:style-name="ce8">
            <text:p>30.4</text:p>
          </table:table-cell>
          <table:table-cell office:value-type="float" office:value="30" table:style-name="ce96">
            <text:p>30</text:p>
          </table:table-cell>
          <table:table-cell office:value-type="float" office:value="33" table:style-name="ce4">
            <text:p>33</text:p>
          </table:table-cell>
          <table:table-cell office:value-type="float" office:value="31.9" table:style-name="ce95">
            <text:p>31.9</text:p>
          </table:table-cell>
          <table:table-cell office:value-type="float" office:value="36" table:style-name="ce97">
            <text:p>36</text:p>
          </table:table-cell>
          <table:table-cell office:value-type="float" office:value="38" table:style-name="ce98">
            <text:p>38</text:p>
          </table:table-cell>
          <table:table-cell office:value-type="float" office:value="40.6" table:style-name="ce93">
            <text:p>40.6</text:p>
          </table:table-cell>
          <table:table-cell office:value-type="float" office:value="40.299999999999997" table:style-name="ce99">
            <text:p>40.3</text:p>
          </table:table-cell>
          <table:table-cell office:value-type="float" office:value="40.6" table:style-name="ce93">
            <text:p>40.6</text:p>
          </table:table-cell>
          <table:table-cell table:number-columns-repeated="3" table:style-name="ce1"/>
          <table:table-cell table:style-name="ce329"/>
          <table:table-cell table:number-columns-repeated="16366"/>
        </table:table-row>
        <table:table-row table:style-name="ro7">
          <table:covered-table-cell/>
          <table:table-cell office:value-type="float" office:value="-104" table:style-name="ce92">
            <text:p>-104</text:p>
          </table:table-cell>
          <table:table-cell office:value-type="float" office:value="-105.1" table:style-name="ce93">
            <text:p>-105.1</text:p>
          </table:table-cell>
          <table:table-cell office:value-type="float" office:value="-99.1" table:style-name="ce94">
            <text:p>-99.1</text:p>
          </table:table-cell>
          <table:table-cell office:value-type="float" office:value="-89.2" table:style-name="ce95">
            <text:p>-89.2</text:p>
          </table:table-cell>
          <table:table-cell office:value-type="float" office:value="-86.7" table:style-name="ce8">
            <text:p>-86.7</text:p>
          </table:table-cell>
          <table:table-cell office:value-type="float" office:value="-86" table:style-name="ce96">
            <text:p>-86</text:p>
          </table:table-cell>
          <table:table-cell office:value-type="float" office:value="-91.4" table:style-name="ce4">
            <text:p>-91.4</text:p>
          </table:table-cell>
          <table:table-cell office:value-type="float" office:value="-89.4" table:style-name="ce95">
            <text:p>-89.4</text:p>
          </table:table-cell>
          <table:table-cell office:value-type="float" office:value="-96.8" table:style-name="ce97">
            <text:p>-96.8</text:p>
          </table:table-cell>
          <table:table-cell office:value-type="float" office:value="-100.4" table:style-name="ce98">
            <text:p>-100.4</text:p>
          </table:table-cell>
          <table:table-cell office:value-type="float" office:value="-105.1" table:style-name="ce93">
            <text:p>-105.1</text:p>
          </table:table-cell>
          <table:table-cell office:value-type="float" office:value="-104.5" table:style-name="ce99">
            <text:p>-104.5</text:p>
          </table:table-cell>
          <table:table-cell office:value-type="float" office:value="-105.1" table:style-name="ce93">
            <text:p>-105.1</text:p>
          </table:table-cell>
          <table:table-cell table:number-columns-repeated="3" table:style-name="ce1"/>
          <table:table-cell table:style-name="ce329"/>
          <table:table-cell table:number-columns-repeated="16366"/>
        </table:table-row>
        <table:table-row table:style-name="ro7">
          <table:table-cell office:value-type="string" table:number-columns-spanned="1" table:number-rows-spanned="2" table:style-name="ce567">
            <text:p>Average high °C (°F)</text:p>
          </table:table-cell>
          <table:table-cell office:value-type="float" office:value="32" table:style-name="ce6">
            <text:p>32</text:p>
          </table:table-cell>
          <table:table-cell office:value-type="float" office:value="30.8" table:style-name="ce100">
            <text:p>30.8</text:p>
          </table:table-cell>
          <table:table-cell office:value-type="float" office:value="27.2" table:style-name="ce101">
            <text:p>27.2</text:p>
          </table:table-cell>
          <table:table-cell office:value-type="float" office:value="23.4" table:style-name="ce102">
            <text:p>23.4</text:p>
          </table:table-cell>
          <table:table-cell office:value-type="float" office:value="19" table:style-name="ce103">
            <text:p>19</text:p>
          </table:table-cell>
          <table:table-cell office:value-type="float" office:value="15.5" table:style-name="ce104">
            <text:p>15.5</text:p>
          </table:table-cell>
          <table:table-cell office:value-type="float" office:value="14.7" table:style-name="ce105">
            <text:p>14.7</text:p>
          </table:table-cell>
          <table:table-cell office:value-type="float" office:value="18" table:style-name="ce106">
            <text:p>18</text:p>
          </table:table-cell>
          <table:table-cell office:value-type="float" office:value="20.399999999999999" table:style-name="ce107">
            <text:p>20.4</text:p>
          </table:table-cell>
          <table:table-cell office:value-type="float" office:value="25.6" table:style-name="ce7">
            <text:p>25.6</text:p>
          </table:table-cell>
          <table:table-cell office:value-type="float" office:value="29.2" table:style-name="ce12">
            <text:p>29.2</text:p>
          </table:table-cell>
          <table:table-cell office:value-type="float" office:value="31.7" table:style-name="ce108">
            <text:p>31.7</text:p>
          </table:table-cell>
          <table:table-cell office:value-type="float" office:value="23.9" table:style-name="ce109">
            <text:p>23.9</text:p>
          </table:table-cell>
          <table:table-cell table:number-columns-repeated="2" table:style-name="ce326"/>
          <table:table-cell table:style-name="ce1"/>
          <table:table-cell table:style-name="ce329"/>
          <table:table-cell table:number-columns-repeated="16366"/>
        </table:table-row>
        <table:table-row table:style-name="ro7">
          <table:covered-table-cell/>
          <table:table-cell office:value-type="float" office:value="-89.6" table:style-name="ce6">
            <text:p>-89.6</text:p>
          </table:table-cell>
          <table:table-cell office:value-type="float" office:value="-87.4" table:style-name="ce100">
            <text:p>-87.4</text:p>
          </table:table-cell>
          <table:table-cell office:value-type="float" office:value="-81" table:style-name="ce101">
            <text:p>-81</text:p>
          </table:table-cell>
          <table:table-cell office:value-type="float" office:value="-74.099999999999994" table:style-name="ce102">
            <text:p>-74.1</text:p>
          </table:table-cell>
          <table:table-cell office:value-type="float" office:value="-66.2" table:style-name="ce103">
            <text:p>-66.2</text:p>
          </table:table-cell>
          <table:table-cell office:value-type="float" office:value="-59.9" table:style-name="ce104">
            <text:p>-59.9</text:p>
          </table:table-cell>
          <table:table-cell office:value-type="float" office:value="-58.5" table:style-name="ce105">
            <text:p>-58.5</text:p>
          </table:table-cell>
          <table:table-cell office:value-type="float" office:value="-64.400000000000006" table:style-name="ce106">
            <text:p>-64.4</text:p>
          </table:table-cell>
          <table:table-cell office:value-type="float" office:value="-68.7" table:style-name="ce107">
            <text:p>-68.7</text:p>
          </table:table-cell>
          <table:table-cell office:value-type="float" office:value="-78.099999999999994" table:style-name="ce7">
            <text:p>-78.1</text:p>
          </table:table-cell>
          <table:table-cell office:value-type="float" office:value="-84.6" table:style-name="ce12">
            <text:p>-84.6</text:p>
          </table:table-cell>
          <table:table-cell office:value-type="float" office:value="-89.1" table:style-name="ce108">
            <text:p>-89.1</text:p>
          </table:table-cell>
          <table:table-cell office:value-type="float" office:value="-75" table:style-name="ce109">
            <text:p>-75</text:p>
          </table:table-cell>
          <table:table-cell table:number-columns-repeated="2" table:style-name="ce326"/>
          <table:table-cell table:style-name="ce1"/>
          <table:table-cell table:style-name="ce329"/>
          <table:table-cell table:number-columns-repeated="16366"/>
        </table:table-row>
        <table:table-row table:style-name="ro9">
          <table:table-cell office:value-type="string" table:number-columns-spanned="1" table:number-rows-spanned="2" table:style-name="ce567">
            <text:p>Daily mean °C (°F)</text:p>
          </table:table-cell>
          <table:table-cell office:value-type="float" office:value="25.2" table:style-name="ce110">
            <text:p>25.2</text:p>
          </table:table-cell>
          <table:table-cell office:value-type="float" office:value="24" table:style-name="ce111">
            <text:p>24</text:p>
          </table:table-cell>
          <table:table-cell office:value-type="float" office:value="20.8" table:style-name="ce112">
            <text:p>20.8</text:p>
          </table:table-cell>
          <table:table-cell office:value-type="float" office:value="16.5" table:style-name="ce113">
            <text:p>16.5</text:p>
          </table:table-cell>
          <table:table-cell office:value-type="float" office:value="11.7" table:style-name="ce114">
            <text:p>11.7</text:p>
          </table:table-cell>
          <table:table-cell office:value-type="float" office:value="8" table:style-name="ce115">
            <text:p>8</text:p>
          </table:table-cell>
          <table:table-cell office:value-type="float" office:value="7.8" table:style-name="ce116">
            <text:p>7.8</text:p>
          </table:table-cell>
          <table:table-cell office:value-type="float" office:value="10.7" table:style-name="ce117">
            <text:p>10.7</text:p>
          </table:table-cell>
          <table:table-cell office:value-type="float" office:value="13.3" table:style-name="ce28">
            <text:p>13.3</text:p>
          </table:table-cell>
          <table:table-cell office:value-type="float" office:value="18.7" table:style-name="ce118">
            <text:p>18.7</text:p>
          </table:table-cell>
          <table:table-cell office:value-type="float" office:value="22.2" table:style-name="ce119">
            <text:p>22.2</text:p>
          </table:table-cell>
          <table:table-cell office:value-type="float" office:value="25" table:style-name="ce120">
            <text:p>25</text:p>
          </table:table-cell>
          <table:table-cell office:value-type="float" office:value="17" table:style-name="ce121">
            <text:p>17</text:p>
          </table:table-cell>
          <table:table-cell table:number-columns-repeated="2" table:style-name="ce326"/>
          <table:table-cell table:style-name="ce1"/>
          <table:table-cell table:style-name="ce329"/>
          <table:table-cell table:number-columns-repeated="16366"/>
        </table:table-row>
        <table:table-row table:style-name="ro7">
          <table:covered-table-cell/>
          <table:table-cell office:value-type="float" office:value="-77.400000000000006" table:style-name="ce110">
            <text:p>-77.4</text:p>
          </table:table-cell>
          <table:table-cell office:value-type="float" office:value="-75.2" table:style-name="ce111">
            <text:p>-75.2</text:p>
          </table:table-cell>
          <table:table-cell office:value-type="float" office:value="-69.400000000000006" table:style-name="ce112">
            <text:p>-69.4</text:p>
          </table:table-cell>
          <table:table-cell office:value-type="float" office:value="-61.7" table:style-name="ce113">
            <text:p>-61.7</text:p>
          </table:table-cell>
          <table:table-cell office:value-type="float" office:value="-53.1" table:style-name="ce114">
            <text:p>-53.1</text:p>
          </table:table-cell>
          <table:table-cell office:value-type="float" office:value="-46.4" table:style-name="ce115">
            <text:p>-46.4</text:p>
          </table:table-cell>
          <table:table-cell office:value-type="float" office:value="-46" table:style-name="ce116">
            <text:p>-46</text:p>
          </table:table-cell>
          <table:table-cell office:value-type="float" office:value="-51.3" table:style-name="ce117">
            <text:p>-51.3</text:p>
          </table:table-cell>
          <table:table-cell office:value-type="float" office:value="-55.9" table:style-name="ce28">
            <text:p>-55.9</text:p>
          </table:table-cell>
          <table:table-cell office:value-type="float" office:value="-65.7" table:style-name="ce118">
            <text:p>-65.7</text:p>
          </table:table-cell>
          <table:table-cell office:value-type="float" office:value="-72" table:style-name="ce119">
            <text:p>-72</text:p>
          </table:table-cell>
          <table:table-cell office:value-type="float" office:value="-77" table:style-name="ce120">
            <text:p>-77</text:p>
          </table:table-cell>
          <table:table-cell office:value-type="float" office:value="-62.6" table:style-name="ce121">
            <text:p>-62.6</text:p>
          </table:table-cell>
          <table:table-cell table:number-columns-repeated="3" table:style-name="ce1"/>
          <table:table-cell table:style-name="ce329"/>
          <table:table-cell table:number-columns-repeated="16366"/>
        </table:table-row>
        <table:table-row table:style-name="ro7">
          <table:table-cell office:value-type="string" table:number-columns-spanned="1" table:number-rows-spanned="2" table:style-name="ce567">
            <text:p>Average low °C (°F)</text:p>
          </table:table-cell>
          <table:table-cell office:value-type="float" office:value="18.399999999999999" table:style-name="ce122">
            <text:p>18.4</text:p>
          </table:table-cell>
          <table:table-cell office:value-type="float" office:value="17.5" table:style-name="ce123">
            <text:p>17.5</text:p>
          </table:table-cell>
          <table:table-cell office:value-type="float" office:value="14.9" table:style-name="ce124">
            <text:p>14.9</text:p>
          </table:table-cell>
          <table:table-cell office:value-type="float" office:value="10.6" table:style-name="ce125">
            <text:p>10.6</text:p>
          </table:table-cell>
          <table:table-cell office:value-type="float" office:value="5.7" table:style-name="ce126">
            <text:p>5.7</text:p>
          </table:table-cell>
          <table:table-cell office:value-type="float" office:value="2.6" table:style-name="ce127">
            <text:p>2.6</text:p>
          </table:table-cell>
          <table:table-cell office:value-type="float" office:value="2.4" table:style-name="ce128">
            <text:p>2.4</text:p>
          </table:table-cell>
          <table:table-cell office:value-type="float" office:value="4.4000000000000004" table:style-name="ce129">
            <text:p>4.4</text:p>
          </table:table-cell>
          <table:table-cell office:value-type="float" office:value="6.4" table:style-name="ce130">
            <text:p>6.4</text:p>
          </table:table-cell>
          <table:table-cell office:value-type="float" office:value="11.6" table:style-name="ce131">
            <text:p>11.6</text:p>
          </table:table-cell>
          <table:table-cell office:value-type="float" office:value="14.8" table:style-name="ce132">
            <text:p>14.8</text:p>
          </table:table-cell>
          <table:table-cell office:value-type="float" office:value="17.8" table:style-name="ce133">
            <text:p>17.8</text:p>
          </table:table-cell>
          <table:table-cell office:value-type="float" office:value="10.5" table:style-name="ce134">
            <text:p>10.5</text:p>
          </table:table-cell>
          <table:table-cell table:number-columns-repeated="2" table:style-name="ce326"/>
          <table:table-cell table:style-name="ce1"/>
          <table:table-cell table:style-name="ce329"/>
          <table:table-cell table:number-columns-repeated="16366"/>
        </table:table-row>
        <table:table-row table:style-name="ro7">
          <table:covered-table-cell/>
          <table:table-cell office:value-type="float" office:value="-65.099999999999994" table:style-name="ce122">
            <text:p>-65.1</text:p>
          </table:table-cell>
          <table:table-cell office:value-type="float" office:value="-63.5" table:style-name="ce123">
            <text:p>-63.5</text:p>
          </table:table-cell>
          <table:table-cell office:value-type="float" office:value="-58.8" table:style-name="ce124">
            <text:p>-58.8</text:p>
          </table:table-cell>
          <table:table-cell office:value-type="float" office:value="-51.1" table:style-name="ce125">
            <text:p>-51.1</text:p>
          </table:table-cell>
          <table:table-cell office:value-type="float" office:value="-42.3" table:style-name="ce126">
            <text:p>-42.3</text:p>
          </table:table-cell>
          <table:table-cell office:value-type="float" office:value="-36.700000000000003" table:style-name="ce127">
            <text:p>-36.7</text:p>
          </table:table-cell>
          <table:table-cell office:value-type="float" office:value="-36.299999999999997" table:style-name="ce128">
            <text:p>-36.3</text:p>
          </table:table-cell>
          <table:table-cell office:value-type="float" office:value="-39.9" table:style-name="ce129">
            <text:p>-39.9</text:p>
          </table:table-cell>
          <table:table-cell office:value-type="float" office:value="-43.5" table:style-name="ce130">
            <text:p>-43.5</text:p>
          </table:table-cell>
          <table:table-cell office:value-type="float" office:value="-52.9" table:style-name="ce131">
            <text:p>-52.9</text:p>
          </table:table-cell>
          <table:table-cell office:value-type="float" office:value="-58.6" table:style-name="ce132">
            <text:p>-58.6</text:p>
          </table:table-cell>
          <table:table-cell office:value-type="float" office:value="-64" table:style-name="ce133">
            <text:p>-64</text:p>
          </table:table-cell>
          <table:table-cell office:value-type="float" office:value="-50.9" table:style-name="ce134">
            <text:p>-50.9</text:p>
          </table:table-cell>
          <table:table-cell table:number-columns-repeated="2" table:style-name="ce326"/>
          <table:table-cell table:style-name="ce1"/>
          <table:table-cell table:style-name="ce329"/>
          <table:table-cell table:number-columns-repeated="16366"/>
        </table:table-row>
        <table:table-row table:style-name="ro7">
          <table:table-cell office:value-type="string" table:number-columns-spanned="1" table:number-rows-spanned="2" table:style-name="ce567">
            <text:p>Record low °C (°F)</text:p>
          </table:table-cell>
          <table:table-cell office:value-type="float" office:value="7.5" table:style-name="ce135">
            <text:p>7.5</text:p>
          </table:table-cell>
          <table:table-cell office:value-type="float" office:value="8.1" table:style-name="ce136">
            <text:p>8.1</text:p>
          </table:table-cell>
          <table:table-cell office:value-type="float" office:value="2.8" table:style-name="ce137">
            <text:p>2.8</text:p>
          </table:table-cell>
          <table:table-cell office:value-type="string" table:style-name="ce138">
            <text:p>−2.3</text:p>
          </table:table-cell>
          <table:table-cell office:value-type="string" table:style-name="ce42">
            <text:p>−3.9</text:p>
          </table:table-cell>
          <table:table-cell office:value-type="string" table:style-name="ce139">
            <text:p>−5.4</text:p>
          </table:table-cell>
          <table:table-cell office:value-type="string" table:style-name="ce140">
            <text:p>−7.8</text:p>
          </table:table-cell>
          <table:table-cell office:value-type="string" table:style-name="ce141">
            <text:p>−5.0</text:p>
          </table:table-cell>
          <table:table-cell office:value-type="string" table:style-name="ce142">
            <text:p>−2.0</text:p>
          </table:table-cell>
          <table:table-cell office:value-type="float" office:value="0.4" table:style-name="ce143">
            <text:p>0.4</text:p>
          </table:table-cell>
          <table:table-cell office:value-type="float" office:value="3.1" table:style-name="ce144">
            <text:p>3.1</text:p>
          </table:table-cell>
          <table:table-cell office:value-type="float" office:value="5.3" table:style-name="ce145">
            <text:p>5.3</text:p>
          </table:table-cell>
          <table:table-cell office:value-type="string" table:style-name="ce140">
            <text:p>−7.8</text:p>
          </table:table-cell>
          <table:table-cell table:number-columns-repeated="3" table:style-name="ce1"/>
          <table:table-cell table:style-name="ce329"/>
          <table:table-cell table:number-columns-repeated="16366"/>
        </table:table-row>
        <table:table-row table:style-name="ro7">
          <table:covered-table-cell/>
          <table:table-cell office:value-type="float" office:value="-45.5" table:style-name="ce135">
            <text:p>-45.5</text:p>
          </table:table-cell>
          <table:table-cell office:value-type="float" office:value="-46.6" table:style-name="ce136">
            <text:p>-46.6</text:p>
          </table:table-cell>
          <table:table-cell office:value-type="float" office:value="-37" table:style-name="ce137">
            <text:p>-37</text:p>
          </table:table-cell>
          <table:table-cell office:value-type="float" office:value="-27.9" table:style-name="ce138">
            <text:p>-27.9</text:p>
          </table:table-cell>
          <table:table-cell office:value-type="float" office:value="-25" table:style-name="ce42">
            <text:p>-25</text:p>
          </table:table-cell>
          <table:table-cell office:value-type="float" office:value="-22.3" table:style-name="ce139">
            <text:p>-22.3</text:p>
          </table:table-cell>
          <table:table-cell office:value-type="float" office:value="-18" table:style-name="ce140">
            <text:p>-18</text:p>
          </table:table-cell>
          <table:table-cell office:value-type="float" office:value="-23" table:style-name="ce141">
            <text:p>-23</text:p>
          </table:table-cell>
          <table:table-cell office:value-type="float" office:value="-28.4" table:style-name="ce142">
            <text:p>-28.4</text:p>
          </table:table-cell>
          <table:table-cell office:value-type="float" office:value="-32.700000000000003" table:style-name="ce143">
            <text:p>-32.7</text:p>
          </table:table-cell>
          <table:table-cell office:value-type="float" office:value="-37.6" table:style-name="ce144">
            <text:p>-37.6</text:p>
          </table:table-cell>
          <table:table-cell office:value-type="float" office:value="-41.5" table:style-name="ce145">
            <text:p>-41.5</text:p>
          </table:table-cell>
          <table:table-cell office:value-type="float" office:value="-18" table:style-name="ce140">
            <text:p>-18</text:p>
          </table:table-cell>
          <table:table-cell table:number-columns-repeated="3" table:style-name="ce1"/>
          <table:table-cell table:style-name="ce329"/>
          <table:table-cell table:number-columns-repeated="16366"/>
        </table:table-row>
        <table:table-row table:style-name="ro11">
          <table:table-cell office:value-type="string" table:number-columns-spanned="1" table:number-rows-spanned="2" table:style-name="ce573">
            <text:p><text:a xlink:href="http://en.wikipedia.org/wiki/Precipitation">Precipitation mm (inches)</text:a></text:p>
          </table:table-cell>
          <table:table-cell office:value-type="float" office:value="48.2" table:style-name="ce146">
            <text:p>48.2</text:p>
          </table:table-cell>
          <table:table-cell office:value-type="float" office:value="38" table:style-name="ce147">
            <text:p>38</text:p>
          </table:table-cell>
          <table:table-cell office:value-type="float" office:value="34.700000000000003" table:style-name="ce148">
            <text:p>34.7</text:p>
          </table:table-cell>
          <table:table-cell office:value-type="float" office:value="13.4" table:style-name="ce149">
            <text:p>13.4</text:p>
          </table:table-cell>
          <table:table-cell office:value-type="float" office:value="7.9" table:style-name="ce150">
            <text:p>7.9</text:p>
          </table:table-cell>
          <table:table-cell office:value-type="float" office:value="3.6" table:style-name="ce151">
            <text:p>3.6</text:p>
          </table:table-cell>
          <table:table-cell office:value-type="float" office:value="12.2" table:style-name="ce152">
            <text:p>12.2</text:p>
          </table:table-cell>
          <table:table-cell office:value-type="float" office:value="5.3" table:style-name="ce153">
            <text:p>5.3</text:p>
          </table:table-cell>
          <table:table-cell office:value-type="float" office:value="13.2" table:style-name="ce149">
            <text:p>13.2</text:p>
          </table:table-cell>
          <table:table-cell office:value-type="float" office:value="8.1999999999999993" table:style-name="ce154">
            <text:p>8.2</text:p>
          </table:table-cell>
          <table:table-cell office:value-type="float" office:value="15.2" table:style-name="ce155">
            <text:p>15.2</text:p>
          </table:table-cell>
          <table:table-cell office:value-type="float" office:value="23.3" table:style-name="ce156">
            <text:p>23.3</text:p>
          </table:table-cell>
          <table:table-cell office:value-type="float" office:value="223.2" table:style-name="ce157">
            <text:p>223.2</text:p>
          </table:table-cell>
          <table:table-cell table:number-columns-repeated="3" table:style-name="ce1"/>
          <table:table-cell table:style-name="ce329"/>
          <table:table-cell table:number-columns-repeated="16366"/>
        </table:table-row>
        <table:table-row table:style-name="ro7">
          <table:covered-table-cell/>
          <table:table-cell office:value-type="float" office:value="-1.8979999999999999" table:style-name="ce146">
            <text:p>-1.898</text:p>
          </table:table-cell>
          <table:table-cell office:value-type="float" office:value="-1.496" table:style-name="ce147">
            <text:p>-1.496</text:p>
          </table:table-cell>
          <table:table-cell office:value-type="float" office:value="-1.3660000000000001" table:style-name="ce148">
            <text:p>-1.366</text:p>
          </table:table-cell>
          <table:table-cell office:value-type="float" office:value="-0.52800000000000002" table:style-name="ce149">
            <text:p>-0.528</text:p>
          </table:table-cell>
          <table:table-cell office:value-type="float" office:value="-0.311" table:style-name="ce150">
            <text:p>-0.311</text:p>
          </table:table-cell>
          <table:table-cell office:value-type="float" office:value="-0.14199999999999999" table:style-name="ce151">
            <text:p>-0.142</text:p>
          </table:table-cell>
          <table:table-cell office:value-type="float" office:value="-0.48" table:style-name="ce152">
            <text:p>-0.48</text:p>
          </table:table-cell>
          <table:table-cell office:value-type="float" office:value="-0.20899999999999999" table:style-name="ce153">
            <text:p>-0.209</text:p>
          </table:table-cell>
          <table:table-cell office:value-type="float" office:value="-0.52" table:style-name="ce149">
            <text:p>-0.52</text:p>
          </table:table-cell>
          <table:table-cell office:value-type="float" office:value="-0.32300000000000001" table:style-name="ce154">
            <text:p>-0.323</text:p>
          </table:table-cell>
          <table:table-cell office:value-type="float" office:value="-0.59799999999999998" table:style-name="ce155">
            <text:p>-0.598</text:p>
          </table:table-cell>
          <table:table-cell office:value-type="float" office:value="-0.91700000000000004" table:style-name="ce156">
            <text:p>-0.917</text:p>
          </table:table-cell>
          <table:table-cell office:value-type="float" office:value="-8.7880000000000003" table:style-name="ce157">
            <text:p>-8.788</text:p>
          </table:table-cell>
          <table:table-cell table:number-columns-repeated="3" table:style-name="ce1"/>
          <table:table-cell table:style-name="ce329"/>
          <table:table-cell table:number-columns-repeated="16366"/>
        </table:table-row>
        <table:table-row table:style-name="ro12">
          <table:table-cell office:value-type="string" table:style-name="ce3">
            <text:p>Avg. precipitation days</text:p>
          </table:table-cell>
          <table:table-cell office:value-type="float" office:value="7" table:style-name="ce158">
            <text:p>7</text:p>
          </table:table-cell>
          <table:table-cell office:value-type="float" office:value="6" table:style-name="ce159">
            <text:p>6</text:p>
          </table:table-cell>
          <table:table-cell office:value-type="float" office:value="5" table:style-name="ce65">
            <text:p>5</text:p>
          </table:table-cell>
          <table:table-cell office:value-type="float" office:value="3" table:style-name="ce160">
            <text:p>3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161">
            <text:p>2</text:p>
          </table:table-cell>
          <table:table-cell office:value-type="float" office:value="4" table:style-name="ce162">
            <text:p>4</text:p>
          </table:table-cell>
          <table:table-cell office:value-type="float" office:value="2" table:style-name="ce41">
            <text:p>2</text:p>
          </table:table-cell>
          <table:table-cell office:value-type="float" office:value="4" table:style-name="ce163">
            <text:p>4</text:p>
          </table:table-cell>
          <table:table-cell office:value-type="float" office:value="3" table:style-name="ce164">
            <text:p>3</text:p>
          </table:table-cell>
          <table:table-cell office:value-type="float" office:value="4" table:style-name="ce163">
            <text:p>4</text:p>
          </table:table-cell>
          <table:table-cell office:value-type="float" office:value="4" table:style-name="ce162">
            <text:p>4</text:p>
          </table:table-cell>
          <table:table-cell office:value-type="float" office:value="46" table:style-name="ce165">
            <text:p>46</text:p>
          </table:table-cell>
          <table:table-cell table:number-columns-repeated="16370" table:style-name="ce1"/>
        </table:table-row>
        <table:table-row table:style-name="ro13">
          <table:table-cell office:value-type="string" table:style-name="ce70">
            <text:p><text:a xlink:href="http://en.wikipedia.org/wiki/Humidity"> % humidity</text:a></text:p>
          </table:table-cell>
          <table:table-cell office:value-type="float" office:value="51" table:style-name="ce166">
            <text:p>51</text:p>
          </table:table-cell>
          <table:table-cell office:value-type="float" office:value="54" table:style-name="ce167">
            <text:p>54</text:p>
          </table:table-cell>
          <table:table-cell office:value-type="float" office:value="62" table:style-name="ce168">
            <text:p>62</text:p>
          </table:table-cell>
          <table:table-cell office:value-type="float" office:value="65" table:style-name="ce76">
            <text:p>65</text:p>
          </table:table-cell>
          <table:table-cell office:value-type="float" office:value="68" table:style-name="ce169">
            <text:p>68</text:p>
          </table:table-cell>
          <table:table-cell office:value-type="float" office:value="66" table:style-name="ce170">
            <text:p>66</text:p>
          </table:table-cell>
          <table:table-cell office:value-type="float" office:value="54" table:style-name="ce167">
            <text:p>54</text:p>
          </table:table-cell>
          <table:table-cell office:value-type="float" office:value="53" table:style-name="ce171">
            <text:p>53</text:p>
          </table:table-cell>
          <table:table-cell office:value-type="float" office:value="45" table:style-name="ce67">
            <text:p>45</text:p>
          </table:table-cell>
          <table:table-cell office:value-type="float" office:value="44" table:style-name="ce172">
            <text:p>44</text:p>
          </table:table-cell>
          <table:table-cell office:value-type="float" office:value="46" table:style-name="ce173">
            <text:p>46</text:p>
          </table:table-cell>
          <table:table-cell office:value-type="float" office:value="45" table:style-name="ce67">
            <text:p>45</text:p>
          </table:table-cell>
          <table:table-cell office:value-type="float" office:value="54.4" table:style-name="ce174">
            <text:p>54.4</text:p>
          </table:table-cell>
          <table:table-cell table:number-columns-repeated="16370" table:style-name="ce1"/>
        </table:table-row>
        <table:table-row table:style-name="ro14">
          <table:table-cell office:value-type="string" table:style-name="ce70">
            <text:p><text:a xlink:href="http://en.wikipedia.org/wiki/Sunshine_duration">Mean monthly sunshine hours</text:a></text:p>
          </table:table-cell>
          <table:table-cell office:value-type="float" office:value="297.60000000000002" table:style-name="ce175">
            <text:p>297.6</text:p>
          </table:table-cell>
          <table:table-cell office:value-type="float" office:value="257.60000000000002" table:style-name="ce176">
            <text:p>257.6</text:p>
          </table:table-cell>
          <table:table-cell office:value-type="float" office:value="235.6" table:style-name="ce177">
            <text:p>235.6</text:p>
          </table:table-cell>
          <table:table-cell office:value-type="float" office:value="219" table:style-name="ce178">
            <text:p>219</text:p>
          </table:table-cell>
          <table:table-cell office:value-type="float" office:value="195.3" table:style-name="ce85">
            <text:p>195.3</text:p>
          </table:table-cell>
          <table:table-cell office:value-type="float" office:value="168" table:style-name="ce89">
            <text:p>168</text:p>
          </table:table-cell>
          <table:table-cell office:value-type="float" office:value="182.9" table:style-name="ce179">
            <text:p>182.9</text:p>
          </table:table-cell>
          <table:table-cell office:value-type="float" office:value="229.4" table:style-name="ce180">
            <text:p>229.4</text:p>
          </table:table-cell>
          <table:table-cell office:value-type="float" office:value="225" table:style-name="ce177">
            <text:p>225</text:p>
          </table:table-cell>
          <table:table-cell office:value-type="float" office:value="282.10000000000002" table:style-name="ce181">
            <text:p>282.1</text:p>
          </table:table-cell>
          <table:table-cell office:value-type="float" office:value="294" table:style-name="ce182">
            <text:p>294</text:p>
          </table:table-cell>
          <table:table-cell office:value-type="float" office:value="285.2" table:style-name="ce176">
            <text:p>285.2</text:p>
          </table:table-cell>
          <table:table-cell office:value-type="float" office:value="2871.7" table:style-name="ce183">
            <text:p>2,871.70</text:p>
          </table:table-cell>
          <table:table-cell table:number-columns-repeated="16370" table:style-name="ce1"/>
        </table:table-row>
        <table:table-row table:style-name="ro16">
          <table:table-cell office:value-type="string" table:style-name="ce70">
            <text:p><text:a xlink:href="http://en.wikipedia.org/wiki/Sunshine_duration">Percent possible sunshine</text:a></text:p>
          </table:table-cell>
          <table:table-cell office:value-type="float" office:value="67" table:style-name="ce184">
            <text:p>67</text:p>
          </table:table-cell>
          <table:table-cell office:value-type="float" office:value="69" table:style-name="ce185">
            <text:p>69</text:p>
          </table:table-cell>
          <table:table-cell office:value-type="float" office:value="61" table:style-name="ce186">
            <text:p>61</text:p>
          </table:table-cell>
          <table:table-cell office:value-type="float" office:value="64" table:style-name="ce187">
            <text:p>64</text:p>
          </table:table-cell>
          <table:table-cell office:value-type="float" office:value="60" table:style-name="ce188">
            <text:p>60</text:p>
          </table:table-cell>
          <table:table-cell office:value-type="float" office:value="56" table:style-name="ce189">
            <text:p>56</text:p>
          </table:table-cell>
          <table:table-cell office:value-type="float" office:value="58" table:style-name="ce190">
            <text:p>58</text:p>
          </table:table-cell>
          <table:table-cell office:value-type="float" office:value="68" table:style-name="ce191">
            <text:p>68</text:p>
          </table:table-cell>
          <table:table-cell office:value-type="float" office:value="63" table:style-name="ce192">
            <text:p>63</text:p>
          </table:table-cell>
          <table:table-cell office:value-type="float" office:value="70" table:style-name="ce193">
            <text:p>70</text:p>
          </table:table-cell>
          <table:table-cell office:value-type="float" office:value="70" table:style-name="ce193">
            <text:p>70</text:p>
          </table:table-cell>
          <table:table-cell office:value-type="float" office:value="64" table:style-name="ce187">
            <text:p>64</text:p>
          </table:table-cell>
          <table:table-cell office:value-type="float" office:value="64" table:style-name="ce187">
            <text:p>64</text:p>
          </table:table-cell>
          <table:table-cell table:number-columns-repeated="16370" table:style-name="ce1"/>
        </table:table-row>
        <table:table-row table:style-name="ro5">
          <table:table-cell office:value-type="string" table:number-columns-spanned="14" table:number-rows-spanned="1" table:style-name="ce573">
            <text:p><text:a xlink:href="#cite_note-SMN-22">Source #1: Servicio Meteorologico Nacional[22]</text:a></text:p>
          </table:table-cell>
          <table:covered-table-cell table:number-columns-repeated="13"/>
          <table:table-cell table:number-columns-repeated="16370" table:style-name="ce1"/>
        </table:table-row>
        <table:table-row table:style-name="ro5">
          <table:table-cell office:value-type="string" table:number-columns-spanned="14" table:number-rows-spanned="1" table:style-name="ce573">
            <text:p><text:a xlink:href="#cite_note-NOAA-23">Source #2: NOAA (sun 1961–1990)[23]</text:a></text:p>
          </table:table-cell>
          <table:covered-table-cell table:number-columns-repeated="13"/>
          <table:table-cell table:number-columns-repeated="16370" table:style-name="ce1"/>
        </table:table-row>
        <table:table-row table:style-name="ro5">
          <table:table-cell table:number-columns-repeated="14" table:style-name="ce403"/>
          <table:table-cell table:number-columns-repeated="16370" table:style-name="ce329"/>
        </table:table-row>
        <table:table-row table:style-name="ro7">
          <table:table-cell office:value-type="string" table:style-name="ce329">
            <text:p>C</text:p>
          </table:table-cell>
          <table:table-cell office:value-type="float" office:value="25.2" table:formula="of:=AVERAGE([.B5];[.B9])" table:style-name="ce329">
            <text:p>25.2</text:p>
          </table:table-cell>
          <table:table-cell office:value-type="float" office:value="24.15" table:formula="of:=AVERAGE([.C5];[.C9])" table:style-name="ce329">
            <text:p>24.15</text:p>
          </table:table-cell>
          <table:table-cell office:value-type="float" office:value="21.05" table:formula="of:=AVERAGE([.D5];[.D9])" table:style-name="ce329">
            <text:p>21.05</text:p>
          </table:table-cell>
          <table:table-cell office:value-type="float" office:value="17" table:formula="of:=AVERAGE([.E5];[.E9])" table:style-name="ce329">
            <text:p>17</text:p>
          </table:table-cell>
          <table:table-cell office:value-type="float" office:value="12.35" table:formula="of:=AVERAGE([.F5];[.F9])" table:style-name="ce329">
            <text:p>12.35</text:p>
          </table:table-cell>
          <table:table-cell office:value-type="float" office:value="9.0500000000000007" table:formula="of:=AVERAGE([.G5];[.G9])" table:style-name="ce329">
            <text:p>9.05</text:p>
          </table:table-cell>
          <table:table-cell office:value-type="float" office:value="8.5499999999999989" table:formula="of:=AVERAGE([.H5];[.H9])" table:style-name="ce329">
            <text:p>8.55</text:p>
          </table:table-cell>
          <table:table-cell office:value-type="float" office:value="11.2" table:formula="of:=AVERAGE([.I5];[.I9])" table:style-name="ce329">
            <text:p>11.2</text:p>
          </table:table-cell>
          <table:table-cell office:value-type="float" office:value="13.399999999999999" table:formula="of:=AVERAGE([.J5];[.J9])" table:style-name="ce329">
            <text:p>13.4</text:p>
          </table:table-cell>
          <table:table-cell office:value-type="float" office:value="18.600000000000001" table:formula="of:=AVERAGE([.K5];[.K9])" table:style-name="ce329">
            <text:p>18.6</text:p>
          </table:table-cell>
          <table:table-cell office:value-type="float" office:value="22" table:formula="of:=AVERAGE([.L5];[.L9])" table:style-name="ce329">
            <text:p>22</text:p>
          </table:table-cell>
          <table:table-cell office:value-type="float" office:value="24.75" table:formula="of:=AVERAGE([.M5];[.M9])" table:style-name="ce329">
            <text:p>24.75</text:p>
          </table:table-cell>
          <table:table-cell office:value-type="float" office:value="17.2" table:formula="of:=AVERAGE([.N5];[.N9])" table:style-name="ce329">
            <text:p>17.2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7">
          <table:table-cell office:value-type="string" table:style-name="ce329">
            <text:p>F</text:p>
          </table:table-cell>
          <table:table-cell office:value-type="float" office:value="77.36" table:formula="of:=[.B22]*1.8+32" table:style-name="ce329">
            <text:p>77.36</text:p>
          </table:table-cell>
          <table:table-cell office:value-type="float" office:value="75.47" table:formula="of:=[.C22]*1.8+32" table:style-name="ce329">
            <text:p>75.47</text:p>
          </table:table-cell>
          <table:table-cell office:value-type="float" office:value="69.89" table:formula="of:=[.D22]*1.8+32" table:style-name="ce329">
            <text:p>69.89</text:p>
          </table:table-cell>
          <table:table-cell office:value-type="float" office:value="62.6" table:formula="of:=[.E22]*1.8+32" table:style-name="ce329">
            <text:p>62.6</text:p>
          </table:table-cell>
          <table:table-cell office:value-type="float" office:value="54.230000000000004" table:formula="of:=[.F22]*1.8+32" table:style-name="ce329">
            <text:p>54.23</text:p>
          </table:table-cell>
          <table:table-cell office:value-type="float" office:value="48.290000000000006" table:formula="of:=[.G22]*1.8+32" table:style-name="ce329">
            <text:p>48.29</text:p>
          </table:table-cell>
          <table:table-cell office:value-type="float" office:value="47.39" table:formula="of:=[.H22]*1.8+32" table:style-name="ce329">
            <text:p>47.39</text:p>
          </table:table-cell>
          <table:table-cell office:value-type="float" office:value="52.16" table:formula="of:=[.I22]*1.8+32" table:style-name="ce329">
            <text:p>52.16</text:p>
          </table:table-cell>
          <table:table-cell office:value-type="float" office:value="56.12" table:formula="of:=[.J22]*1.8+32" table:style-name="ce329">
            <text:p>56.12</text:p>
          </table:table-cell>
          <table:table-cell office:value-type="float" office:value="65.48" table:formula="of:=[.K22]*1.8+32" table:style-name="ce329">
            <text:p>65.48</text:p>
          </table:table-cell>
          <table:table-cell office:value-type="float" office:value="71.599999999999994" table:formula="of:=[.L22]*1.8+32" table:style-name="ce329">
            <text:p>71.6</text:p>
          </table:table-cell>
          <table:table-cell office:value-type="float" office:value="76.550000000000011" table:formula="of:=[.M22]*1.8+32" table:style-name="ce329">
            <text:p>76.55</text:p>
          </table:table-cell>
          <table:table-cell office:value-type="float" office:value="62.96" table:formula="of:=[.N22]*1.8+32" table:style-name="ce329">
            <text:p>62.96</text:p>
          </table:table-cell>
          <table:table-cell table:number-columns-repeated="16370" table:style-name="ce1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329"/>
          <table:table-cell table:number-columns-repeated="16382" table:style-name="ce1"/>
        </table:table-row>
        <table:table-row table:number-rows-repeated="1048545" table:style-name="ro7">
          <table:table-cell table:number-columns-repeated="16384"/>
        </table:table-row>
      </table:table>
      <table:table table:name="Vostok" table:style-name="ta1">
        <table:table-column table:style-name="co6" table:number-columns-repeated="16384" table:default-cell-style-name="ce1"/>
        <table:table-row table:style-name="ro1">
          <table:table-cell office:value-type="string" table:number-columns-spanned="14" table:number-rows-spanned="1" table:style-name="ce593">
            <text:p><text:a xlink:href="http://en.wikipedia.org/wiki/Vostok_Station">[hide]Climate data for Vostok Station, 1958 - 2010</text:a></text:p>
          </table:table-cell>
          <table:covered-table-cell table:number-columns-repeated="13"/>
          <table:table-cell table:number-columns-repeated="2" table:style-name="ce1"/>
          <table:table-cell table:number-columns-repeated="2" table:style-name="ce328"/>
          <table:table-cell table:number-columns-repeated="16366"/>
        </table:table-row>
        <table:table-row table:style-name="ro1">
          <table:table-cell office:value-type="string" table:style-name="ce330">
            <text:p>Month</text:p>
          </table:table-cell>
          <table:table-cell office:value-type="string" table:style-name="ce330">
            <text:p>Jan</text:p>
          </table:table-cell>
          <table:table-cell office:value-type="string" table:style-name="ce330">
            <text:p>Feb</text:p>
          </table:table-cell>
          <table:table-cell office:value-type="string" table:style-name="ce330">
            <text:p>Mar</text:p>
          </table:table-cell>
          <table:table-cell office:value-type="string" table:style-name="ce330">
            <text:p>Apr</text:p>
          </table:table-cell>
          <table:table-cell office:value-type="string" table:style-name="ce330">
            <text:p>May</text:p>
          </table:table-cell>
          <table:table-cell office:value-type="string" table:style-name="ce330">
            <text:p>Jun</text:p>
          </table:table-cell>
          <table:table-cell office:value-type="string" table:style-name="ce330">
            <text:p>Jul</text:p>
          </table:table-cell>
          <table:table-cell office:value-type="string" table:style-name="ce330">
            <text:p>Aug</text:p>
          </table:table-cell>
          <table:table-cell office:value-type="string" table:style-name="ce330">
            <text:p>Sep</text:p>
          </table:table-cell>
          <table:table-cell office:value-type="string" table:style-name="ce330">
            <text:p>Oct</text:p>
          </table:table-cell>
          <table:table-cell office:value-type="string" table:style-name="ce330">
            <text:p>Nov</text:p>
          </table:table-cell>
          <table:table-cell office:value-type="string" table:style-name="ce330">
            <text:p>Dec</text:p>
          </table:table-cell>
          <table:table-cell office:value-type="string" table:style-name="ce330">
            <text:p>Year</text:p>
          </table:table-cell>
          <table:table-cell table:number-columns-repeated="2" table:style-name="ce1"/>
          <table:table-cell table:number-columns-repeated="2" table:style-name="ce328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594">
            <text:p>Record high °C (°F)</text:p>
          </table:table-cell>
          <table:table-cell office:value-type="string" table:style-name="ce404">
            <text:p>−12.2</text:p>
          </table:table-cell>
          <table:table-cell office:value-type="string" table:style-name="ce406">
            <text:p>−22.9</text:p>
          </table:table-cell>
          <table:table-cell office:value-type="string" table:style-name="ce408">
            <text:p>−35.6</text:p>
          </table:table-cell>
          <table:table-cell office:value-type="string" table:style-name="ce410">
            <text:p>−33.0</text:p>
          </table:table-cell>
          <table:table-cell office:value-type="string" table:style-name="ce412">
            <text:p>−41.6</text:p>
          </table:table-cell>
          <table:table-cell office:value-type="string" table:style-name="ce414">
            <text:p>−40.1</text:p>
          </table:table-cell>
          <table:table-cell office:value-type="string" table:style-name="ce416">
            <text:p>−34.1</text:p>
          </table:table-cell>
          <table:table-cell office:value-type="string" table:style-name="ce418">
            <text:p>−36.1</text:p>
          </table:table-cell>
          <table:table-cell office:value-type="string" table:style-name="ce420">
            <text:p>−38.3</text:p>
          </table:table-cell>
          <table:table-cell office:value-type="string" table:style-name="ce422">
            <text:p>−24.5</text:p>
          </table:table-cell>
          <table:table-cell office:value-type="string" table:style-name="ce424">
            <text:p>−23.9</text:p>
          </table:table-cell>
          <table:table-cell office:value-type="string" table:style-name="ce426">
            <text:p>−14.1</text:p>
          </table:table-cell>
          <table:table-cell office:value-type="string" table:style-name="ce404">
            <text:p>−12.2</text:p>
          </table:table-cell>
          <table:table-cell table:number-columns-repeated="2" table:style-name="ce1"/>
          <table:table-cell table:number-columns-repeated="2" table:style-name="ce328"/>
          <table:table-cell table:number-columns-repeated="16366"/>
        </table:table-row>
        <table:table-row table:style-name="ro1">
          <table:covered-table-cell/>
          <table:table-cell office:value-type="float" office:value="-10" table:style-name="ce405">
            <text:p>-10</text:p>
          </table:table-cell>
          <table:table-cell office:value-type="string" table:style-name="ce407">
            <text:p>(−9.2)</text:p>
          </table:table-cell>
          <table:table-cell office:value-type="string" table:style-name="ce409">
            <text:p>(−32.1)</text:p>
          </table:table-cell>
          <table:table-cell office:value-type="string" table:style-name="ce411">
            <text:p>(−27.4)</text:p>
          </table:table-cell>
          <table:table-cell office:value-type="string" table:style-name="ce413">
            <text:p>(−42.9)</text:p>
          </table:table-cell>
          <table:table-cell office:value-type="string" table:style-name="ce415">
            <text:p>(−40.2)</text:p>
          </table:table-cell>
          <table:table-cell office:value-type="string" table:style-name="ce417">
            <text:p>(−29.4)</text:p>
          </table:table-cell>
          <table:table-cell office:value-type="string" table:style-name="ce419">
            <text:p>(−33)</text:p>
          </table:table-cell>
          <table:table-cell office:value-type="string" table:style-name="ce421">
            <text:p>(−36.9)</text:p>
          </table:table-cell>
          <table:table-cell office:value-type="string" table:style-name="ce423">
            <text:p>(−12.1)</text:p>
          </table:table-cell>
          <table:table-cell office:value-type="string" table:style-name="ce425">
            <text:p>(−11)</text:p>
          </table:table-cell>
          <table:table-cell office:value-type="float" office:value="-6.6" table:style-name="ce427">
            <text:p>-6.6</text:p>
          </table:table-cell>
          <table:table-cell office:value-type="float" office:value="-10" table:style-name="ce405">
            <text:p>-10</text:p>
          </table:table-cell>
          <table:table-cell table:number-columns-repeated="2" table:style-name="ce1"/>
          <table:table-cell table:number-columns-repeated="2" table:style-name="ce328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594">
            <text:p>Average high °C (°F)</text:p>
          </table:table-cell>
          <table:table-cell office:value-type="float" office:value="-29" table:style-name="ce428">
            <text:p>-29</text:p>
          </table:table-cell>
          <table:table-cell office:value-type="float" office:value="-39.4" table:style-name="ce430">
            <text:p>-39.4</text:p>
          </table:table-cell>
          <table:table-cell office:value-type="float" office:value="-52.9" table:style-name="ce432">
            <text:p>-52.9</text:p>
          </table:table-cell>
          <table:table-cell office:value-type="float" office:value="-61.3" table:style-name="ce434">
            <text:p>-61.3</text:p>
          </table:table-cell>
          <table:table-cell office:value-type="float" office:value="-59.2" table:style-name="ce436">
            <text:p>-59.2</text:p>
          </table:table-cell>
          <table:table-cell office:value-type="float" office:value="-59.3" table:style-name="ce438">
            <text:p>-59.3</text:p>
          </table:table-cell>
          <table:table-cell office:value-type="float" office:value="-56.7" table:style-name="ce440">
            <text:p>-56.7</text:p>
          </table:table-cell>
          <table:table-cell office:value-type="float" office:value="-60.6" table:style-name="ce442">
            <text:p>-60.6</text:p>
          </table:table-cell>
          <table:table-cell office:value-type="float" office:value="-57.5" table:style-name="ce444">
            <text:p>-57.5</text:p>
          </table:table-cell>
          <table:table-cell office:value-type="float" office:value="-54.7" table:style-name="ce446">
            <text:p>-54.7</text:p>
          </table:table-cell>
          <table:table-cell office:value-type="float" office:value="-38.799999999999997" table:style-name="ce448">
            <text:p>-38.8</text:p>
          </table:table-cell>
          <table:table-cell office:value-type="float" office:value="-28" table:style-name="ce450">
            <text:p>-28</text:p>
          </table:table-cell>
          <table:table-cell office:value-type="float" office:value="-49.78" table:style-name="ce452">
            <text:p>-49.78</text:p>
          </table:table-cell>
          <table:table-cell table:number-columns-repeated="2" table:style-name="ce1"/>
          <table:table-cell table:number-columns-repeated="2" table:style-name="ce328"/>
          <table:table-cell table:number-columns-repeated="16366"/>
        </table:table-row>
        <table:table-row table:style-name="ro1">
          <table:covered-table-cell/>
          <table:table-cell office:value-type="string" table:style-name="ce429">
            <text:p>(−20.2)</text:p>
          </table:table-cell>
          <table:table-cell office:value-type="string" table:style-name="ce431">
            <text:p>(−38.9)</text:p>
          </table:table-cell>
          <table:table-cell office:value-type="string" table:style-name="ce433">
            <text:p>(−63.2)</text:p>
          </table:table-cell>
          <table:table-cell office:value-type="string" table:style-name="ce435">
            <text:p>(−78.3)</text:p>
          </table:table-cell>
          <table:table-cell office:value-type="string" table:style-name="ce437">
            <text:p>(−74.6)</text:p>
          </table:table-cell>
          <table:table-cell office:value-type="string" table:style-name="ce439">
            <text:p>(−74.7)</text:p>
          </table:table-cell>
          <table:table-cell office:value-type="string" table:style-name="ce441">
            <text:p>(−70.1)</text:p>
          </table:table-cell>
          <table:table-cell office:value-type="string" table:style-name="ce443">
            <text:p>(−77.1)</text:p>
          </table:table-cell>
          <table:table-cell office:value-type="string" table:style-name="ce445">
            <text:p>(−71.5)</text:p>
          </table:table-cell>
          <table:table-cell office:value-type="string" table:style-name="ce447">
            <text:p>(−66.5)</text:p>
          </table:table-cell>
          <table:table-cell office:value-type="string" table:style-name="ce449">
            <text:p>(−37.8)</text:p>
          </table:table-cell>
          <table:table-cell office:value-type="string" table:style-name="ce451">
            <text:p>(−18.4)</text:p>
          </table:table-cell>
          <table:table-cell office:value-type="string" table:style-name="ce453">
            <text:p>(−57.61)</text:p>
          </table:table-cell>
          <table:table-cell table:number-columns-repeated="2" table:style-name="ce1"/>
          <table:table-cell table:number-columns-repeated="2" table:style-name="ce328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594">
            <text:p>Daily mean °C (°F)</text:p>
          </table:table-cell>
          <table:table-cell office:value-type="string" table:style-name="ce454">
            <text:p>−32.1</text:p>
          </table:table-cell>
          <table:table-cell office:value-type="string" table:style-name="ce456">
            <text:p>−44.3</text:p>
          </table:table-cell>
          <table:table-cell office:value-type="string" table:style-name="ce458">
            <text:p>−57.8</text:p>
          </table:table-cell>
          <table:table-cell office:value-type="string" table:style-name="ce460">
            <text:p>−64.8</text:p>
          </table:table-cell>
          <table:table-cell office:value-type="string" table:style-name="ce462">
            <text:p>−65.7</text:p>
          </table:table-cell>
          <table:table-cell office:value-type="string" table:style-name="ce464">
            <text:p>−65.2</text:p>
          </table:table-cell>
          <table:table-cell office:value-type="string" table:style-name="ce466">
            <text:p>−66.7</text:p>
          </table:table-cell>
          <table:table-cell office:value-type="string" table:style-name="ce468">
            <text:p>−68.0</text:p>
          </table:table-cell>
          <table:table-cell office:value-type="string" table:style-name="ce470">
            <text:p>−66.1</text:p>
          </table:table-cell>
          <table:table-cell office:value-type="string" table:style-name="ce472">
            <text:p>−57.2</text:p>
          </table:table-cell>
          <table:table-cell office:value-type="string" table:style-name="ce474">
            <text:p>−42.7</text:p>
          </table:table-cell>
          <table:table-cell office:value-type="string" table:style-name="ce476">
            <text:p>−31.9</text:p>
          </table:table-cell>
          <table:table-cell office:value-type="string" table:style-name="ce478">
            <text:p>−55.2</text:p>
          </table:table-cell>
          <table:table-cell table:number-columns-repeated="2" table:style-name="ce1"/>
          <table:table-cell table:number-columns-repeated="2" table:style-name="ce328"/>
          <table:table-cell table:number-columns-repeated="16366"/>
        </table:table-row>
        <table:table-row table:style-name="ro1">
          <table:covered-table-cell/>
          <table:table-cell office:value-type="string" table:style-name="ce455">
            <text:p>(−25.8)</text:p>
          </table:table-cell>
          <table:table-cell office:value-type="string" table:style-name="ce457">
            <text:p>(−47.7)</text:p>
          </table:table-cell>
          <table:table-cell office:value-type="string" table:style-name="ce459">
            <text:p>(−72)</text:p>
          </table:table-cell>
          <table:table-cell office:value-type="string" table:style-name="ce461">
            <text:p>(−84.6)</text:p>
          </table:table-cell>
          <table:table-cell office:value-type="string" table:style-name="ce463">
            <text:p>(−86.3)</text:p>
          </table:table-cell>
          <table:table-cell office:value-type="string" table:style-name="ce465">
            <text:p>(−85.4)</text:p>
          </table:table-cell>
          <table:table-cell office:value-type="string" table:style-name="ce467">
            <text:p>(−88.1)</text:p>
          </table:table-cell>
          <table:table-cell office:value-type="string" table:style-name="ce469">
            <text:p>(−90.4)</text:p>
          </table:table-cell>
          <table:table-cell office:value-type="string" table:style-name="ce471">
            <text:p>(−87)</text:p>
          </table:table-cell>
          <table:table-cell office:value-type="string" table:style-name="ce473">
            <text:p>(−71)</text:p>
          </table:table-cell>
          <table:table-cell office:value-type="string" table:style-name="ce475">
            <text:p>(−44.9)</text:p>
          </table:table-cell>
          <table:table-cell office:value-type="string" table:style-name="ce477">
            <text:p>(−25.4)</text:p>
          </table:table-cell>
          <table:table-cell office:value-type="string" table:style-name="ce479">
            <text:p>(−67.4)</text:p>
          </table:table-cell>
          <table:table-cell table:number-columns-repeated="2" table:style-name="ce1"/>
          <table:table-cell table:number-columns-repeated="2" table:style-name="ce328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594">
            <text:p>Average low °C (°F)</text:p>
          </table:table-cell>
          <table:table-cell office:value-type="float" office:value="-35.5" table:style-name="ce480">
            <text:p>-35.5</text:p>
          </table:table-cell>
          <table:table-cell office:value-type="float" office:value="-47.4" table:style-name="ce482">
            <text:p>-47.4</text:p>
          </table:table-cell>
          <table:table-cell office:value-type="float" office:value="-63.9" table:style-name="ce484">
            <text:p>-63.9</text:p>
          </table:table-cell>
          <table:table-cell office:value-type="float" office:value="-69.3" table:style-name="ce486">
            <text:p>-69.3</text:p>
          </table:table-cell>
          <table:table-cell office:value-type="float" office:value="-70.5" table:style-name="ce488">
            <text:p>-70.5</text:p>
          </table:table-cell>
          <table:table-cell office:value-type="float" office:value="-70.8" table:style-name="ce490">
            <text:p>-70.8</text:p>
          </table:table-cell>
          <table:table-cell office:value-type="float" office:value="-73.8" table:style-name="ce492">
            <text:p>-73.8</text:p>
          </table:table-cell>
          <table:table-cell office:value-type="float" office:value="-75.400000000000006" table:style-name="ce494">
            <text:p>-75.4</text:p>
          </table:table-cell>
          <table:table-cell office:value-type="float" office:value="-71.8" table:style-name="ce496">
            <text:p>-71.8</text:p>
          </table:table-cell>
          <table:table-cell office:value-type="float" office:value="-61.3" table:style-name="ce434">
            <text:p>-61.3</text:p>
          </table:table-cell>
          <table:table-cell office:value-type="float" office:value="-45.4" table:style-name="ce498">
            <text:p>-45.4</text:p>
          </table:table-cell>
          <table:table-cell office:value-type="float" office:value="-35.1" table:style-name="ce500">
            <text:p>-35.1</text:p>
          </table:table-cell>
          <table:table-cell office:value-type="float" office:value="-60.02" table:style-name="ce502">
            <text:p>-60.02</text:p>
          </table:table-cell>
          <table:table-cell table:number-columns-repeated="2" table:style-name="ce1"/>
          <table:table-cell table:number-columns-repeated="2" table:style-name="ce328"/>
          <table:table-cell table:number-columns-repeated="16366"/>
        </table:table-row>
        <table:table-row table:style-name="ro1">
          <table:covered-table-cell/>
          <table:table-cell office:value-type="string" table:style-name="ce481">
            <text:p>(−31.9)</text:p>
          </table:table-cell>
          <table:table-cell office:value-type="string" table:style-name="ce483">
            <text:p>(−53.3)</text:p>
          </table:table-cell>
          <table:table-cell office:value-type="string" table:style-name="ce485">
            <text:p>(−83)</text:p>
          </table:table-cell>
          <table:table-cell office:value-type="string" table:style-name="ce487">
            <text:p>(−92.7)</text:p>
          </table:table-cell>
          <table:table-cell office:value-type="string" table:style-name="ce489">
            <text:p>(−94.9)</text:p>
          </table:table-cell>
          <table:table-cell office:value-type="string" table:style-name="ce491">
            <text:p>(−95.4)</text:p>
          </table:table-cell>
          <table:table-cell office:value-type="string" table:style-name="ce493">
            <text:p>(−100.8)</text:p>
          </table:table-cell>
          <table:table-cell office:value-type="string" table:style-name="ce495">
            <text:p>(−103.7)</text:p>
          </table:table-cell>
          <table:table-cell office:value-type="string" table:style-name="ce497">
            <text:p>(−97.2)</text:p>
          </table:table-cell>
          <table:table-cell office:value-type="string" table:style-name="ce435">
            <text:p>(−78.3)</text:p>
          </table:table-cell>
          <table:table-cell office:value-type="string" table:style-name="ce499">
            <text:p>(−49.7)</text:p>
          </table:table-cell>
          <table:table-cell office:value-type="string" table:style-name="ce501">
            <text:p>(−31.2)</text:p>
          </table:table-cell>
          <table:table-cell office:value-type="string" table:style-name="ce503">
            <text:p>(−76.01)</text:p>
          </table:table-cell>
          <table:table-cell table:number-columns-repeated="2" table:style-name="ce1"/>
          <table:table-cell table:number-columns-repeated="2" table:style-name="ce328"/>
          <table:table-cell table:number-columns-repeated="16366"/>
        </table:table-row>
        <table:table-row table:style-name="ro10">
          <table:table-cell office:value-type="string" table:number-columns-spanned="1" table:number-rows-spanned="2" table:style-name="ce594">
            <text:p>Record low °C (°F)</text:p>
          </table:table-cell>
          <table:table-cell office:value-type="string" table:style-name="ce504">
            <text:p>−55.1</text:p>
          </table:table-cell>
          <table:table-cell office:value-type="string" table:style-name="ce484">
            <text:p>−64.0</text:p>
          </table:table-cell>
          <table:table-cell office:value-type="string" table:style-name="ce506">
            <text:p>−75.0</text:p>
          </table:table-cell>
          <table:table-cell office:value-type="string" table:style-name="ce508">
            <text:p>−80.4</text:p>
          </table:table-cell>
          <table:table-cell office:value-type="string" table:style-name="ce510">
            <text:p>−80.6</text:p>
          </table:table-cell>
          <table:table-cell office:value-type="string" table:style-name="ce512">
            <text:p>−83.3</text:p>
          </table:table-cell>
          <table:table-cell office:value-type="string" table:style-name="ce514">
            <text:p>−90.9</text:p>
          </table:table-cell>
          <table:table-cell office:value-type="string" table:style-name="ce516">
            <text:p>−88.3</text:p>
          </table:table-cell>
          <table:table-cell office:value-type="string" table:style-name="ce518">
            <text:p>−85.6</text:p>
          </table:table-cell>
          <table:table-cell office:value-type="string" table:style-name="ce520">
            <text:p>−76.1</text:p>
          </table:table-cell>
          <table:table-cell office:value-type="string" table:style-name="ce522">
            <text:p>−62.6</text:p>
          </table:table-cell>
          <table:table-cell office:value-type="string" table:style-name="ce524">
            <text:p>−48.0</text:p>
          </table:table-cell>
          <table:table-cell office:value-type="string" table:style-name="ce526">
            <text:p>−89.2</text:p>
          </table:table-cell>
          <table:table-cell table:number-columns-repeated="2" table:style-name="ce1"/>
          <table:table-cell table:number-columns-repeated="2" table:style-name="ce328"/>
          <table:table-cell table:number-columns-repeated="16366"/>
        </table:table-row>
        <table:table-row table:style-name="ro1">
          <table:covered-table-cell/>
          <table:table-cell office:value-type="string" table:style-name="ce505">
            <text:p>(−67.2)</text:p>
          </table:table-cell>
          <table:table-cell office:value-type="string" table:style-name="ce485">
            <text:p>(−83.2)</text:p>
          </table:table-cell>
          <table:table-cell office:value-type="string" table:style-name="ce507">
            <text:p>(−103)</text:p>
          </table:table-cell>
          <table:table-cell office:value-type="string" table:style-name="ce509">
            <text:p>(−112.7)</text:p>
          </table:table-cell>
          <table:table-cell office:value-type="string" table:style-name="ce511">
            <text:p>(−113.1)</text:p>
          </table:table-cell>
          <table:table-cell office:value-type="string" table:style-name="ce513">
            <text:p>(−117.9)</text:p>
          </table:table-cell>
          <table:table-cell office:value-type="string" table:style-name="ce515">
            <text:p>(−131.6)</text:p>
          </table:table-cell>
          <table:table-cell office:value-type="string" table:style-name="ce517">
            <text:p>(−126.9)</text:p>
          </table:table-cell>
          <table:table-cell office:value-type="string" table:style-name="ce519">
            <text:p>(−122.1)</text:p>
          </table:table-cell>
          <table:table-cell office:value-type="string" table:style-name="ce521">
            <text:p>(−105)</text:p>
          </table:table-cell>
          <table:table-cell office:value-type="string" table:style-name="ce523">
            <text:p>(−80.7)</text:p>
          </table:table-cell>
          <table:table-cell office:value-type="string" table:style-name="ce525">
            <text:p>(−54.4)</text:p>
          </table:table-cell>
          <table:table-cell office:value-type="string" table:style-name="ce527">
            <text:p>(−128.6)</text:p>
          </table:table-cell>
          <table:table-cell table:number-columns-repeated="2" table:style-name="ce1"/>
          <table:table-cell table:number-columns-repeated="2" table:style-name="ce328"/>
          <table:table-cell table:number-columns-repeated="16366"/>
        </table:table-row>
        <table:table-row table:style-name="ro17">
          <table:table-cell office:value-type="string" table:number-columns-spanned="1" table:number-rows-spanned="2" table:style-name="ce593">
            <text:p><text:a xlink:href="http://en.wikipedia.org/wiki/Precipitation">Precipitation mm (inches)</text:a></text:p>
          </table:table-cell>
          <table:table-cell office:value-type="float" office:value="0" table:style-name="ce528">
            <text:p>0</text:p>
          </table:table-cell>
          <table:table-cell office:value-type="float" office:value="0" table:style-name="ce528">
            <text:p>0</text:p>
          </table:table-cell>
          <table:table-cell office:value-type="float" office:value="0" table:style-name="ce528">
            <text:p>0</text:p>
          </table:table-cell>
          <table:table-cell office:value-type="float" office:value="0" table:style-name="ce528">
            <text:p>0</text:p>
          </table:table-cell>
          <table:table-cell office:value-type="float" office:value="0" table:style-name="ce528">
            <text:p>0</text:p>
          </table:table-cell>
          <table:table-cell office:value-type="float" office:value="0" table:style-name="ce528">
            <text:p>0</text:p>
          </table:table-cell>
          <table:table-cell office:value-type="float" office:value="0" table:style-name="ce528">
            <text:p>0</text:p>
          </table:table-cell>
          <table:table-cell office:value-type="float" office:value="0.2" table:style-name="ce530">
            <text:p>0.2</text:p>
          </table:table-cell>
          <table:table-cell office:value-type="float" office:value="0.3" table:style-name="ce530">
            <text:p>0.3</text:p>
          </table:table-cell>
          <table:table-cell office:value-type="float" office:value="0.8" table:style-name="ce532">
            <text:p>0.8</text:p>
          </table:table-cell>
          <table:table-cell office:value-type="float" office:value="0.8" table:style-name="ce532">
            <text:p>0.8</text:p>
          </table:table-cell>
          <table:table-cell office:value-type="float" office:value="0.5" table:style-name="ce530">
            <text:p>0.5</text:p>
          </table:table-cell>
          <table:table-cell office:value-type="float" office:value="2.6" table:style-name="ce530">
            <text:p>2.6</text:p>
          </table:table-cell>
          <table:table-cell table:number-columns-repeated="2" table:style-name="ce1"/>
          <table:table-cell table:number-columns-repeated="2" table:style-name="ce328"/>
          <table:table-cell table:number-columns-repeated="16366"/>
        </table:table-row>
        <table:table-row table:style-name="ro1">
          <table:covered-table-cell/>
          <table:table-cell office:value-type="float" office:value="0" table:style-name="ce529">
            <text:p>0</text:p>
          </table:table-cell>
          <table:table-cell office:value-type="float" office:value="0" table:style-name="ce529">
            <text:p>0</text:p>
          </table:table-cell>
          <table:table-cell office:value-type="float" office:value="0" table:style-name="ce529">
            <text:p>0</text:p>
          </table:table-cell>
          <table:table-cell office:value-type="float" office:value="0" table:style-name="ce529">
            <text:p>0</text:p>
          </table:table-cell>
          <table:table-cell office:value-type="float" office:value="0" table:style-name="ce529">
            <text:p>0</text:p>
          </table:table-cell>
          <table:table-cell office:value-type="float" office:value="0" table:style-name="ce529">
            <text:p>0</text:p>
          </table:table-cell>
          <table:table-cell office:value-type="float" office:value="0" table:style-name="ce529">
            <text:p>0</text:p>
          </table:table-cell>
          <table:table-cell office:value-type="float" office:value="-8.0000000000000002E-3" table:style-name="ce531">
            <text:p>-0.008</text:p>
          </table:table-cell>
          <table:table-cell office:value-type="float" office:value="-1.2E-2" table:style-name="ce531">
            <text:p>-0.012</text:p>
          </table:table-cell>
          <table:table-cell office:value-type="float" office:value="-3.1E-2" table:style-name="ce533">
            <text:p>-0.031</text:p>
          </table:table-cell>
          <table:table-cell office:value-type="float" office:value="-3.1E-2" table:style-name="ce533">
            <text:p>-0.031</text:p>
          </table:table-cell>
          <table:table-cell office:value-type="float" office:value="-0.02" table:style-name="ce531">
            <text:p>-0.02</text:p>
          </table:table-cell>
          <table:table-cell office:value-type="float" office:value="-0.10199999999999999" table:style-name="ce531">
            <text:p>-0.102</text:p>
          </table:table-cell>
          <table:table-cell table:number-columns-repeated="2" table:style-name="ce1"/>
          <table:table-cell table:number-columns-repeated="2" table:style-name="ce328"/>
          <table:table-cell table:number-columns-repeated="16366"/>
        </table:table-row>
        <table:table-row table:style-name="ro18">
          <table:table-cell office:value-type="string" table:style-name="ce534">
            <text:p><text:a xlink:href="http://en.wikipedia.org/wiki/Humidity"> % humidity</text:a></text:p>
          </table:table-cell>
          <table:table-cell office:value-type="float" office:value="13" table:style-name="ce535">
            <text:p>13</text:p>
          </table:table-cell>
          <table:table-cell office:value-type="float" office:value="12" table:style-name="ce536">
            <text:p>12</text:p>
          </table:table-cell>
          <table:table-cell office:value-type="float" office:value="13" table:style-name="ce535">
            <text:p>13</text:p>
          </table:table-cell>
          <table:table-cell office:value-type="float" office:value="13" table:style-name="ce535">
            <text:p>13</text:p>
          </table:table-cell>
          <table:table-cell office:value-type="float" office:value="14" table:style-name="ce537">
            <text:p>14</text:p>
          </table:table-cell>
          <table:table-cell office:value-type="float" office:value="14" table:style-name="ce537">
            <text:p>14</text:p>
          </table:table-cell>
          <table:table-cell office:value-type="float" office:value="15" table:style-name="ce538">
            <text:p>15</text:p>
          </table:table-cell>
          <table:table-cell office:value-type="float" office:value="15" table:style-name="ce538">
            <text:p>15</text:p>
          </table:table-cell>
          <table:table-cell office:value-type="float" office:value="14" table:style-name="ce537">
            <text:p>14</text:p>
          </table:table-cell>
          <table:table-cell office:value-type="float" office:value="14" table:style-name="ce537">
            <text:p>14</text:p>
          </table:table-cell>
          <table:table-cell office:value-type="float" office:value="13" table:style-name="ce535">
            <text:p>13</text:p>
          </table:table-cell>
          <table:table-cell office:value-type="float" office:value="12" table:style-name="ce536">
            <text:p>12</text:p>
          </table:table-cell>
          <table:table-cell office:value-type="float" office:value="13.5" table:style-name="ce539">
            <text:p>13.5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4" table:number-rows-spanned="1" table:style-name="ce596">
            <text:p>Source: <text:span text:style-name="T4">[11][12]</text:span></text:p>
          </table:table-cell>
          <table:covered-table-cell table:number-columns-repeated="13"/>
          <table:table-cell table:number-columns-repeated="16370" table:style-name="ce1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329">
            <text:p>C</text:p>
          </table:table-cell>
          <table:table-cell office:value-type="float" office:value="-32.25" table:formula="of:=AVERAGE([.B5];[.B9])" table:style-name="ce329">
            <text:p>-32.25</text:p>
          </table:table-cell>
          <table:table-cell office:value-type="float" office:value="-43.4" table:formula="of:=AVERAGE([.C5];[.C9])" table:style-name="ce329">
            <text:p>-43.4</text:p>
          </table:table-cell>
          <table:table-cell office:value-type="float" office:value="-58.4" table:formula="of:=AVERAGE([.D5];[.D9])" table:style-name="ce329">
            <text:p>-58.4</text:p>
          </table:table-cell>
          <table:table-cell office:value-type="float" office:value="-65.3" table:formula="of:=AVERAGE([.E5];[.E9])" table:style-name="ce329">
            <text:p>-65.3</text:p>
          </table:table-cell>
          <table:table-cell office:value-type="float" office:value="-64.849999999999994" table:formula="of:=AVERAGE([.F5];[.F9])" table:style-name="ce329">
            <text:p>-64.85</text:p>
          </table:table-cell>
          <table:table-cell office:value-type="float" office:value="-65.05" table:formula="of:=AVERAGE([.G5];[.G9])" table:style-name="ce329">
            <text:p>-65.05</text:p>
          </table:table-cell>
          <table:table-cell office:value-type="float" office:value="-65.25" table:formula="of:=AVERAGE([.H5];[.H9])" table:style-name="ce329">
            <text:p>-65.25</text:p>
          </table:table-cell>
          <table:table-cell office:value-type="float" office:value="-68" table:formula="of:=AVERAGE([.I5];[.I9])" table:style-name="ce329">
            <text:p>-68</text:p>
          </table:table-cell>
          <table:table-cell office:value-type="float" office:value="-64.650000000000006" table:formula="of:=AVERAGE([.J5];[.J9])" table:style-name="ce329">
            <text:p>-64.65</text:p>
          </table:table-cell>
          <table:table-cell office:value-type="float" office:value="-58" table:formula="of:=AVERAGE([.K5];[.K9])" table:style-name="ce329">
            <text:p>-58</text:p>
          </table:table-cell>
          <table:table-cell office:value-type="float" office:value="-42.099999999999994" table:formula="of:=AVERAGE([.L5];[.L9])" table:style-name="ce329">
            <text:p>-42.1</text:p>
          </table:table-cell>
          <table:table-cell office:value-type="float" office:value="-31.55" table:formula="of:=AVERAGE([.M5];[.M9])" table:style-name="ce329">
            <text:p>-31.55</text:p>
          </table:table-cell>
          <table:table-cell office:value-type="float" office:value="-54.900000000000006" table:formula="of:=AVERAGE([.N5];[.N9])" table:style-name="ce329">
            <text:p>-54.9</text:p>
          </table:table-cell>
          <table:table-cell table:number-columns-repeated="16370"/>
        </table:table-row>
        <table:table-row table:style-name="ro7">
          <table:table-cell office:value-type="string" table:style-name="ce1">
            <text:p>F</text:p>
          </table:table-cell>
          <table:table-cell office:value-type="float" office:value="-26.050000000000004" table:formula="of:=[.B18]*1.8+32" table:style-name="ce329">
            <text:p>-26.05</text:p>
          </table:table-cell>
          <table:table-cell office:value-type="float" office:value="-46.120000000000005" table:formula="of:=[.C18]*1.8+32" table:style-name="ce329">
            <text:p>-46.12</text:p>
          </table:table-cell>
          <table:table-cell office:value-type="float" office:value="-73.12" table:formula="of:=[.D18]*1.8+32" table:style-name="ce329">
            <text:p>-73.12</text:p>
          </table:table-cell>
          <table:table-cell office:value-type="float" office:value="-85.539999999999992" table:formula="of:=[.E18]*1.8+32" table:style-name="ce329">
            <text:p>-85.54</text:p>
          </table:table-cell>
          <table:table-cell office:value-type="float" office:value="-84.72999999999999" table:formula="of:=[.F18]*1.8+32" table:style-name="ce329">
            <text:p>-84.73</text:p>
          </table:table-cell>
          <table:table-cell office:value-type="float" office:value="-85.09" table:formula="of:=[.G18]*1.8+32" table:style-name="ce329">
            <text:p>-85.09</text:p>
          </table:table-cell>
          <table:table-cell office:value-type="float" office:value="-85.45" table:formula="of:=[.H18]*1.8+32" table:style-name="ce329">
            <text:p>-85.45</text:p>
          </table:table-cell>
          <table:table-cell office:value-type="float" office:value="-90.4" table:formula="of:=[.I18]*1.8+32" table:style-name="ce329">
            <text:p>-90.4</text:p>
          </table:table-cell>
          <table:table-cell office:value-type="float" office:value="-84.370000000000019" table:formula="of:=[.J18]*1.8+32" table:style-name="ce329">
            <text:p>-84.37</text:p>
          </table:table-cell>
          <table:table-cell office:value-type="float" office:value="-72.400000000000006" table:formula="of:=[.K18]*1.8+32" table:style-name="ce329">
            <text:p>-72.4</text:p>
          </table:table-cell>
          <table:table-cell office:value-type="float" office:value="-43.779999999999987" table:formula="of:=[.L18]*1.8+32" table:style-name="ce329">
            <text:p>-43.78</text:p>
          </table:table-cell>
          <table:table-cell office:value-type="float" office:value="-24.79" table:formula="of:=[.M18]*1.8+32" table:style-name="ce329">
            <text:p>-24.79</text:p>
          </table:table-cell>
          <table:table-cell office:value-type="float" office:value="-66.820000000000007" table:formula="of:=[.N18]*1.8+32" table:style-name="ce329">
            <text:p>-66.82</text:p>
          </table:table-cell>
          <table:table-cell table:number-columns-repeated="16370"/>
        </table:table-row>
        <table:table-row table:number-rows-repeated="3" table:style-name="ro7">
          <table:table-cell table:number-columns-repeated="16384"/>
        </table:table-row>
        <table:table-row table:style-name="ro7">
          <table:table-cell table:style-name="ce402"/>
          <table:table-cell table:number-columns-repeated="16383" table:style-name="ce1"/>
        </table:table-row>
        <table:table-row table:style-name="ro7">
          <table:table-cell table:number-columns-repeated="2" table:style-name="ce329"/>
          <table:table-cell table:number-columns-repeated="16382" table:style-name="ce1"/>
        </table:table-row>
        <table:table-row table:number-rows-repeated="1048552" table:style-name="ro7">
          <table:table-cell table:number-columns-repeated="16384"/>
        </table:table-row>
      </table:table>
      <table:table table:name="Independence" table:style-name="ta1">
        <table:table-column table:style-name="co6" table:number-columns-repeated="16384" table:default-cell-style-name="ce1"/>
        <table:table-row table:style-name="ro7">
          <table:table-cell table:style-name="ce1"/>
          <table:table-cell table:number-columns-repeated="13" table:style-name="ce328"/>
          <table:table-cell table:number-columns-repeated="16370" table:style-name="ce1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56" table:style-name="ce549">
            <text:p>56.0</text:p>
          </table:table-cell>
          <table:table-cell office:value-type="float" office:value="59" table:style-name="ce549">
            <text:p>59.0</text:p>
          </table:table-cell>
          <table:table-cell office:value-type="float" office:value="67" table:style-name="ce549">
            <text:p>67.0</text:p>
          </table:table-cell>
          <table:table-cell office:value-type="float" office:value="74" table:style-name="ce549">
            <text:p>74.0</text:p>
          </table:table-cell>
          <table:table-cell office:value-type="float" office:value="84" table:style-name="ce549">
            <text:p>84.0</text:p>
          </table:table-cell>
          <table:table-cell office:value-type="float" office:value="94" table:style-name="ce549">
            <text:p>94.0</text:p>
          </table:table-cell>
          <table:table-cell office:value-type="float" office:value="100" table:style-name="ce549">
            <text:p>100.0</text:p>
          </table:table-cell>
          <table:table-cell office:value-type="float" office:value="98" table:style-name="ce549">
            <text:p>98.0</text:p>
          </table:table-cell>
          <table:table-cell office:value-type="float" office:value="90" table:style-name="ce549">
            <text:p>90.0</text:p>
          </table:table-cell>
          <table:table-cell office:value-type="float" office:value="78" table:style-name="ce549">
            <text:p>78.0</text:p>
          </table:table-cell>
          <table:table-cell office:value-type="float" office:value="65" table:style-name="ce549">
            <text:p>65.0</text:p>
          </table:table-cell>
          <table:table-cell office:value-type="float" office:value="55" table:style-name="ce549">
            <text:p>55.0</text:p>
          </table:table-cell>
          <table:table-cell office:value-type="float" office:value="76.7" table:style-name="ce550">
            <text:p>76.7</text:p>
          </table:table-cell>
          <table:table-cell table:number-columns-repeated="2" table:style-name="ce1"/>
          <table:table-cell table:style-name="ce328"/>
          <table:table-cell table:number-columns-repeated="16367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29" table:style-name="ce551">
            <text:p>29.0</text:p>
          </table:table-cell>
          <table:table-cell office:value-type="float" office:value="32" table:style-name="ce551">
            <text:p>32.0</text:p>
          </table:table-cell>
          <table:table-cell office:value-type="float" office:value="37" table:style-name="ce551">
            <text:p>37.0</text:p>
          </table:table-cell>
          <table:table-cell office:value-type="float" office:value="42" table:style-name="ce551">
            <text:p>42.0</text:p>
          </table:table-cell>
          <table:table-cell office:value-type="float" office:value="51" table:style-name="ce551">
            <text:p>51.0</text:p>
          </table:table-cell>
          <table:table-cell office:value-type="float" office:value="60" table:style-name="ce551">
            <text:p>60.0</text:p>
          </table:table-cell>
          <table:table-cell office:value-type="float" office:value="65" table:style-name="ce551">
            <text:p>65.0</text:p>
          </table:table-cell>
          <table:table-cell office:value-type="float" office:value="62" table:style-name="ce551">
            <text:p>62.0</text:p>
          </table:table-cell>
          <table:table-cell office:value-type="float" office:value="56" table:style-name="ce551">
            <text:p>56.0</text:p>
          </table:table-cell>
          <table:table-cell office:value-type="float" office:value="45" table:style-name="ce551">
            <text:p>45.0</text:p>
          </table:table-cell>
          <table:table-cell office:value-type="float" office:value="35" table:style-name="ce551">
            <text:p>35.0</text:p>
          </table:table-cell>
          <table:table-cell office:value-type="float" office:value="28" table:style-name="ce551">
            <text:p>28.0</text:p>
          </table:table-cell>
          <table:table-cell office:value-type="float" office:value="45.2" table:style-name="ce552">
            <text:p>45.2</text:p>
          </table:table-cell>
          <table:table-cell table:number-columns-repeated="2" table:style-name="ce1"/>
          <table:table-cell table:style-name="ce328"/>
          <table:table-cell table:number-columns-repeated="16367"/>
        </table:table-row>
        <table:table-row table:style-name="ro7">
          <table:table-cell table:style-name="ce1"/>
          <table:table-cell table:number-columns-repeated="13" table:style-name="ce328"/>
          <table:table-cell table:number-columns-repeated="2" table:style-name="ce1"/>
          <table:table-cell table:style-name="ce328"/>
          <table:table-cell table:number-columns-repeated="16367"/>
        </table:table-row>
        <table:table-row table:style-name="ro7">
          <table:table-cell office:value-type="string" table:style-name="ce1">
            <text:p>Avg</text:p>
          </table:table-cell>
          <table:table-cell office:value-type="float" office:value="42.5" table:formula="of:=AVERAGE([.B2];[.B3])" table:style-name="ce328">
            <text:p>42.5</text:p>
          </table:table-cell>
          <table:table-cell office:value-type="float" office:value="45.5" table:formula="of:=AVERAGE([.C2];[.C3])" table:style-name="ce328">
            <text:p>45.5</text:p>
          </table:table-cell>
          <table:table-cell office:value-type="float" office:value="52" table:formula="of:=AVERAGE([.D2];[.D3])" table:style-name="ce328">
            <text:p>52.0</text:p>
          </table:table-cell>
          <table:table-cell office:value-type="float" office:value="58" table:formula="of:=AVERAGE([.E2];[.E3])" table:style-name="ce328">
            <text:p>58.0</text:p>
          </table:table-cell>
          <table:table-cell office:value-type="float" office:value="67.5" table:formula="of:=AVERAGE([.F2];[.F3])" table:style-name="ce328">
            <text:p>67.5</text:p>
          </table:table-cell>
          <table:table-cell office:value-type="float" office:value="77" table:formula="of:=AVERAGE([.G2];[.G3])" table:style-name="ce328">
            <text:p>77.0</text:p>
          </table:table-cell>
          <table:table-cell office:value-type="float" office:value="82.5" table:formula="of:=AVERAGE([.H2];[.H3])" table:style-name="ce328">
            <text:p>82.5</text:p>
          </table:table-cell>
          <table:table-cell office:value-type="float" office:value="80" table:formula="of:=AVERAGE([.I2];[.I3])" table:style-name="ce328">
            <text:p>80.0</text:p>
          </table:table-cell>
          <table:table-cell office:value-type="float" office:value="73" table:formula="of:=AVERAGE([.J2];[.J3])" table:style-name="ce328">
            <text:p>73.0</text:p>
          </table:table-cell>
          <table:table-cell office:value-type="float" office:value="61.5" table:formula="of:=AVERAGE([.K2];[.K3])" table:style-name="ce328">
            <text:p>61.5</text:p>
          </table:table-cell>
          <table:table-cell office:value-type="float" office:value="50" table:formula="of:=AVERAGE([.L2];[.L3])" table:style-name="ce328">
            <text:p>50.0</text:p>
          </table:table-cell>
          <table:table-cell office:value-type="float" office:value="41.5" table:formula="of:=AVERAGE([.M2];[.M3])" table:style-name="ce328">
            <text:p>41.5</text:p>
          </table:table-cell>
          <table:table-cell office:value-type="float" office:value="60.95" table:formula="of:=AVERAGE([.N2];[.N3])" table:style-name="ce328">
            <text:p>61.0</text:p>
          </table:table-cell>
          <table:table-cell table:number-columns-repeated="2" table:style-name="ce1"/>
          <table:table-cell table:style-name="ce328"/>
          <table:table-cell table:number-columns-repeated="16367"/>
        </table:table-row>
        <table:table-row table:number-rows-repeated="3" table:style-name="ro7">
          <table:table-cell table:number-columns-repeated="16" table:style-name="ce1"/>
          <table:table-cell table:style-name="ce328"/>
          <table:table-cell table:number-columns-repeated="16367"/>
        </table:table-row>
        <table:table-row table:style-name="ro7">
          <table:table-cell table:style-name="ce1"/>
          <table:table-cell table:number-columns-repeated="13" table:style-name="ce328"/>
          <table:table-cell table:number-columns-repeated="2" table:style-name="ce1"/>
          <table:table-cell table:style-name="ce328"/>
          <table:table-cell table:number-columns-repeated="16367"/>
        </table:table-row>
        <table:table-row table:number-rows-repeated="5" table:style-name="ro7">
          <table:table-cell table:number-columns-repeated="16" table:style-name="ce1"/>
          <table:table-cell table:style-name="ce328"/>
          <table:table-cell table:number-columns-repeated="16367"/>
        </table:table-row>
        <table:table-row table:number-rows-repeated="1048562" table:style-name="ro7">
          <table:table-cell table:number-columns-repeated="16384"/>
        </table:table-row>
      </table:table>
      <table:table table:name="Leadville" table:style-name="ta1">
        <table:table-column table:style-name="co6" table:number-columns-repeated="16384" table:default-cell-style-name="ce1"/>
        <table:table-row table:style-name="ro7">
          <table:table-cell office:value-type="string" table:number-columns-spanned="14" table:number-rows-spanned="1" table:style-name="ce567">
            <text:p>Climate data for Leadville, Colorado</text:p>
          </table:table-cell>
          <table:covered-table-cell table:number-columns-repeated="13"/>
          <table:table-cell table:number-columns-repeated="2" table:style-name="ce1"/>
          <table:table-cell table:number-columns-repeated="2" table:style-name="ce328"/>
          <table:table-cell table:number-columns-repeated="16366" table:style-name="ce1"/>
        </table:table-row>
        <table:table-row table:style-name="ro7">
          <table:table-cell office:value-type="string" table:style-name="ce3">
            <text:p>Month</text:p>
          </table:table-cell>
          <table:table-cell office:value-type="string" table:style-name="ce3">
            <text:p>Jan</text:p>
          </table:table-cell>
          <table:table-cell office:value-type="string" table:style-name="ce3">
            <text:p>Feb</text:p>
          </table:table-cell>
          <table:table-cell office:value-type="string" table:style-name="ce3">
            <text:p>Mar</text:p>
          </table:table-cell>
          <table:table-cell office:value-type="string" table:style-name="ce3">
            <text:p>Apr</text:p>
          </table:table-cell>
          <table:table-cell office:value-type="string" table:style-name="ce3">
            <text:p>May</text:p>
          </table:table-cell>
          <table:table-cell office:value-type="string" table:style-name="ce3">
            <text:p>Jun</text:p>
          </table:table-cell>
          <table:table-cell office:value-type="string" table:style-name="ce3">
            <text:p>Jul</text:p>
          </table:table-cell>
          <table:table-cell office:value-type="string" table:style-name="ce3">
            <text:p>Aug</text:p>
          </table:table-cell>
          <table:table-cell office:value-type="string" table:style-name="ce3">
            <text:p>Sep</text:p>
          </table:table-cell>
          <table:table-cell office:value-type="string" table:style-name="ce3">
            <text:p>Oct</text:p>
          </table:table-cell>
          <table:table-cell office:value-type="string" table:style-name="ce3">
            <text:p>Nov</text:p>
          </table:table-cell>
          <table:table-cell office:value-type="string" table:style-name="ce3">
            <text:p>Dec</text:p>
          </table:table-cell>
          <table:table-cell office:value-type="string" table:style-name="ce3">
            <text:p>Year</text:p>
          </table:table-cell>
          <table:table-cell table:number-columns-repeated="2" table:style-name="ce1"/>
          <table:table-cell table:number-columns-repeated="2" table:style-name="ce328"/>
          <table:table-cell table:style-name="ce540"/>
          <table:table-cell table:number-columns-repeated="16365"/>
        </table:table-row>
        <table:table-row table:style-name="ro7">
          <table:table-cell office:value-type="string" table:number-columns-spanned="1" table:number-rows-spanned="2" table:style-name="ce567">
            <text:p>Record high °F (°C)</text:p>
          </table:table-cell>
          <table:table-cell office:value-type="float" office:value="56" table:style-name="ce196">
            <text:p>56</text:p>
          </table:table-cell>
          <table:table-cell office:value-type="float" office:value="54" table:style-name="ce219">
            <text:p>54</text:p>
          </table:table-cell>
          <table:table-cell office:value-type="float" office:value="61" table:style-name="ce228">
            <text:p>61</text:p>
          </table:table-cell>
          <table:table-cell office:value-type="float" office:value="65" table:style-name="ce106">
            <text:p>65</text:p>
          </table:table-cell>
          <table:table-cell office:value-type="float" office:value="80" table:style-name="ce11">
            <text:p>80</text:p>
          </table:table-cell>
          <table:table-cell office:value-type="float" office:value="82" table:style-name="ce198">
            <text:p>82</text:p>
          </table:table-cell>
          <table:table-cell office:value-type="float" office:value="85" table:style-name="ce9">
            <text:p>85</text:p>
          </table:table-cell>
          <table:table-cell office:value-type="float" office:value="83" table:style-name="ce198">
            <text:p>83</text:p>
          </table:table-cell>
          <table:table-cell office:value-type="float" office:value="80" table:style-name="ce11">
            <text:p>80</text:p>
          </table:table-cell>
          <table:table-cell office:value-type="float" office:value="72" table:style-name="ce197">
            <text:p>72</text:p>
          </table:table-cell>
          <table:table-cell office:value-type="float" office:value="66" table:style-name="ce103">
            <text:p>66</text:p>
          </table:table-cell>
          <table:table-cell office:value-type="float" office:value="56" table:style-name="ce196">
            <text:p>56</text:p>
          </table:table-cell>
          <table:table-cell office:value-type="float" office:value="85" table:style-name="ce9">
            <text:p>85</text:p>
          </table:table-cell>
          <table:table-cell table:number-columns-repeated="2" table:style-name="ce1"/>
          <table:table-cell table:number-columns-repeated="2" table:style-name="ce328"/>
          <table:table-cell table:style-name="ce540"/>
          <table:table-cell table:number-columns-repeated="16365"/>
        </table:table-row>
        <table:table-row table:style-name="ro7">
          <table:covered-table-cell/>
          <table:table-cell office:value-type="float" office:value="-13" table:style-name="ce196">
            <text:p>-13</text:p>
          </table:table-cell>
          <table:table-cell office:value-type="float" office:value="-12" table:style-name="ce219">
            <text:p>-12</text:p>
          </table:table-cell>
          <table:table-cell office:value-type="float" office:value="-16" table:style-name="ce228">
            <text:p>-16</text:p>
          </table:table-cell>
          <table:table-cell office:value-type="float" office:value="-18" table:style-name="ce106">
            <text:p>-18</text:p>
          </table:table-cell>
          <table:table-cell office:value-type="float" office:value="-27" table:style-name="ce11">
            <text:p>-27</text:p>
          </table:table-cell>
          <table:table-cell office:value-type="float" office:value="-28" table:style-name="ce198">
            <text:p>-28</text:p>
          </table:table-cell>
          <table:table-cell office:value-type="float" office:value="-29" table:style-name="ce9">
            <text:p>-29</text:p>
          </table:table-cell>
          <table:table-cell office:value-type="float" office:value="-28" table:style-name="ce198">
            <text:p>-28</text:p>
          </table:table-cell>
          <table:table-cell office:value-type="float" office:value="-27" table:style-name="ce11">
            <text:p>-27</text:p>
          </table:table-cell>
          <table:table-cell office:value-type="float" office:value="-22" table:style-name="ce197">
            <text:p>-22</text:p>
          </table:table-cell>
          <table:table-cell office:value-type="float" office:value="-19" table:style-name="ce103">
            <text:p>-19</text:p>
          </table:table-cell>
          <table:table-cell office:value-type="float" office:value="-13" table:style-name="ce196">
            <text:p>-13</text:p>
          </table:table-cell>
          <table:table-cell office:value-type="float" office:value="-29" table:style-name="ce9">
            <text:p>-29</text:p>
          </table:table-cell>
          <table:table-cell table:number-columns-repeated="2" table:style-name="ce1"/>
          <table:table-cell table:number-columns-repeated="2" table:style-name="ce328"/>
          <table:table-cell table:style-name="ce540"/>
          <table:table-cell table:number-columns-repeated="16365"/>
        </table:table-row>
        <table:table-row table:style-name="ro7">
          <table:table-cell office:value-type="string" table:number-columns-spanned="1" table:number-rows-spanned="2" table:style-name="ce567">
            <text:p>Average high °F (°C)</text:p>
          </table:table-cell>
          <table:table-cell office:value-type="float" office:value="31.1" table:style-name="ce205">
            <text:p>31.1</text:p>
          </table:table-cell>
          <table:table-cell office:value-type="float" office:value="33.6" table:style-name="ce45">
            <text:p>33.6</text:p>
          </table:table-cell>
          <table:table-cell office:value-type="float" office:value="38.9" table:style-name="ce218">
            <text:p>38.9</text:p>
          </table:table-cell>
          <table:table-cell office:value-type="float" office:value="45.9" table:style-name="ce229">
            <text:p>45.9</text:p>
          </table:table-cell>
          <table:table-cell office:value-type="float" office:value="56.7" table:style-name="ce24">
            <text:p>56.7</text:p>
          </table:table-cell>
          <table:table-cell office:value-type="float" office:value="67.5" table:style-name="ce16">
            <text:p>67.5</text:p>
          </table:table-cell>
          <table:table-cell office:value-type="float" office:value="72.2" table:style-name="ce230">
            <text:p>72.2</text:p>
          </table:table-cell>
          <table:table-cell office:value-type="float" office:value="69.5" table:style-name="ce112">
            <text:p>69.5</text:p>
          </table:table-cell>
          <table:table-cell office:value-type="float" office:value="62.7" table:style-name="ce231">
            <text:p>62.7</text:p>
          </table:table-cell>
          <table:table-cell office:value-type="float" office:value="51.7" table:style-name="ce232">
            <text:p>51.7</text:p>
          </table:table-cell>
          <table:table-cell office:value-type="float" office:value="38.4" table:style-name="ce233">
            <text:p>38.4</text:p>
          </table:table-cell>
          <table:table-cell office:value-type="float" office:value="31.1" table:style-name="ce205">
            <text:p>31.1</text:p>
          </table:table-cell>
          <table:table-cell office:value-type="float" office:value="50" table:style-name="ce195">
            <text:p>50</text:p>
          </table:table-cell>
          <table:table-cell table:number-columns-repeated="2" table:style-name="ce326"/>
          <table:table-cell table:number-columns-repeated="2" table:style-name="ce328"/>
          <table:table-cell table:style-name="ce540"/>
          <table:table-cell table:number-columns-repeated="16365"/>
        </table:table-row>
        <table:table-row table:style-name="ro7">
          <table:covered-table-cell/>
          <table:table-cell office:value-type="string" table:style-name="ce205">
            <text:p>(−0.5)</text:p>
          </table:table-cell>
          <table:table-cell office:value-type="float" office:value="-0.9" table:style-name="ce45">
            <text:p>-0.9</text:p>
          </table:table-cell>
          <table:table-cell office:value-type="float" office:value="-3.8" table:style-name="ce218">
            <text:p>-3.8</text:p>
          </table:table-cell>
          <table:table-cell office:value-type="float" office:value="-7.7" table:style-name="ce229">
            <text:p>-7.7</text:p>
          </table:table-cell>
          <table:table-cell office:value-type="float" office:value="-13.7" table:style-name="ce24">
            <text:p>-13.7</text:p>
          </table:table-cell>
          <table:table-cell office:value-type="float" office:value="-19.7" table:style-name="ce16">
            <text:p>-19.7</text:p>
          </table:table-cell>
          <table:table-cell office:value-type="float" office:value="-22.3" table:style-name="ce230">
            <text:p>-22.3</text:p>
          </table:table-cell>
          <table:table-cell office:value-type="float" office:value="-20.8" table:style-name="ce112">
            <text:p>-20.8</text:p>
          </table:table-cell>
          <table:table-cell office:value-type="float" office:value="-17.100000000000001" table:style-name="ce231">
            <text:p>-17.1</text:p>
          </table:table-cell>
          <table:table-cell office:value-type="float" office:value="-10.9" table:style-name="ce232">
            <text:p>-10.9</text:p>
          </table:table-cell>
          <table:table-cell office:value-type="float" office:value="-3.6" table:style-name="ce233">
            <text:p>-3.6</text:p>
          </table:table-cell>
          <table:table-cell office:value-type="string" table:style-name="ce205">
            <text:p>(−0.5)</text:p>
          </table:table-cell>
          <table:table-cell office:value-type="float" office:value="-10" table:style-name="ce195">
            <text:p>-10</text:p>
          </table:table-cell>
          <table:table-cell table:number-columns-repeated="2" table:style-name="ce1"/>
          <table:table-cell table:number-columns-repeated="2" table:style-name="ce328"/>
          <table:table-cell table:style-name="ce540"/>
          <table:table-cell table:number-columns-repeated="16365"/>
        </table:table-row>
        <table:table-row table:style-name="ro7">
          <table:table-cell office:value-type="string" table:number-columns-spanned="1" table:number-rows-spanned="2" table:style-name="ce567">
            <text:p>Average low °F (°C)</text:p>
          </table:table-cell>
          <table:table-cell office:value-type="float" office:value="3.1" table:style-name="ce234">
            <text:p>3.1</text:p>
          </table:table-cell>
          <table:table-cell office:value-type="float" office:value="4.5" table:style-name="ce235">
            <text:p>4.5</text:p>
          </table:table-cell>
          <table:table-cell office:value-type="float" office:value="10.7" table:style-name="ce236">
            <text:p>10.7</text:p>
          </table:table-cell>
          <table:table-cell office:value-type="float" office:value="18.600000000000001" table:style-name="ce211">
            <text:p>18.6</text:p>
          </table:table-cell>
          <table:table-cell office:value-type="float" office:value="26.7" table:style-name="ce221">
            <text:p>26.7</text:p>
          </table:table-cell>
          <table:table-cell office:value-type="float" office:value="32.9" table:style-name="ce44">
            <text:p>32.9</text:p>
          </table:table-cell>
          <table:table-cell office:value-type="float" office:value="37.799999999999997" table:style-name="ce144">
            <text:p>37.8</text:p>
          </table:table-cell>
          <table:table-cell office:value-type="float" office:value="37.299999999999997" table:style-name="ce237">
            <text:p>37.3</text:p>
          </table:table-cell>
          <table:table-cell office:value-type="float" office:value="30.9" table:style-name="ce214">
            <text:p>30.9</text:p>
          </table:table-cell>
          <table:table-cell office:value-type="float" office:value="22.8" table:style-name="ce141">
            <text:p>22.8</text:p>
          </table:table-cell>
          <table:table-cell office:value-type="float" office:value="12.1" table:style-name="ce238">
            <text:p>12.1</text:p>
          </table:table-cell>
          <table:table-cell office:value-type="float" office:value="3.8" table:style-name="ce239">
            <text:p>3.8</text:p>
          </table:table-cell>
          <table:table-cell office:value-type="float" office:value="20.100000000000001" table:style-name="ce240">
            <text:p>20.1</text:p>
          </table:table-cell>
          <table:table-cell table:number-columns-repeated="2" table:style-name="ce326"/>
          <table:table-cell table:number-columns-repeated="2" table:style-name="ce328"/>
          <table:table-cell table:style-name="ce540"/>
          <table:table-cell table:number-columns-repeated="16365"/>
        </table:table-row>
        <table:table-row table:style-name="ro7">
          <table:covered-table-cell/>
          <table:table-cell office:value-type="string" table:style-name="ce234">
            <text:p>(−16.1)</text:p>
          </table:table-cell>
          <table:table-cell office:value-type="string" table:style-name="ce235">
            <text:p>(−15.3)</text:p>
          </table:table-cell>
          <table:table-cell office:value-type="string" table:style-name="ce236">
            <text:p>(−11.8)</text:p>
          </table:table-cell>
          <table:table-cell office:value-type="string" table:style-name="ce211">
            <text:p>(−7.4)</text:p>
          </table:table-cell>
          <table:table-cell office:value-type="string" table:style-name="ce221">
            <text:p>(−2.9)</text:p>
          </table:table-cell>
          <table:table-cell office:value-type="float" office:value="-0.5" table:style-name="ce44">
            <text:p>-0.5</text:p>
          </table:table-cell>
          <table:table-cell office:value-type="float" office:value="-3.2" table:style-name="ce144">
            <text:p>-3.2</text:p>
          </table:table-cell>
          <table:table-cell office:value-type="float" office:value="-2.9" table:style-name="ce237">
            <text:p>-2.9</text:p>
          </table:table-cell>
          <table:table-cell office:value-type="string" table:style-name="ce214">
            <text:p>(−0.6)</text:p>
          </table:table-cell>
          <table:table-cell office:value-type="string" table:style-name="ce141">
            <text:p>(−5.1)</text:p>
          </table:table-cell>
          <table:table-cell office:value-type="string" table:style-name="ce238">
            <text:p>(−11.1)</text:p>
          </table:table-cell>
          <table:table-cell office:value-type="string" table:style-name="ce239">
            <text:p>(−15.7)</text:p>
          </table:table-cell>
          <table:table-cell office:value-type="string" table:style-name="ce240">
            <text:p>(−6.6)</text:p>
          </table:table-cell>
          <table:table-cell table:number-columns-repeated="2" table:style-name="ce1"/>
          <table:table-cell table:number-columns-repeated="2" table:style-name="ce328"/>
          <table:table-cell table:style-name="ce540"/>
          <table:table-cell table:number-columns-repeated="16365"/>
        </table:table-row>
        <table:table-row table:style-name="ro7">
          <table:table-cell office:value-type="string" table:number-columns-spanned="1" table:number-rows-spanned="2" table:style-name="ce567">
            <text:p>Record low °F (°C)</text:p>
          </table:table-cell>
          <table:table-cell office:value-type="string" table:style-name="ce171">
            <text:p>−27</text:p>
          </table:table-cell>
          <table:table-cell office:value-type="string" table:style-name="ce209">
            <text:p>−38</text:p>
          </table:table-cell>
          <table:table-cell office:value-type="string" table:style-name="ce210">
            <text:p>−30</text:p>
          </table:table-cell>
          <table:table-cell office:value-type="string" table:style-name="ce241">
            <text:p>−17</text:p>
          </table:table-cell>
          <table:table-cell office:value-type="float" office:value="7" table:style-name="ce242">
            <text:p>7</text:p>
          </table:table-cell>
          <table:table-cell office:value-type="float" office:value="19" table:style-name="ce243">
            <text:p>19</text:p>
          </table:table-cell>
          <table:table-cell office:value-type="float" office:value="26" table:style-name="ce244">
            <text:p>26</text:p>
          </table:table-cell>
          <table:table-cell office:value-type="float" office:value="23" table:style-name="ce141">
            <text:p>23</text:p>
          </table:table-cell>
          <table:table-cell office:value-type="float" office:value="8" table:style-name="ce223">
            <text:p>8</text:p>
          </table:table-cell>
          <table:table-cell office:value-type="string" table:style-name="ce245">
            <text:p>−7</text:p>
          </table:table-cell>
          <table:table-cell office:value-type="string" table:style-name="ce62">
            <text:p>−24</text:p>
          </table:table-cell>
          <table:table-cell office:value-type="string" table:style-name="ce246">
            <text:p>−31</text:p>
          </table:table-cell>
          <table:table-cell office:value-type="string" table:style-name="ce209">
            <text:p>−38</text:p>
          </table:table-cell>
          <table:table-cell table:number-columns-repeated="2" table:style-name="ce1"/>
          <table:table-cell table:number-columns-repeated="2" table:style-name="ce328"/>
          <table:table-cell table:style-name="ce540"/>
          <table:table-cell table:number-columns-repeated="16365"/>
        </table:table-row>
        <table:table-row table:style-name="ro7">
          <table:covered-table-cell/>
          <table:table-cell office:value-type="string" table:style-name="ce171">
            <text:p>(−33)</text:p>
          </table:table-cell>
          <table:table-cell office:value-type="string" table:style-name="ce209">
            <text:p>(−39)</text:p>
          </table:table-cell>
          <table:table-cell office:value-type="string" table:style-name="ce210">
            <text:p>(−34)</text:p>
          </table:table-cell>
          <table:table-cell office:value-type="string" table:style-name="ce241">
            <text:p>(−27)</text:p>
          </table:table-cell>
          <table:table-cell office:value-type="string" table:style-name="ce242">
            <text:p>(−14)</text:p>
          </table:table-cell>
          <table:table-cell office:value-type="string" table:style-name="ce243">
            <text:p>(−7)</text:p>
          </table:table-cell>
          <table:table-cell office:value-type="string" table:style-name="ce244">
            <text:p>(−3)</text:p>
          </table:table-cell>
          <table:table-cell office:value-type="string" table:style-name="ce141">
            <text:p>(−5)</text:p>
          </table:table-cell>
          <table:table-cell office:value-type="string" table:style-name="ce223">
            <text:p>(−13)</text:p>
          </table:table-cell>
          <table:table-cell office:value-type="string" table:style-name="ce245">
            <text:p>(−22)</text:p>
          </table:table-cell>
          <table:table-cell office:value-type="string" table:style-name="ce62">
            <text:p>(−31)</text:p>
          </table:table-cell>
          <table:table-cell office:value-type="string" table:style-name="ce246">
            <text:p>(−35)</text:p>
          </table:table-cell>
          <table:table-cell office:value-type="string" table:style-name="ce209">
            <text:p>(−39)</text:p>
          </table:table-cell>
          <table:table-cell table:number-columns-repeated="2" table:style-name="ce1"/>
          <table:table-cell table:number-columns-repeated="2" table:style-name="ce328"/>
          <table:table-cell table:style-name="ce540"/>
          <table:table-cell table:number-columns-repeated="16365"/>
        </table:table-row>
        <table:table-row table:style-name="ro8">
          <table:table-cell office:value-type="string" table:number-columns-spanned="1" table:number-rows-spanned="2" table:style-name="ce573">
            <text:p><text:a xlink:href="http://en.wikipedia.org/wiki/Precipitation">Precipitation inches (mm)</text:a></text:p>
          </table:table-cell>
          <table:table-cell office:value-type="float" office:value="0.66" table:style-name="ce226">
            <text:p>0.66</text:p>
          </table:table-cell>
          <table:table-cell office:value-type="float" office:value="0.84" table:style-name="ce247">
            <text:p>0.84</text:p>
          </table:table-cell>
          <table:table-cell office:value-type="float" office:value="0.94" table:style-name="ce247">
            <text:p>0.94</text:p>
          </table:table-cell>
          <table:table-cell office:value-type="float" office:value="1.06" table:style-name="ce53">
            <text:p>1.06</text:p>
          </table:table-cell>
          <table:table-cell office:value-type="float" office:value="0.68" table:style-name="ce226">
            <text:p>0.68</text:p>
          </table:table-cell>
          <table:table-cell office:value-type="float" office:value="0.89" table:style-name="ce156">
            <text:p>0.89</text:p>
          </table:table-cell>
          <table:table-cell office:value-type="float" office:value="1.75" table:style-name="ce248">
            <text:p>1.75</text:p>
          </table:table-cell>
          <table:table-cell office:value-type="float" office:value="1.98" table:style-name="ce249">
            <text:p>1.98</text:p>
          </table:table-cell>
          <table:table-cell office:value-type="float" office:value="1.07" table:style-name="ce53">
            <text:p>1.07</text:p>
          </table:table-cell>
          <table:table-cell office:value-type="float" office:value="0.74" table:style-name="ce157">
            <text:p>0.74</text:p>
          </table:table-cell>
          <table:table-cell office:value-type="float" office:value="0.8" table:style-name="ce250">
            <text:p>0.8</text:p>
          </table:table-cell>
          <table:table-cell office:value-type="float" office:value="0.76" table:style-name="ce157">
            <text:p>0.76</text:p>
          </table:table-cell>
          <table:table-cell office:value-type="float" office:value="12.17" table:style-name="ce251">
            <text:p>12.17</text:p>
          </table:table-cell>
          <table:table-cell table:number-columns-repeated="2" table:style-name="ce1"/>
          <table:table-cell table:number-columns-repeated="2" table:style-name="ce328"/>
          <table:table-cell table:style-name="ce540"/>
          <table:table-cell table:number-columns-repeated="16365"/>
        </table:table-row>
        <table:table-row table:style-name="ro7">
          <table:covered-table-cell/>
          <table:table-cell office:value-type="float" office:value="-16.8" table:style-name="ce226">
            <text:p>-16.8</text:p>
          </table:table-cell>
          <table:table-cell office:value-type="float" office:value="-21.3" table:style-name="ce247">
            <text:p>-21.3</text:p>
          </table:table-cell>
          <table:table-cell office:value-type="float" office:value="-23.9" table:style-name="ce247">
            <text:p>-23.9</text:p>
          </table:table-cell>
          <table:table-cell office:value-type="float" office:value="-26.9" table:style-name="ce53">
            <text:p>-26.9</text:p>
          </table:table-cell>
          <table:table-cell office:value-type="float" office:value="-17.3" table:style-name="ce226">
            <text:p>-17.3</text:p>
          </table:table-cell>
          <table:table-cell office:value-type="float" office:value="-22.6" table:style-name="ce156">
            <text:p>-22.6</text:p>
          </table:table-cell>
          <table:table-cell office:value-type="float" office:value="-44.4" table:style-name="ce248">
            <text:p>-44.4</text:p>
          </table:table-cell>
          <table:table-cell office:value-type="float" office:value="-50.3" table:style-name="ce249">
            <text:p>-50.3</text:p>
          </table:table-cell>
          <table:table-cell office:value-type="float" office:value="-27.2" table:style-name="ce53">
            <text:p>-27.2</text:p>
          </table:table-cell>
          <table:table-cell office:value-type="float" office:value="-18.8" table:style-name="ce157">
            <text:p>-18.8</text:p>
          </table:table-cell>
          <table:table-cell office:value-type="float" office:value="-20.3" table:style-name="ce250">
            <text:p>-20.3</text:p>
          </table:table-cell>
          <table:table-cell office:value-type="float" office:value="-19.3" table:style-name="ce157">
            <text:p>-19.3</text:p>
          </table:table-cell>
          <table:table-cell office:value-type="float" office:value="-309.10000000000002" table:style-name="ce251">
            <text:p>-309.1</text:p>
          </table:table-cell>
          <table:table-cell table:number-columns-repeated="2" table:style-name="ce1"/>
          <table:table-cell table:number-columns-repeated="2" table:style-name="ce328"/>
          <table:table-cell table:style-name="ce540"/>
          <table:table-cell table:number-columns-repeated="16365"/>
        </table:table-row>
        <table:table-row table:style-name="ro9">
          <table:table-cell office:value-type="string" table:number-columns-spanned="1" table:number-rows-spanned="2" table:style-name="ce567">
            <text:p>Snowfall inches (cm)</text:p>
          </table:table-cell>
          <table:table-cell office:value-type="float" office:value="18" table:style-name="ce213">
            <text:p>18</text:p>
          </table:table-cell>
          <table:table-cell office:value-type="float" office:value="18.2" table:style-name="ce213">
            <text:p>18.2</text:p>
          </table:table-cell>
          <table:table-cell office:value-type="float" office:value="21.5" table:style-name="ce213">
            <text:p>21.5</text:p>
          </table:table-cell>
          <table:table-cell office:value-type="float" office:value="23.8" table:style-name="ce213">
            <text:p>23.8</text:p>
          </table:table-cell>
          <table:table-cell office:value-type="float" office:value="8.1999999999999993" table:style-name="ce72">
            <text:p>8.2</text:p>
          </table:table-cell>
          <table:table-cell office:value-type="float" office:value="4.5999999999999996" table:style-name="ce225">
            <text:p>4.6</text:p>
          </table:table-cell>
          <table:table-cell office:value-type="float" office:value="2.1" table:style-name="ce224">
            <text:p>2.1</text:p>
          </table:table-cell>
          <table:table-cell office:value-type="float" office:value="1.1000000000000001" table:style-name="ce252">
            <text:p>1.1</text:p>
          </table:table-cell>
          <table:table-cell office:value-type="float" office:value="2.1" table:style-name="ce159">
            <text:p>2.1</text:p>
          </table:table-cell>
          <table:table-cell office:value-type="float" office:value="10.1" table:style-name="ce253">
            <text:p>10.1</text:p>
          </table:table-cell>
          <table:table-cell office:value-type="float" office:value="19.5" table:style-name="ce213">
            <text:p>19.5</text:p>
          </table:table-cell>
          <table:table-cell office:value-type="float" office:value="19.5" table:style-name="ce213">
            <text:p>19.5</text:p>
          </table:table-cell>
          <table:table-cell office:value-type="float" office:value="148.69999999999999" table:style-name="ce213">
            <text:p>148.7</text:p>
          </table:table-cell>
          <table:table-cell table:number-columns-repeated="2" table:style-name="ce1"/>
          <table:table-cell table:number-columns-repeated="2" table:style-name="ce328"/>
          <table:table-cell table:style-name="ce540"/>
          <table:table-cell table:number-columns-repeated="16365"/>
        </table:table-row>
        <table:table-row table:style-name="ro7">
          <table:covered-table-cell/>
          <table:table-cell office:value-type="float" office:value="-45.7" table:style-name="ce213">
            <text:p>-45.7</text:p>
          </table:table-cell>
          <table:table-cell office:value-type="float" office:value="-46.2" table:style-name="ce213">
            <text:p>-46.2</text:p>
          </table:table-cell>
          <table:table-cell office:value-type="float" office:value="-54.6" table:style-name="ce213">
            <text:p>-54.6</text:p>
          </table:table-cell>
          <table:table-cell office:value-type="float" office:value="-60.5" table:style-name="ce213">
            <text:p>-60.5</text:p>
          </table:table-cell>
          <table:table-cell office:value-type="float" office:value="-20.8" table:style-name="ce72">
            <text:p>-20.8</text:p>
          </table:table-cell>
          <table:table-cell office:value-type="float" office:value="-11.7" table:style-name="ce225">
            <text:p>-11.7</text:p>
          </table:table-cell>
          <table:table-cell office:value-type="float" office:value="-5.3" table:style-name="ce224">
            <text:p>-5.3</text:p>
          </table:table-cell>
          <table:table-cell office:value-type="float" office:value="-2.8" table:style-name="ce252">
            <text:p>-2.8</text:p>
          </table:table-cell>
          <table:table-cell office:value-type="float" office:value="-5.3" table:style-name="ce159">
            <text:p>-5.3</text:p>
          </table:table-cell>
          <table:table-cell office:value-type="float" office:value="-25.7" table:style-name="ce253">
            <text:p>-25.7</text:p>
          </table:table-cell>
          <table:table-cell office:value-type="float" office:value="-49.5" table:style-name="ce213">
            <text:p>-49.5</text:p>
          </table:table-cell>
          <table:table-cell office:value-type="float" office:value="-49.5" table:style-name="ce213">
            <text:p>-49.5</text:p>
          </table:table-cell>
          <table:table-cell office:value-type="float" office:value="-377.6" table:style-name="ce213">
            <text:p>-377.6</text:p>
          </table:table-cell>
          <table:table-cell table:number-columns-repeated="2" table:style-name="ce1"/>
          <table:table-cell table:number-columns-repeated="2" table:style-name="ce328"/>
          <table:table-cell table:style-name="ce540"/>
          <table:table-cell table:number-columns-repeated="16365"/>
        </table:table-row>
        <table:table-row table:style-name="ro15">
          <table:table-cell office:value-type="string" table:style-name="ce3">
            <text:p>Avg. precipitation days<text:s/><text:span text:style-name="T1">(≥ 0.01 inch)</text:span></text:p>
          </table:table-cell>
          <table:table-cell office:value-type="float" office:value="9" table:style-name="ce234">
            <text:p>9</text:p>
          </table:table-cell>
          <table:table-cell office:value-type="float" office:value="8" table:style-name="ce239">
            <text:p>8</text:p>
          </table:table-cell>
          <table:table-cell office:value-type="float" office:value="10" table:style-name="ce59">
            <text:p>10</text:p>
          </table:table-cell>
          <table:table-cell office:value-type="float" office:value="10" table:style-name="ce206">
            <text:p>10</text:p>
          </table:table-cell>
          <table:table-cell office:value-type="float" office:value="7" table:style-name="ce158">
            <text:p>7</text:p>
          </table:table-cell>
          <table:table-cell office:value-type="float" office:value="6" table:style-name="ce203">
            <text:p>6</text:p>
          </table:table-cell>
          <table:table-cell office:value-type="float" office:value="12" table:style-name="ce254">
            <text:p>12</text:p>
          </table:table-cell>
          <table:table-cell office:value-type="float" office:value="14" table:style-name="ce67">
            <text:p>14</text:p>
          </table:table-cell>
          <table:table-cell office:value-type="float" office:value="9" table:style-name="ce255">
            <text:p>9</text:p>
          </table:table-cell>
          <table:table-cell office:value-type="float" office:value="6" table:style-name="ce256">
            <text:p>6</text:p>
          </table:table-cell>
          <table:table-cell office:value-type="float" office:value="9" table:style-name="ce255">
            <text:p>9</text:p>
          </table:table-cell>
          <table:table-cell office:value-type="float" office:value="9" table:style-name="ce234">
            <text:p>9</text:p>
          </table:table-cell>
          <table:table-cell office:value-type="float" office:value="109" table:style-name="ce255">
            <text:p>109</text:p>
          </table:table-cell>
          <table:table-cell table:number-columns-repeated="16370" table:style-name="ce1"/>
        </table:table-row>
        <table:table-row table:style-name="ro5">
          <table:table-cell office:value-type="string" table:number-columns-spanned="14" table:number-rows-spanned="1" table:style-name="ce573">
            <text:p><text:a xlink:href="#cite_note-WRCC-12">Source: Western Regional Climate Center[12]</text:a></text:p>
          </table:table-cell>
          <table:covered-table-cell table:number-columns-repeated="13"/>
          <table:table-cell table:number-columns-repeated="16370" table:style-name="ce1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1">
            <text:p>F</text:p>
          </table:table-cell>
          <table:table-cell office:value-type="float" office:value="17.100000000000001" table:formula="of:=AVERAGE([.B5];[.B7])" table:style-name="ce329">
            <text:p>17.1</text:p>
          </table:table-cell>
          <table:table-cell office:value-type="float" office:value="19.05" table:formula="of:=AVERAGE([.C5];[.C7])" table:style-name="ce329">
            <text:p>19.05</text:p>
          </table:table-cell>
          <table:table-cell office:value-type="float" office:value="24.799999999999997" table:formula="of:=AVERAGE([.D5];[.D7])" table:style-name="ce329">
            <text:p>24.8</text:p>
          </table:table-cell>
          <table:table-cell office:value-type="float" office:value="32.25" table:formula="of:=AVERAGE([.E5];[.E7])" table:style-name="ce329">
            <text:p>32.25</text:p>
          </table:table-cell>
          <table:table-cell office:value-type="float" office:value="41.7" table:formula="of:=AVERAGE([.F5];[.F7])" table:style-name="ce329">
            <text:p>41.7</text:p>
          </table:table-cell>
          <table:table-cell office:value-type="float" office:value="50.2" table:formula="of:=AVERAGE([.G5];[.G7])" table:style-name="ce329">
            <text:p>50.2</text:p>
          </table:table-cell>
          <table:table-cell office:value-type="float" office:value="55" table:formula="of:=AVERAGE([.H5];[.H7])" table:style-name="ce329">
            <text:p>55</text:p>
          </table:table-cell>
          <table:table-cell office:value-type="float" office:value="53.4" table:formula="of:=AVERAGE([.I5];[.I7])" table:style-name="ce329">
            <text:p>53.4</text:p>
          </table:table-cell>
          <table:table-cell office:value-type="float" office:value="46.8" table:formula="of:=AVERAGE([.J5];[.J7])" table:style-name="ce329">
            <text:p>46.8</text:p>
          </table:table-cell>
          <table:table-cell office:value-type="float" office:value="37.25" table:formula="of:=AVERAGE([.K5];[.K7])" table:style-name="ce329">
            <text:p>37.25</text:p>
          </table:table-cell>
          <table:table-cell office:value-type="float" office:value="25.25" table:formula="of:=AVERAGE([.L5];[.L7])" table:style-name="ce329">
            <text:p>25.25</text:p>
          </table:table-cell>
          <table:table-cell office:value-type="float" office:value="17.45" table:formula="of:=AVERAGE([.M5];[.M7])" table:style-name="ce329">
            <text:p>17.45</text:p>
          </table:table-cell>
          <table:table-cell office:value-type="float" office:value="35.049999999999997" table:formula="of:=AVERAGE([.N5];[.N7])" table:style-name="ce329">
            <text:p>35.05</text:p>
          </table:table-cell>
          <table:table-cell table:number-columns-repeated="16370"/>
        </table:table-row>
        <table:table-row table:style-name="ro7">
          <table:table-cell office:value-type="string" table:style-name="ce1">
            <text:p>C</text:p>
          </table:table-cell>
          <table:table-cell office:value-type="float" office:value="-8.2777777777777768" table:formula="of:=([.B18]-32)/1.8" table:style-name="ce328">
            <text:p>-8.3</text:p>
          </table:table-cell>
          <table:table-cell office:value-type="float" office:value="-7.1944444444444438" table:formula="of:=([.C18]-32)/1.8" table:style-name="ce328">
            <text:p>-7.2</text:p>
          </table:table-cell>
          <table:table-cell office:value-type="float" office:value="-4.0000000000000018" table:formula="of:=([.D18]-32)/1.8" table:style-name="ce328">
            <text:p>-4.0</text:p>
          </table:table-cell>
          <table:table-cell office:value-type="float" office:value="0.1388888888888889" table:formula="of:=([.E18]-32)/1.8" table:style-name="ce328">
            <text:p>0.1</text:p>
          </table:table-cell>
          <table:table-cell office:value-type="float" office:value="5.3888888888888902" table:formula="of:=([.F18]-32)/1.8" table:style-name="ce328">
            <text:p>5.4</text:p>
          </table:table-cell>
          <table:table-cell office:value-type="float" office:value="10.111111111111112" table:formula="of:=([.G18]-32)/1.8" table:style-name="ce328">
            <text:p>10.1</text:p>
          </table:table-cell>
          <table:table-cell office:value-type="float" office:value="12.777777777777777" table:formula="of:=([.H18]-32)/1.8" table:style-name="ce328">
            <text:p>12.8</text:p>
          </table:table-cell>
          <table:table-cell office:value-type="float" office:value="11.888888888888888" table:formula="of:=([.I18]-32)/1.8" table:style-name="ce328">
            <text:p>11.9</text:p>
          </table:table-cell>
          <table:table-cell office:value-type="float" office:value="8.2222222222222197" table:formula="of:=([.J18]-32)/1.8" table:style-name="ce328">
            <text:p>8.2</text:p>
          </table:table-cell>
          <table:table-cell office:value-type="float" office:value="2.9166666666666665" table:formula="of:=([.K18]-32)/1.8" table:style-name="ce328">
            <text:p>2.9</text:p>
          </table:table-cell>
          <table:table-cell office:value-type="float" office:value="-3.75" table:formula="of:=([.L18]-32)/1.8" table:style-name="ce328">
            <text:p>-3.8</text:p>
          </table:table-cell>
          <table:table-cell office:value-type="float" office:value="-8.0833333333333339" table:formula="of:=([.M18]-32)/1.8" table:style-name="ce328">
            <text:p>-8.1</text:p>
          </table:table-cell>
          <table:table-cell office:value-type="float" office:value="1.6944444444444429" table:formula="of:=([.N18]-32)/1.8" table:style-name="ce328">
            <text:p>1.7</text:p>
          </table:table-cell>
          <table:table-cell table:number-columns-repeated="16370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329"/>
          <table:table-cell table:number-columns-repeated="16382" table:style-name="ce1"/>
        </table:table-row>
        <table:table-row table:number-rows-repeated="104854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1"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4-12-11T04:00:4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chart" style:name="Axs1" style:data-style-name="N3">
      <style:chart-properties chart:gap-width="150" chart:overlap="0" chart:link-data-style-to-source="true" chart:visible="true" chart:logarithmic="false" chart:maximum="29000" chart:minimum="13000" chart:interval-major="1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G0S0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2431in" svg:stroke-color="#4f81bd" svg:stroke-opacity="100%" svg:stroke-linecap="round"/>
    </style:style>
    <style:style style:family="chart" style:name="G0S1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2431in" svg:stroke-color="#9bbb59" svg:stroke-opacity="100%" svg:stroke-linecap="round"/>
    </style:style>
    <style:style style:family="chart" style:name="G0S2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2431in" svg:stroke-color="#4bacc6" svg:stroke-opacity="100%" svg:stroke-linecap="round"/>
    </style:style>
    <style:style style:family="chart" style:name="G0S3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2431in" svg:stroke-color="#2c4d75" svg:stroke-opacity="100%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2431in" svg:stroke-color="#5f7530" svg:stroke-opacity="100%" svg:stroke-linecap="round"/>
    </style:style>
    <style:style style:family="chart" style:name="G0S5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2431in" svg:stroke-color="#276a7c" svg:stroke-opacity="100%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6">
      <style:chart-properties chart:symbol-type="none" chart:connect-bars="false" chart:interpolation="cubic-spline" chart:solid-type="cuboid" chart:stacked="false" chart:percentage="false"/>
      <style:graphic-properties draw:fill="none" draw:stroke="dash" draw:stroke-dash="a3" svg:stroke-width="0.02431in" svg:stroke-color="#cd7371" svg:stroke-opacity="100%" svg:stroke-linecap="round"/>
    </style:style>
    <style:style style:family="chart" style:name="G0S7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2431in" svg:stroke-color="#9983b5" svg:stroke-opacity="100%" svg:stroke-linecap="round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line" svg:height="447.0pt" svg:width="565.5000787401575pt" chart:style-name="Crt0">
        <chart:title chart:style-name="CT00">
          <text:p text:style-name="a0" text:class-names="" text:cond-style-name="">Physical Altitude vs. Pressure Altitude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Perceived Pressure Altitude based on Mean Monthly Temperature<text:s text:c="1"/></text:p>
            </chart:title>
            <chart:categories table:cell-range-address="PhysicalAltVsPressureAlt.$B$5:.$B$18"/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Altitude in Feet</text:p>
            </chart:title>
            <chart:grid chart:class="major" chart:style-name="GMa1"/>
          </chart:axis>
          <chart:series chart:label-cell-address="PhysicalAltVsPressureAlt.$C$2" chart:values-cell-range-address="PhysicalAltVsPressureAlt.$C$5:.$C$18" chart:class="chart:line" chart:attached-axis="primary-y" chart:style-name="G0S0">
            <chart:data-point chart:repeated="14"/>
          </chart:series>
          <chart:series chart:label-cell-address="PhysicalAltVsPressureAlt.$E$2" chart:values-cell-range-address="PhysicalAltVsPressureAlt.$E$5:.$E$18" chart:class="chart:line" chart:attached-axis="primary-y" chart:style-name="G0S1">
            <chart:data-point chart:repeated="14"/>
          </chart:series>
          <chart:series chart:label-cell-address="PhysicalAltVsPressureAlt.$G$2" chart:values-cell-range-address="PhysicalAltVsPressureAlt.$G$5:.$G$18" chart:class="chart:line" chart:attached-axis="primary-y" chart:style-name="G0S2">
            <chart:data-point chart:repeated="14"/>
          </chart:series>
          <chart:series chart:label-cell-address="PhysicalAltVsPressureAlt.$I$2" chart:values-cell-range-address="PhysicalAltVsPressureAlt.$I$5:.$I$18" chart:class="chart:line" chart:attached-axis="primary-y" chart:style-name="G0S3">
            <chart:data-point chart:repeated="14"/>
          </chart:series>
          <chart:series chart:label-cell-address="PhysicalAltVsPressureAlt.$K$2" chart:values-cell-range-address="PhysicalAltVsPressureAlt.$K$5:.$K$18" chart:class="chart:line" chart:attached-axis="primary-y" chart:style-name="G0S4">
            <chart:data-point chart:repeated="14"/>
          </chart:series>
          <chart:series chart:label-cell-address="PhysicalAltVsPressureAlt.$M$2" chart:values-cell-range-address="PhysicalAltVsPressureAlt.$M$5:.$M$18" chart:class="chart:line" chart:attached-axis="primary-y" chart:style-name="G0S5">
            <chart:data-point chart:repeated="14"/>
          </chart:series>
          <chart:series chart:label-cell-address="PhysicalAltVsPressureAlt.$P$2" chart:values-cell-range-address="PhysicalAltVsPressureAlt.$P$5:.$P$18" chart:class="chart:line" chart:attached-axis="primary-y" chart:style-name="G0S6">
            <chart:data-point chart:repeated="14"/>
          </chart:series>
          <chart:series chart:label-cell-address="PhysicalAltVsPressureAlt.$R$2" chart:values-cell-range-address="PhysicalAltVsPressureAlt.$R$5:.$R$18" chart:class="chart:line" chart:attached-axis="primary-y" chart:style-name="G0S7">
            <chart:data-point chart:repeated="1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stroke-dash draw:name="a3" draw:display-name="SysDash" draw:style="rect" draw:dots1="1" draw:dots1-length="0.02431in" draw:dots2="0" draw:dots2-length="0in" draw:distance="0.02431in"/>
  </office:styles>
</office:document-styles>
</file>